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600W </text:p>
          </table:table-cell>
          <table:table-cell office:value-type="string">
            <text:p>600W</text:p>
          </table:table-cell>
          <table:table-cell table:number-columns-repeated="3"/>
          <table:table-cell office:value-type="string">
            <text:p>1000W </text:p>
          </table:table-cell>
          <table:table-cell table:number-columns-repeated="2"/>
          <table:table-cell office:value-type="string">
            <text:p>1000W </text:p>
          </table:table-cell>
        </table:table-row>
        <table:table-row table:style-name="ro1">
          <table:table-cell office:value-type="float" office:value="1">
            <text:p>1</text:p>
            <draw:frame table:end-cell-address="Sheet1.I28" table:end-x="0.8343in" table:end-y="0.0102in" draw:z-index="0" draw:style-name="gr1" svg:width="7.7598in" svg:height="4.539in" svg:x="0.1866in" svg:y="0.0941in">
              <draw:object draw:notify-on-update-of-ranges="Sheet1.A2:Sheet1.A1467 Sheet1.C1:Sheet1.C1 Sheet1.C1:Sheet1.C799 Sheet1.A2:Sheet1.A1467 Sheet1.G1:Sheet1.G1 Sheet1.G1:Sheet1.G4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200.1">
            <text:p>200.1</text:p>
          </table:table-cell>
          <table:table-cell office:value-type="float" office:value="-40.2">
            <text:p>-40.2</text:p>
          </table:table-cell>
          <table:table-cell table:number-columns-repeated="3"/>
          <table:table-cell office:value-type="float" office:value="-40">
            <text:p>-40</text:p>
          </table:table-cell>
          <table:table-cell table:number-columns-repeated="2"/>
          <table:table-cell office:value-type="float" office:value="200.1">
            <text:p>20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9">
            <text:p>199.9</text:p>
          </table:table-cell>
          <table:table-cell office:value-type="float" office:value="-40.1">
            <text:p>-40.1</text:p>
          </table:table-cell>
          <table:table-cell table:number-columns-repeated="3"/>
          <table:table-cell office:value-type="float" office:value="-36.4">
            <text:p>-36.4</text:p>
          </table:table-cell>
          <table:table-cell table:number-columns-repeated="2"/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8.9">
            <text:p>198.9</text:p>
          </table:table-cell>
          <table:table-cell office:value-type="float" office:value="-39.1">
            <text:p>-39.1</text:p>
          </table:table-cell>
          <table:table-cell table:number-columns-repeated="3"/>
          <table:table-cell office:value-type="float" office:value="-35.3">
            <text:p>-35.3</text:p>
          </table:table-cell>
          <table:table-cell table:number-columns-repeated="2"/>
          <table:table-cell office:value-type="float" office:value="194.2">
            <text:p>19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.7">
            <text:p>196.7</text:p>
          </table:table-cell>
          <table:table-cell office:value-type="float" office:value="-37.1">
            <text:p>-37.1</text:p>
          </table:table-cell>
          <table:table-cell table:number-columns-repeated="3"/>
          <table:table-cell office:value-type="float" office:value="-32.6">
            <text:p>-32.6</text:p>
          </table:table-cell>
          <table:table-cell table:number-columns-repeated="2"/>
          <table:table-cell office:value-type="float" office:value="191.2">
            <text:p>191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.6">
            <text:p>193.6</text:p>
          </table:table-cell>
          <table:table-cell office:value-type="float" office:value="-34.6">
            <text:p>-34.6</text:p>
          </table:table-cell>
          <table:table-cell table:number-columns-repeated="3"/>
          <table:table-cell office:value-type="float" office:value="-29.1">
            <text:p>-29.1</text:p>
          </table:table-cell>
          <table:table-cell table:number-columns-repeated="2"/>
          <table:table-cell office:value-type="float" office:value="187.3">
            <text:p>187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9.7">
            <text:p>189.7</text:p>
          </table:table-cell>
          <table:table-cell office:value-type="float" office:value="-31.1">
            <text:p>-31.1</text:p>
          </table:table-cell>
          <table:table-cell table:number-columns-repeated="3"/>
          <table:table-cell office:value-type="float" office:value="-26.7">
            <text:p>-26.7</text:p>
          </table:table-cell>
          <table:table-cell table:number-columns-repeated="2"/>
          <table:table-cell office:value-type="float" office:value="183.6">
            <text:p>18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4.1">
            <text:p>184.1</text:p>
          </table:table-cell>
          <table:table-cell office:value-type="float" office:value="-28.6">
            <text:p>-28.6</text:p>
          </table:table-cell>
          <table:table-cell table:number-columns-repeated="3"/>
          <table:table-cell office:value-type="float" office:value="-23.8">
            <text:p>-23.8</text:p>
          </table:table-cell>
          <table:table-cell table:number-columns-repeated="2"/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2.4">
            <text:p>182.4</text:p>
          </table:table-cell>
          <table:table-cell office:value-type="float" office:value="-25.6">
            <text:p>-25.6</text:p>
          </table:table-cell>
          <table:table-cell table:number-columns-repeated="3"/>
          <table:table-cell office:value-type="float" office:value="-20.7">
            <text:p>-20.7</text:p>
          </table:table-cell>
          <table:table-cell table:number-columns-repeated="2"/>
          <table:table-cell office:value-type="float" office:value="176.6">
            <text:p>176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8.9">
            <text:p>178.9</text:p>
          </table:table-cell>
          <table:table-cell office:value-type="float" office:value="-22.7">
            <text:p>-22.7</text:p>
          </table:table-cell>
          <table:table-cell table:number-columns-repeated="3"/>
          <table:table-cell office:value-type="float" office:value="-18">
            <text:p>-18</text:p>
          </table:table-cell>
          <table:table-cell table:number-columns-repeated="2"/>
          <table:table-cell office:value-type="float" office:value="172.8">
            <text:p>172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5.1">
            <text:p>175.1</text:p>
          </table:table-cell>
          <table:table-cell office:value-type="float" office:value="-19.8">
            <text:p>-19.8</text:p>
          </table:table-cell>
          <table:table-cell table:number-columns-repeated="3"/>
          <table:table-cell office:value-type="float" office:value="-15.5">
            <text:p>-15.5</text:p>
          </table:table-cell>
          <table:table-cell table:number-columns-repeated="2"/>
          <table:table-cell office:value-type="float" office:value="169.6">
            <text:p>169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1.7">
            <text:p>171.7</text:p>
          </table:table-cell>
          <table:table-cell office:value-type="float" office:value="-17.1">
            <text:p>-17.1</text:p>
          </table:table-cell>
          <table:table-cell table:number-columns-repeated="3"/>
          <table:table-cell office:value-type="float" office:value="-12.6">
            <text:p>-12.6</text:p>
          </table:table-cell>
          <table:table-cell table:number-columns-repeated="2"/>
          <table:table-cell office:value-type="float" office:value="166.4">
            <text:p>166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.5">
            <text:p>168.5</text:p>
          </table:table-cell>
          <table:table-cell office:value-type="float" office:value="-14.1">
            <text:p>-14.1</text:p>
          </table:table-cell>
          <table:table-cell table:number-columns-repeated="3"/>
          <table:table-cell office:value-type="float" office:value="-10.1">
            <text:p>-10.1</text:p>
          </table:table-cell>
          <table:table-cell table:number-columns-repeated="2"/>
          <table:table-cell office:value-type="float" office:value="163.4">
            <text:p>163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5.3">
            <text:p>165.3</text:p>
          </table:table-cell>
          <table:table-cell office:value-type="float" office:value="-11.5">
            <text:p>-11.5</text:p>
          </table:table-cell>
          <table:table-cell table:number-columns-repeated="3"/>
          <table:table-cell office:value-type="float" office:value="-7.6">
            <text:p>-7.6</text:p>
          </table:table-cell>
          <table:table-cell table:number-columns-repeated="2"/>
          <table:table-cell office:value-type="float" office:value="160.4">
            <text:p>160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2.3">
            <text:p>162.3</text:p>
          </table:table-cell>
          <table:table-cell office:value-type="float" office:value="-8.9">
            <text:p>-8.9</text:p>
          </table:table-cell>
          <table:table-cell table:number-columns-repeated="3"/>
          <table:table-cell office:value-type="float" office:value="-5.3">
            <text:p>-5.3</text:p>
          </table:table-cell>
          <table:table-cell table:number-columns-repeated="2"/>
          <table:table-cell office:value-type="float" office:value="157.1">
            <text:p>157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9">
            <text:p>159</text:p>
          </table:table-cell>
          <table:table-cell office:value-type="float" office:value="-6.4">
            <text:p>-6.4</text:p>
          </table:table-cell>
          <table:table-cell table:number-columns-repeated="3"/>
          <table:table-cell office:value-type="float" office:value="-2.2">
            <text:p>-2.2</text:p>
          </table:table-cell>
          <table:table-cell table:number-columns-repeated="2"/>
          <table:table-cell office:value-type="float" office:value="154.4">
            <text:p>154.4</text:p>
            <draw:frame table:end-cell-address="Sheet1.R39" table:end-x="0.0878in" table:end-y="0.178in" draw:z-index="1" draw:style-name="gr1" svg:width="6.8488in" svg:height="4.2358in" svg:x="0.3512in" svg:y="0.0315in">
              <draw:object draw:notify-on-update-of-ranges="Sheet1.A2:Sheet1.A1467 Sheet1.B1:Sheet1.B1 Sheet1.B2:Sheet1.B1467 Sheet1.A2:Sheet1.A1467 Sheet1.J1:Sheet1.J1 Sheet1.J2:Sheet1.J146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6.1">
            <text:p>156.1</text:p>
          </table:table-cell>
          <table:table-cell office:value-type="float" office:value="-4.1">
            <text:p>-4.1</text:p>
          </table:table-cell>
          <table:table-cell table:number-columns-repeated="3"/>
          <table:table-cell office:value-type="float" office:value="-1.2">
            <text:p>-1.2</text:p>
          </table:table-cell>
          <table:table-cell table:number-columns-repeated="2"/>
          <table:table-cell office:value-type="float" office:value="151.7">
            <text:p>151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3.4">
            <text:p>153.4</text:p>
          </table:table-cell>
          <table:table-cell office:value-type="float" office:value="-1.9">
            <text:p>-1.9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0.7">
            <text:p>150.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.4">
            <text:p>2.4</text:p>
          </table:table-cell>
          <table:table-cell table:number-columns-repeated="2"/>
          <table:table-cell office:value-type="float" office:value="146.2">
            <text:p>146.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7.8">
            <text:p>147.8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2"/>
          <table:table-cell office:value-type="float" office:value="143.6">
            <text:p>143.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5.1">
            <text:p>145.1</text:p>
          </table:table-cell>
          <table:table-cell office:value-type="float" office:value="4.1">
            <text:p>4.1</text:p>
          </table:table-cell>
          <table:table-cell table:number-columns-repeated="3"/>
          <table:table-cell office:value-type="float" office:value="6.5">
            <text:p>6.5</text:p>
          </table:table-cell>
          <table:table-cell table:number-columns-repeated="2"/>
          <table:table-cell office:value-type="float" office:value="141.1">
            <text:p>141.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2.6">
            <text:p>142.6</text:p>
          </table:table-cell>
          <table:table-cell office:value-type="float" office:value="6.3">
            <text:p>6.3</text:p>
          </table:table-cell>
          <table:table-cell table:number-columns-repeated="3"/>
          <table:table-cell office:value-type="float" office:value="8.5">
            <text:p>8.5</text:p>
          </table:table-cell>
          <table:table-cell table:number-columns-repeated="2"/>
          <table:table-cell office:value-type="float" office:value="138.7">
            <text:p>138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0.2">
            <text:p>140.2</text:p>
          </table:table-cell>
          <table:table-cell office:value-type="float" office:value="8.4">
            <text:p>8.4</text:p>
          </table:table-cell>
          <table:table-cell table:number-columns-repeated="3"/>
          <table:table-cell office:value-type="float" office:value="10.4">
            <text:p>10.4</text:p>
          </table:table-cell>
          <table:table-cell table:number-columns-repeated="2"/>
          <table:table-cell office:value-type="float" office:value="136.3">
            <text:p>136.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7.7">
            <text:p>137.7</text:p>
          </table:table-cell>
          <table:table-cell office:value-type="float" office:value="10.4">
            <text:p>10.4</text:p>
          </table:table-cell>
          <table:table-cell table:number-columns-repeated="3"/>
          <table:table-cell office:value-type="float" office:value="12.2">
            <text:p>12.2</text:p>
          </table:table-cell>
          <table:table-cell table:number-columns-repeated="2"/>
          <table:table-cell office:value-type="float" office:value="133.7">
            <text:p>133.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12.3">
            <text:p>12.3</text:p>
          </table:table-cell>
          <table:table-cell table:number-columns-repeated="3"/>
          <table:table-cell office:value-type="float" office:value="14.1">
            <text:p>14.1</text:p>
          </table:table-cell>
          <table:table-cell table:number-columns-repeated="2"/>
          <table:table-cell office:value-type="float" office:value="131.3">
            <text:p>131.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2.6">
            <text:p>132.6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5.8">
            <text:p>15.8</text:p>
          </table:table-cell>
          <table:table-cell table:number-columns-repeated="2"/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0.3">
            <text:p>130.3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17.5">
            <text:p>17.5</text:p>
          </table:table-cell>
          <table:table-cell table:number-columns-repeated="2"/>
          <table:table-cell office:value-type="float" office:value="126.8">
            <text:p>126.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8.1">
            <text:p>128.1</text:p>
          </table:table-cell>
          <table:table-cell office:value-type="float" office:value="17.8">
            <text:p>17.8</text:p>
          </table:table-cell>
          <table:table-cell table:number-columns-repeated="3"/>
          <table:table-cell office:value-type="float" office:value="19.1">
            <text:p>19.1</text:p>
          </table:table-cell>
          <table:table-cell table:number-columns-repeated="2"/>
          <table:table-cell office:value-type="float" office:value="124.6">
            <text:p>124.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5.8">
            <text:p>125.8</text:p>
          </table:table-cell>
          <table:table-cell office:value-type="float" office:value="19.6">
            <text:p>19.6</text:p>
          </table:table-cell>
          <table:table-cell table:number-columns-repeated="3"/>
          <table:table-cell office:value-type="float" office:value="20.8">
            <text:p>20.8</text:p>
          </table:table-cell>
          <table:table-cell table:number-columns-repeated="2"/>
          <table:table-cell office:value-type="float" office:value="122.2">
            <text:p>122.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3.3">
            <text:p>123.3</text:p>
          </table:table-cell>
          <table:table-cell office:value-type="float" office:value="21.4">
            <text:p>21.4</text:p>
          </table:table-cell>
          <table:table-cell table:number-columns-repeated="3"/>
          <table:table-cell office:value-type="float" office:value="22.7">
            <text:p>22.7</text:p>
          </table:table-cell>
          <table:table-cell table:number-columns-repeated="2"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1.1">
            <text:p>121.1</text:p>
          </table:table-cell>
          <table:table-cell office:value-type="float" office:value="23.3">
            <text:p>23.3</text:p>
          </table:table-cell>
          <table:table-cell table:number-columns-repeated="3"/>
          <table:table-cell office:value-type="float" office:value="24.4">
            <text:p>24.4</text:p>
          </table:table-cell>
          <table:table-cell table:number-columns-repeated="2"/>
          <table:table-cell office:value-type="float" office:value="117.9">
            <text:p>117.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9">
            <text:p>119</text:p>
          </table:table-cell>
          <table:table-cell office:value-type="float" office:value="25.1">
            <text:p>25.1</text:p>
          </table:table-cell>
          <table:table-cell table:number-columns-repeated="3"/>
          <table:table-cell office:value-type="float" office:value="26.1">
            <text:p>26.1</text:p>
          </table:table-cell>
          <table:table-cell table:number-columns-repeated="2"/>
          <table:table-cell office:value-type="float" office:value="115.9">
            <text:p>115.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6.9">
            <text:p>116.9</text:p>
          </table:table-cell>
          <table:table-cell office:value-type="float" office:value="26.7">
            <text:p>26.7</text:p>
          </table:table-cell>
          <table:table-cell table:number-columns-repeated="3"/>
          <table:table-cell office:value-type="float" office:value="27.6">
            <text:p>27.6</text:p>
          </table:table-cell>
          <table:table-cell table:number-columns-repeated="2"/>
          <table:table-cell office:value-type="float" office:value="113.6">
            <text:p>113.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4.6">
            <text:p>114.6</text:p>
          </table:table-cell>
          <table:table-cell office:value-type="float" office:value="28.3">
            <text:p>28.3</text:p>
          </table:table-cell>
          <table:table-cell table:number-columns-repeated="3"/>
          <table:table-cell office:value-type="float" office:value="29.1">
            <text:p>29.1</text:p>
          </table:table-cell>
          <table:table-cell table:number-columns-repeated="2"/>
          <table:table-cell office:value-type="float" office:value="111.6">
            <text:p>111.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2.5">
            <text:p>112.5</text:p>
          </table:table-cell>
          <table:table-cell office:value-type="float" office:value="29.9">
            <text:p>29.9</text:p>
          </table:table-cell>
          <table:table-cell table:number-columns-repeated="3"/>
          <table:table-cell office:value-type="float" office:value="30.8">
            <text:p>30.8</text:p>
          </table:table-cell>
          <table:table-cell table:number-columns-repeated="2"/>
          <table:table-cell office:value-type="float" office:value="109.6">
            <text:p>109.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0.5">
            <text:p>110.5</text:p>
          </table:table-cell>
          <table:table-cell office:value-type="float" office:value="31.6">
            <text:p>31.6</text:p>
          </table:table-cell>
          <table:table-cell table:number-columns-repeated="3"/>
          <table:table-cell office:value-type="float" office:value="32.3">
            <text:p>32.3</text:p>
          </table:table-cell>
          <table:table-cell table:number-columns-repeated="2"/>
          <table:table-cell office:value-type="float" office:value="107.7">
            <text:p>107.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8.6">
            <text:p>108.6</text:p>
          </table:table-cell>
          <table:table-cell office:value-type="float" office:value="33.2">
            <text:p>33.2</text:p>
          </table:table-cell>
          <table:table-cell table:number-columns-repeated="3"/>
          <table:table-cell office:value-type="float" office:value="33.8">
            <text:p>33.8</text:p>
          </table:table-cell>
          <table:table-cell table:number-columns-repeated="2"/>
          <table:table-cell office:value-type="float" office:value="105.8">
            <text:p>105.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6.6">
            <text:p>106.6</text:p>
          </table:table-cell>
          <table:table-cell office:value-type="float" office:value="34.7">
            <text:p>34.7</text:p>
          </table:table-cell>
          <table:table-cell table:number-columns-repeated="3"/>
          <table:table-cell office:value-type="float" office:value="35.2">
            <text:p>35.2</text:p>
          </table:table-cell>
          <table:table-cell table:number-columns-repeated="2"/>
          <table:table-cell office:value-type="float" office:value="103.7">
            <text:p>103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4.5">
            <text:p>104.5</text:p>
          </table:table-cell>
          <table:table-cell office:value-type="float" office:value="36.6">
            <text:p>36.6</text:p>
          </table:table-cell>
          <table:table-cell table:number-columns-repeated="3"/>
          <table:table-cell office:value-type="float" office:value="36.7">
            <text:p>36.7</text:p>
          </table:table-cell>
          <table:table-cell table:number-columns-repeated="2"/>
          <table:table-cell office:value-type="float" office:value="101.8">
            <text:p>101.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2.6">
            <text:p>102.6</text:p>
          </table:table-cell>
          <table:table-cell office:value-type="float" office:value="37.5">
            <text:p>37.5</text:p>
          </table:table-cell>
          <table:table-cell table:number-columns-repeated="3"/>
          <table:table-cell office:value-type="float" office:value="38.1">
            <text:p>38.1</text:p>
          </table:table-cell>
          <table:table-cell table:number-columns-repeated="2"/>
          <table:table-cell office:value-type="float" office:value="99.9">
            <text:p>99.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.7">
            <text:p>100.7</text:p>
          </table:table-cell>
          <table:table-cell office:value-type="float" office:value="39.1">
            <text:p>39.1</text:p>
          </table:table-cell>
          <table:table-cell table:number-columns-repeated="3"/>
          <table:table-cell office:value-type="float" office:value="39.4">
            <text:p>39.4</text:p>
          </table:table-cell>
          <table:table-cell table:number-columns-repeated="2"/>
          <table:table-cell office:value-type="float" office:value="98.1">
            <text:p>98.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8.9">
            <text:p>98.9</text:p>
          </table:table-cell>
          <table:table-cell office:value-type="float" office:value="40.4">
            <text:p>40.4</text:p>
          </table:table-cell>
          <table:table-cell table:number-columns-repeated="3"/>
          <table:table-cell office:value-type="float" office:value="40.8">
            <text:p>40.8</text:p>
          </table:table-cell>
          <table:table-cell table:number-columns-repeated="2"/>
          <table:table-cell office:value-type="float" office:value="96.2">
            <text:p>96.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6.8">
            <text:p>96.8</text:p>
          </table:table-cell>
          <table:table-cell office:value-type="float" office:value="41.8">
            <text:p>41.8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2"/>
          <table:table-cell office:value-type="float" office:value="94.4">
            <text:p>94.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5">
            <text:p>95</text:p>
          </table:table-cell>
          <table:table-cell office:value-type="float" office:value="43.1">
            <text:p>43.1</text:p>
          </table:table-cell>
          <table:table-cell table:number-columns-repeated="3"/>
          <table:table-cell office:value-type="float" office:value="43.3">
            <text:p>43.3</text:p>
          </table:table-cell>
          <table:table-cell table:number-columns-repeated="2"/>
          <table:table-cell office:value-type="float" office:value="92.6">
            <text:p>92.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3.3">
            <text:p>93.3</text:p>
          </table:table-cell>
          <table:table-cell office:value-type="float" office:value="44.4">
            <text:p>44.4</text:p>
          </table:table-cell>
          <table:table-cell table:number-columns-repeated="3"/>
          <table:table-cell office:value-type="float" office:value="44.6">
            <text:p>44.6</text:p>
          </table:table-cell>
          <table:table-cell table:number-columns-repeated="2"/>
          <table:table-cell office:value-type="float" office:value="90.9">
            <text:p>90.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.5">
            <text:p>91.5</text:p>
          </table:table-cell>
          <table:table-cell office:value-type="float" office:value="45.7">
            <text:p>45.7</text:p>
          </table:table-cell>
          <table:table-cell table:number-columns-repeated="3"/>
          <table:table-cell office:value-type="float" office:value="45.8">
            <text:p>45.8</text:p>
          </table:table-cell>
          <table:table-cell table:number-columns-repeated="2"/>
          <table:table-cell office:value-type="float" office:value="89.1">
            <text:p>89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9.5">
            <text:p>89.5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2"/>
          <table:table-cell office:value-type="float" office:value="87.2">
            <text:p>87.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8">
            <text:p>88</text:p>
          </table:table-cell>
          <table:table-cell office:value-type="float" office:value="48.2">
            <text:p>48.2</text:p>
          </table:table-cell>
          <table:table-cell table:number-columns-repeated="3"/>
          <table:table-cell office:value-type="float" office:value="48.2">
            <text:p>48.2</text:p>
          </table:table-cell>
          <table:table-cell table:number-columns-repeated="2"/>
          <table:table-cell office:value-type="float" office:value="85.6">
            <text:p>85.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6.3">
            <text:p>86.3</text:p>
          </table:table-cell>
          <table:table-cell office:value-type="float" office:value="49.3">
            <text:p>49.3</text:p>
          </table:table-cell>
          <table:table-cell table:number-columns-repeated="3"/>
          <table:table-cell office:value-type="float" office:value="49.4">
            <text:p>49.4</text:p>
          </table:table-cell>
          <table:table-cell table:number-columns-repeated="2"/>
          <table:table-cell office:value-type="float" office:value="83.9">
            <text:p>83.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4.7">
            <text:p>84.7</text:p>
          </table:table-cell>
          <table:table-cell office:value-type="float" office:value="50.6">
            <text:p>50.6</text:p>
          </table:table-cell>
          <table:table-cell table:number-columns-repeated="3"/>
          <table:table-cell office:value-type="float" office:value="50.5">
            <text:p>50.5</text:p>
          </table:table-cell>
          <table:table-cell table:number-columns-repeated="2"/>
          <table:table-cell office:value-type="float" office:value="82.4">
            <text:p>82.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3.1">
            <text:p>83.1</text:p>
          </table:table-cell>
          <table:table-cell office:value-type="float" office:value="51.7">
            <text:p>51.7</text:p>
          </table:table-cell>
          <table:table-cell table:number-columns-repeated="3"/>
          <table:table-cell office:value-type="float" office:value="51.6">
            <text:p>51.6</text:p>
          </table:table-cell>
          <table:table-cell table:number-columns-repeated="2"/>
          <table:table-cell office:value-type="float" office:value="80.8">
            <text:p>80.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1.5">
            <text:p>81.5</text:p>
          </table:table-cell>
          <table:table-cell office:value-type="float" office:value="52.8">
            <text:p>52.8</text:p>
          </table:table-cell>
          <table:table-cell table:number-columns-repeated="3"/>
          <table:table-cell office:value-type="float" office:value="52.7">
            <text:p>52.7</text:p>
          </table:table-cell>
          <table:table-cell table:number-columns-repeated="2"/>
          <table:table-cell office:value-type="float" office:value="79.1">
            <text:p>79.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9.7">
            <text:p>79.7</text:p>
          </table:table-cell>
          <table:table-cell office:value-type="float" office:value="53.9">
            <text:p>53.9</text:p>
          </table:table-cell>
          <table:table-cell table:number-columns-repeated="3"/>
          <table:table-cell office:value-type="float" office:value="53.7">
            <text:p>53.7</text:p>
          </table:table-cell>
          <table:table-cell table:number-columns-repeated="2"/>
          <table:table-cell office:value-type="float" office:value="77.5">
            <text:p>77.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8.2">
            <text:p>78.2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54.7">
            <text:p>54.7</text:p>
          </table:table-cell>
          <table:table-cell table:number-columns-repeated="2"/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6.6">
            <text:p>76.6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float" office:value="55.7">
            <text:p>55.7</text:p>
          </table:table-cell>
          <table:table-cell table:number-columns-repeated="2"/>
          <table:table-cell office:value-type="float" office:value="74.6">
            <text:p>74.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.1">
            <text:p>75.1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float" office:value="56.7">
            <text:p>56.7</text:p>
          </table:table-cell>
          <table:table-cell table:number-columns-repeated="2"/>
          <table:table-cell office:value-type="float" office:value="73.1">
            <text:p>73.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3.5">
            <text:p>73.5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float" office:value="57.9">
            <text:p>57.9</text:p>
          </table:table-cell>
          <table:table-cell table:number-columns-repeated="2"/>
          <table:table-cell office:value-type="float" office:value="71.5">
            <text:p>71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2.1">
            <text:p>72.1</text:p>
          </table:table-cell>
          <table:table-cell office:value-type="float" office:value="59">
            <text:p>59</text:p>
          </table:table-cell>
          <table:table-cell table:number-columns-repeated="3"/>
          <table:table-cell office:value-type="float" office:value="58.6">
            <text:p>58.6</text:p>
          </table:table-cell>
          <table:table-cell table:number-columns-repeated="2"/>
          <table:table-cell office:value-type="float" office:value="70.2">
            <text:p>70.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0.7">
            <text:p>70.7</text:p>
          </table:table-cell>
          <table:table-cell office:value-type="float" office:value="60.4">
            <text:p>60.4</text:p>
          </table:table-cell>
          <table:table-cell table:number-columns-repeated="3"/>
          <table:table-cell office:value-type="float" office:value="59.8">
            <text:p>59.8</text:p>
          </table:table-cell>
          <table:table-cell table:number-columns-repeated="2"/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9.3">
            <text:p>69.3</text:p>
          </table:table-cell>
          <table:table-cell office:value-type="float" office:value="60.8">
            <text:p>60.8</text:p>
          </table:table-cell>
          <table:table-cell table:number-columns-repeated="3"/>
          <table:table-cell office:value-type="float" office:value="61.6">
            <text:p>61.6</text:p>
          </table:table-cell>
          <table:table-cell table:number-columns-repeated="2"/>
          <table:table-cell office:value-type="float" office:value="67.5">
            <text:p>67.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.9">
            <text:p>67.9</text:p>
          </table:table-cell>
          <table:table-cell office:value-type="float" office:value="61.8">
            <text:p>61.8</text:p>
          </table:table-cell>
          <table:table-cell table:number-columns-repeated="3"/>
          <table:table-cell office:value-type="float" office:value="63.8">
            <text:p>63.8</text:p>
          </table:table-cell>
          <table:table-cell table:number-columns-repeated="2"/>
          <table:table-cell office:value-type="float" office:value="66.1">
            <text:p>66.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6.4">
            <text:p>66.4</text:p>
          </table:table-cell>
          <table:table-cell office:value-type="float" office:value="62.6">
            <text:p>62.6</text:p>
          </table:table-cell>
          <table:table-cell table:number-columns-repeated="3"/>
          <table:table-cell office:value-type="float" office:value="66.3">
            <text:p>66.3</text:p>
          </table:table-cell>
          <table:table-cell table:number-columns-repeated="2"/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5.1">
            <text:p>65.1</text:p>
          </table:table-cell>
          <table:table-cell office:value-type="float" office:value="63.4">
            <text:p>63.4</text:p>
          </table:table-cell>
          <table:table-cell table:number-columns-repeated="3"/>
          <table:table-cell office:value-type="float" office:value="69.3">
            <text:p>69.3</text:p>
          </table:table-cell>
          <table:table-cell table:number-columns-repeated="2"/>
          <table:table-cell office:value-type="float" office:value="63.4">
            <text:p>63.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3.8">
            <text:p>63.8</text:p>
          </table:table-cell>
          <table:table-cell office:value-type="float" office:value="64.3">
            <text:p>64.3</text:p>
          </table:table-cell>
          <table:table-cell table:number-columns-repeated="3"/>
          <table:table-cell office:value-type="float" office:value="72.1">
            <text:p>72.1</text:p>
          </table:table-cell>
          <table:table-cell table:number-columns-repeated="2"/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65.1">
            <text:p>65.1</text:p>
          </table:table-cell>
          <table:table-cell table:number-columns-repeated="3"/>
          <table:table-cell office:value-type="float" office:value="74.8">
            <text:p>74.8</text:p>
          </table:table-cell>
          <table:table-cell table:number-columns-repeated="2"/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1.2">
            <text:p>61.2</text:p>
          </table:table-cell>
          <table:table-cell office:value-type="float" office:value="66">
            <text:p>66</text:p>
          </table:table-cell>
          <table:table-cell table:number-columns-repeated="3"/>
          <table:table-cell office:value-type="float" office:value="77.4">
            <text:p>77.4</text:p>
          </table:table-cell>
          <table:table-cell table:number-columns-repeated="2"/>
          <table:table-cell office:value-type="float" office:value="59.4">
            <text:p>59.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9.8">
            <text:p>59.8</text:p>
          </table:table-cell>
          <table:table-cell office:value-type="float" office:value="66.7">
            <text:p>66.7</text:p>
          </table:table-cell>
          <table:table-cell table:number-columns-repeated="3"/>
          <table:table-cell office:value-type="float" office:value="80.1">
            <text:p>80.1</text:p>
          </table:table-cell>
          <table:table-cell table:number-columns-repeated="2"/>
          <table:table-cell office:value-type="float" office:value="58.2">
            <text:p>58.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8.6">
            <text:p>58.6</text:p>
          </table:table-cell>
          <table:table-cell office:value-type="float" office:value="67.5">
            <text:p>67.5</text:p>
          </table:table-cell>
          <table:table-cell table:number-columns-repeated="3"/>
          <table:table-cell office:value-type="float" office:value="83.1">
            <text:p>83.1</text:p>
          </table:table-cell>
          <table:table-cell table:number-columns-repeated="2"/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7.4">
            <text:p>57.4</text:p>
          </table:table-cell>
          <table:table-cell office:value-type="float" office:value="68.2">
            <text:p>68.2</text:p>
          </table:table-cell>
          <table:table-cell table:number-columns-repeated="3"/>
          <table:table-cell office:value-type="float" office:value="85">
            <text:p>85</text:p>
          </table:table-cell>
          <table:table-cell table:number-columns-repeated="2"/>
          <table:table-cell office:value-type="float" office:value="55.9">
            <text:p>55.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6.2">
            <text:p>56.2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float" office:value="87.4">
            <text:p>87.4</text:p>
          </table:table-cell>
          <table:table-cell table:number-columns-repeated="2"/>
          <table:table-cell office:value-type="float" office:value="54.7">
            <text:p>54.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4.9">
            <text:p>54.9</text:p>
          </table:table-cell>
          <table:table-cell office:value-type="float" office:value="69.7">
            <text:p>69.7</text:p>
          </table:table-cell>
          <table:table-cell table:number-columns-repeated="3"/>
          <table:table-cell office:value-type="float" office:value="89.5">
            <text:p>89.5</text:p>
          </table:table-cell>
          <table:table-cell table:number-columns-repeated="2"/>
          <table:table-cell office:value-type="float" office:value="53.4">
            <text:p>53.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3.7">
            <text:p>53.7</text:p>
          </table:table-cell>
          <table:table-cell office:value-type="float" office:value="70.4">
            <text:p>70.4</text:p>
          </table:table-cell>
          <table:table-cell table:number-columns-repeated="3"/>
          <table:table-cell office:value-type="float" office:value="92">
            <text:p>92</text:p>
          </table:table-cell>
          <table:table-cell table:number-columns-repeated="2"/>
          <table:table-cell office:value-type="float" office:value="52.3">
            <text:p>52.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2.5">
            <text:p>52.5</text:p>
          </table:table-cell>
          <table:table-cell office:value-type="float" office:value="71">
            <text:p>71</text:p>
          </table:table-cell>
          <table:table-cell table:number-columns-repeated="3"/>
          <table:table-cell office:value-type="float" office:value="94.1">
            <text:p>94.1</text:p>
          </table:table-cell>
          <table:table-cell table:number-columns-repeated="2"/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1.4">
            <text:p>51.4</text:p>
          </table:table-cell>
          <table:table-cell office:value-type="float" office:value="71.7">
            <text:p>71.7</text:p>
          </table:table-cell>
          <table:table-cell table:number-columns-repeated="3"/>
          <table:table-cell office:value-type="float" office:value="96.2">
            <text:p>96.2</text:p>
          </table:table-cell>
          <table:table-cell table:number-columns-repeated="2"/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0.3">
            <text:p>50.3</text:p>
          </table:table-cell>
          <table:table-cell office:value-type="float" office:value="72.3">
            <text:p>72.3</text:p>
          </table:table-cell>
          <table:table-cell table:number-columns-repeated="3"/>
          <table:table-cell office:value-type="float" office:value="98.2">
            <text:p>98.2</text:p>
          </table:table-cell>
          <table:table-cell table:number-columns-repeated="2"/>
          <table:table-cell office:value-type="float" office:value="48.8">
            <text:p>48.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9.1">
            <text:p>49.1</text:p>
          </table:table-cell>
          <table:table-cell office:value-type="float" office:value="72.9">
            <text:p>72.9</text:p>
          </table:table-cell>
          <table:table-cell table:number-columns-repeated="3"/>
          <table:table-cell office:value-type="float" office:value="100.3">
            <text:p>100.3</text:p>
          </table:table-cell>
          <table:table-cell table:number-columns-repeated="2"/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73.5">
            <text:p>73.5</text:p>
          </table:table-cell>
          <table:table-cell table:number-columns-repeated="3"/>
          <table:table-cell office:value-type="float" office:value="102.2">
            <text:p>102.2</text:p>
          </table:table-cell>
          <table:table-cell table:number-columns-repeated="2"/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6.9">
            <text:p>46.9</text:p>
          </table:table-cell>
          <table:table-cell office:value-type="float" office:value="74.1">
            <text:p>74.1</text:p>
          </table:table-cell>
          <table:table-cell table:number-columns-repeated="3"/>
          <table:table-cell office:value-type="float" office:value="104.2">
            <text:p>104.2</text:p>
          </table:table-cell>
          <table:table-cell table:number-columns-repeated="2"/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5.9">
            <text:p>45.9</text:p>
          </table:table-cell>
          <table:table-cell office:value-type="float" office:value="74.7">
            <text:p>74.7</text:p>
          </table:table-cell>
          <table:table-cell table:number-columns-repeated="3"/>
          <table:table-cell office:value-type="float" office:value="105.8">
            <text:p>105.8</text:p>
          </table:table-cell>
          <table:table-cell table:number-columns-repeated="2"/>
          <table:table-cell office:value-type="float" office:value="44.6">
            <text:p>44.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4.8">
            <text:p>44.8</text:p>
          </table:table-cell>
          <table:table-cell office:value-type="float" office:value="75.3">
            <text:p>75.3</text:p>
          </table:table-cell>
          <table:table-cell table:number-columns-repeated="3"/>
          <table:table-cell office:value-type="float" office:value="107.6">
            <text:p>107.6</text:p>
          </table:table-cell>
          <table:table-cell table:number-columns-repeated="2"/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3.7">
            <text:p>43.7</text:p>
          </table:table-cell>
          <table:table-cell office:value-type="float" office:value="75.9">
            <text:p>75.9</text:p>
          </table:table-cell>
          <table:table-cell table:number-columns-repeated="3"/>
          <table:table-cell office:value-type="float" office:value="109.4">
            <text:p>109.4</text:p>
          </table:table-cell>
          <table:table-cell table:number-columns-repeated="2"/>
          <table:table-cell office:value-type="float" office:value="42.5">
            <text:p>42.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2.6">
            <text:p>42.6</text:p>
          </table:table-cell>
          <table:table-cell office:value-type="float" office:value="76.3">
            <text:p>76.3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2"/>
          <table:table-cell office:value-type="float" office:value="41.5">
            <text:p>41.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1.7">
            <text:p>41.7</text:p>
          </table:table-cell>
          <table:table-cell office:value-type="float" office:value="76.9">
            <text:p>76.9</text:p>
          </table:table-cell>
          <table:table-cell table:number-columns-repeated="3"/>
          <table:table-cell office:value-type="float" office:value="112.5">
            <text:p>112.5</text:p>
          </table:table-cell>
          <table:table-cell table:number-columns-repeated="2"/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0.7">
            <text:p>40.7</text:p>
          </table:table-cell>
          <table:table-cell office:value-type="float" office:value="77.5">
            <text:p>77.5</text:p>
          </table:table-cell>
          <table:table-cell table:number-columns-repeated="3"/>
          <table:table-cell office:value-type="float" office:value="113.9">
            <text:p>113.9</text:p>
          </table:table-cell>
          <table:table-cell table:number-columns-repeated="2"/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9.6">
            <text:p>39.6</text:p>
          </table:table-cell>
          <table:table-cell office:value-type="float" office:value="78">
            <text:p>78</text:p>
          </table:table-cell>
          <table:table-cell table:number-columns-repeated="3"/>
          <table:table-cell office:value-type="float" office:value="115.2">
            <text:p>115.2</text:p>
          </table:table-cell>
          <table:table-cell table:number-columns-repeated="2"/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8.6">
            <text:p>38.6</text:p>
          </table:table-cell>
          <table:table-cell office:value-type="float" office:value="78.5">
            <text:p>78.5</text:p>
          </table:table-cell>
          <table:table-cell table:number-columns-repeated="3"/>
          <table:table-cell office:value-type="float" office:value="116.7">
            <text:p>116.7</text:p>
          </table:table-cell>
          <table:table-cell table:number-columns-repeated="2"/>
          <table:table-cell office:value-type="float" office:value="37.6">
            <text:p>37.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7.6">
            <text:p>37.6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float" office:value="118.2">
            <text:p>118.2</text:p>
          </table:table-cell>
          <table:table-cell table:number-columns-repeated="2"/>
          <table:table-cell office:value-type="float" office:value="36.6">
            <text:p>36.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6.8">
            <text:p>36.8</text:p>
          </table:table-cell>
          <table:table-cell office:value-type="float" office:value="79.5">
            <text:p>79.5</text:p>
          </table:table-cell>
          <table:table-cell table:number-columns-repeated="3"/>
          <table:table-cell office:value-type="float" office:value="119.4">
            <text:p>119.4</text:p>
          </table:table-cell>
          <table:table-cell table:number-columns-repeated="2"/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5.9">
            <text:p>35.9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float" office:value="120.6">
            <text:p>120.6</text:p>
          </table:table-cell>
          <table:table-cell table:number-columns-repeated="2"/>
          <table:table-cell office:value-type="float" office:value="34.7">
            <text:p>34.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4.9">
            <text:p>34.9</text:p>
          </table:table-cell>
          <table:table-cell office:value-type="float" office:value="80.4">
            <text:p>80.4</text:p>
          </table:table-cell>
          <table:table-cell table:number-columns-repeated="3"/>
          <table:table-cell office:value-type="float" office:value="122">
            <text:p>122</text:p>
          </table:table-cell>
          <table:table-cell table:number-columns-repeated="2"/>
          <table:table-cell office:value-type="float" office:value="33.8">
            <text:p>33.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office:value-type="float" office:value="80.9">
            <text:p>80.9</text:p>
          </table:table-cell>
          <table:table-cell table:number-columns-repeated="3"/>
          <table:table-cell office:value-type="float" office:value="123.3">
            <text:p>123.3</text:p>
          </table:table-cell>
          <table:table-cell table:number-columns-repeated="2"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float" office:value="81.4">
            <text:p>81.4</text:p>
          </table:table-cell>
          <table:table-cell table:number-columns-repeated="3"/>
          <table:table-cell office:value-type="float" office:value="124.6">
            <text:p>124.6</text:p>
          </table:table-cell>
          <table:table-cell table:number-columns-repeated="2"/>
          <table:table-cell office:value-type="float" office:value="32.1">
            <text:p>32.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2.1">
            <text:p>32.1</text:p>
          </table:table-cell>
          <table:table-cell office:value-type="float" office:value="81.8">
            <text:p>81.8</text:p>
          </table:table-cell>
          <table:table-cell table:number-columns-repeated="3"/>
          <table:table-cell office:value-type="float" office:value="125.9">
            <text:p>125.9</text:p>
          </table:table-cell>
          <table:table-cell table:number-columns-repeated="2"/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1.3">
            <text:p>31.3</text:p>
          </table:table-cell>
          <table:table-cell office:value-type="float" office:value="82.3">
            <text:p>82.3</text:p>
          </table:table-cell>
          <table:table-cell table:number-columns-repeated="3"/>
          <table:table-cell office:value-type="float" office:value="127.1">
            <text:p>127.1</text:p>
          </table:table-cell>
          <table:table-cell table:number-columns-repeated="2"/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0.3">
            <text:p>30.3</text:p>
          </table:table-cell>
          <table:table-cell office:value-type="float" office:value="82.8">
            <text:p>82.8</text:p>
          </table:table-cell>
          <table:table-cell table:number-columns-repeated="3"/>
          <table:table-cell office:value-type="float" office:value="128.5">
            <text:p>128.5</text:p>
          </table:table-cell>
          <table:table-cell table:number-columns-repeated="2"/>
          <table:table-cell office:value-type="float" office:value="29.5">
            <text:p>29.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9.5">
            <text:p>29.5</text:p>
          </table:table-cell>
          <table:table-cell office:value-type="float" office:value="83.1">
            <text:p>83.1</text:p>
          </table:table-cell>
          <table:table-cell table:number-columns-repeated="3"/>
          <table:table-cell office:value-type="float" office:value="129.8">
            <text:p>129.8</text:p>
          </table:table-cell>
          <table:table-cell table:number-columns-repeated="2"/>
          <table:table-cell office:value-type="float" office:value="28.7">
            <text:p>28.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.7">
            <text:p>28.7</text:p>
          </table:table-cell>
          <table:table-cell office:value-type="float" office:value="83.6">
            <text:p>83.6</text:p>
          </table:table-cell>
          <table:table-cell table:number-columns-repeated="3"/>
          <table:table-cell office:value-type="float" office:value="131.1">
            <text:p>131.1</text:p>
          </table:table-cell>
          <table:table-cell table:number-columns-repeated="2"/>
          <table:table-cell office:value-type="float" office:value="27.9">
            <text:p>27.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7.9">
            <text:p>27.9</text:p>
          </table:table-cell>
          <table:table-cell office:value-type="float" office:value="84.1">
            <text:p>84.1</text:p>
          </table:table-cell>
          <table:table-cell table:number-columns-repeated="3"/>
          <table:table-cell office:value-type="float" office:value="132.2">
            <text:p>132.2</text:p>
          </table:table-cell>
          <table:table-cell table:number-columns-repeated="2"/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84.6">
            <text:p>84.6</text:p>
          </table:table-cell>
          <table:table-cell table:number-columns-repeated="3"/>
          <table:table-cell office:value-type="float" office:value="133.5">
            <text:p>133.5</text:p>
          </table:table-cell>
          <table:table-cell table:number-columns-repeated="2"/>
          <table:table-cell office:value-type="float" office:value="26.3">
            <text:p>26.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6.2">
            <text:p>26.2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float" office:value="134.7">
            <text:p>134.7</text:p>
          </table:table-cell>
          <table:table-cell table:number-columns-repeated="2"/>
          <table:table-cell office:value-type="float" office:value="25.5">
            <text:p>25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85.4">
            <text:p>85.4</text:p>
          </table:table-cell>
          <table:table-cell table:number-columns-repeated="3"/>
          <table:table-cell office:value-type="float" office:value="136">
            <text:p>136</text:p>
          </table:table-cell>
          <table:table-cell table:number-columns-repeated="2"/>
          <table:table-cell office:value-type="float" office:value="24.8">
            <text:p>24.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4.7">
            <text:p>24.7</text:p>
          </table:table-cell>
          <table:table-cell office:value-type="float" office:value="85.8">
            <text:p>85.8</text:p>
          </table:table-cell>
          <table:table-cell table:number-columns-repeated="3"/>
          <table:table-cell office:value-type="float" office:value="137.2">
            <text:p>137.2</text:p>
          </table:table-cell>
          <table:table-cell table:number-columns-repeated="2"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4">
            <text:p>24</text:p>
          </table:table-cell>
          <table:table-cell office:value-type="float" office:value="86.2">
            <text:p>86.2</text:p>
          </table:table-cell>
          <table:table-cell table:number-columns-repeated="3"/>
          <table:table-cell office:value-type="float" office:value="138.3">
            <text:p>138.3</text:p>
          </table:table-cell>
          <table:table-cell table:number-columns-repeated="2"/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.1">
            <text:p>23.1</text:p>
          </table:table-cell>
          <table:table-cell office:value-type="float" office:value="86.7">
            <text:p>86.7</text:p>
          </table:table-cell>
          <table:table-cell table:number-columns-repeated="3"/>
          <table:table-cell office:value-type="float" office:value="139.5">
            <text:p>139.5</text:p>
          </table:table-cell>
          <table:table-cell table:number-columns-repeated="2"/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2.4">
            <text:p>22.4</text:p>
          </table:table-cell>
          <table:table-cell office:value-type="float" office:value="87">
            <text:p>87</text:p>
          </table:table-cell>
          <table:table-cell table:number-columns-repeated="3"/>
          <table:table-cell office:value-type="float" office:value="140.6">
            <text:p>140.6</text:p>
          </table:table-cell>
          <table:table-cell table:number-columns-repeated="2"/>
          <table:table-cell office:value-type="float" office:value="21.6">
            <text:p>21.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1.7">
            <text:p>21.7</text:p>
          </table:table-cell>
          <table:table-cell office:value-type="float" office:value="87.5">
            <text:p>87.5</text:p>
          </table:table-cell>
          <table:table-cell table:number-columns-repeated="3"/>
          <table:table-cell office:value-type="float" office:value="141.7">
            <text:p>141.7</text:p>
          </table:table-cell>
          <table:table-cell table:number-columns-repeated="2"/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office:value-type="float" office:value="87.9">
            <text:p>87.9</text:p>
          </table:table-cell>
          <table:table-cell table:number-columns-repeated="3"/>
          <table:table-cell office:value-type="float" office:value="142.8">
            <text:p>142.8</text:p>
          </table:table-cell>
          <table:table-cell table:number-columns-repeated="2"/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.2">
            <text:p>20.2</text:p>
          </table:table-cell>
          <table:table-cell office:value-type="float" office:value="88.3">
            <text:p>88.3</text:p>
          </table:table-cell>
          <table:table-cell table:number-columns-repeated="3"/>
          <table:table-cell office:value-type="float" office:value="143.8">
            <text:p>143.8</text:p>
          </table:table-cell>
          <table:table-cell table:number-columns-repeated="2"/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.5">
            <text:p>19.5</text:p>
          </table:table-cell>
          <table:table-cell office:value-type="float" office:value="88.7">
            <text:p>88.7</text:p>
          </table:table-cell>
          <table:table-cell table:number-columns-repeated="3"/>
          <table:table-cell office:value-type="float" office:value="144.9">
            <text:p>144.9</text:p>
          </table:table-cell>
          <table:table-cell table:number-columns-repeated="2"/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float" office:value="145.9">
            <text:p>145.9</text:p>
          </table:table-cell>
          <table:table-cell table:number-columns-repeated="2"/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.2">
            <text:p>18.2</text:p>
          </table:table-cell>
          <table:table-cell office:value-type="float" office:value="89.4">
            <text:p>89.4</text:p>
          </table:table-cell>
          <table:table-cell table:number-columns-repeated="3"/>
          <table:table-cell office:value-type="float" office:value="146.9">
            <text:p>146.9</text:p>
          </table:table-cell>
          <table:table-cell table:number-columns-repeated="2"/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.5">
            <text:p>17.5</text:p>
          </table:table-cell>
          <table:table-cell office:value-type="float" office:value="89.8">
            <text:p>89.8</text:p>
          </table:table-cell>
          <table:table-cell table:number-columns-repeated="3"/>
          <table:table-cell office:value-type="float" office:value="147.9">
            <text:p>147.9</text:p>
          </table:table-cell>
          <table:table-cell table:number-columns-repeated="2"/>
          <table:table-cell office:value-type="float" office:value="16.5">
            <text:p>16.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.8">
            <text:p>16.8</text:p>
          </table:table-cell>
          <table:table-cell office:value-type="float" office:value="90.2">
            <text:p>90.2</text:p>
          </table:table-cell>
          <table:table-cell table:number-columns-repeated="3"/>
          <table:table-cell office:value-type="float" office:value="148.8">
            <text:p>148.8</text:p>
          </table:table-cell>
          <table:table-cell table:number-columns-repeated="2"/>
          <table:table-cell office:value-type="float" office:value="15.9">
            <text:p>15.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.1">
            <text:p>16.1</text:p>
          </table:table-cell>
          <table:table-cell office:value-type="float" office:value="90.6">
            <text:p>90.6</text:p>
          </table:table-cell>
          <table:table-cell table:number-columns-repeated="3"/>
          <table:table-cell office:value-type="float" office:value="149.7">
            <text:p>149.7</text:p>
          </table:table-cell>
          <table:table-cell table:number-columns-repeated="2"/>
          <table:table-cell office:value-type="float" office:value="15.3">
            <text:p>15.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5.5">
            <text:p>15.5</text:p>
          </table:table-cell>
          <table:table-cell office:value-type="float" office:value="90.9">
            <text:p>90.9</text:p>
          </table:table-cell>
          <table:table-cell table:number-columns-repeated="3"/>
          <table:table-cell office:value-type="float" office:value="150.6">
            <text:p>150.6</text:p>
          </table:table-cell>
          <table:table-cell table:number-columns-repeated="2"/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4.9">
            <text:p>14.9</text:p>
          </table:table-cell>
          <table:table-cell office:value-type="float" office:value="91.3">
            <text:p>91.3</text:p>
          </table:table-cell>
          <table:table-cell table:number-columns-repeated="3"/>
          <table:table-cell office:value-type="float" office:value="151.5">
            <text:p>151.5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.3">
            <text:p>14.3</text:p>
          </table:table-cell>
          <table:table-cell office:value-type="float" office:value="91.7">
            <text:p>91.7</text:p>
          </table:table-cell>
          <table:table-cell table:number-columns-repeated="3"/>
          <table:table-cell office:value-type="float" office:value="152.4">
            <text:p>152.4</text:p>
          </table:table-cell>
          <table:table-cell table:number-columns-repeated="2"/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.6">
            <text:p>13.6</text:p>
          </table:table-cell>
          <table:table-cell office:value-type="float" office:value="92.1">
            <text:p>92.1</text:p>
          </table:table-cell>
          <table:table-cell table:number-columns-repeated="3"/>
          <table:table-cell office:value-type="float" office:value="153.2">
            <text:p>153.2</text:p>
          </table:table-cell>
          <table:table-cell table:number-columns-repeated="2"/>
          <table:table-cell office:value-type="float" office:value="12.8">
            <text:p>12.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float" office:value="92.4">
            <text:p>92.4</text:p>
          </table:table-cell>
          <table:table-cell table:number-columns-repeated="3"/>
          <table:table-cell office:value-type="float" office:value="154.1">
            <text:p>154.1</text:p>
          </table:table-cell>
          <table:table-cell table:number-columns-repeated="2"/>
          <table:table-cell office:value-type="float" office:value="12.2">
            <text:p>12.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.5">
            <text:p>12.5</text:p>
          </table:table-cell>
          <table:table-cell office:value-type="float" office:value="92.9">
            <text:p>92.9</text:p>
          </table:table-cell>
          <table:table-cell table:number-columns-repeated="3"/>
          <table:table-cell office:value-type="float" office:value="154.9">
            <text:p>154.9</text:p>
          </table:table-cell>
          <table:table-cell table:number-columns-repeated="2"/>
          <table:table-cell office:value-type="float" office:value="11.6">
            <text:p>11.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.9">
            <text:p>11.9</text:p>
          </table:table-cell>
          <table:table-cell office:value-type="float" office:value="93.2">
            <text:p>93.2</text:p>
          </table:table-cell>
          <table:table-cell table:number-columns-repeated="3"/>
          <table:table-cell office:value-type="float" office:value="155.7">
            <text:p>155.7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.3">
            <text:p>11.3</text:p>
          </table:table-cell>
          <table:table-cell office:value-type="float" office:value="93.5">
            <text:p>93.5</text:p>
          </table:table-cell>
          <table:table-cell table:number-columns-repeated="3"/>
          <table:table-cell office:value-type="float" office:value="156.5">
            <text:p>156.5</text:p>
          </table:table-cell>
          <table:table-cell table:number-columns-repeated="2"/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0.6">
            <text:p>10.6</text:p>
          </table:table-cell>
          <table:table-cell office:value-type="float" office:value="93.9">
            <text:p>93.9</text:p>
          </table:table-cell>
          <table:table-cell table:number-columns-repeated="3"/>
          <table:table-cell office:value-type="float" office:value="157.3">
            <text:p>157.3</text:p>
          </table:table-cell>
          <table:table-cell table:number-columns-repeated="2"/>
          <table:table-cell office:value-type="float" office:value="9.9">
            <text:p>9.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0.1">
            <text:p>10.1</text:p>
          </table:table-cell>
          <table:table-cell office:value-type="float" office:value="94.2">
            <text:p>94.2</text:p>
          </table:table-cell>
          <table:table-cell table:number-columns-repeated="3"/>
          <table:table-cell office:value-type="float" office:value="158">
            <text:p>158</text:p>
          </table:table-cell>
          <table:table-cell table:number-columns-repeated="2"/>
          <table:table-cell office:value-type="float" office:value="9.3">
            <text:p>9.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.5">
            <text:p>9.5</text:p>
          </table:table-cell>
          <table:table-cell office:value-type="float" office:value="94.5">
            <text:p>94.5</text:p>
          </table:table-cell>
          <table:table-cell table:number-columns-repeated="3"/>
          <table:table-cell office:value-type="float" office:value="158.8">
            <text:p>158.8</text:p>
          </table:table-cell>
          <table:table-cell table:number-columns-repeated="2"/>
          <table:table-cell office:value-type="float" office:value="8.7">
            <text:p>8.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.9">
            <text:p>8.9</text:p>
          </table:table-cell>
          <table:table-cell office:value-type="float" office:value="94.9">
            <text:p>94.9</text:p>
          </table:table-cell>
          <table:table-cell table:number-columns-repeated="3"/>
          <table:table-cell office:value-type="float" office:value="159.5">
            <text:p>159.5</text:p>
          </table:table-cell>
          <table:table-cell table:number-columns-repeated="2"/>
          <table:table-cell office:value-type="float" office:value="8.2">
            <text:p>8.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8.4">
            <text:p>8.4</text:p>
          </table:table-cell>
          <table:table-cell office:value-type="float" office:value="95.2">
            <text:p>95.2</text:p>
          </table:table-cell>
          <table:table-cell table:number-columns-repeated="3"/>
          <table:table-cell office:value-type="float" office:value="160.1">
            <text:p>160.1</text:p>
          </table:table-cell>
          <table:table-cell table:number-columns-repeated="2"/>
          <table:table-cell office:value-type="float" office:value="7.7">
            <text:p>7.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.8">
            <text:p>7.8</text:p>
          </table:table-cell>
          <table:table-cell office:value-type="float" office:value="95.6">
            <text:p>95.6</text:p>
          </table:table-cell>
          <table:table-cell table:number-columns-repeated="3"/>
          <table:table-cell office:value-type="float" office:value="160.9">
            <text:p>160.9</text:p>
          </table:table-cell>
          <table:table-cell table:number-columns-repeated="2"/>
          <table:table-cell office:value-type="float" office:value="7.1">
            <text:p>7.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.4">
            <text:p>7.4</text:p>
          </table:table-cell>
          <table:table-cell office:value-type="float" office:value="95.9">
            <text:p>95.9</text:p>
          </table:table-cell>
          <table:table-cell table:number-columns-repeated="3"/>
          <table:table-cell office:value-type="float" office:value="161.6">
            <text:p>161.6</text:p>
          </table:table-cell>
          <table:table-cell table:number-columns-repeated="2"/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.8">
            <text:p>6.8</text:p>
          </table:table-cell>
          <table:table-cell office:value-type="float" office:value="96.2">
            <text:p>96.2</text:p>
          </table:table-cell>
          <table:table-cell table:number-columns-repeated="3"/>
          <table:table-cell office:value-type="float" office:value="162.3">
            <text:p>162.3</text:p>
          </table:table-cell>
          <table:table-cell table:number-columns-repeated="2"/>
          <table:table-cell office:value-type="float" office:value="6.1">
            <text:p>6.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.3">
            <text:p>6.3</text:p>
          </table:table-cell>
          <table:table-cell office:value-type="float" office:value="96.6">
            <text:p>96.6</text:p>
          </table:table-cell>
          <table:table-cell table:number-columns-repeated="3"/>
          <table:table-cell office:value-type="float" office:value="162.9">
            <text:p>162.9</text:p>
          </table:table-cell>
          <table:table-cell table:number-columns-repeated="2"/>
          <table:table-cell office:value-type="float" office:value="5.7">
            <text:p>5.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.8">
            <text:p>5.8</text:p>
          </table:table-cell>
          <table:table-cell office:value-type="float" office:value="96.9">
            <text:p>96.9</text:p>
          </table:table-cell>
          <table:table-cell table:number-columns-repeated="3"/>
          <table:table-cell office:value-type="float" office:value="163.6">
            <text:p>163.6</text:p>
          </table:table-cell>
          <table:table-cell table:number-columns-repeated="2"/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.3">
            <text:p>5.3</text:p>
          </table:table-cell>
          <table:table-cell office:value-type="float" office:value="97.2">
            <text:p>97.2</text:p>
          </table:table-cell>
          <table:table-cell table:number-columns-repeated="3"/>
          <table:table-cell office:value-type="float" office:value="164.2">
            <text:p>164.2</text:p>
          </table:table-cell>
          <table:table-cell table:number-columns-repeated="2"/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.8">
            <text:p>4.8</text:p>
          </table:table-cell>
          <table:table-cell office:value-type="float" office:value="97.5">
            <text:p>97.5</text:p>
          </table:table-cell>
          <table:table-cell table:number-columns-repeated="3"/>
          <table:table-cell office:value-type="float" office:value="164.9">
            <text:p>164.9</text:p>
          </table:table-cell>
          <table:table-cell table:number-columns-repeated="2"/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.3">
            <text:p>4.3</text:p>
          </table:table-cell>
          <table:table-cell office:value-type="float" office:value="97.9">
            <text:p>97.9</text:p>
          </table:table-cell>
          <table:table-cell table:number-columns-repeated="3"/>
          <table:table-cell office:value-type="float" office:value="165.5">
            <text:p>165.5</text:p>
          </table:table-cell>
          <table:table-cell table:number-columns-repeated="2"/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.8">
            <text:p>3.8</text:p>
          </table:table-cell>
          <table:table-cell office:value-type="float" office:value="98.2">
            <text:p>98.2</text:p>
          </table:table-cell>
          <table:table-cell table:number-columns-repeated="3"/>
          <table:table-cell office:value-type="float" office:value="166">
            <text:p>166</text:p>
          </table:table-cell>
          <table:table-cell table:number-columns-repeated="2"/>
          <table:table-cell office:value-type="float" office:value="3.3">
            <text:p>3.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.3">
            <text:p>3.3</text:p>
          </table:table-cell>
          <table:table-cell office:value-type="float" office:value="98.5">
            <text:p>98.5</text:p>
          </table:table-cell>
          <table:table-cell table:number-columns-repeated="3"/>
          <table:table-cell office:value-type="float" office:value="166.6">
            <text:p>166.6</text:p>
          </table:table-cell>
          <table:table-cell table:number-columns-repeated="2"/>
          <table:table-cell office:value-type="float" office:value="2.8">
            <text:p>2.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.9">
            <text:p>2.9</text:p>
          </table:table-cell>
          <table:table-cell office:value-type="float" office:value="98.8">
            <text:p>98.8</text:p>
          </table:table-cell>
          <table:table-cell table:number-columns-repeated="3"/>
          <table:table-cell office:value-type="float" office:value="167.2">
            <text:p>167.2</text:p>
          </table:table-cell>
          <table:table-cell table:number-columns-repeated="2"/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4">
            <text:p>2.4</text:p>
          </table:table-cell>
          <table:table-cell office:value-type="float" office:value="99.1">
            <text:p>99.1</text:p>
          </table:table-cell>
          <table:table-cell table:number-columns-repeated="3"/>
          <table:table-cell office:value-type="float" office:value="167.8">
            <text:p>167.8</text:p>
          </table:table-cell>
          <table:table-cell table:number-columns-repeated="2"/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99.4">
            <text:p>99.4</text:p>
          </table:table-cell>
          <table:table-cell table:number-columns-repeated="3"/>
          <table:table-cell office:value-type="float" office:value="168.3">
            <text:p>168.3</text:p>
          </table:table-cell>
          <table:table-cell table:number-columns-repeated="2"/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5">
            <text:p>1.5</text:p>
          </table:table-cell>
          <table:table-cell office:value-type="float" office:value="99.7">
            <text:p>99.7</text:p>
          </table:table-cell>
          <table:table-cell table:number-columns-repeated="3"/>
          <table:table-cell office:value-type="float" office:value="168.8">
            <text:p>168.8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.1">
            <text:p>1.1</text:p>
          </table:table-cell>
          <table:table-cell office:value-type="float" office:value="99.9">
            <text:p>99.9</text:p>
          </table:table-cell>
          <table:table-cell table:number-columns-repeated="3"/>
          <table:table-cell office:value-type="float" office:value="169.3">
            <text:p>169.3</text:p>
          </table:table-cell>
          <table:table-cell table:number-columns-repeated="2"/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6">
            <text:p>0.6</text:p>
          </table:table-cell>
          <table:table-cell office:value-type="float" office:value="100.2">
            <text:p>100.2</text:p>
          </table:table-cell>
          <table:table-cell table:number-columns-repeated="3"/>
          <table:table-cell office:value-type="float" office:value="169.8">
            <text:p>169.8</text:p>
          </table:table-cell>
          <table:table-cell table:number-columns-repeated="2"/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2">
            <text:p>0.2</text:p>
          </table:table-cell>
          <table:table-cell office:value-type="float" office:value="100.5">
            <text:p>100.5</text:p>
          </table:table-cell>
          <table:table-cell table:number-columns-repeated="3"/>
          <table:table-cell office:value-type="float" office:value="170.4">
            <text:p>170.4</text:p>
          </table:table-cell>
          <table:table-cell table:number-columns-repeated="2"/>
          <table:table-cell office:value-type="float" office:value="-0.3">
            <text:p>-0.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0.2">
            <text:p>-0.2</text:p>
          </table:table-cell>
          <table:table-cell office:value-type="float" office:value="100.8">
            <text:p>100.8</text:p>
          </table:table-cell>
          <table:table-cell table:number-columns-repeated="3"/>
          <table:table-cell office:value-type="float" office:value="170.8">
            <text:p>170.8</text:p>
          </table:table-cell>
          <table:table-cell table:number-columns-repeated="2"/>
          <table:table-cell office:value-type="float" office:value="-0.7">
            <text:p>-0.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0.6">
            <text:p>-0.6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float" office:value="171.3">
            <text:p>171.3</text:p>
          </table:table-cell>
          <table:table-cell table:number-columns-repeated="2"/>
          <table:table-cell office:value-type="float" office:value="-1.1">
            <text:p>-1.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office:value-type="float" office:value="101.3">
            <text:p>101.3</text:p>
          </table:table-cell>
          <table:table-cell table:number-columns-repeated="3"/>
          <table:table-cell office:value-type="float" office:value="171.8">
            <text:p>171.8</text:p>
          </table:table-cell>
          <table:table-cell table:number-columns-repeated="2"/>
          <table:table-cell office:value-type="float" office:value="-1.5">
            <text:p>-1.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1.4">
            <text:p>-1.4</text:p>
          </table:table-cell>
          <table:table-cell office:value-type="float" office:value="101.5">
            <text:p>101.5</text:p>
          </table:table-cell>
          <table:table-cell table:number-columns-repeated="3"/>
          <table:table-cell office:value-type="float" office:value="172.2">
            <text:p>172.2</text:p>
          </table:table-cell>
          <table:table-cell table:number-columns-repeated="2"/>
          <table:table-cell office:value-type="float" office:value="-1.9">
            <text:p>-1.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1.8">
            <text:p>-1.8</text:p>
          </table:table-cell>
          <table:table-cell office:value-type="float" office:value="101.8">
            <text:p>101.8</text:p>
          </table:table-cell>
          <table:table-cell table:number-columns-repeated="3"/>
          <table:table-cell office:value-type="float" office:value="172.7">
            <text:p>172.7</text:p>
          </table:table-cell>
          <table:table-cell table:number-columns-repeated="2"/>
          <table:table-cell office:value-type="float" office:value="-2.2">
            <text:p>-2.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2.2">
            <text:p>-2.2</text:p>
          </table:table-cell>
          <table:table-cell office:value-type="float" office:value="102.1">
            <text:p>102.1</text:p>
          </table:table-cell>
          <table:table-cell table:number-columns-repeated="3"/>
          <table:table-cell office:value-type="float" office:value="173.1">
            <text:p>173.1</text:p>
          </table:table-cell>
          <table:table-cell table:number-columns-repeated="2"/>
          <table:table-cell office:value-type="float" office:value="-2.6">
            <text:p>-2.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2.6">
            <text:p>-2.6</text:p>
          </table:table-cell>
          <table:table-cell office:value-type="float" office:value="102.3">
            <text:p>102.3</text:p>
          </table:table-cell>
          <table:table-cell table:number-columns-repeated="3"/>
          <table:table-cell office:value-type="float" office:value="173.5">
            <text:p>173.5</text:p>
          </table:table-cell>
          <table:table-cell table:number-columns-repeated="2"/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2.9">
            <text:p>-2.9</text:p>
          </table:table-cell>
          <table:table-cell office:value-type="float" office:value="102.5">
            <text:p>102.5</text:p>
          </table:table-cell>
          <table:table-cell table:number-columns-repeated="3"/>
          <table:table-cell office:value-type="float" office:value="174">
            <text:p>174</text:p>
          </table:table-cell>
          <table:table-cell table:number-columns-repeated="2"/>
          <table:table-cell office:value-type="float" office:value="-3.4">
            <text:p>-3.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-3.3">
            <text:p>-3.3</text:p>
          </table:table-cell>
          <table:table-cell office:value-type="float" office:value="102.8">
            <text:p>102.8</text:p>
          </table:table-cell>
          <table:table-cell table:number-columns-repeated="3"/>
          <table:table-cell office:value-type="float" office:value="174.4">
            <text:p>174.4</text:p>
          </table:table-cell>
          <table:table-cell table:number-columns-repeated="2"/>
          <table:table-cell office:value-type="float" office:value="-3.7">
            <text:p>-3.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-3.6">
            <text:p>-3.6</text:p>
          </table:table-cell>
          <table:table-cell office:value-type="float" office:value="103">
            <text:p>103</text:p>
          </table:table-cell>
          <table:table-cell table:number-columns-repeated="3"/>
          <table:table-cell office:value-type="float" office:value="174.8">
            <text:p>174.8</text:p>
          </table:table-cell>
          <table:table-cell table:number-columns-repeated="2"/>
          <table:table-cell office:value-type="float" office:value="-4.1">
            <text:p>-4.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4.1">
            <text:p>-4.1</text:p>
          </table:table-cell>
          <table:table-cell office:value-type="float" office:value="103.3">
            <text:p>103.3</text:p>
          </table:table-cell>
          <table:table-cell table:number-columns-repeated="3"/>
          <table:table-cell office:value-type="float" office:value="175.2">
            <text:p>175.2</text:p>
          </table:table-cell>
          <table:table-cell table:number-columns-repeated="2"/>
          <table:table-cell office:value-type="float" office:value="-4.4">
            <text:p>-4.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4.4">
            <text:p>-4.4</text:p>
          </table:table-cell>
          <table:table-cell office:value-type="float" office:value="103.5">
            <text:p>103.5</text:p>
          </table:table-cell>
          <table:table-cell table:number-columns-repeated="3"/>
          <table:table-cell office:value-type="float" office:value="175.6">
            <text:p>175.6</text:p>
          </table:table-cell>
          <table:table-cell table:number-columns-repeated="2"/>
          <table:table-cell office:value-type="float" office:value="-4.8">
            <text:p>-4.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4.7">
            <text:p>-4.7</text:p>
          </table:table-cell>
          <table:table-cell office:value-type="float" office:value="103.7">
            <text:p>103.7</text:p>
          </table:table-cell>
          <table:table-cell table:number-columns-repeated="3"/>
          <table:table-cell office:value-type="float" office:value="175.9">
            <text:p>175.9</text:p>
          </table:table-cell>
          <table:table-cell table:number-columns-repeated="2"/>
          <table:table-cell office:value-type="float" office:value="-5.1">
            <text:p>-5.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5">
            <text:p>-5</text:p>
          </table:table-cell>
          <table:table-cell office:value-type="float" office:value="103.9">
            <text:p>103.9</text:p>
          </table:table-cell>
          <table:table-cell table:number-columns-repeated="3"/>
          <table:table-cell office:value-type="float" office:value="176.3">
            <text:p>176.3</text:p>
          </table:table-cell>
          <table:table-cell table:number-columns-repeated="2"/>
          <table:table-cell office:value-type="float" office:value="-5.5">
            <text:p>-5.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-5.4">
            <text:p>-5.4</text:p>
          </table:table-cell>
          <table:table-cell office:value-type="float" office:value="104.2">
            <text:p>104.2</text:p>
          </table:table-cell>
          <table:table-cell table:number-columns-repeated="3"/>
          <table:table-cell office:value-type="float" office:value="176.7">
            <text:p>176.7</text:p>
          </table:table-cell>
          <table:table-cell table:number-columns-repeated="2"/>
          <table:table-cell office:value-type="float" office:value="-5.8">
            <text:p>-5.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5.8">
            <text:p>-5.8</text:p>
          </table:table-cell>
          <table:table-cell office:value-type="float" office:value="104.4">
            <text:p>104.4</text:p>
          </table:table-cell>
          <table:table-cell table:number-columns-repeated="3"/>
          <table:table-cell office:value-type="float" office:value="177">
            <text:p>177</text:p>
          </table:table-cell>
          <table:table-cell table:number-columns-repeated="2"/>
          <table:table-cell office:value-type="float" office:value="-6.1">
            <text:p>-6.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6.1">
            <text:p>-6.1</text:p>
          </table:table-cell>
          <table:table-cell office:value-type="float" office:value="104.6">
            <text:p>104.6</text:p>
          </table:table-cell>
          <table:table-cell table:number-columns-repeated="3"/>
          <table:table-cell office:value-type="float" office:value="177.4">
            <text:p>177.4</text:p>
          </table:table-cell>
          <table:table-cell table:number-columns-repeated="2"/>
          <table:table-cell office:value-type="float" office:value="-6.5">
            <text:p>-6.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6.4">
            <text:p>-6.4</text:p>
          </table:table-cell>
          <table:table-cell office:value-type="float" office:value="104.8">
            <text:p>104.8</text:p>
          </table:table-cell>
          <table:table-cell table:number-columns-repeated="3"/>
          <table:table-cell office:value-type="float" office:value="177.7">
            <text:p>177.7</text:p>
          </table:table-cell>
          <table:table-cell table:number-columns-repeated="2"/>
          <table:table-cell office:value-type="float" office:value="-6.8">
            <text:p>-6.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6.7">
            <text:p>-6.7</text:p>
          </table:table-cell>
          <table:table-cell office:value-type="float" office:value="105">
            <text:p>105</text:p>
          </table:table-cell>
          <table:table-cell table:number-columns-repeated="3"/>
          <table:table-cell office:value-type="float" office:value="178">
            <text:p>178</text:p>
          </table:table-cell>
          <table:table-cell table:number-columns-repeated="2"/>
          <table:table-cell office:value-type="float" office:value="-7.1">
            <text:p>-7.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7">
            <text:p>-7</text:p>
          </table:table-cell>
          <table:table-cell office:value-type="float" office:value="105.2">
            <text:p>105.2</text:p>
          </table:table-cell>
          <table:table-cell table:number-columns-repeated="3"/>
          <table:table-cell office:value-type="float" office:value="178.4">
            <text:p>178.4</text:p>
          </table:table-cell>
          <table:table-cell table:number-columns-repeated="2"/>
          <table:table-cell office:value-type="float" office:value="-7.3">
            <text:p>-7.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7.4">
            <text:p>-7.4</text:p>
          </table:table-cell>
          <table:table-cell office:value-type="float" office:value="105.5">
            <text:p>105.5</text:p>
          </table:table-cell>
          <table:table-cell table:number-columns-repeated="3"/>
          <table:table-cell office:value-type="float" office:value="178.7">
            <text:p>178.7</text:p>
          </table:table-cell>
          <table:table-cell table:number-columns-repeated="2"/>
          <table:table-cell office:value-type="float" office:value="-7.7">
            <text:p>-7.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7.7">
            <text:p>-7.7</text:p>
          </table:table-cell>
          <table:table-cell office:value-type="float" office:value="105.6">
            <text:p>105.6</text:p>
          </table:table-cell>
          <table:table-cell table:number-columns-repeated="3"/>
          <table:table-cell office:value-type="float" office:value="179">
            <text:p>179</text:p>
          </table:table-cell>
          <table:table-cell table:number-columns-repeated="2"/>
          <table:table-cell office:value-type="float" office:value="-8">
            <text:p>-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7.9">
            <text:p>-7.9</text:p>
          </table:table-cell>
          <table:table-cell office:value-type="float" office:value="105.8">
            <text:p>105.8</text:p>
          </table:table-cell>
          <table:table-cell table:number-columns-repeated="3"/>
          <table:table-cell office:value-type="float" office:value="179.3">
            <text:p>179.3</text:p>
          </table:table-cell>
          <table:table-cell table:number-columns-repeated="2"/>
          <table:table-cell office:value-type="float" office:value="-8.3">
            <text:p>-8.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8.2">
            <text:p>-8.2</text:p>
          </table:table-cell>
          <table:table-cell office:value-type="float" office:value="106">
            <text:p>106</text:p>
          </table:table-cell>
          <table:table-cell table:number-columns-repeated="3"/>
          <table:table-cell office:value-type="float" office:value="179.6">
            <text:p>179.6</text:p>
          </table:table-cell>
          <table:table-cell table:number-columns-repeated="2"/>
          <table:table-cell office:value-type="float" office:value="-8.5">
            <text:p>-8.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8.5">
            <text:p>-8.5</text:p>
          </table:table-cell>
          <table:table-cell office:value-type="float" office:value="106.2">
            <text:p>106.2</text:p>
          </table:table-cell>
          <table:table-cell table:number-columns-repeated="3"/>
          <table:table-cell office:value-type="float" office:value="179.9">
            <text:p>179.9</text:p>
          </table:table-cell>
          <table:table-cell table:number-columns-repeated="2"/>
          <table:table-cell office:value-type="float" office:value="-8.8">
            <text:p>-8.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8.9">
            <text:p>-8.9</text:p>
          </table:table-cell>
          <table:table-cell office:value-type="float" office:value="106.4">
            <text:p>106.4</text:p>
          </table:table-cell>
          <table:table-cell table:number-columns-repeated="3"/>
          <table:table-cell office:value-type="float" office:value="180.1">
            <text:p>180.1</text:p>
          </table:table-cell>
          <table:table-cell table:number-columns-repeated="2"/>
          <table:table-cell office:value-type="float" office:value="-9.1">
            <text:p>-9.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9.1">
            <text:p>-9.1</text:p>
          </table:table-cell>
          <table:table-cell office:value-type="float" office:value="106.6">
            <text:p>106.6</text:p>
          </table:table-cell>
          <table:table-cell table:number-columns-repeated="3"/>
          <table:table-cell office:value-type="float" office:value="180.4">
            <text:p>180.4</text:p>
          </table:table-cell>
          <table:table-cell table:number-columns-repeated="2"/>
          <table:table-cell office:value-type="float" office:value="-9.4">
            <text:p>-9.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9.4">
            <text:p>-9.4</text:p>
          </table:table-cell>
          <table:table-cell office:value-type="float" office:value="106.8">
            <text:p>106.8</text:p>
          </table:table-cell>
          <table:table-cell table:number-columns-repeated="3"/>
          <table:table-cell office:value-type="float" office:value="180.7">
            <text:p>180.7</text:p>
          </table:table-cell>
          <table:table-cell table:number-columns-repeated="2"/>
          <table:table-cell office:value-type="float" office:value="-9.7">
            <text:p>-9.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-9.6">
            <text:p>-9.6</text:p>
          </table:table-cell>
          <table:table-cell office:value-type="float" office:value="107">
            <text:p>107</text:p>
          </table:table-cell>
          <table:table-cell table:number-columns-repeated="3"/>
          <table:table-cell office:value-type="float" office:value="181">
            <text:p>181</text:p>
          </table:table-cell>
          <table:table-cell table:number-columns-repeated="2"/>
          <table:table-cell office:value-type="float" office:value="-9.9">
            <text:p>-9.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-9.9">
            <text:p>-9.9</text:p>
          </table:table-cell>
          <table:table-cell office:value-type="float" office:value="107.2">
            <text:p>107.2</text:p>
          </table:table-cell>
          <table:table-cell table:number-columns-repeated="3"/>
          <table:table-cell office:value-type="float" office:value="181.2">
            <text:p>181.2</text:p>
          </table:table-cell>
          <table:table-cell table:number-columns-repeated="2"/>
          <table:table-cell office:value-type="float" office:value="-10.2">
            <text:p>-10.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-10.2">
            <text:p>-10.2</text:p>
          </table:table-cell>
          <table:table-cell office:value-type="float" office:value="107.3">
            <text:p>107.3</text:p>
          </table:table-cell>
          <table:table-cell table:number-columns-repeated="3"/>
          <table:table-cell office:value-type="float" office:value="181.5">
            <text:p>181.5</text:p>
          </table:table-cell>
          <table:table-cell table:number-columns-repeated="2"/>
          <table:table-cell office:value-type="float" office:value="-10.5">
            <text:p>-10.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10.4">
            <text:p>-10.4</text:p>
          </table:table-cell>
          <table:table-cell office:value-type="float" office:value="107.5">
            <text:p>107.5</text:p>
          </table:table-cell>
          <table:table-cell table:number-columns-repeated="3"/>
          <table:table-cell office:value-type="float" office:value="181.8">
            <text:p>181.8</text:p>
          </table:table-cell>
          <table:table-cell table:number-columns-repeated="2"/>
          <table:table-cell office:value-type="float" office:value="-10.7">
            <text:p>-10.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-10.7">
            <text:p>-10.7</text:p>
          </table:table-cell>
          <table:table-cell office:value-type="float" office:value="107.7">
            <text:p>107.7</text:p>
          </table:table-cell>
          <table:table-cell table:number-columns-repeated="3"/>
          <table:table-cell office:value-type="float" office:value="182">
            <text:p>182</text:p>
          </table:table-cell>
          <table:table-cell table:number-columns-repeated="2"/>
          <table:table-cell office:value-type="float" office:value="-11">
            <text:p>-1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-11">
            <text:p>-11</text:p>
          </table:table-cell>
          <table:table-cell office:value-type="float" office:value="107.9">
            <text:p>107.9</text:p>
          </table:table-cell>
          <table:table-cell table:number-columns-repeated="3"/>
          <table:table-cell office:value-type="float" office:value="182.2">
            <text:p>182.2</text:p>
          </table:table-cell>
          <table:table-cell table:number-columns-repeated="2"/>
          <table:table-cell office:value-type="float" office:value="-11.2">
            <text:p>-11.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-11.2">
            <text:p>-11.2</text:p>
          </table:table-cell>
          <table:table-cell office:value-type="float" office:value="108">
            <text:p>108</text:p>
          </table:table-cell>
          <table:table-cell table:number-columns-repeated="3"/>
          <table:table-cell office:value-type="float" office:value="182.5">
            <text:p>182.5</text:p>
          </table:table-cell>
          <table:table-cell table:number-columns-repeated="2"/>
          <table:table-cell office:value-type="float" office:value="-11.5">
            <text:p>-11.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11.5">
            <text:p>-11.5</text:p>
          </table:table-cell>
          <table:table-cell office:value-type="float" office:value="108.2">
            <text:p>108.2</text:p>
          </table:table-cell>
          <table:table-cell table:number-columns-repeated="3"/>
          <table:table-cell office:value-type="float" office:value="182.7">
            <text:p>182.7</text:p>
          </table:table-cell>
          <table:table-cell table:number-columns-repeated="2"/>
          <table:table-cell office:value-type="float" office:value="-11.7">
            <text:p>-11.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11.7">
            <text:p>-11.7</text:p>
          </table:table-cell>
          <table:table-cell office:value-type="float" office:value="108.4">
            <text:p>108.4</text:p>
          </table:table-cell>
          <table:table-cell table:number-columns-repeated="3"/>
          <table:table-cell office:value-type="float" office:value="183">
            <text:p>183</text:p>
          </table:table-cell>
          <table:table-cell table:number-columns-repeated="2"/>
          <table:table-cell office:value-type="float" office:value="-11.9">
            <text:p>-11.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-11.9">
            <text:p>-11.9</text:p>
          </table:table-cell>
          <table:table-cell office:value-type="float" office:value="108.5">
            <text:p>108.5</text:p>
          </table:table-cell>
          <table:table-cell table:number-columns-repeated="3"/>
          <table:table-cell office:value-type="float" office:value="183.2">
            <text:p>183.2</text:p>
          </table:table-cell>
          <table:table-cell table:number-columns-repeated="2"/>
          <table:table-cell office:value-type="float" office:value="-12.2">
            <text:p>-12.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-12.2">
            <text:p>-12.2</text:p>
          </table:table-cell>
          <table:table-cell office:value-type="float" office:value="108.7">
            <text:p>108.7</text:p>
          </table:table-cell>
          <table:table-cell table:number-columns-repeated="3"/>
          <table:table-cell office:value-type="float" office:value="183.4">
            <text:p>183.4</text:p>
          </table:table-cell>
          <table:table-cell table:number-columns-repeated="2"/>
          <table:table-cell office:value-type="float" office:value="-12.4">
            <text:p>-12.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12.4">
            <text:p>-12.4</text:p>
          </table:table-cell>
          <table:table-cell office:value-type="float" office:value="108.9">
            <text:p>108.9</text:p>
          </table:table-cell>
          <table:table-cell table:number-columns-repeated="3"/>
          <table:table-cell office:value-type="float" office:value="183.6">
            <text:p>183.6</text:p>
          </table:table-cell>
          <table:table-cell table:number-columns-repeated="2"/>
          <table:table-cell office:value-type="float" office:value="-12.7">
            <text:p>-12.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-12.7">
            <text:p>-12.7</text:p>
          </table:table-cell>
          <table:table-cell office:value-type="float" office:value="109.1">
            <text:p>109.1</text:p>
          </table:table-cell>
          <table:table-cell table:number-columns-repeated="3"/>
          <table:table-cell office:value-type="float" office:value="183.8">
            <text:p>183.8</text:p>
          </table:table-cell>
          <table:table-cell table:number-columns-repeated="2"/>
          <table:table-cell office:value-type="float" office:value="-12.9">
            <text:p>-12.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12.9">
            <text:p>-12.9</text:p>
          </table:table-cell>
          <table:table-cell office:value-type="float" office:value="109.2">
            <text:p>109.2</text:p>
          </table:table-cell>
          <table:table-cell table:number-columns-repeated="3"/>
          <table:table-cell office:value-type="float" office:value="184">
            <text:p>184</text:p>
          </table:table-cell>
          <table:table-cell table:number-columns-repeated="2"/>
          <table:table-cell office:value-type="float" office:value="-13.1">
            <text:p>-13.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13.1">
            <text:p>-13.1</text:p>
          </table:table-cell>
          <table:table-cell office:value-type="float" office:value="109.4">
            <text:p>109.4</text:p>
          </table:table-cell>
          <table:table-cell table:number-columns-repeated="3"/>
          <table:table-cell office:value-type="float" office:value="184.2">
            <text:p>184.2</text:p>
          </table:table-cell>
          <table:table-cell table:number-columns-repeated="2"/>
          <table:table-cell office:value-type="float" office:value="-13.3">
            <text:p>-13.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3.3">
            <text:p>-13.3</text:p>
          </table:table-cell>
          <table:table-cell office:value-type="float" office:value="109.5">
            <text:p>109.5</text:p>
          </table:table-cell>
          <table:table-cell table:number-columns-repeated="3"/>
          <table:table-cell office:value-type="float" office:value="184.3">
            <text:p>184.3</text:p>
          </table:table-cell>
          <table:table-cell table:number-columns-repeated="2"/>
          <table:table-cell office:value-type="float" office:value="-13.5">
            <text:p>-13.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13.6">
            <text:p>-13.6</text:p>
          </table:table-cell>
          <table:table-cell office:value-type="float" office:value="109.7">
            <text:p>109.7</text:p>
          </table:table-cell>
          <table:table-cell table:number-columns-repeated="3"/>
          <table:table-cell office:value-type="float" office:value="184.6">
            <text:p>184.6</text:p>
          </table:table-cell>
          <table:table-cell table:number-columns-repeated="2"/>
          <table:table-cell office:value-type="float" office:value="-13.8">
            <text:p>-13.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13.7">
            <text:p>-13.7</text:p>
          </table:table-cell>
          <table:table-cell office:value-type="float" office:value="109.9">
            <text:p>109.9</text:p>
          </table:table-cell>
          <table:table-cell table:number-columns-repeated="3"/>
          <table:table-cell office:value-type="float" office:value="184.8">
            <text:p>184.8</text:p>
          </table:table-cell>
          <table:table-cell table:number-columns-repeated="2"/>
          <table:table-cell office:value-type="float" office:value="-14">
            <text:p>-1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13.9">
            <text:p>-13.9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float" office:value="185">
            <text:p>185</text:p>
          </table:table-cell>
          <table:table-cell table:number-columns-repeated="2"/>
          <table:table-cell office:value-type="float" office:value="-14.2">
            <text:p>-14.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-14.2">
            <text:p>-14.2</text:p>
          </table:table-cell>
          <table:table-cell office:value-type="float" office:value="110.1">
            <text:p>110.1</text:p>
          </table:table-cell>
          <table:table-cell table:number-columns-repeated="3"/>
          <table:table-cell office:value-type="float" office:value="185.2">
            <text:p>185.2</text:p>
          </table:table-cell>
          <table:table-cell table:number-columns-repeated="2"/>
          <table:table-cell office:value-type="float" office:value="-14.4">
            <text:p>-14.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-14.4">
            <text:p>-14.4</text:p>
          </table:table-cell>
          <table:table-cell office:value-type="float" office:value="110.2">
            <text:p>110.2</text:p>
          </table:table-cell>
          <table:table-cell table:number-columns-repeated="3"/>
          <table:table-cell office:value-type="float" office:value="185.3">
            <text:p>185.3</text:p>
          </table:table-cell>
          <table:table-cell table:number-columns-repeated="2"/>
          <table:table-cell office:value-type="float" office:value="-14.6">
            <text:p>-14.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14.6">
            <text:p>-14.6</text:p>
          </table:table-cell>
          <table:table-cell office:value-type="float" office:value="110.4">
            <text:p>110.4</text:p>
          </table:table-cell>
          <table:table-cell table:number-columns-repeated="3"/>
          <table:table-cell office:value-type="float" office:value="185.5">
            <text:p>185.5</text:p>
          </table:table-cell>
          <table:table-cell table:number-columns-repeated="2"/>
          <table:table-cell office:value-type="float" office:value="-14.8">
            <text:p>-14.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-14.8">
            <text:p>-14.8</text:p>
          </table:table-cell>
          <table:table-cell office:value-type="float" office:value="110.6">
            <text:p>110.6</text:p>
          </table:table-cell>
          <table:table-cell table:number-columns-repeated="3"/>
          <table:table-cell office:value-type="float" office:value="185.7">
            <text:p>185.7</text:p>
          </table:table-cell>
          <table:table-cell table:number-columns-repeated="2"/>
          <table:table-cell office:value-type="float" office:value="-15">
            <text:p>-1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15">
            <text:p>-15</text:p>
          </table:table-cell>
          <table:table-cell office:value-type="float" office:value="110.7">
            <text:p>110.7</text:p>
          </table:table-cell>
          <table:table-cell table:number-columns-repeated="3"/>
          <table:table-cell office:value-type="float" office:value="185.9">
            <text:p>185.9</text:p>
          </table:table-cell>
          <table:table-cell table:number-columns-repeated="2"/>
          <table:table-cell office:value-type="float" office:value="-15.2">
            <text:p>-15.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15.2">
            <text:p>-15.2</text:p>
          </table:table-cell>
          <table:table-cell office:value-type="float" office:value="110.8">
            <text:p>110.8</text:p>
          </table:table-cell>
          <table:table-cell table:number-columns-repeated="3"/>
          <table:table-cell office:value-type="float" office:value="186">
            <text:p>186</text:p>
          </table:table-cell>
          <table:table-cell table:number-columns-repeated="2"/>
          <table:table-cell office:value-type="float" office:value="-15.3">
            <text:p>-15.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15.4">
            <text:p>-15.4</text:p>
          </table:table-cell>
          <table:table-cell office:value-type="float" office:value="110.9">
            <text:p>110.9</text:p>
          </table:table-cell>
          <table:table-cell table:number-columns-repeated="3"/>
          <table:table-cell office:value-type="float" office:value="186.2">
            <text:p>186.2</text:p>
          </table:table-cell>
          <table:table-cell table:number-columns-repeated="2"/>
          <table:table-cell office:value-type="float" office:value="-15.5">
            <text:p>-15.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-15.6">
            <text:p>-15.6</text:p>
          </table:table-cell>
          <table:table-cell office:value-type="float" office:value="111.1">
            <text:p>111.1</text:p>
          </table:table-cell>
          <table:table-cell table:number-columns-repeated="3"/>
          <table:table-cell office:value-type="float" office:value="186.4">
            <text:p>186.4</text:p>
          </table:table-cell>
          <table:table-cell table:number-columns-repeated="2"/>
          <table:table-cell office:value-type="float" office:value="-15.7">
            <text:p>-15.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-15.7">
            <text:p>-15.7</text:p>
          </table:table-cell>
          <table:table-cell office:value-type="float" office:value="111.2">
            <text:p>111.2</text:p>
          </table:table-cell>
          <table:table-cell table:number-columns-repeated="3"/>
          <table:table-cell office:value-type="float" office:value="186.6">
            <text:p>186.6</text:p>
          </table:table-cell>
          <table:table-cell table:number-columns-repeated="2"/>
          <table:table-cell office:value-type="float" office:value="-15.9">
            <text:p>-15.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15.9">
            <text:p>-15.9</text:p>
          </table:table-cell>
          <table:table-cell office:value-type="float" office:value="111.3">
            <text:p>111.3</text:p>
          </table:table-cell>
          <table:table-cell table:number-columns-repeated="3"/>
          <table:table-cell office:value-type="float" office:value="186.7">
            <text:p>186.7</text:p>
          </table:table-cell>
          <table:table-cell table:number-columns-repeated="2"/>
          <table:table-cell office:value-type="float" office:value="-16.1">
            <text:p>-16.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16.1">
            <text:p>-16.1</text:p>
          </table:table-cell>
          <table:table-cell office:value-type="float" office:value="111.4">
            <text:p>111.4</text:p>
          </table:table-cell>
          <table:table-cell table:number-columns-repeated="3"/>
          <table:table-cell office:value-type="float" office:value="186.8">
            <text:p>186.8</text:p>
          </table:table-cell>
          <table:table-cell table:number-columns-repeated="2"/>
          <table:table-cell office:value-type="float" office:value="-16.3">
            <text:p>-16.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-16.3">
            <text:p>-16.3</text:p>
          </table:table-cell>
          <table:table-cell office:value-type="float" office:value="111.5">
            <text:p>111.5</text:p>
          </table:table-cell>
          <table:table-cell table:number-columns-repeated="3"/>
          <table:table-cell office:value-type="float" office:value="187">
            <text:p>187</text:p>
          </table:table-cell>
          <table:table-cell table:number-columns-repeated="2"/>
          <table:table-cell office:value-type="float" office:value="-16.5">
            <text:p>-16.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-16.5">
            <text:p>-16.5</text:p>
          </table:table-cell>
          <table:table-cell office:value-type="float" office:value="111.7">
            <text:p>111.7</text:p>
          </table:table-cell>
          <table:table-cell table:number-columns-repeated="3"/>
          <table:table-cell office:value-type="float" office:value="187.2">
            <text:p>187.2</text:p>
          </table:table-cell>
          <table:table-cell table:number-columns-repeated="2"/>
          <table:table-cell office:value-type="float" office:value="-16.6">
            <text:p>-16.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-16.6">
            <text:p>-16.6</text:p>
          </table:table-cell>
          <table:table-cell office:value-type="float" office:value="111.7">
            <text:p>111.7</text:p>
          </table:table-cell>
          <table:table-cell table:number-columns-repeated="3"/>
          <table:table-cell office:value-type="float" office:value="187.4">
            <text:p>187.4</text:p>
          </table:table-cell>
          <table:table-cell table:number-columns-repeated="2"/>
          <table:table-cell office:value-type="float" office:value="-16.8">
            <text:p>-16.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16.8">
            <text:p>-16.8</text:p>
          </table:table-cell>
          <table:table-cell office:value-type="float" office:value="111.9">
            <text:p>111.9</text:p>
          </table:table-cell>
          <table:table-cell table:number-columns-repeated="3"/>
          <table:table-cell office:value-type="float" office:value="187.4">
            <text:p>187.4</text:p>
          </table:table-cell>
          <table:table-cell table:number-columns-repeated="2"/>
          <table:table-cell office:value-type="float" office:value="-16.9">
            <text:p>-16.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-17">
            <text:p>-17</text:p>
          </table:table-cell>
          <table:table-cell office:value-type="float" office:value="112">
            <text:p>112</text:p>
          </table:table-cell>
          <table:table-cell table:number-columns-repeated="3"/>
          <table:table-cell office:value-type="float" office:value="187.6">
            <text:p>187.6</text:p>
          </table:table-cell>
          <table:table-cell table:number-columns-repeated="2"/>
          <table:table-cell office:value-type="float" office:value="-17.1">
            <text:p>-17.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-17.2">
            <text:p>-17.2</text:p>
          </table:table-cell>
          <table:table-cell office:value-type="float" office:value="112.1">
            <text:p>112.1</text:p>
          </table:table-cell>
          <table:table-cell table:number-columns-repeated="3"/>
          <table:table-cell office:value-type="float" office:value="187.7">
            <text:p>187.7</text:p>
          </table:table-cell>
          <table:table-cell table:number-columns-repeated="2"/>
          <table:table-cell office:value-type="float" office:value="-17.3">
            <text:p>-17.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-17.3">
            <text:p>-17.3</text:p>
          </table:table-cell>
          <table:table-cell office:value-type="float" office:value="112.2">
            <text:p>112.2</text:p>
          </table:table-cell>
          <table:table-cell table:number-columns-repeated="3"/>
          <table:table-cell office:value-type="float" office:value="187.9">
            <text:p>187.9</text:p>
          </table:table-cell>
          <table:table-cell table:number-columns-repeated="2"/>
          <table:table-cell office:value-type="float" office:value="-17.5">
            <text:p>-17.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17.5">
            <text:p>-17.5</text:p>
          </table:table-cell>
          <table:table-cell office:value-type="float" office:value="112.3">
            <text:p>112.3</text:p>
          </table:table-cell>
          <table:table-cell table:number-columns-repeated="3"/>
          <table:table-cell office:value-type="float" office:value="188.1">
            <text:p>188.1</text:p>
          </table:table-cell>
          <table:table-cell table:number-columns-repeated="2"/>
          <table:table-cell office:value-type="float" office:value="-17.6">
            <text:p>-17.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17.7">
            <text:p>-17.7</text:p>
          </table:table-cell>
          <table:table-cell office:value-type="float" office:value="112.5">
            <text:p>112.5</text:p>
          </table:table-cell>
          <table:table-cell table:number-columns-repeated="3"/>
          <table:table-cell office:value-type="float" office:value="188.1">
            <text:p>188.1</text:p>
          </table:table-cell>
          <table:table-cell table:number-columns-repeated="2"/>
          <table:table-cell office:value-type="float" office:value="-17.8">
            <text:p>-17.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-17.8">
            <text:p>-17.8</text:p>
          </table:table-cell>
          <table:table-cell office:value-type="float" office:value="112.6">
            <text:p>112.6</text:p>
          </table:table-cell>
          <table:table-cell table:number-columns-repeated="3"/>
          <table:table-cell office:value-type="float" office:value="188.3">
            <text:p>188.3</text:p>
          </table:table-cell>
          <table:table-cell table:number-columns-repeated="2"/>
          <table:table-cell office:value-type="float" office:value="-18">
            <text:p>-1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18">
            <text:p>-18</text:p>
          </table:table-cell>
          <table:table-cell office:value-type="float" office:value="112.7">
            <text:p>112.7</text:p>
          </table:table-cell>
          <table:table-cell table:number-columns-repeated="3"/>
          <table:table-cell office:value-type="float" office:value="188.4">
            <text:p>188.4</text:p>
          </table:table-cell>
          <table:table-cell table:number-columns-repeated="2"/>
          <table:table-cell office:value-type="float" office:value="-18.1">
            <text:p>-18.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18.1">
            <text:p>-18.1</text:p>
          </table:table-cell>
          <table:table-cell office:value-type="float" office:value="112.7">
            <text:p>112.7</text:p>
          </table:table-cell>
          <table:table-cell table:number-columns-repeated="3"/>
          <table:table-cell office:value-type="float" office:value="188.6">
            <text:p>188.6</text:p>
          </table:table-cell>
          <table:table-cell table:number-columns-repeated="2"/>
          <table:table-cell office:value-type="float" office:value="-18.3">
            <text:p>-18.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-18.3">
            <text:p>-18.3</text:p>
          </table:table-cell>
          <table:table-cell office:value-type="float" office:value="112.9">
            <text:p>112.9</text:p>
          </table:table-cell>
          <table:table-cell table:number-columns-repeated="3"/>
          <table:table-cell office:value-type="float" office:value="188.7">
            <text:p>188.7</text:p>
          </table:table-cell>
          <table:table-cell table:number-columns-repeated="2"/>
          <table:table-cell office:value-type="float" office:value="-18.4">
            <text:p>-18.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-18.5">
            <text:p>-18.5</text:p>
          </table:table-cell>
          <table:table-cell office:value-type="float" office:value="113">
            <text:p>113</text:p>
          </table:table-cell>
          <table:table-cell table:number-columns-repeated="3"/>
          <table:table-cell office:value-type="float" office:value="188.8">
            <text:p>188.8</text:p>
          </table:table-cell>
          <table:table-cell table:number-columns-repeated="2"/>
          <table:table-cell office:value-type="float" office:value="-18.5">
            <text:p>-18.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-18.6">
            <text:p>-18.6</text:p>
          </table:table-cell>
          <table:table-cell office:value-type="float" office:value="113.1">
            <text:p>113.1</text:p>
          </table:table-cell>
          <table:table-cell table:number-columns-repeated="3"/>
          <table:table-cell office:value-type="float" office:value="188.9">
            <text:p>188.9</text:p>
          </table:table-cell>
          <table:table-cell table:number-columns-repeated="2"/>
          <table:table-cell office:value-type="float" office:value="-18.7">
            <text:p>-18.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18.7">
            <text:p>-18.7</text:p>
          </table:table-cell>
          <table:table-cell office:value-type="float" office:value="113.2">
            <text:p>113.2</text:p>
          </table:table-cell>
          <table:table-cell table:number-columns-repeated="3"/>
          <table:table-cell office:value-type="float" office:value="189">
            <text:p>189</text:p>
          </table:table-cell>
          <table:table-cell table:number-columns-repeated="2"/>
          <table:table-cell office:value-type="float" office:value="-18.8">
            <text:p>-18.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-18.9">
            <text:p>-18.9</text:p>
          </table:table-cell>
          <table:table-cell office:value-type="float" office:value="113.3">
            <text:p>113.3</text:p>
          </table:table-cell>
          <table:table-cell table:number-columns-repeated="3"/>
          <table:table-cell office:value-type="float" office:value="189.2">
            <text:p>189.2</text:p>
          </table:table-cell>
          <table:table-cell table:number-columns-repeated="2"/>
          <table:table-cell office:value-type="float" office:value="-19">
            <text:p>-1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-19">
            <text:p>-19</text:p>
          </table:table-cell>
          <table:table-cell office:value-type="float" office:value="113.4">
            <text:p>113.4</text:p>
          </table:table-cell>
          <table:table-cell table:number-columns-repeated="3"/>
          <table:table-cell office:value-type="float" office:value="189.3">
            <text:p>189.3</text:p>
          </table:table-cell>
          <table:table-cell table:number-columns-repeated="2"/>
          <table:table-cell office:value-type="float" office:value="-19.1">
            <text:p>-19.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-19.2">
            <text:p>-19.2</text:p>
          </table:table-cell>
          <table:table-cell office:value-type="float" office:value="113.5">
            <text:p>113.5</text:p>
          </table:table-cell>
          <table:table-cell table:number-columns-repeated="3"/>
          <table:table-cell office:value-type="float" office:value="189.4">
            <text:p>189.4</text:p>
          </table:table-cell>
          <table:table-cell table:number-columns-repeated="2"/>
          <table:table-cell office:value-type="float" office:value="-19.2">
            <text:p>-19.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19.3">
            <text:p>-19.3</text:p>
          </table:table-cell>
          <table:table-cell office:value-type="float" office:value="113.6">
            <text:p>113.6</text:p>
          </table:table-cell>
          <table:table-cell table:number-columns-repeated="3"/>
          <table:table-cell office:value-type="float" office:value="189.5">
            <text:p>189.5</text:p>
          </table:table-cell>
          <table:table-cell table:number-columns-repeated="2"/>
          <table:table-cell office:value-type="float" office:value="-19.4">
            <text:p>-19.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-19.4">
            <text:p>-19.4</text:p>
          </table:table-cell>
          <table:table-cell office:value-type="float" office:value="113.7">
            <text:p>113.7</text:p>
          </table:table-cell>
          <table:table-cell table:number-columns-repeated="3"/>
          <table:table-cell office:value-type="float" office:value="189.6">
            <text:p>189.6</text:p>
          </table:table-cell>
          <table:table-cell table:number-columns-repeated="2"/>
          <table:table-cell office:value-type="float" office:value="-19.5">
            <text:p>-19.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-19.5">
            <text:p>-19.5</text:p>
          </table:table-cell>
          <table:table-cell office:value-type="float" office:value="113.7">
            <text:p>113.7</text:p>
          </table:table-cell>
          <table:table-cell table:number-columns-repeated="3"/>
          <table:table-cell office:value-type="float" office:value="189.7">
            <text:p>189.7</text:p>
          </table:table-cell>
          <table:table-cell table:number-columns-repeated="2"/>
          <table:table-cell office:value-type="float" office:value="-19.6">
            <text:p>-19.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-19.7">
            <text:p>-19.7</text:p>
          </table:table-cell>
          <table:table-cell office:value-type="float" office:value="113.8">
            <text:p>113.8</text:p>
          </table:table-cell>
          <table:table-cell table:number-columns-repeated="3"/>
          <table:table-cell office:value-type="float" office:value="189.8">
            <text:p>189.8</text:p>
          </table:table-cell>
          <table:table-cell table:number-columns-repeated="2"/>
          <table:table-cell office:value-type="float" office:value="-19.7">
            <text:p>-19.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19.8">
            <text:p>-19.8</text:p>
          </table:table-cell>
          <table:table-cell office:value-type="float" office:value="113.9">
            <text:p>113.9</text:p>
          </table:table-cell>
          <table:table-cell table:number-columns-repeated="3"/>
          <table:table-cell office:value-type="float" office:value="189.9">
            <text:p>189.9</text:p>
          </table:table-cell>
          <table:table-cell table:number-columns-repeated="2"/>
          <table:table-cell office:value-type="float" office:value="-19.9">
            <text:p>-19.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-20">
            <text:p>-20</text:p>
          </table:table-cell>
          <table:table-cell office:value-type="float" office:value="114">
            <text:p>114</text:p>
          </table:table-cell>
          <table:table-cell table:number-columns-repeated="3"/>
          <table:table-cell office:value-type="float" office:value="190">
            <text:p>190</text:p>
          </table:table-cell>
          <table:table-cell table:number-columns-repeated="2"/>
          <table:table-cell office:value-type="float" office:value="-20">
            <text:p>-2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-20.1">
            <text:p>-20.1</text:p>
          </table:table-cell>
          <table:table-cell office:value-type="float" office:value="114.1">
            <text:p>114.1</text:p>
          </table:table-cell>
          <table:table-cell table:number-columns-repeated="3"/>
          <table:table-cell office:value-type="float" office:value="190.1">
            <text:p>190.1</text:p>
          </table:table-cell>
          <table:table-cell table:number-columns-repeated="2"/>
          <table:table-cell office:value-type="float" office:value="-20.1">
            <text:p>-20.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-20.2">
            <text:p>-20.2</text:p>
          </table:table-cell>
          <table:table-cell office:value-type="float" office:value="114.2">
            <text:p>114.2</text:p>
          </table:table-cell>
          <table:table-cell table:number-columns-repeated="3"/>
          <table:table-cell office:value-type="float" office:value="190.2">
            <text:p>190.2</text:p>
          </table:table-cell>
          <table:table-cell table:number-columns-repeated="2"/>
          <table:table-cell office:value-type="float" office:value="-20.2">
            <text:p>-20.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20.3">
            <text:p>-20.3</text:p>
          </table:table-cell>
          <table:table-cell office:value-type="float" office:value="114.3">
            <text:p>114.3</text:p>
          </table:table-cell>
          <table:table-cell table:number-columns-repeated="3"/>
          <table:table-cell office:value-type="float" office:value="190.3">
            <text:p>190.3</text:p>
          </table:table-cell>
          <table:table-cell table:number-columns-repeated="2"/>
          <table:table-cell office:value-type="float" office:value="-20.3">
            <text:p>-20.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-20.5">
            <text:p>-20.5</text:p>
          </table:table-cell>
          <table:table-cell office:value-type="float" office:value="114.4">
            <text:p>114.4</text:p>
          </table:table-cell>
          <table:table-cell table:number-columns-repeated="3"/>
          <table:table-cell office:value-type="float" office:value="190.4">
            <text:p>190.4</text:p>
          </table:table-cell>
          <table:table-cell table:number-columns-repeated="2"/>
          <table:table-cell office:value-type="float" office:value="-20.4">
            <text:p>-20.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20.6">
            <text:p>-20.6</text:p>
          </table:table-cell>
          <table:table-cell office:value-type="float" office:value="114.4">
            <text:p>114.4</text:p>
          </table:table-cell>
          <table:table-cell table:number-columns-repeated="3"/>
          <table:table-cell office:value-type="float" office:value="190.5">
            <text:p>190.5</text:p>
          </table:table-cell>
          <table:table-cell table:number-columns-repeated="2"/>
          <table:table-cell office:value-type="float" office:value="-20.5">
            <text:p>-20.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20.6">
            <text:p>-20.6</text:p>
          </table:table-cell>
          <table:table-cell office:value-type="float" office:value="114.5">
            <text:p>114.5</text:p>
          </table:table-cell>
          <table:table-cell table:number-columns-repeated="3"/>
          <table:table-cell office:value-type="float" office:value="190.6">
            <text:p>190.6</text:p>
          </table:table-cell>
          <table:table-cell table:number-columns-repeated="2"/>
          <table:table-cell office:value-type="float" office:value="-20.6">
            <text:p>-20.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20.8">
            <text:p>-20.8</text:p>
          </table:table-cell>
          <table:table-cell office:value-type="float" office:value="114.6">
            <text:p>114.6</text:p>
          </table:table-cell>
          <table:table-cell table:number-columns-repeated="3"/>
          <table:table-cell office:value-type="float" office:value="190.6">
            <text:p>190.6</text:p>
          </table:table-cell>
          <table:table-cell table:number-columns-repeated="2"/>
          <table:table-cell office:value-type="float" office:value="-20.7">
            <text:p>-20.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20.9">
            <text:p>-20.9</text:p>
          </table:table-cell>
          <table:table-cell office:value-type="float" office:value="114.7">
            <text:p>114.7</text:p>
          </table:table-cell>
          <table:table-cell table:number-columns-repeated="3"/>
          <table:table-cell office:value-type="float" office:value="190.7">
            <text:p>190.7</text:p>
          </table:table-cell>
          <table:table-cell table:number-columns-repeated="2"/>
          <table:table-cell office:value-type="float" office:value="-20.9">
            <text:p>-20.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-21">
            <text:p>-21</text:p>
          </table:table-cell>
          <table:table-cell office:value-type="float" office:value="114.8">
            <text:p>114.8</text:p>
          </table:table-cell>
          <table:table-cell table:number-columns-repeated="3"/>
          <table:table-cell office:value-type="float" office:value="190.8">
            <text:p>190.8</text:p>
          </table:table-cell>
          <table:table-cell table:number-columns-repeated="2"/>
          <table:table-cell office:value-type="float" office:value="-21">
            <text:p>-2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-21.1">
            <text:p>-21.1</text:p>
          </table:table-cell>
          <table:table-cell office:value-type="float" office:value="114.8">
            <text:p>114.8</text:p>
          </table:table-cell>
          <table:table-cell table:number-columns-repeated="3"/>
          <table:table-cell office:value-type="float" office:value="190.9">
            <text:p>190.9</text:p>
          </table:table-cell>
          <table:table-cell table:number-columns-repeated="2"/>
          <table:table-cell office:value-type="float" office:value="-21.1">
            <text:p>-21.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21.2">
            <text:p>-21.2</text:p>
          </table:table-cell>
          <table:table-cell office:value-type="float" office:value="114.9">
            <text:p>114.9</text:p>
          </table:table-cell>
          <table:table-cell table:number-columns-repeated="3"/>
          <table:table-cell office:value-type="float" office:value="191">
            <text:p>191</text:p>
          </table:table-cell>
          <table:table-cell table:number-columns-repeated="2"/>
          <table:table-cell office:value-type="float" office:value="-21.2">
            <text:p>-21.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-21.3">
            <text:p>-21.3</text:p>
          </table:table-cell>
          <table:table-cell office:value-type="float" office:value="115">
            <text:p>115</text:p>
          </table:table-cell>
          <table:table-cell table:number-columns-repeated="3"/>
          <table:table-cell office:value-type="float" office:value="191.1">
            <text:p>191.1</text:p>
          </table:table-cell>
          <table:table-cell table:number-columns-repeated="2"/>
          <table:table-cell office:value-type="float" office:value="-21.3">
            <text:p>-21.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-21.4">
            <text:p>-21.4</text:p>
          </table:table-cell>
          <table:table-cell office:value-type="float" office:value="115.1">
            <text:p>115.1</text:p>
          </table:table-cell>
          <table:table-cell table:number-columns-repeated="3"/>
          <table:table-cell office:value-type="float" office:value="191.2">
            <text:p>191.2</text:p>
          </table:table-cell>
          <table:table-cell table:number-columns-repeated="2"/>
          <table:table-cell office:value-type="float" office:value="-21.4">
            <text:p>-21.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-21.5">
            <text:p>-21.5</text:p>
          </table:table-cell>
          <table:table-cell office:value-type="float" office:value="115.2">
            <text:p>115.2</text:p>
          </table:table-cell>
          <table:table-cell table:number-columns-repeated="3"/>
          <table:table-cell office:value-type="float" office:value="191.3">
            <text:p>191.3</text:p>
          </table:table-cell>
          <table:table-cell table:number-columns-repeated="2"/>
          <table:table-cell office:value-type="float" office:value="-21.5">
            <text:p>-21.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21.6">
            <text:p>-21.6</text:p>
          </table:table-cell>
          <table:table-cell office:value-type="float" office:value="115.2">
            <text:p>115.2</text:p>
          </table:table-cell>
          <table:table-cell table:number-columns-repeated="3"/>
          <table:table-cell office:value-type="float" office:value="191.4">
            <text:p>191.4</text:p>
          </table:table-cell>
          <table:table-cell table:number-columns-repeated="2"/>
          <table:table-cell office:value-type="float" office:value="-21.6">
            <text:p>-21.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-21.7">
            <text:p>-21.7</text:p>
          </table:table-cell>
          <table:table-cell office:value-type="float" office:value="115.3">
            <text:p>115.3</text:p>
          </table:table-cell>
          <table:table-cell table:number-columns-repeated="3"/>
          <table:table-cell office:value-type="float" office:value="191.4">
            <text:p>191.4</text:p>
          </table:table-cell>
          <table:table-cell table:number-columns-repeated="2"/>
          <table:table-cell office:value-type="float" office:value="-21.7">
            <text:p>-21.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-21.9">
            <text:p>-21.9</text:p>
          </table:table-cell>
          <table:table-cell office:value-type="float" office:value="115.4">
            <text:p>115.4</text:p>
          </table:table-cell>
          <table:table-cell table:number-columns-repeated="3"/>
          <table:table-cell office:value-type="float" office:value="191.5">
            <text:p>191.5</text:p>
          </table:table-cell>
          <table:table-cell table:number-columns-repeated="2"/>
          <table:table-cell office:value-type="float" office:value="-21.8">
            <text:p>-21.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-21.9">
            <text:p>-21.9</text:p>
          </table:table-cell>
          <table:table-cell office:value-type="float" office:value="115.5">
            <text:p>115.5</text:p>
          </table:table-cell>
          <table:table-cell table:number-columns-repeated="3"/>
          <table:table-cell office:value-type="float" office:value="191.6">
            <text:p>191.6</text:p>
          </table:table-cell>
          <table:table-cell table:number-columns-repeated="2"/>
          <table:table-cell office:value-type="float" office:value="-21.9">
            <text:p>-21.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22">
            <text:p>-22</text:p>
          </table:table-cell>
          <table:table-cell office:value-type="float" office:value="115.6">
            <text:p>115.6</text:p>
          </table:table-cell>
          <table:table-cell table:number-columns-repeated="3"/>
          <table:table-cell office:value-type="float" office:value="191.7">
            <text:p>191.7</text:p>
          </table:table-cell>
          <table:table-cell table:number-columns-repeated="2"/>
          <table:table-cell office:value-type="float" office:value="-22">
            <text:p>-2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-22.1">
            <text:p>-22.1</text:p>
          </table:table-cell>
          <table:table-cell office:value-type="float" office:value="115.6">
            <text:p>115.6</text:p>
          </table:table-cell>
          <table:table-cell table:number-columns-repeated="3"/>
          <table:table-cell office:value-type="float" office:value="191.8">
            <text:p>191.8</text:p>
          </table:table-cell>
          <table:table-cell table:number-columns-repeated="2"/>
          <table:table-cell office:value-type="float" office:value="-22.1">
            <text:p>-22.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-22.2">
            <text:p>-22.2</text:p>
          </table:table-cell>
          <table:table-cell office:value-type="float" office:value="115.7">
            <text:p>115.7</text:p>
          </table:table-cell>
          <table:table-cell table:number-columns-repeated="3"/>
          <table:table-cell office:value-type="float" office:value="191.8">
            <text:p>191.8</text:p>
          </table:table-cell>
          <table:table-cell table:number-columns-repeated="2"/>
          <table:table-cell office:value-type="float" office:value="-22.2">
            <text:p>-22.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-22.3">
            <text:p>-22.3</text:p>
          </table:table-cell>
          <table:table-cell office:value-type="float" office:value="115.7">
            <text:p>115.7</text:p>
          </table:table-cell>
          <table:table-cell table:number-columns-repeated="3"/>
          <table:table-cell office:value-type="float" office:value="191.9">
            <text:p>191.9</text:p>
          </table:table-cell>
          <table:table-cell table:number-columns-repeated="2"/>
          <table:table-cell office:value-type="float" office:value="-22.3">
            <text:p>-22.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-22.4">
            <text:p>-22.4</text:p>
          </table:table-cell>
          <table:table-cell office:value-type="float" office:value="115.8">
            <text:p>115.8</text:p>
          </table:table-cell>
          <table:table-cell table:number-columns-repeated="3"/>
          <table:table-cell office:value-type="float" office:value="192">
            <text:p>192</text:p>
          </table:table-cell>
          <table:table-cell table:number-columns-repeated="2"/>
          <table:table-cell office:value-type="float" office:value="-22.4">
            <text:p>-22.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22.5">
            <text:p>-22.5</text:p>
          </table:table-cell>
          <table:table-cell office:value-type="float" office:value="115.9">
            <text:p>115.9</text:p>
          </table:table-cell>
          <table:table-cell table:number-columns-repeated="3"/>
          <table:table-cell office:value-type="float" office:value="192.1">
            <text:p>192.1</text:p>
          </table:table-cell>
          <table:table-cell table:number-columns-repeated="2"/>
          <table:table-cell office:value-type="float" office:value="-22.5">
            <text:p>-22.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22.5">
            <text:p>-22.5</text:p>
          </table:table-cell>
          <table:table-cell office:value-type="float" office:value="115.9">
            <text:p>115.9</text:p>
          </table:table-cell>
          <table:table-cell table:number-columns-repeated="3"/>
          <table:table-cell office:value-type="float" office:value="192.1">
            <text:p>192.1</text:p>
          </table:table-cell>
          <table:table-cell table:number-columns-repeated="2"/>
          <table:table-cell office:value-type="float" office:value="-22.5">
            <text:p>-22.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-22.7">
            <text:p>-22.7</text:p>
          </table:table-cell>
          <table:table-cell office:value-type="float" office:value="116">
            <text:p>116</text:p>
          </table:table-cell>
          <table:table-cell table:number-columns-repeated="3"/>
          <table:table-cell office:value-type="float" office:value="192.2">
            <text:p>192.2</text:p>
          </table:table-cell>
          <table:table-cell table:number-columns-repeated="2"/>
          <table:table-cell office:value-type="float" office:value="-22.6">
            <text:p>-22.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-22.8">
            <text:p>-22.8</text:p>
          </table:table-cell>
          <table:table-cell office:value-type="float" office:value="116.1">
            <text:p>116.1</text:p>
          </table:table-cell>
          <table:table-cell table:number-columns-repeated="3"/>
          <table:table-cell office:value-type="float" office:value="192.2">
            <text:p>192.2</text:p>
          </table:table-cell>
          <table:table-cell table:number-columns-repeated="2"/>
          <table:table-cell office:value-type="float" office:value="-22.7">
            <text:p>-22.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22.8">
            <text:p>-22.8</text:p>
          </table:table-cell>
          <table:table-cell office:value-type="float" office:value="116.2">
            <text:p>116.2</text:p>
          </table:table-cell>
          <table:table-cell table:number-columns-repeated="3"/>
          <table:table-cell office:value-type="float" office:value="192.3">
            <text:p>192.3</text:p>
          </table:table-cell>
          <table:table-cell table:number-columns-repeated="2"/>
          <table:table-cell office:value-type="float" office:value="-22.8">
            <text:p>-22.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22.9">
            <text:p>-22.9</text:p>
          </table:table-cell>
          <table:table-cell office:value-type="float" office:value="116.2">
            <text:p>116.2</text:p>
          </table:table-cell>
          <table:table-cell table:number-columns-repeated="3"/>
          <table:table-cell office:value-type="float" office:value="192.4">
            <text:p>192.4</text:p>
          </table:table-cell>
          <table:table-cell table:number-columns-repeated="2"/>
          <table:table-cell office:value-type="float" office:value="-22.9">
            <text:p>-22.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23">
            <text:p>-23</text:p>
          </table:table-cell>
          <table:table-cell office:value-type="float" office:value="116.3">
            <text:p>116.3</text:p>
          </table:table-cell>
          <table:table-cell table:number-columns-repeated="3"/>
          <table:table-cell office:value-type="float" office:value="192.4">
            <text:p>192.4</text:p>
          </table:table-cell>
          <table:table-cell table:number-columns-repeated="2"/>
          <table:table-cell office:value-type="float" office:value="-23">
            <text:p>-2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23.1">
            <text:p>-23.1</text:p>
          </table:table-cell>
          <table:table-cell office:value-type="float" office:value="116.3">
            <text:p>116.3</text:p>
          </table:table-cell>
          <table:table-cell table:number-columns-repeated="3"/>
          <table:table-cell office:value-type="float" office:value="192.5">
            <text:p>192.5</text:p>
          </table:table-cell>
          <table:table-cell table:number-columns-repeated="2"/>
          <table:table-cell office:value-type="float" office:value="-23.1">
            <text:p>-23.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-23.2">
            <text:p>-23.2</text:p>
          </table:table-cell>
          <table:table-cell office:value-type="float" office:value="116.4">
            <text:p>116.4</text:p>
          </table:table-cell>
          <table:table-cell table:number-columns-repeated="3"/>
          <table:table-cell office:value-type="float" office:value="192.6">
            <text:p>192.6</text:p>
          </table:table-cell>
          <table:table-cell table:number-columns-repeated="2"/>
          <table:table-cell office:value-type="float" office:value="-23.1">
            <text:p>-23.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23.2">
            <text:p>-23.2</text:p>
          </table:table-cell>
          <table:table-cell office:value-type="float" office:value="116.5">
            <text:p>116.5</text:p>
          </table:table-cell>
          <table:table-cell table:number-columns-repeated="3"/>
          <table:table-cell office:value-type="float" office:value="192.7">
            <text:p>192.7</text:p>
          </table:table-cell>
          <table:table-cell table:number-columns-repeated="2"/>
          <table:table-cell office:value-type="float" office:value="-23.2">
            <text:p>-23.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23.3">
            <text:p>-23.3</text:p>
          </table:table-cell>
          <table:table-cell office:value-type="float" office:value="116.5">
            <text:p>116.5</text:p>
          </table:table-cell>
          <table:table-cell table:number-columns-repeated="3"/>
          <table:table-cell office:value-type="float" office:value="192.8">
            <text:p>192.8</text:p>
          </table:table-cell>
          <table:table-cell table:number-columns-repeated="2"/>
          <table:table-cell office:value-type="float" office:value="-23.3">
            <text:p>-23.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-23.4">
            <text:p>-23.4</text:p>
          </table:table-cell>
          <table:table-cell office:value-type="float" office:value="116.6">
            <text:p>116.6</text:p>
          </table:table-cell>
          <table:table-cell table:number-columns-repeated="3"/>
          <table:table-cell office:value-type="float" office:value="192.8">
            <text:p>192.8</text:p>
          </table:table-cell>
          <table:table-cell table:number-columns-repeated="2"/>
          <table:table-cell office:value-type="float" office:value="-23.3">
            <text:p>-23.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-23.5">
            <text:p>-23.5</text:p>
          </table:table-cell>
          <table:table-cell office:value-type="float" office:value="116.7">
            <text:p>116.7</text:p>
          </table:table-cell>
          <table:table-cell table:number-columns-repeated="3"/>
          <table:table-cell office:value-type="float" office:value="192.9">
            <text:p>192.9</text:p>
          </table:table-cell>
          <table:table-cell table:number-columns-repeated="2"/>
          <table:table-cell office:value-type="float" office:value="-23.5">
            <text:p>-23.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23.6">
            <text:p>-23.6</text:p>
          </table:table-cell>
          <table:table-cell office:value-type="float" office:value="116.7">
            <text:p>116.7</text:p>
          </table:table-cell>
          <table:table-cell table:number-columns-repeated="3"/>
          <table:table-cell office:value-type="float" office:value="192.9">
            <text:p>192.9</text:p>
          </table:table-cell>
          <table:table-cell table:number-columns-repeated="2"/>
          <table:table-cell office:value-type="float" office:value="-23.5">
            <text:p>-23.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-23.6">
            <text:p>-23.6</text:p>
          </table:table-cell>
          <table:table-cell office:value-type="float" office:value="116.7">
            <text:p>116.7</text:p>
          </table:table-cell>
          <table:table-cell table:number-columns-repeated="3"/>
          <table:table-cell office:value-type="float" office:value="193">
            <text:p>193</text:p>
          </table:table-cell>
          <table:table-cell table:number-columns-repeated="2"/>
          <table:table-cell office:value-type="float" office:value="-23.6">
            <text:p>-23.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-23.7">
            <text:p>-23.7</text:p>
          </table:table-cell>
          <table:table-cell office:value-type="float" office:value="116.8">
            <text:p>116.8</text:p>
          </table:table-cell>
          <table:table-cell table:number-columns-repeated="3"/>
          <table:table-cell office:value-type="float" office:value="193.3">
            <text:p>193.3</text:p>
          </table:table-cell>
          <table:table-cell table:number-columns-repeated="2"/>
          <table:table-cell office:value-type="float" office:value="-23.7">
            <text:p>-23.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-23.8">
            <text:p>-23.8</text:p>
          </table:table-cell>
          <table:table-cell office:value-type="float" office:value="116.9">
            <text:p>116.9</text:p>
          </table:table-cell>
          <table:table-cell table:number-columns-repeated="3"/>
          <table:table-cell office:value-type="float" office:value="193.4">
            <text:p>193.4</text:p>
          </table:table-cell>
          <table:table-cell table:number-columns-repeated="2"/>
          <table:table-cell office:value-type="float" office:value="-23.7">
            <text:p>-23.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-23.9">
            <text:p>-23.9</text:p>
          </table:table-cell>
          <table:table-cell office:value-type="float" office:value="117">
            <text:p>117</text:p>
          </table:table-cell>
          <table:table-cell table:number-columns-repeated="3"/>
          <table:table-cell office:value-type="float" office:value="193.4">
            <text:p>193.4</text:p>
          </table:table-cell>
          <table:table-cell table:number-columns-repeated="2"/>
          <table:table-cell office:value-type="float" office:value="-23.9">
            <text:p>-23.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-23.9">
            <text:p>-23.9</text:p>
          </table:table-cell>
          <table:table-cell office:value-type="float" office:value="117">
            <text:p>117</text:p>
          </table:table-cell>
          <table:table-cell table:number-columns-repeated="3"/>
          <table:table-cell office:value-type="float" office:value="193.4">
            <text:p>193.4</text:p>
          </table:table-cell>
          <table:table-cell table:number-columns-repeated="2"/>
          <table:table-cell office:value-type="float" office:value="-23.9">
            <text:p>-23.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24">
            <text:p>-24</text:p>
          </table:table-cell>
          <table:table-cell office:value-type="float" office:value="117">
            <text:p>117</text:p>
          </table:table-cell>
          <table:table-cell table:number-columns-repeated="3"/>
          <table:table-cell office:value-type="float" office:value="193.4">
            <text:p>193.4</text:p>
          </table:table-cell>
          <table:table-cell table:number-columns-repeated="2"/>
          <table:table-cell office:value-type="float" office:value="-24">
            <text:p>-2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-24">
            <text:p>-24</text:p>
          </table:table-cell>
          <table:table-cell office:value-type="float" office:value="117.1">
            <text:p>117.1</text:p>
          </table:table-cell>
          <table:table-cell table:number-columns-repeated="3"/>
          <table:table-cell office:value-type="float" office:value="193.5">
            <text:p>193.5</text:p>
          </table:table-cell>
          <table:table-cell table:number-columns-repeated="2"/>
          <table:table-cell office:value-type="float" office:value="-24">
            <text:p>-2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-24.2">
            <text:p>-24.2</text:p>
          </table:table-cell>
          <table:table-cell office:value-type="float" office:value="117.2">
            <text:p>117.2</text:p>
          </table:table-cell>
          <table:table-cell table:number-columns-repeated="3"/>
          <table:table-cell office:value-type="float" office:value="193.6">
            <text:p>193.6</text:p>
          </table:table-cell>
          <table:table-cell table:number-columns-repeated="2"/>
          <table:table-cell office:value-type="float" office:value="-24.1">
            <text:p>-24.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24.2">
            <text:p>-24.2</text:p>
          </table:table-cell>
          <table:table-cell office:value-type="float" office:value="117.2">
            <text:p>117.2</text:p>
          </table:table-cell>
          <table:table-cell table:number-columns-repeated="3"/>
          <table:table-cell office:value-type="float" office:value="193.6">
            <text:p>193.6</text:p>
          </table:table-cell>
          <table:table-cell table:number-columns-repeated="2"/>
          <table:table-cell office:value-type="float" office:value="-24.2">
            <text:p>-24.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24.3">
            <text:p>-24.3</text:p>
          </table:table-cell>
          <table:table-cell office:value-type="float" office:value="117.3">
            <text:p>117.3</text:p>
          </table:table-cell>
          <table:table-cell table:number-columns-repeated="3"/>
          <table:table-cell office:value-type="float" office:value="193.7">
            <text:p>193.7</text:p>
          </table:table-cell>
          <table:table-cell table:number-columns-repeated="2"/>
          <table:table-cell office:value-type="float" office:value="-24.3">
            <text:p>-24.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-24.3">
            <text:p>-24.3</text:p>
          </table:table-cell>
          <table:table-cell office:value-type="float" office:value="117.3">
            <text:p>117.3</text:p>
          </table:table-cell>
          <table:table-cell table:number-columns-repeated="3"/>
          <table:table-cell office:value-type="float" office:value="193.7">
            <text:p>193.7</text:p>
          </table:table-cell>
          <table:table-cell table:number-columns-repeated="2"/>
          <table:table-cell office:value-type="float" office:value="-24.3">
            <text:p>-24.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-24.4">
            <text:p>-24.4</text:p>
          </table:table-cell>
          <table:table-cell office:value-type="float" office:value="117.4">
            <text:p>117.4</text:p>
          </table:table-cell>
          <table:table-cell table:number-columns-repeated="3"/>
          <table:table-cell office:value-type="float" office:value="193.8">
            <text:p>193.8</text:p>
          </table:table-cell>
          <table:table-cell table:number-columns-repeated="2"/>
          <table:table-cell office:value-type="float" office:value="-24.4">
            <text:p>-24.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-24.5">
            <text:p>-24.5</text:p>
          </table:table-cell>
          <table:table-cell office:value-type="float" office:value="117.4">
            <text:p>117.4</text:p>
          </table:table-cell>
          <table:table-cell table:number-columns-repeated="3"/>
          <table:table-cell office:value-type="float" office:value="193.8">
            <text:p>193.8</text:p>
          </table:table-cell>
          <table:table-cell table:number-columns-repeated="2"/>
          <table:table-cell office:value-type="float" office:value="-24.5">
            <text:p>-24.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24.5">
            <text:p>-24.5</text:p>
          </table:table-cell>
          <table:table-cell office:value-type="float" office:value="117.5">
            <text:p>117.5</text:p>
          </table:table-cell>
          <table:table-cell table:number-columns-repeated="3"/>
          <table:table-cell office:value-type="float" office:value="193.8">
            <text:p>193.8</text:p>
          </table:table-cell>
          <table:table-cell table:number-columns-repeated="2"/>
          <table:table-cell office:value-type="float" office:value="-24.5">
            <text:p>-24.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-24.6">
            <text:p>-24.6</text:p>
          </table:table-cell>
          <table:table-cell office:value-type="float" office:value="117.6">
            <text:p>117.6</text:p>
          </table:table-cell>
          <table:table-cell table:number-columns-repeated="3"/>
          <table:table-cell office:value-type="float" office:value="193.9">
            <text:p>193.9</text:p>
          </table:table-cell>
          <table:table-cell table:number-columns-repeated="2"/>
          <table:table-cell office:value-type="float" office:value="-24.6">
            <text:p>-24.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-24.7">
            <text:p>-24.7</text:p>
          </table:table-cell>
          <table:table-cell office:value-type="float" office:value="117.6">
            <text:p>117.6</text:p>
          </table:table-cell>
          <table:table-cell table:number-columns-repeated="3"/>
          <table:table-cell office:value-type="float" office:value="194">
            <text:p>194</text:p>
          </table:table-cell>
          <table:table-cell table:number-columns-repeated="2"/>
          <table:table-cell office:value-type="float" office:value="-24.6">
            <text:p>-24.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24.7">
            <text:p>-24.7</text:p>
          </table:table-cell>
          <table:table-cell office:value-type="float" office:value="117.6">
            <text:p>117.6</text:p>
          </table:table-cell>
          <table:table-cell table:number-columns-repeated="3"/>
          <table:table-cell office:value-type="float" office:value="194.1">
            <text:p>194.1</text:p>
          </table:table-cell>
          <table:table-cell table:number-columns-repeated="2"/>
          <table:table-cell office:value-type="float" office:value="-24.7">
            <text:p>-24.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-24.8">
            <text:p>-24.8</text:p>
          </table:table-cell>
          <table:table-cell office:value-type="float" office:value="117.7">
            <text:p>117.7</text:p>
          </table:table-cell>
          <table:table-cell table:number-columns-repeated="3"/>
          <table:table-cell office:value-type="float" office:value="194.1">
            <text:p>194.1</text:p>
          </table:table-cell>
          <table:table-cell table:number-columns-repeated="2"/>
          <table:table-cell office:value-type="float" office:value="-24.8">
            <text:p>-24.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-24.9">
            <text:p>-24.9</text:p>
          </table:table-cell>
          <table:table-cell office:value-type="float" office:value="117.8">
            <text:p>117.8</text:p>
          </table:table-cell>
          <table:table-cell table:number-columns-repeated="3"/>
          <table:table-cell office:value-type="float" office:value="194.1">
            <text:p>194.1</text:p>
          </table:table-cell>
          <table:table-cell table:number-columns-repeated="2"/>
          <table:table-cell office:value-type="float" office:value="-24.9">
            <text:p>-24.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24.9">
            <text:p>-24.9</text:p>
          </table:table-cell>
          <table:table-cell office:value-type="float" office:value="117.8">
            <text:p>117.8</text:p>
          </table:table-cell>
          <table:table-cell table:number-columns-repeated="3"/>
          <table:table-cell office:value-type="float" office:value="194.2">
            <text:p>194.2</text:p>
          </table:table-cell>
          <table:table-cell table:number-columns-repeated="2"/>
          <table:table-cell office:value-type="float" office:value="-24.9">
            <text:p>-24.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-25">
            <text:p>-25</text:p>
          </table:table-cell>
          <table:table-cell office:value-type="float" office:value="117.8">
            <text:p>117.8</text:p>
          </table:table-cell>
          <table:table-cell table:number-columns-repeated="3"/>
          <table:table-cell office:value-type="float" office:value="194.3">
            <text:p>194.3</text:p>
          </table:table-cell>
          <table:table-cell table:number-columns-repeated="2"/>
          <table:table-cell office:value-type="float" office:value="-25">
            <text:p>-2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-25">
            <text:p>-25</text:p>
          </table:table-cell>
          <table:table-cell office:value-type="float" office:value="117.9">
            <text:p>117.9</text:p>
          </table:table-cell>
          <table:table-cell table:number-columns-repeated="3"/>
          <table:table-cell office:value-type="float" office:value="194.3">
            <text:p>194.3</text:p>
          </table:table-cell>
          <table:table-cell table:number-columns-repeated="2"/>
          <table:table-cell office:value-type="float" office:value="-25.1">
            <text:p>-25.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-25.1">
            <text:p>-25.1</text:p>
          </table:table-cell>
          <table:table-cell office:value-type="float" office:value="118">
            <text:p>118</text:p>
          </table:table-cell>
          <table:table-cell table:number-columns-repeated="3"/>
          <table:table-cell office:value-type="float" office:value="194.3">
            <text:p>194.3</text:p>
          </table:table-cell>
          <table:table-cell table:number-columns-repeated="2"/>
          <table:table-cell office:value-type="float" office:value="-25.1">
            <text:p>-25.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25.1">
            <text:p>-25.1</text:p>
          </table:table-cell>
          <table:table-cell office:value-type="float" office:value="118">
            <text:p>118</text:p>
          </table:table-cell>
          <table:table-cell table:number-columns-repeated="3"/>
          <table:table-cell office:value-type="float" office:value="194.4">
            <text:p>194.4</text:p>
          </table:table-cell>
          <table:table-cell table:number-columns-repeated="2"/>
          <table:table-cell office:value-type="float" office:value="-25.2">
            <text:p>-25.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-25.2">
            <text:p>-25.2</text:p>
          </table:table-cell>
          <table:table-cell office:value-type="float" office:value="118">
            <text:p>118</text:p>
          </table:table-cell>
          <table:table-cell table:number-columns-repeated="3"/>
          <table:table-cell office:value-type="float" office:value="194.4">
            <text:p>194.4</text:p>
          </table:table-cell>
          <table:table-cell table:number-columns-repeated="2"/>
          <table:table-cell office:value-type="float" office:value="-25.2">
            <text:p>-25.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-25.3">
            <text:p>-25.3</text:p>
          </table:table-cell>
          <table:table-cell office:value-type="float" office:value="118.1">
            <text:p>118.1</text:p>
          </table:table-cell>
          <table:table-cell table:number-columns-repeated="3"/>
          <table:table-cell office:value-type="float" office:value="194.5">
            <text:p>194.5</text:p>
          </table:table-cell>
          <table:table-cell table:number-columns-repeated="2"/>
          <table:table-cell office:value-type="float" office:value="-25.2">
            <text:p>-25.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-25.3">
            <text:p>-25.3</text:p>
          </table:table-cell>
          <table:table-cell office:value-type="float" office:value="118.2">
            <text:p>118.2</text:p>
          </table:table-cell>
          <table:table-cell table:number-columns-repeated="3"/>
          <table:table-cell office:value-type="float" office:value="194.5">
            <text:p>194.5</text:p>
          </table:table-cell>
          <table:table-cell table:number-columns-repeated="2"/>
          <table:table-cell office:value-type="float" office:value="-25.3">
            <text:p>-25.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-25.4">
            <text:p>-25.4</text:p>
          </table:table-cell>
          <table:table-cell office:value-type="float" office:value="118.2">
            <text:p>118.2</text:p>
          </table:table-cell>
          <table:table-cell table:number-columns-repeated="3"/>
          <table:table-cell office:value-type="float" office:value="194.6">
            <text:p>194.6</text:p>
          </table:table-cell>
          <table:table-cell table:number-columns-repeated="2"/>
          <table:table-cell office:value-type="float" office:value="-25.4">
            <text:p>-25.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25.4">
            <text:p>-25.4</text:p>
          </table:table-cell>
          <table:table-cell office:value-type="float" office:value="118.2">
            <text:p>118.2</text:p>
          </table:table-cell>
          <table:table-cell table:number-columns-repeated="3"/>
          <table:table-cell office:value-type="float" office:value="194.6">
            <text:p>194.6</text:p>
          </table:table-cell>
          <table:table-cell table:number-columns-repeated="2"/>
          <table:table-cell office:value-type="float" office:value="-25.4">
            <text:p>-25.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25.5">
            <text:p>-25.5</text:p>
          </table:table-cell>
          <table:table-cell office:value-type="float" office:value="118.3">
            <text:p>118.3</text:p>
          </table:table-cell>
          <table:table-cell table:number-columns-repeated="3"/>
          <table:table-cell office:value-type="float" office:value="194.6">
            <text:p>194.6</text:p>
          </table:table-cell>
          <table:table-cell table:number-columns-repeated="2"/>
          <table:table-cell office:value-type="float" office:value="-25.5">
            <text:p>-25.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-25.6">
            <text:p>-25.6</text:p>
          </table:table-cell>
          <table:table-cell office:value-type="float" office:value="118.3">
            <text:p>118.3</text:p>
          </table:table-cell>
          <table:table-cell table:number-columns-repeated="3"/>
          <table:table-cell office:value-type="float" office:value="194.7">
            <text:p>194.7</text:p>
          </table:table-cell>
          <table:table-cell table:number-columns-repeated="2"/>
          <table:table-cell office:value-type="float" office:value="-25.5">
            <text:p>-25.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-25.6">
            <text:p>-25.6</text:p>
          </table:table-cell>
          <table:table-cell office:value-type="float" office:value="118.4">
            <text:p>118.4</text:p>
          </table:table-cell>
          <table:table-cell table:number-columns-repeated="3"/>
          <table:table-cell office:value-type="float" office:value="194.8">
            <text:p>194.8</text:p>
          </table:table-cell>
          <table:table-cell table:number-columns-repeated="2"/>
          <table:table-cell office:value-type="float" office:value="-25.6">
            <text:p>-25.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-25.6">
            <text:p>-25.6</text:p>
          </table:table-cell>
          <table:table-cell office:value-type="float" office:value="118.5">
            <text:p>118.5</text:p>
          </table:table-cell>
          <table:table-cell table:number-columns-repeated="3"/>
          <table:table-cell office:value-type="float" office:value="194.8">
            <text:p>194.8</text:p>
          </table:table-cell>
          <table:table-cell table:number-columns-repeated="2"/>
          <table:table-cell office:value-type="float" office:value="-25.6">
            <text:p>-25.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25.7">
            <text:p>-25.7</text:p>
          </table:table-cell>
          <table:table-cell office:value-type="float" office:value="118.4">
            <text:p>118.4</text:p>
          </table:table-cell>
          <table:table-cell table:number-columns-repeated="3"/>
          <table:table-cell office:value-type="float" office:value="194.8">
            <text:p>194.8</text:p>
          </table:table-cell>
          <table:table-cell table:number-columns-repeated="2"/>
          <table:table-cell office:value-type="float" office:value="-25.7">
            <text:p>-25.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25.7">
            <text:p>-25.7</text:p>
          </table:table-cell>
          <table:table-cell office:value-type="float" office:value="118.5">
            <text:p>118.5</text:p>
          </table:table-cell>
          <table:table-cell table:number-columns-repeated="3"/>
          <table:table-cell office:value-type="float" office:value="194.9">
            <text:p>194.9</text:p>
          </table:table-cell>
          <table:table-cell table:number-columns-repeated="2"/>
          <table:table-cell office:value-type="float" office:value="-25.7">
            <text:p>-25.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-25.8">
            <text:p>-25.8</text:p>
          </table:table-cell>
          <table:table-cell office:value-type="float" office:value="118.6">
            <text:p>118.6</text:p>
          </table:table-cell>
          <table:table-cell table:number-columns-repeated="3"/>
          <table:table-cell office:value-type="float" office:value="194.9">
            <text:p>194.9</text:p>
          </table:table-cell>
          <table:table-cell table:number-columns-repeated="2"/>
          <table:table-cell office:value-type="float" office:value="-25.8">
            <text:p>-25.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25.9">
            <text:p>-25.9</text:p>
          </table:table-cell>
          <table:table-cell office:value-type="float" office:value="118.6">
            <text:p>118.6</text:p>
          </table:table-cell>
          <table:table-cell table:number-columns-repeated="3"/>
          <table:table-cell office:value-type="float" office:value="194.9">
            <text:p>194.9</text:p>
          </table:table-cell>
          <table:table-cell table:number-columns-repeated="2"/>
          <table:table-cell office:value-type="float" office:value="-25.9">
            <text:p>-25.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25.9">
            <text:p>-25.9</text:p>
          </table:table-cell>
          <table:table-cell office:value-type="float" office:value="118.7">
            <text:p>118.7</text:p>
          </table:table-cell>
          <table:table-cell table:number-columns-repeated="3"/>
          <table:table-cell office:value-type="float" office:value="195">
            <text:p>195</text:p>
          </table:table-cell>
          <table:table-cell table:number-columns-repeated="2"/>
          <table:table-cell office:value-type="float" office:value="-25.9">
            <text:p>-25.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26">
            <text:p>-26</text:p>
          </table:table-cell>
          <table:table-cell office:value-type="float" office:value="118.7">
            <text:p>118.7</text:p>
          </table:table-cell>
          <table:table-cell table:number-columns-repeated="3"/>
          <table:table-cell office:value-type="float" office:value="195.1">
            <text:p>195.1</text:p>
          </table:table-cell>
          <table:table-cell table:number-columns-repeated="2"/>
          <table:table-cell office:value-type="float" office:value="-25.9">
            <text:p>-25.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26">
            <text:p>-26</text:p>
          </table:table-cell>
          <table:table-cell office:value-type="float" office:value="118.7">
            <text:p>118.7</text:p>
          </table:table-cell>
          <table:table-cell table:number-columns-repeated="3"/>
          <table:table-cell office:value-type="float" office:value="195.1">
            <text:p>195.1</text:p>
          </table:table-cell>
          <table:table-cell table:number-columns-repeated="2"/>
          <table:table-cell office:value-type="float" office:value="-26">
            <text:p>-2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26.1">
            <text:p>-26.1</text:p>
          </table:table-cell>
          <table:table-cell office:value-type="float" office:value="118.8">
            <text:p>118.8</text:p>
          </table:table-cell>
          <table:table-cell table:number-columns-repeated="3"/>
          <table:table-cell office:value-type="float" office:value="195.2">
            <text:p>195.2</text:p>
          </table:table-cell>
          <table:table-cell table:number-columns-repeated="2"/>
          <table:table-cell office:value-type="float" office:value="-26">
            <text:p>-2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26.1">
            <text:p>-26.1</text:p>
          </table:table-cell>
          <table:table-cell office:value-type="float" office:value="118.8">
            <text:p>118.8</text:p>
          </table:table-cell>
          <table:table-cell table:number-columns-repeated="3"/>
          <table:table-cell office:value-type="float" office:value="195.2">
            <text:p>195.2</text:p>
          </table:table-cell>
          <table:table-cell table:number-columns-repeated="2"/>
          <table:table-cell office:value-type="float" office:value="-26.1">
            <text:p>-26.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26.1">
            <text:p>-26.1</text:p>
          </table:table-cell>
          <table:table-cell office:value-type="float" office:value="118.9">
            <text:p>118.9</text:p>
          </table:table-cell>
          <table:table-cell table:number-columns-repeated="3"/>
          <table:table-cell office:value-type="float" office:value="195.2">
            <text:p>195.2</text:p>
          </table:table-cell>
          <table:table-cell table:number-columns-repeated="2"/>
          <table:table-cell office:value-type="float" office:value="-26.1">
            <text:p>-26.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26.2">
            <text:p>-26.2</text:p>
          </table:table-cell>
          <table:table-cell office:value-type="float" office:value="118.9">
            <text:p>118.9</text:p>
          </table:table-cell>
          <table:table-cell table:number-columns-repeated="3"/>
          <table:table-cell office:value-type="float" office:value="195.3">
            <text:p>195.3</text:p>
          </table:table-cell>
          <table:table-cell table:number-columns-repeated="2"/>
          <table:table-cell office:value-type="float" office:value="-26.2">
            <text:p>-26.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26.3">
            <text:p>-26.3</text:p>
          </table:table-cell>
          <table:table-cell office:value-type="float" office:value="118.9">
            <text:p>118.9</text:p>
          </table:table-cell>
          <table:table-cell table:number-columns-repeated="3"/>
          <table:table-cell office:value-type="float" office:value="195.3">
            <text:p>195.3</text:p>
          </table:table-cell>
          <table:table-cell table:number-columns-repeated="2"/>
          <table:table-cell office:value-type="float" office:value="-26.2">
            <text:p>-26.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-26.3">
            <text:p>-26.3</text:p>
          </table:table-cell>
          <table:table-cell office:value-type="float" office:value="119">
            <text:p>119</text:p>
          </table:table-cell>
          <table:table-cell table:number-columns-repeated="3"/>
          <table:table-cell office:value-type="float" office:value="195.3">
            <text:p>195.3</text:p>
          </table:table-cell>
          <table:table-cell table:number-columns-repeated="2"/>
          <table:table-cell office:value-type="float" office:value="-26.3">
            <text:p>-26.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26.4">
            <text:p>-26.4</text:p>
          </table:table-cell>
          <table:table-cell office:value-type="float" office:value="119">
            <text:p>119</text:p>
          </table:table-cell>
          <table:table-cell table:number-columns-repeated="3"/>
          <table:table-cell office:value-type="float" office:value="195.4">
            <text:p>195.4</text:p>
          </table:table-cell>
          <table:table-cell table:number-columns-repeated="2"/>
          <table:table-cell office:value-type="float" office:value="-26.3">
            <text:p>-26.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26.4">
            <text:p>-26.4</text:p>
          </table:table-cell>
          <table:table-cell office:value-type="float" office:value="119">
            <text:p>119</text:p>
          </table:table-cell>
          <table:table-cell table:number-columns-repeated="3"/>
          <table:table-cell office:value-type="float" office:value="195.4">
            <text:p>195.4</text:p>
          </table:table-cell>
          <table:table-cell table:number-columns-repeated="2"/>
          <table:table-cell office:value-type="float" office:value="-26.4">
            <text:p>-26.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26.4">
            <text:p>-26.4</text:p>
          </table:table-cell>
          <table:table-cell office:value-type="float" office:value="119.1">
            <text:p>119.1</text:p>
          </table:table-cell>
          <table:table-cell table:number-columns-repeated="3"/>
          <table:table-cell office:value-type="float" office:value="195.5">
            <text:p>195.5</text:p>
          </table:table-cell>
          <table:table-cell table:number-columns-repeated="2"/>
          <table:table-cell office:value-type="float" office:value="-26.4">
            <text:p>-26.4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26.5">
            <text:p>-26.5</text:p>
          </table:table-cell>
          <table:table-cell office:value-type="float" office:value="119.1">
            <text:p>119.1</text:p>
          </table:table-cell>
          <table:table-cell table:number-columns-repeated="3"/>
          <table:table-cell office:value-type="float" office:value="195.5">
            <text:p>195.5</text:p>
          </table:table-cell>
          <table:table-cell table:number-columns-repeated="2"/>
          <table:table-cell office:value-type="float" office:value="-26.4">
            <text:p>-26.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26.5">
            <text:p>-26.5</text:p>
          </table:table-cell>
          <table:table-cell office:value-type="float" office:value="119.2">
            <text:p>119.2</text:p>
          </table:table-cell>
          <table:table-cell table:number-columns-repeated="3"/>
          <table:table-cell office:value-type="float" office:value="195.5">
            <text:p>195.5</text:p>
          </table:table-cell>
          <table:table-cell table:number-columns-repeated="2"/>
          <table:table-cell office:value-type="float" office:value="-26.5">
            <text:p>-26.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26.6">
            <text:p>-26.6</text:p>
          </table:table-cell>
          <table:table-cell office:value-type="float" office:value="119.2">
            <text:p>119.2</text:p>
          </table:table-cell>
          <table:table-cell table:number-columns-repeated="3"/>
          <table:table-cell office:value-type="float" office:value="195.5">
            <text:p>195.5</text:p>
          </table:table-cell>
          <table:table-cell table:number-columns-repeated="2"/>
          <table:table-cell office:value-type="float" office:value="-26.6">
            <text:p>-26.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26.6">
            <text:p>-26.6</text:p>
          </table:table-cell>
          <table:table-cell office:value-type="float" office:value="119.2">
            <text:p>119.2</text:p>
          </table:table-cell>
          <table:table-cell table:number-columns-repeated="3"/>
          <table:table-cell office:value-type="float" office:value="195.6">
            <text:p>195.6</text:p>
          </table:table-cell>
          <table:table-cell table:number-columns-repeated="2"/>
          <table:table-cell office:value-type="float" office:value="-26.6">
            <text:p>-26.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26.7">
            <text:p>-26.7</text:p>
          </table:table-cell>
          <table:table-cell office:value-type="float" office:value="119.3">
            <text:p>119.3</text:p>
          </table:table-cell>
          <table:table-cell table:number-columns-repeated="3"/>
          <table:table-cell office:value-type="float" office:value="195.6">
            <text:p>195.6</text:p>
          </table:table-cell>
          <table:table-cell table:number-columns-repeated="2"/>
          <table:table-cell office:value-type="float" office:value="-26.6">
            <text:p>-26.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26.7">
            <text:p>-26.7</text:p>
          </table:table-cell>
          <table:table-cell office:value-type="float" office:value="119.3">
            <text:p>119.3</text:p>
          </table:table-cell>
          <table:table-cell table:number-columns-repeated="3"/>
          <table:table-cell office:value-type="float" office:value="195.7">
            <text:p>195.7</text:p>
          </table:table-cell>
          <table:table-cell table:number-columns-repeated="2"/>
          <table:table-cell office:value-type="float" office:value="-26.7">
            <text:p>-26.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26.8">
            <text:p>-26.8</text:p>
          </table:table-cell>
          <table:table-cell office:value-type="float" office:value="119.4">
            <text:p>119.4</text:p>
          </table:table-cell>
          <table:table-cell table:number-columns-repeated="3"/>
          <table:table-cell office:value-type="float" office:value="195.7">
            <text:p>195.7</text:p>
          </table:table-cell>
          <table:table-cell table:number-columns-repeated="2"/>
          <table:table-cell office:value-type="float" office:value="-26.7">
            <text:p>-26.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26.8">
            <text:p>-26.8</text:p>
          </table:table-cell>
          <table:table-cell office:value-type="float" office:value="119.4">
            <text:p>119.4</text:p>
          </table:table-cell>
          <table:table-cell table:number-columns-repeated="3"/>
          <table:table-cell office:value-type="float" office:value="195.7">
            <text:p>195.7</text:p>
          </table:table-cell>
          <table:table-cell table:number-columns-repeated="2"/>
          <table:table-cell office:value-type="float" office:value="-26.8">
            <text:p>-26.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26.8">
            <text:p>-26.8</text:p>
          </table:table-cell>
          <table:table-cell office:value-type="float" office:value="119.4">
            <text:p>119.4</text:p>
          </table:table-cell>
          <table:table-cell table:number-columns-repeated="3"/>
          <table:table-cell office:value-type="float" office:value="195.8">
            <text:p>195.8</text:p>
          </table:table-cell>
          <table:table-cell table:number-columns-repeated="2"/>
          <table:table-cell office:value-type="float" office:value="-26.8">
            <text:p>-26.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26.9">
            <text:p>-26.9</text:p>
          </table:table-cell>
          <table:table-cell office:value-type="float" office:value="119.5">
            <text:p>119.5</text:p>
          </table:table-cell>
          <table:table-cell table:number-columns-repeated="3"/>
          <table:table-cell office:value-type="float" office:value="195.9">
            <text:p>195.9</text:p>
          </table:table-cell>
          <table:table-cell table:number-columns-repeated="2"/>
          <table:table-cell office:value-type="float" office:value="-26.8">
            <text:p>-26.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26.9">
            <text:p>-26.9</text:p>
          </table:table-cell>
          <table:table-cell office:value-type="float" office:value="119.5">
            <text:p>119.5</text:p>
          </table:table-cell>
          <table:table-cell table:number-columns-repeated="3"/>
          <table:table-cell office:value-type="float" office:value="195.9">
            <text:p>195.9</text:p>
          </table:table-cell>
          <table:table-cell table:number-columns-repeated="2"/>
          <table:table-cell office:value-type="float" office:value="-26.9">
            <text:p>-26.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27">
            <text:p>-27</text:p>
          </table:table-cell>
          <table:table-cell office:value-type="float" office:value="119.6">
            <text:p>119.6</text:p>
          </table:table-cell>
          <table:table-cell table:number-columns-repeated="3"/>
          <table:table-cell office:value-type="float" office:value="195.9">
            <text:p>195.9</text:p>
          </table:table-cell>
          <table:table-cell table:number-columns-repeated="2"/>
          <table:table-cell office:value-type="float" office:value="-26.9">
            <text:p>-26.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27">
            <text:p>-27</text:p>
          </table:table-cell>
          <table:table-cell office:value-type="float" office:value="119.6">
            <text:p>119.6</text:p>
          </table:table-cell>
          <table:table-cell table:number-columns-repeated="3"/>
          <table:table-cell office:value-type="float" office:value="195.9">
            <text:p>195.9</text:p>
          </table:table-cell>
          <table:table-cell table:number-columns-repeated="2"/>
          <table:table-cell office:value-type="float" office:value="-27">
            <text:p>-2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27">
            <text:p>-27</text:p>
          </table:table-cell>
          <table:table-cell office:value-type="float" office:value="119.6">
            <text:p>119.6</text:p>
          </table:table-cell>
          <table:table-cell table:number-columns-repeated="3"/>
          <table:table-cell office:value-type="float" office:value="196">
            <text:p>196</text:p>
          </table:table-cell>
          <table:table-cell table:number-columns-repeated="2"/>
          <table:table-cell office:value-type="float" office:value="-27">
            <text:p>-2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27.1">
            <text:p>-27.1</text:p>
          </table:table-cell>
          <table:table-cell office:value-type="float" office:value="119.7">
            <text:p>119.7</text:p>
          </table:table-cell>
          <table:table-cell table:number-columns-repeated="3"/>
          <table:table-cell office:value-type="float" office:value="196">
            <text:p>196</text:p>
          </table:table-cell>
          <table:table-cell table:number-columns-repeated="2"/>
          <table:table-cell office:value-type="float" office:value="-27">
            <text:p>-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27.1">
            <text:p>-27.1</text:p>
          </table:table-cell>
          <table:table-cell office:value-type="float" office:value="119.7">
            <text:p>119.7</text:p>
          </table:table-cell>
          <table:table-cell table:number-columns-repeated="3"/>
          <table:table-cell office:value-type="float" office:value="196">
            <text:p>196</text:p>
          </table:table-cell>
          <table:table-cell table:number-columns-repeated="2"/>
          <table:table-cell office:value-type="float" office:value="-27.1">
            <text:p>-27.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27.2">
            <text:p>-27.2</text:p>
          </table:table-cell>
          <table:table-cell office:value-type="float" office:value="119.8">
            <text:p>119.8</text:p>
          </table:table-cell>
          <table:table-cell table:number-columns-repeated="3"/>
          <table:table-cell office:value-type="float" office:value="196">
            <text:p>196</text:p>
          </table:table-cell>
          <table:table-cell table:number-columns-repeated="2"/>
          <table:table-cell office:value-type="float" office:value="-27.1">
            <text:p>-27.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27.2">
            <text:p>-27.2</text:p>
          </table:table-cell>
          <table:table-cell office:value-type="float" office:value="119.8">
            <text:p>119.8</text:p>
          </table:table-cell>
          <table:table-cell table:number-columns-repeated="3"/>
          <table:table-cell office:value-type="float" office:value="196.1">
            <text:p>196.1</text:p>
          </table:table-cell>
          <table:table-cell table:number-columns-repeated="2"/>
          <table:table-cell office:value-type="float" office:value="-27.1">
            <text:p>-27.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27.2">
            <text:p>-27.2</text:p>
          </table:table-cell>
          <table:table-cell office:value-type="float" office:value="119.8">
            <text:p>119.8</text:p>
          </table:table-cell>
          <table:table-cell table:number-columns-repeated="3"/>
          <table:table-cell office:value-type="float" office:value="196.2">
            <text:p>196.2</text:p>
          </table:table-cell>
          <table:table-cell table:number-columns-repeated="2"/>
          <table:table-cell office:value-type="float" office:value="-27.2">
            <text:p>-27.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27.3">
            <text:p>-27.3</text:p>
          </table:table-cell>
          <table:table-cell office:value-type="float" office:value="119.9">
            <text:p>119.9</text:p>
          </table:table-cell>
          <table:table-cell table:number-columns-repeated="3"/>
          <table:table-cell office:value-type="float" office:value="196.2">
            <text:p>196.2</text:p>
          </table:table-cell>
          <table:table-cell table:number-columns-repeated="2"/>
          <table:table-cell office:value-type="float" office:value="-27.2">
            <text:p>-27.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27.3">
            <text:p>-27.3</text:p>
          </table:table-cell>
          <table:table-cell office:value-type="float" office:value="119.9">
            <text:p>119.9</text:p>
          </table:table-cell>
          <table:table-cell table:number-columns-repeated="3"/>
          <table:table-cell office:value-type="float" office:value="196.2">
            <text:p>196.2</text:p>
          </table:table-cell>
          <table:table-cell table:number-columns-repeated="2"/>
          <table:table-cell office:value-type="float" office:value="-27.2">
            <text:p>-27.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27.3">
            <text:p>-27.3</text:p>
          </table:table-cell>
          <table:table-cell office:value-type="float" office:value="119.9">
            <text:p>119.9</text:p>
          </table:table-cell>
          <table:table-cell table:number-columns-repeated="3"/>
          <table:table-cell office:value-type="float" office:value="196.2">
            <text:p>196.2</text:p>
          </table:table-cell>
          <table:table-cell table:number-columns-repeated="2"/>
          <table:table-cell office:value-type="float" office:value="-27.3">
            <text:p>-27.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27.4">
            <text:p>-27.4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float" office:value="196.3">
            <text:p>196.3</text:p>
          </table:table-cell>
          <table:table-cell table:number-columns-repeated="2"/>
          <table:table-cell office:value-type="float" office:value="-27.3">
            <text:p>-27.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27.4">
            <text:p>-27.4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float" office:value="196.3">
            <text:p>196.3</text:p>
          </table:table-cell>
          <table:table-cell table:number-columns-repeated="2"/>
          <table:table-cell office:value-type="float" office:value="-27.3">
            <text:p>-27.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27.5">
            <text:p>-27.5</text:p>
          </table:table-cell>
          <table:table-cell office:value-type="float" office:value="120.1">
            <text:p>120.1</text:p>
          </table:table-cell>
          <table:table-cell table:number-columns-repeated="3"/>
          <table:table-cell office:value-type="float" office:value="196.3">
            <text:p>196.3</text:p>
          </table:table-cell>
          <table:table-cell table:number-columns-repeated="2"/>
          <table:table-cell office:value-type="float" office:value="-27.4">
            <text:p>-27.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27.5">
            <text:p>-27.5</text:p>
          </table:table-cell>
          <table:table-cell office:value-type="float" office:value="120.1">
            <text:p>120.1</text:p>
          </table:table-cell>
          <table:table-cell table:number-columns-repeated="3"/>
          <table:table-cell office:value-type="float" office:value="196.4">
            <text:p>196.4</text:p>
          </table:table-cell>
          <table:table-cell table:number-columns-repeated="2"/>
          <table:table-cell office:value-type="float" office:value="-27.4">
            <text:p>-27.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27.5">
            <text:p>-27.5</text:p>
          </table:table-cell>
          <table:table-cell office:value-type="float" office:value="120.1">
            <text:p>120.1</text:p>
          </table:table-cell>
          <table:table-cell table:number-columns-repeated="3"/>
          <table:table-cell office:value-type="float" office:value="196.4">
            <text:p>196.4</text:p>
          </table:table-cell>
          <table:table-cell table:number-columns-repeated="2"/>
          <table:table-cell office:value-type="float" office:value="-27.4">
            <text:p>-27.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27.5">
            <text:p>-27.5</text:p>
          </table:table-cell>
          <table:table-cell office:value-type="float" office:value="120.2">
            <text:p>120.2</text:p>
          </table:table-cell>
          <table:table-cell table:number-columns-repeated="3"/>
          <table:table-cell office:value-type="float" office:value="196.5">
            <text:p>196.5</text:p>
          </table:table-cell>
          <table:table-cell table:number-columns-repeated="2"/>
          <table:table-cell office:value-type="float" office:value="-27.4">
            <text:p>-27.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27.6">
            <text:p>-27.6</text:p>
          </table:table-cell>
          <table:table-cell office:value-type="float" office:value="120.2">
            <text:p>120.2</text:p>
          </table:table-cell>
          <table:table-cell table:number-columns-repeated="3"/>
          <table:table-cell office:value-type="float" office:value="196.5">
            <text:p>196.5</text:p>
          </table:table-cell>
          <table:table-cell table:number-columns-repeated="2"/>
          <table:table-cell office:value-type="float" office:value="-27.5">
            <text:p>-27.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27.6">
            <text:p>-27.6</text:p>
          </table:table-cell>
          <table:table-cell office:value-type="float" office:value="120.2">
            <text:p>120.2</text:p>
          </table:table-cell>
          <table:table-cell table:number-columns-repeated="3"/>
          <table:table-cell office:value-type="float" office:value="196.5">
            <text:p>196.5</text:p>
          </table:table-cell>
          <table:table-cell table:number-columns-repeated="2"/>
          <table:table-cell office:value-type="float" office:value="-27.5">
            <text:p>-27.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27.7">
            <text:p>-27.7</text:p>
          </table:table-cell>
          <table:table-cell office:value-type="float" office:value="120.3">
            <text:p>120.3</text:p>
          </table:table-cell>
          <table:table-cell table:number-columns-repeated="3"/>
          <table:table-cell office:value-type="float" office:value="196.6">
            <text:p>196.6</text:p>
          </table:table-cell>
          <table:table-cell table:number-columns-repeated="2"/>
          <table:table-cell office:value-type="float" office:value="-27.6">
            <text:p>-27.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27.7">
            <text:p>-27.7</text:p>
          </table:table-cell>
          <table:table-cell office:value-type="float" office:value="120.4">
            <text:p>120.4</text:p>
          </table:table-cell>
          <table:table-cell table:number-columns-repeated="3"/>
          <table:table-cell office:value-type="float" office:value="196.6">
            <text:p>196.6</text:p>
          </table:table-cell>
          <table:table-cell table:number-columns-repeated="2"/>
          <table:table-cell office:value-type="float" office:value="-27.6">
            <text:p>-27.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27.7">
            <text:p>-27.7</text:p>
          </table:table-cell>
          <table:table-cell office:value-type="float" office:value="120.9">
            <text:p>120.9</text:p>
          </table:table-cell>
          <table:table-cell table:number-columns-repeated="3"/>
          <table:table-cell office:value-type="float" office:value="196.6">
            <text:p>196.6</text:p>
          </table:table-cell>
          <table:table-cell table:number-columns-repeated="2"/>
          <table:table-cell office:value-type="float" office:value="-27.6">
            <text:p>-27.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27.8">
            <text:p>-27.8</text:p>
          </table:table-cell>
          <table:table-cell office:value-type="float" office:value="122">
            <text:p>122</text:p>
          </table:table-cell>
          <table:table-cell table:number-columns-repeated="3"/>
          <table:table-cell office:value-type="float" office:value="196.6">
            <text:p>196.6</text:p>
          </table:table-cell>
          <table:table-cell table:number-columns-repeated="2"/>
          <table:table-cell office:value-type="float" office:value="-27.7">
            <text:p>-27.7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27.8">
            <text:p>-27.8</text:p>
          </table:table-cell>
          <table:table-cell office:value-type="float" office:value="123.4">
            <text:p>123.4</text:p>
          </table:table-cell>
          <table:table-cell table:number-columns-repeated="3"/>
          <table:table-cell office:value-type="float" office:value="196.6">
            <text:p>196.6</text:p>
          </table:table-cell>
          <table:table-cell table:number-columns-repeated="2"/>
          <table:table-cell office:value-type="float" office:value="-27.7">
            <text:p>-27.7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27.8">
            <text:p>-27.8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float" office:value="196.7">
            <text:p>196.7</text:p>
          </table:table-cell>
          <table:table-cell table:number-columns-repeated="2"/>
          <table:table-cell office:value-type="float" office:value="-27.7">
            <text:p>-27.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27.8">
            <text:p>-27.8</text:p>
          </table:table-cell>
          <table:table-cell office:value-type="float" office:value="126.7">
            <text:p>126.7</text:p>
          </table:table-cell>
          <table:table-cell table:number-columns-repeated="3"/>
          <table:table-cell office:value-type="float" office:value="196.7">
            <text:p>196.7</text:p>
          </table:table-cell>
          <table:table-cell table:number-columns-repeated="2"/>
          <table:table-cell office:value-type="float" office:value="-27.7">
            <text:p>-27.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27.9">
            <text:p>-27.9</text:p>
          </table:table-cell>
          <table:table-cell office:value-type="float" office:value="128.4">
            <text:p>128.4</text:p>
          </table:table-cell>
          <table:table-cell table:number-columns-repeated="3"/>
          <table:table-cell office:value-type="float" office:value="196.8">
            <text:p>196.8</text:p>
          </table:table-cell>
          <table:table-cell table:number-columns-repeated="2"/>
          <table:table-cell office:value-type="float" office:value="-27.8">
            <text:p>-27.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27.9">
            <text:p>-27.9</text:p>
          </table:table-cell>
          <table:table-cell office:value-type="float" office:value="130.4">
            <text:p>130.4</text:p>
          </table:table-cell>
          <table:table-cell table:number-columns-repeated="3"/>
          <table:table-cell office:value-type="float" office:value="196.8">
            <text:p>196.8</text:p>
          </table:table-cell>
          <table:table-cell table:number-columns-repeated="2"/>
          <table:table-cell office:value-type="float" office:value="-27.8">
            <text:p>-27.8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27.9">
            <text:p>-27.9</text:p>
          </table:table-cell>
          <table:table-cell office:value-type="float" office:value="131.7">
            <text:p>131.7</text:p>
          </table:table-cell>
          <table:table-cell table:number-columns-repeated="3"/>
          <table:table-cell office:value-type="float" office:value="196.8">
            <text:p>196.8</text:p>
          </table:table-cell>
          <table:table-cell table:number-columns-repeated="2"/>
          <table:table-cell office:value-type="float" office:value="-27.9">
            <text:p>-27.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28">
            <text:p>-28</text:p>
          </table:table-cell>
          <table:table-cell office:value-type="float" office:value="133.1">
            <text:p>133.1</text:p>
          </table:table-cell>
          <table:table-cell table:number-columns-repeated="3"/>
          <table:table-cell office:value-type="float" office:value="196.9">
            <text:p>196.9</text:p>
          </table:table-cell>
          <table:table-cell table:number-columns-repeated="2"/>
          <table:table-cell office:value-type="float" office:value="-27.9">
            <text:p>-27.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28">
            <text:p>-28</text:p>
          </table:table-cell>
          <table:table-cell office:value-type="float" office:value="134.6">
            <text:p>134.6</text:p>
          </table:table-cell>
          <table:table-cell table:number-columns-repeated="3"/>
          <table:table-cell office:value-type="float" office:value="196.9">
            <text:p>196.9</text:p>
          </table:table-cell>
          <table:table-cell table:number-columns-repeated="2"/>
          <table:table-cell office:value-type="float" office:value="-27.9">
            <text:p>-27.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28.1">
            <text:p>-28.1</text:p>
          </table:table-cell>
          <table:table-cell office:value-type="float" office:value="136.1">
            <text:p>136.1</text:p>
          </table:table-cell>
          <table:table-cell table:number-columns-repeated="3"/>
          <table:table-cell office:value-type="float" office:value="196.9">
            <text:p>196.9</text:p>
          </table:table-cell>
          <table:table-cell table:number-columns-repeated="2"/>
          <table:table-cell office:value-type="float" office:value="-27.9">
            <text:p>-27.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28.1">
            <text:p>-28.1</text:p>
          </table:table-cell>
          <table:table-cell office:value-type="float" office:value="137.4">
            <text:p>137.4</text:p>
          </table:table-cell>
          <table:table-cell table:number-columns-repeated="3"/>
          <table:table-cell office:value-type="float" office:value="196.9">
            <text:p>196.9</text:p>
          </table:table-cell>
          <table:table-cell table:number-columns-repeated="2"/>
          <table:table-cell office:value-type="float" office:value="-28">
            <text:p>-28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28.1">
            <text:p>-28.1</text:p>
          </table:table-cell>
          <table:table-cell office:value-type="float" office:value="138.7">
            <text:p>138.7</text:p>
          </table:table-cell>
          <table:table-cell table:number-columns-repeated="3"/>
          <table:table-cell office:value-type="float" office:value="197">
            <text:p>197</text:p>
          </table:table-cell>
          <table:table-cell table:number-columns-repeated="2"/>
          <table:table-cell office:value-type="float" office:value="-28">
            <text:p>-28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28.1">
            <text:p>-28.1</text:p>
          </table:table-cell>
          <table:table-cell office:value-type="float" office:value="139.9">
            <text:p>139.9</text:p>
          </table:table-cell>
          <table:table-cell table:number-columns-repeated="3"/>
          <table:table-cell office:value-type="float" office:value="197">
            <text:p>197</text:p>
          </table:table-cell>
          <table:table-cell table:number-columns-repeated="2"/>
          <table:table-cell office:value-type="float" office:value="-28">
            <text:p>-2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28.2">
            <text:p>-28.2</text:p>
          </table:table-cell>
          <table:table-cell office:value-type="float" office:value="141.1">
            <text:p>141.1</text:p>
          </table:table-cell>
          <table:table-cell table:number-columns-repeated="3"/>
          <table:table-cell office:value-type="float" office:value="197.1">
            <text:p>197.1</text:p>
          </table:table-cell>
          <table:table-cell table:number-columns-repeated="2"/>
          <table:table-cell office:value-type="float" office:value="-28">
            <text:p>-2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28.2">
            <text:p>-28.2</text:p>
          </table:table-cell>
          <table:table-cell office:value-type="float" office:value="142.3">
            <text:p>142.3</text:p>
          </table:table-cell>
          <table:table-cell table:number-columns-repeated="3"/>
          <table:table-cell office:value-type="float" office:value="197.1">
            <text:p>197.1</text:p>
          </table:table-cell>
          <table:table-cell table:number-columns-repeated="2"/>
          <table:table-cell office:value-type="float" office:value="-28.1">
            <text:p>-28.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28.2">
            <text:p>-28.2</text:p>
          </table:table-cell>
          <table:table-cell office:value-type="float" office:value="143.4">
            <text:p>143.4</text:p>
          </table:table-cell>
          <table:table-cell table:number-columns-repeated="3"/>
          <table:table-cell office:value-type="float" office:value="197.1">
            <text:p>197.1</text:p>
          </table:table-cell>
          <table:table-cell table:number-columns-repeated="2"/>
          <table:table-cell office:value-type="float" office:value="-28.1">
            <text:p>-28.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28.3">
            <text:p>-28.3</text:p>
          </table:table-cell>
          <table:table-cell office:value-type="float" office:value="144.5">
            <text:p>144.5</text:p>
          </table:table-cell>
          <table:table-cell table:number-columns-repeated="3"/>
          <table:table-cell office:value-type="float" office:value="197.2">
            <text:p>197.2</text:p>
          </table:table-cell>
          <table:table-cell table:number-columns-repeated="2"/>
          <table:table-cell office:value-type="float" office:value="-28.1">
            <text:p>-28.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28.3">
            <text:p>-28.3</text:p>
          </table:table-cell>
          <table:table-cell office:value-type="float" office:value="145.6">
            <text:p>145.6</text:p>
          </table:table-cell>
          <table:table-cell table:number-columns-repeated="3"/>
          <table:table-cell office:value-type="float" office:value="197.2">
            <text:p>197.2</text:p>
          </table:table-cell>
          <table:table-cell table:number-columns-repeated="2"/>
          <table:table-cell office:value-type="float" office:value="-28.2">
            <text:p>-28.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28.3">
            <text:p>-28.3</text:p>
          </table:table-cell>
          <table:table-cell office:value-type="float" office:value="146.6">
            <text:p>146.6</text:p>
          </table:table-cell>
          <table:table-cell table:number-columns-repeated="3"/>
          <table:table-cell office:value-type="float" office:value="197.3">
            <text:p>197.3</text:p>
          </table:table-cell>
          <table:table-cell table:number-columns-repeated="2"/>
          <table:table-cell office:value-type="float" office:value="-28.2">
            <text:p>-28.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28.3">
            <text:p>-28.3</text:p>
          </table:table-cell>
          <table:table-cell office:value-type="float" office:value="147.6">
            <text:p>147.6</text:p>
          </table:table-cell>
          <table:table-cell table:number-columns-repeated="3"/>
          <table:table-cell office:value-type="float" office:value="197.2">
            <text:p>197.2</text:p>
          </table:table-cell>
          <table:table-cell table:number-columns-repeated="2"/>
          <table:table-cell office:value-type="float" office:value="-28.2">
            <text:p>-28.2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28.4">
            <text:p>-28.4</text:p>
          </table:table-cell>
          <table:table-cell office:value-type="float" office:value="148.6">
            <text:p>148.6</text:p>
          </table:table-cell>
          <table:table-cell table:number-columns-repeated="3"/>
          <table:table-cell office:value-type="float" office:value="197.3">
            <text:p>197.3</text:p>
          </table:table-cell>
          <table:table-cell table:number-columns-repeated="2"/>
          <table:table-cell office:value-type="float" office:value="-28.2">
            <text:p>-28.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28.4">
            <text:p>-28.4</text:p>
          </table:table-cell>
          <table:table-cell office:value-type="float" office:value="149.4">
            <text:p>149.4</text:p>
          </table:table-cell>
          <table:table-cell table:number-columns-repeated="3"/>
          <table:table-cell office:value-type="float" office:value="197.3">
            <text:p>197.3</text:p>
          </table:table-cell>
          <table:table-cell table:number-columns-repeated="2"/>
          <table:table-cell office:value-type="float" office:value="-28.3">
            <text:p>-28.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28.4">
            <text:p>-28.4</text:p>
          </table:table-cell>
          <table:table-cell office:value-type="float" office:value="150.5">
            <text:p>150.5</text:p>
          </table:table-cell>
          <table:table-cell table:number-columns-repeated="3"/>
          <table:table-cell office:value-type="float" office:value="197.4">
            <text:p>197.4</text:p>
          </table:table-cell>
          <table:table-cell table:number-columns-repeated="2"/>
          <table:table-cell office:value-type="float" office:value="-28.3">
            <text:p>-28.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28.4">
            <text:p>-28.4</text:p>
          </table:table-cell>
          <table:table-cell office:value-type="float" office:value="151.4">
            <text:p>151.4</text:p>
          </table:table-cell>
          <table:table-cell table:number-columns-repeated="3"/>
          <table:table-cell office:value-type="float" office:value="197.5">
            <text:p>197.5</text:p>
          </table:table-cell>
          <table:table-cell table:number-columns-repeated="2"/>
          <table:table-cell office:value-type="float" office:value="-28.3">
            <text:p>-28.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28.5">
            <text:p>-28.5</text:p>
          </table:table-cell>
          <table:table-cell office:value-type="float" office:value="152.3">
            <text:p>152.3</text:p>
          </table:table-cell>
          <table:table-cell table:number-columns-repeated="3"/>
          <table:table-cell office:value-type="float" office:value="197.4">
            <text:p>197.4</text:p>
          </table:table-cell>
          <table:table-cell table:number-columns-repeated="2"/>
          <table:table-cell office:value-type="float" office:value="-28.4">
            <text:p>-28.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28.5">
            <text:p>-28.5</text:p>
          </table:table-cell>
          <table:table-cell office:value-type="float" office:value="153.1">
            <text:p>153.1</text:p>
          </table:table-cell>
          <table:table-cell table:number-columns-repeated="3"/>
          <table:table-cell office:value-type="float" office:value="197.5">
            <text:p>197.5</text:p>
          </table:table-cell>
          <table:table-cell table:number-columns-repeated="2"/>
          <table:table-cell office:value-type="float" office:value="-28.4">
            <text:p>-28.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28.5">
            <text:p>-28.5</text:p>
          </table:table-cell>
          <table:table-cell office:value-type="float" office:value="154">
            <text:p>154</text:p>
          </table:table-cell>
          <table:table-cell table:number-columns-repeated="3"/>
          <table:table-cell office:value-type="float" office:value="197.5">
            <text:p>197.5</text:p>
          </table:table-cell>
          <table:table-cell table:number-columns-repeated="2"/>
          <table:table-cell office:value-type="float" office:value="-28.4">
            <text:p>-28.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28.5">
            <text:p>-28.5</text:p>
          </table:table-cell>
          <table:table-cell office:value-type="float" office:value="154.8">
            <text:p>154.8</text:p>
          </table:table-cell>
          <table:table-cell table:number-columns-repeated="3"/>
          <table:table-cell office:value-type="float" office:value="197.5">
            <text:p>197.5</text:p>
          </table:table-cell>
          <table:table-cell table:number-columns-repeated="2"/>
          <table:table-cell office:value-type="float" office:value="-28.4">
            <text:p>-28.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28.6">
            <text:p>-28.6</text:p>
          </table:table-cell>
          <table:table-cell office:value-type="float" office:value="155.6">
            <text:p>155.6</text:p>
          </table:table-cell>
          <table:table-cell table:number-columns-repeated="3"/>
          <table:table-cell office:value-type="float" office:value="197.6">
            <text:p>197.6</text:p>
          </table:table-cell>
          <table:table-cell table:number-columns-repeated="2"/>
          <table:table-cell office:value-type="float" office:value="-28.4">
            <text:p>-28.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28.6">
            <text:p>-28.6</text:p>
          </table:table-cell>
          <table:table-cell office:value-type="float" office:value="156.4">
            <text:p>156.4</text:p>
          </table:table-cell>
          <table:table-cell table:number-columns-repeated="3"/>
          <table:table-cell office:value-type="float" office:value="197.6">
            <text:p>197.6</text:p>
          </table:table-cell>
          <table:table-cell table:number-columns-repeated="2"/>
          <table:table-cell office:value-type="float" office:value="-28.5">
            <text:p>-28.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-28.6">
            <text:p>-28.6</text:p>
          </table:table-cell>
          <table:table-cell office:value-type="float" office:value="157.1">
            <text:p>157.1</text:p>
          </table:table-cell>
          <table:table-cell table:number-columns-repeated="3"/>
          <table:table-cell office:value-type="float" office:value="197.6">
            <text:p>197.6</text:p>
          </table:table-cell>
          <table:table-cell table:number-columns-repeated="2"/>
          <table:table-cell office:value-type="float" office:value="-28.5">
            <text:p>-28.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-28.6">
            <text:p>-28.6</text:p>
          </table:table-cell>
          <table:table-cell office:value-type="float" office:value="157.9">
            <text:p>157.9</text:p>
          </table:table-cell>
          <table:table-cell table:number-columns-repeated="3"/>
          <table:table-cell office:value-type="float" office:value="197.6">
            <text:p>197.6</text:p>
          </table:table-cell>
          <table:table-cell table:number-columns-repeated="2"/>
          <table:table-cell office:value-type="float" office:value="-28.5">
            <text:p>-28.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28.7">
            <text:p>-28.7</text:p>
          </table:table-cell>
          <table:table-cell office:value-type="float" office:value="158.7">
            <text:p>158.7</text:p>
          </table:table-cell>
          <table:table-cell table:number-columns-repeated="3"/>
          <table:table-cell office:value-type="float" office:value="197.7">
            <text:p>197.7</text:p>
          </table:table-cell>
          <table:table-cell table:number-columns-repeated="2"/>
          <table:table-cell office:value-type="float" office:value="-28.5">
            <text:p>-28.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28.7">
            <text:p>-28.7</text:p>
          </table:table-cell>
          <table:table-cell office:value-type="float" office:value="159.4">
            <text:p>159.4</text:p>
          </table:table-cell>
          <table:table-cell table:number-columns-repeated="3"/>
          <table:table-cell office:value-type="float" office:value="197.7">
            <text:p>197.7</text:p>
          </table:table-cell>
          <table:table-cell table:number-columns-repeated="2"/>
          <table:table-cell office:value-type="float" office:value="-28.6">
            <text:p>-28.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28.7">
            <text:p>-28.7</text:p>
          </table:table-cell>
          <table:table-cell office:value-type="float" office:value="160.1">
            <text:p>160.1</text:p>
          </table:table-cell>
          <table:table-cell table:number-columns-repeated="3"/>
          <table:table-cell office:value-type="float" office:value="197.7">
            <text:p>197.7</text:p>
          </table:table-cell>
          <table:table-cell table:number-columns-repeated="2"/>
          <table:table-cell office:value-type="float" office:value="-28.6">
            <text:p>-28.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28.8">
            <text:p>-28.8</text:p>
          </table:table-cell>
          <table:table-cell office:value-type="float" office:value="160.8">
            <text:p>160.8</text:p>
          </table:table-cell>
          <table:table-cell table:number-columns-repeated="3"/>
          <table:table-cell office:value-type="float" office:value="197.7">
            <text:p>197.7</text:p>
          </table:table-cell>
          <table:table-cell table:number-columns-repeated="2"/>
          <table:table-cell office:value-type="float" office:value="-28.6">
            <text:p>-28.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28.8">
            <text:p>-28.8</text:p>
          </table:table-cell>
          <table:table-cell office:value-type="float" office:value="161.6">
            <text:p>161.6</text:p>
          </table:table-cell>
          <table:table-cell table:number-columns-repeated="3"/>
          <table:table-cell office:value-type="float" office:value="197.8">
            <text:p>197.8</text:p>
          </table:table-cell>
          <table:table-cell table:number-columns-repeated="2"/>
          <table:table-cell office:value-type="float" office:value="-28.6">
            <text:p>-28.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-28.8">
            <text:p>-28.8</text:p>
          </table:table-cell>
          <table:table-cell office:value-type="float" office:value="162.2">
            <text:p>162.2</text:p>
          </table:table-cell>
          <table:table-cell table:number-columns-repeated="3"/>
          <table:table-cell office:value-type="float" office:value="197.8">
            <text:p>197.8</text:p>
          </table:table-cell>
          <table:table-cell table:number-columns-repeated="2"/>
          <table:table-cell office:value-type="float" office:value="-28.7">
            <text:p>-28.7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-28.9">
            <text:p>-28.9</text:p>
          </table:table-cell>
          <table:table-cell office:value-type="float" office:value="162.8">
            <text:p>162.8</text:p>
          </table:table-cell>
          <table:table-cell table:number-columns-repeated="3"/>
          <table:table-cell office:value-type="float" office:value="197.8">
            <text:p>197.8</text:p>
          </table:table-cell>
          <table:table-cell table:number-columns-repeated="2"/>
          <table:table-cell office:value-type="float" office:value="-28.7">
            <text:p>-28.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28.9">
            <text:p>-28.9</text:p>
          </table:table-cell>
          <table:table-cell office:value-type="float" office:value="163.4">
            <text:p>163.4</text:p>
          </table:table-cell>
          <table:table-cell table:number-columns-repeated="3"/>
          <table:table-cell office:value-type="float" office:value="197.9">
            <text:p>197.9</text:p>
          </table:table-cell>
          <table:table-cell table:number-columns-repeated="2"/>
          <table:table-cell office:value-type="float" office:value="-28.7">
            <text:p>-28.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28.9">
            <text:p>-28.9</text:p>
          </table:table-cell>
          <table:table-cell office:value-type="float" office:value="164">
            <text:p>164</text:p>
          </table:table-cell>
          <table:table-cell table:number-columns-repeated="3"/>
          <table:table-cell office:value-type="float" office:value="197.9">
            <text:p>197.9</text:p>
          </table:table-cell>
          <table:table-cell table:number-columns-repeated="2"/>
          <table:table-cell office:value-type="float" office:value="-28.8">
            <text:p>-28.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28.9">
            <text:p>-28.9</text:p>
          </table:table-cell>
          <table:table-cell office:value-type="float" office:value="164.7">
            <text:p>164.7</text:p>
          </table:table-cell>
          <table:table-cell table:number-columns-repeated="3"/>
          <table:table-cell office:value-type="float" office:value="198">
            <text:p>198</text:p>
          </table:table-cell>
          <table:table-cell table:number-columns-repeated="2"/>
          <table:table-cell office:value-type="float" office:value="-28.8">
            <text:p>-28.8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-29">
            <text:p>-29</text:p>
          </table:table-cell>
          <table:table-cell office:value-type="float" office:value="165.3">
            <text:p>165.3</text:p>
          </table:table-cell>
          <table:table-cell table:number-columns-repeated="3"/>
          <table:table-cell office:value-type="float" office:value="198">
            <text:p>198</text:p>
          </table:table-cell>
          <table:table-cell table:number-columns-repeated="2"/>
          <table:table-cell office:value-type="float" office:value="-28.8">
            <text:p>-28.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-29">
            <text:p>-29</text:p>
          </table:table-cell>
          <table:table-cell office:value-type="float" office:value="165.8">
            <text:p>165.8</text:p>
          </table:table-cell>
          <table:table-cell table:number-columns-repeated="3"/>
          <table:table-cell office:value-type="float" office:value="198">
            <text:p>198</text:p>
          </table:table-cell>
          <table:table-cell table:number-columns-repeated="2"/>
          <table:table-cell office:value-type="float" office:value="-28.8">
            <text:p>-28.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29">
            <text:p>-29</text:p>
          </table:table-cell>
          <table:table-cell office:value-type="float" office:value="166.3">
            <text:p>166.3</text:p>
          </table:table-cell>
          <table:table-cell table:number-columns-repeated="3"/>
          <table:table-cell office:value-type="float" office:value="198">
            <text:p>198</text:p>
          </table:table-cell>
          <table:table-cell table:number-columns-repeated="2"/>
          <table:table-cell office:value-type="float" office:value="-28.9">
            <text:p>-28.9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29">
            <text:p>-29</text:p>
          </table:table-cell>
          <table:table-cell office:value-type="float" office:value="166.9">
            <text:p>166.9</text:p>
          </table:table-cell>
          <table:table-cell table:number-columns-repeated="3"/>
          <table:table-cell office:value-type="float" office:value="198.1">
            <text:p>198.1</text:p>
          </table:table-cell>
          <table:table-cell table:number-columns-repeated="2"/>
          <table:table-cell office:value-type="float" office:value="-28.9">
            <text:p>-28.9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29">
            <text:p>-29</text:p>
          </table:table-cell>
          <table:table-cell office:value-type="float" office:value="167.5">
            <text:p>167.5</text:p>
          </table:table-cell>
          <table:table-cell table:number-columns-repeated="3"/>
          <table:table-cell office:value-type="float" office:value="198.1">
            <text:p>198.1</text:p>
          </table:table-cell>
          <table:table-cell table:number-columns-repeated="2"/>
          <table:table-cell office:value-type="float" office:value="-28.9">
            <text:p>-28.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29.1">
            <text:p>-29.1</text:p>
          </table:table-cell>
          <table:table-cell office:value-type="float" office:value="168">
            <text:p>168</text:p>
          </table:table-cell>
          <table:table-cell table:number-columns-repeated="3"/>
          <table:table-cell office:value-type="float" office:value="198.1">
            <text:p>198.1</text:p>
          </table:table-cell>
          <table:table-cell table:number-columns-repeated="2"/>
          <table:table-cell office:value-type="float" office:value="-28.9">
            <text:p>-28.9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-29.1">
            <text:p>-29.1</text:p>
          </table:table-cell>
          <table:table-cell office:value-type="float" office:value="168.5">
            <text:p>168.5</text:p>
          </table:table-cell>
          <table:table-cell table:number-columns-repeated="3"/>
          <table:table-cell office:value-type="float" office:value="198.2">
            <text:p>198.2</text:p>
          </table:table-cell>
          <table:table-cell table:number-columns-repeated="2"/>
          <table:table-cell office:value-type="float" office:value="-28.9">
            <text:p>-28.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-29.1">
            <text:p>-29.1</text:p>
          </table:table-cell>
          <table:table-cell office:value-type="float" office:value="169">
            <text:p>169</text:p>
          </table:table-cell>
          <table:table-cell table:number-columns-repeated="3"/>
          <table:table-cell office:value-type="float" office:value="198.2">
            <text:p>198.2</text:p>
          </table:table-cell>
          <table:table-cell table:number-columns-repeated="2"/>
          <table:table-cell office:value-type="float" office:value="-29">
            <text:p>-29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-29.1">
            <text:p>-29.1</text:p>
          </table:table-cell>
          <table:table-cell office:value-type="float" office:value="169.5">
            <text:p>169.5</text:p>
          </table:table-cell>
          <table:table-cell table:number-columns-repeated="3"/>
          <table:table-cell office:value-type="float" office:value="198.3">
            <text:p>198.3</text:p>
          </table:table-cell>
          <table:table-cell table:number-columns-repeated="2"/>
          <table:table-cell office:value-type="float" office:value="-29">
            <text:p>-2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-29.1">
            <text:p>-29.1</text:p>
          </table:table-cell>
          <table:table-cell office:value-type="float" office:value="170">
            <text:p>170</text:p>
          </table:table-cell>
          <table:table-cell table:number-columns-repeated="3"/>
          <table:table-cell office:value-type="float" office:value="198.3">
            <text:p>198.3</text:p>
          </table:table-cell>
          <table:table-cell table:number-columns-repeated="2"/>
          <table:table-cell office:value-type="float" office:value="-29">
            <text:p>-2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-29.2">
            <text:p>-29.2</text:p>
          </table:table-cell>
          <table:table-cell office:value-type="float" office:value="170.4">
            <text:p>170.4</text:p>
          </table:table-cell>
          <table:table-cell table:number-columns-repeated="3"/>
          <table:table-cell office:value-type="float" office:value="198.3">
            <text:p>198.3</text:p>
          </table:table-cell>
          <table:table-cell table:number-columns-repeated="2"/>
          <table:table-cell office:value-type="float" office:value="-29">
            <text:p>-29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29.2">
            <text:p>-29.2</text:p>
          </table:table-cell>
          <table:table-cell office:value-type="float" office:value="170.8">
            <text:p>170.8</text:p>
          </table:table-cell>
          <table:table-cell table:number-columns-repeated="3"/>
          <table:table-cell office:value-type="float" office:value="198.3">
            <text:p>198.3</text:p>
          </table:table-cell>
          <table:table-cell table:number-columns-repeated="2"/>
          <table:table-cell office:value-type="float" office:value="-29">
            <text:p>-2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-29.2">
            <text:p>-29.2</text:p>
          </table:table-cell>
          <table:table-cell office:value-type="float" office:value="171.3">
            <text:p>171.3</text:p>
          </table:table-cell>
          <table:table-cell table:number-columns-repeated="3"/>
          <table:table-cell office:value-type="float" office:value="198.4">
            <text:p>198.4</text:p>
          </table:table-cell>
          <table:table-cell table:number-columns-repeated="2"/>
          <table:table-cell office:value-type="float" office:value="-29.1">
            <text:p>-29.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-29.2">
            <text:p>-29.2</text:p>
          </table:table-cell>
          <table:table-cell office:value-type="float" office:value="171.8">
            <text:p>171.8</text:p>
          </table:table-cell>
          <table:table-cell table:number-columns-repeated="3"/>
          <table:table-cell office:value-type="float" office:value="198.4">
            <text:p>198.4</text:p>
          </table:table-cell>
          <table:table-cell table:number-columns-repeated="2"/>
          <table:table-cell office:value-type="float" office:value="-29.1">
            <text:p>-29.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-29.3">
            <text:p>-29.3</text:p>
          </table:table-cell>
          <table:table-cell office:value-type="float" office:value="172.2">
            <text:p>172.2</text:p>
          </table:table-cell>
          <table:table-cell table:number-columns-repeated="3"/>
          <table:table-cell office:value-type="float" office:value="198.4">
            <text:p>198.4</text:p>
          </table:table-cell>
          <table:table-cell table:number-columns-repeated="2"/>
          <table:table-cell office:value-type="float" office:value="-29.1">
            <text:p>-29.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-29.3">
            <text:p>-29.3</text:p>
          </table:table-cell>
          <table:table-cell office:value-type="float" office:value="172.6">
            <text:p>172.6</text:p>
          </table:table-cell>
          <table:table-cell table:number-columns-repeated="3"/>
          <table:table-cell office:value-type="float" office:value="198.4">
            <text:p>198.4</text:p>
          </table:table-cell>
          <table:table-cell table:number-columns-repeated="2"/>
          <table:table-cell office:value-type="float" office:value="-29.1">
            <text:p>-29.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-29.3">
            <text:p>-29.3</text:p>
          </table:table-cell>
          <table:table-cell office:value-type="float" office:value="173">
            <text:p>173</text:p>
          </table:table-cell>
          <table:table-cell table:number-columns-repeated="3"/>
          <table:table-cell office:value-type="float" office:value="198.5">
            <text:p>198.5</text:p>
          </table:table-cell>
          <table:table-cell table:number-columns-repeated="2"/>
          <table:table-cell office:value-type="float" office:value="-29.1">
            <text:p>-29.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29.3">
            <text:p>-29.3</text:p>
          </table:table-cell>
          <table:table-cell office:value-type="float" office:value="173.4">
            <text:p>173.4</text:p>
          </table:table-cell>
          <table:table-cell table:number-columns-repeated="3"/>
          <table:table-cell office:value-type="float" office:value="198.5">
            <text:p>198.5</text:p>
          </table:table-cell>
          <table:table-cell table:number-columns-repeated="2"/>
          <table:table-cell office:value-type="float" office:value="-29.1">
            <text:p>-29.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-29.3">
            <text:p>-29.3</text:p>
          </table:table-cell>
          <table:table-cell office:value-type="float" office:value="173.8">
            <text:p>173.8</text:p>
          </table:table-cell>
          <table:table-cell table:number-columns-repeated="3"/>
          <table:table-cell office:value-type="float" office:value="198.6">
            <text:p>198.6</text:p>
          </table:table-cell>
          <table:table-cell table:number-columns-repeated="2"/>
          <table:table-cell office:value-type="float" office:value="-29.1">
            <text:p>-29.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-29.4">
            <text:p>-29.4</text:p>
          </table:table-cell>
          <table:table-cell office:value-type="float" office:value="174.2">
            <text:p>174.2</text:p>
          </table:table-cell>
          <table:table-cell table:number-columns-repeated="3"/>
          <table:table-cell office:value-type="float" office:value="198.5">
            <text:p>198.5</text:p>
          </table:table-cell>
          <table:table-cell table:number-columns-repeated="2"/>
          <table:table-cell office:value-type="float" office:value="-29.2">
            <text:p>-29.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-29.4">
            <text:p>-29.4</text:p>
          </table:table-cell>
          <table:table-cell office:value-type="float" office:value="174.6">
            <text:p>174.6</text:p>
          </table:table-cell>
          <table:table-cell table:number-columns-repeated="3"/>
          <table:table-cell office:value-type="float" office:value="198.6">
            <text:p>198.6</text:p>
          </table:table-cell>
          <table:table-cell table:number-columns-repeated="2"/>
          <table:table-cell office:value-type="float" office:value="-29.2">
            <text:p>-29.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-29.4">
            <text:p>-29.4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198.6">
            <text:p>198.6</text:p>
          </table:table-cell>
          <table:table-cell table:number-columns-repeated="2"/>
          <table:table-cell office:value-type="float" office:value="-29.2">
            <text:p>-29.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-29.4">
            <text:p>-29.4</text:p>
          </table:table-cell>
          <table:table-cell office:value-type="float" office:value="175.3">
            <text:p>175.3</text:p>
          </table:table-cell>
          <table:table-cell table:number-columns-repeated="3"/>
          <table:table-cell office:value-type="float" office:value="198.7">
            <text:p>198.7</text:p>
          </table:table-cell>
          <table:table-cell table:number-columns-repeated="2"/>
          <table:table-cell office:value-type="float" office:value="-29.2">
            <text:p>-29.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-29.4">
            <text:p>-29.4</text:p>
          </table:table-cell>
          <table:table-cell office:value-type="float" office:value="175.7">
            <text:p>175.7</text:p>
          </table:table-cell>
          <table:table-cell table:number-columns-repeated="3"/>
          <table:table-cell office:value-type="float" office:value="198.7">
            <text:p>198.7</text:p>
          </table:table-cell>
          <table:table-cell table:number-columns-repeated="2"/>
          <table:table-cell office:value-type="float" office:value="-29.3">
            <text:p>-29.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-29.5">
            <text:p>-29.5</text:p>
          </table:table-cell>
          <table:table-cell office:value-type="float" office:value="176.1">
            <text:p>176.1</text:p>
          </table:table-cell>
          <table:table-cell table:number-columns-repeated="3"/>
          <table:table-cell office:value-type="float" office:value="198.7">
            <text:p>198.7</text:p>
          </table:table-cell>
          <table:table-cell table:number-columns-repeated="2"/>
          <table:table-cell office:value-type="float" office:value="-29.3">
            <text:p>-29.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-29.5">
            <text:p>-29.5</text:p>
          </table:table-cell>
          <table:table-cell office:value-type="float" office:value="176.4">
            <text:p>176.4</text:p>
          </table:table-cell>
          <table:table-cell table:number-columns-repeated="3"/>
          <table:table-cell office:value-type="float" office:value="198.7">
            <text:p>198.7</text:p>
          </table:table-cell>
          <table:table-cell table:number-columns-repeated="2"/>
          <table:table-cell office:value-type="float" office:value="-29.3">
            <text:p>-29.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-29.5">
            <text:p>-29.5</text:p>
          </table:table-cell>
          <table:table-cell office:value-type="float" office:value="176.7">
            <text:p>176.7</text:p>
          </table:table-cell>
          <table:table-cell table:number-columns-repeated="3"/>
          <table:table-cell office:value-type="float" office:value="198.8">
            <text:p>198.8</text:p>
          </table:table-cell>
          <table:table-cell table:number-columns-repeated="2"/>
          <table:table-cell office:value-type="float" office:value="-29.3">
            <text:p>-29.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-29.5">
            <text:p>-29.5</text:p>
          </table:table-cell>
          <table:table-cell office:value-type="float" office:value="177">
            <text:p>177</text:p>
          </table:table-cell>
          <table:table-cell table:number-columns-repeated="3"/>
          <table:table-cell office:value-type="float" office:value="198.8">
            <text:p>198.8</text:p>
          </table:table-cell>
          <table:table-cell table:number-columns-repeated="2"/>
          <table:table-cell office:value-type="float" office:value="-29.3">
            <text:p>-29.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-29.5">
            <text:p>-29.5</text:p>
          </table:table-cell>
          <table:table-cell office:value-type="float" office:value="177.3">
            <text:p>177.3</text:p>
          </table:table-cell>
          <table:table-cell table:number-columns-repeated="3"/>
          <table:table-cell office:value-type="float" office:value="198.8">
            <text:p>198.8</text:p>
          </table:table-cell>
          <table:table-cell table:number-columns-repeated="2"/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-29.6">
            <text:p>-29.6</text:p>
          </table:table-cell>
          <table:table-cell office:value-type="float" office:value="177.7">
            <text:p>177.7</text:p>
          </table:table-cell>
          <table:table-cell table:number-columns-repeated="3"/>
          <table:table-cell office:value-type="float" office:value="198.8">
            <text:p>198.8</text:p>
          </table:table-cell>
          <table:table-cell table:number-columns-repeated="2"/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-29.6">
            <text:p>-29.6</text:p>
          </table:table-cell>
          <table:table-cell office:value-type="float" office:value="177.9">
            <text:p>177.9</text:p>
          </table:table-cell>
          <table:table-cell table:number-columns-repeated="3"/>
          <table:table-cell office:value-type="float" office:value="198.9">
            <text:p>198.9</text:p>
          </table:table-cell>
          <table:table-cell table:number-columns-repeated="2"/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29.6">
            <text:p>-29.6</text:p>
          </table:table-cell>
          <table:table-cell office:value-type="float" office:value="178.2">
            <text:p>178.2</text:p>
          </table:table-cell>
          <table:table-cell table:number-columns-repeated="3"/>
          <table:table-cell office:value-type="float" office:value="198.9">
            <text:p>198.9</text:p>
          </table:table-cell>
          <table:table-cell table:number-columns-repeated="2"/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-29.6">
            <text:p>-29.6</text:p>
          </table:table-cell>
          <table:table-cell office:value-type="float" office:value="178.5">
            <text:p>178.5</text:p>
          </table:table-cell>
          <table:table-cell table:number-columns-repeated="3"/>
          <table:table-cell office:value-type="float" office:value="199">
            <text:p>199</text:p>
          </table:table-cell>
          <table:table-cell table:number-columns-repeated="2"/>
          <table:table-cell office:value-type="float" office:value="-29.5">
            <text:p>-29.5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-29.7">
            <text:p>-29.7</text:p>
          </table:table-cell>
          <table:table-cell office:value-type="float" office:value="178.8">
            <text:p>178.8</text:p>
          </table:table-cell>
          <table:table-cell table:number-columns-repeated="3"/>
          <table:table-cell office:value-type="float" office:value="198.9">
            <text:p>198.9</text:p>
          </table:table-cell>
          <table:table-cell table:number-columns-repeated="2"/>
          <table:table-cell office:value-type="float" office:value="-29.5">
            <text:p>-29.5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-29.7">
            <text:p>-29.7</text:p>
          </table:table-cell>
          <table:table-cell office:value-type="float" office:value="179.1">
            <text:p>179.1</text:p>
          </table:table-cell>
          <table:table-cell table:number-columns-repeated="3"/>
          <table:table-cell office:value-type="float" office:value="199">
            <text:p>199</text:p>
          </table:table-cell>
          <table:table-cell table:number-columns-repeated="2"/>
          <table:table-cell office:value-type="float" office:value="-29.5">
            <text:p>-29.5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-29.7">
            <text:p>-29.7</text:p>
          </table:table-cell>
          <table:table-cell office:value-type="float" office:value="179.3">
            <text:p>179.3</text:p>
          </table:table-cell>
          <table:table-cell table:number-columns-repeated="3"/>
          <table:table-cell office:value-type="float" office:value="199">
            <text:p>199</text:p>
          </table:table-cell>
          <table:table-cell table:number-columns-repeated="2"/>
          <table:table-cell office:value-type="float" office:value="-29.5">
            <text:p>-29.5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-29.7">
            <text:p>-29.7</text:p>
          </table:table-cell>
          <table:table-cell office:value-type="float" office:value="179.6">
            <text:p>179.6</text:p>
          </table:table-cell>
          <table:table-cell table:number-columns-repeated="3"/>
          <table:table-cell office:value-type="float" office:value="199">
            <text:p>199</text:p>
          </table:table-cell>
          <table:table-cell table:number-columns-repeated="2"/>
          <table:table-cell office:value-type="float" office:value="-29.5">
            <text:p>-29.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-29.7">
            <text:p>-29.7</text:p>
          </table:table-cell>
          <table:table-cell office:value-type="float" office:value="179.9">
            <text:p>179.9</text:p>
          </table:table-cell>
          <table:table-cell table:number-columns-repeated="3"/>
          <table:table-cell office:value-type="float" office:value="199.1">
            <text:p>199.1</text:p>
          </table:table-cell>
          <table:table-cell table:number-columns-repeated="2"/>
          <table:table-cell office:value-type="float" office:value="-29.6">
            <text:p>-29.6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-29.8">
            <text:p>-29.8</text:p>
          </table:table-cell>
          <table:table-cell office:value-type="float" office:value="180.1">
            <text:p>180.1</text:p>
          </table:table-cell>
          <table:table-cell table:number-columns-repeated="3"/>
          <table:table-cell office:value-type="float" office:value="199.1">
            <text:p>199.1</text:p>
          </table:table-cell>
          <table:table-cell table:number-columns-repeated="2"/>
          <table:table-cell office:value-type="float" office:value="-29.6">
            <text:p>-29.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-29.8">
            <text:p>-29.8</text:p>
          </table:table-cell>
          <table:table-cell office:value-type="float" office:value="180.3">
            <text:p>180.3</text:p>
          </table:table-cell>
          <table:table-cell table:number-columns-repeated="3"/>
          <table:table-cell office:value-type="float" office:value="199.1">
            <text:p>199.1</text:p>
          </table:table-cell>
          <table:table-cell table:number-columns-repeated="2"/>
          <table:table-cell office:value-type="float" office:value="-29.6">
            <text:p>-29.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-29.8">
            <text:p>-29.8</text:p>
          </table:table-cell>
          <table:table-cell office:value-type="float" office:value="180.6">
            <text:p>180.6</text:p>
          </table:table-cell>
          <table:table-cell table:number-columns-repeated="3"/>
          <table:table-cell office:value-type="float" office:value="199.1">
            <text:p>199.1</text:p>
          </table:table-cell>
          <table:table-cell table:number-columns-repeated="2"/>
          <table:table-cell office:value-type="float" office:value="-29.6">
            <text:p>-29.6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-29.8">
            <text:p>-29.8</text:p>
          </table:table-cell>
          <table:table-cell office:value-type="float" office:value="180.9">
            <text:p>180.9</text:p>
          </table:table-cell>
          <table:table-cell table:number-columns-repeated="3"/>
          <table:table-cell office:value-type="float" office:value="199.2">
            <text:p>199.2</text:p>
          </table:table-cell>
          <table:table-cell table:number-columns-repeated="2"/>
          <table:table-cell office:value-type="float" office:value="-29.6">
            <text:p>-29.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-29.8">
            <text:p>-29.8</text:p>
          </table:table-cell>
          <table:table-cell office:value-type="float" office:value="181.1">
            <text:p>181.1</text:p>
          </table:table-cell>
          <table:table-cell table:number-columns-repeated="3"/>
          <table:table-cell office:value-type="float" office:value="199.2">
            <text:p>199.2</text:p>
          </table:table-cell>
          <table:table-cell table:number-columns-repeated="2"/>
          <table:table-cell office:value-type="float" office:value="-29.7">
            <text:p>-29.7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29.8">
            <text:p>-29.8</text:p>
          </table:table-cell>
          <table:table-cell office:value-type="float" office:value="181.3">
            <text:p>181.3</text:p>
          </table:table-cell>
          <table:table-cell table:number-columns-repeated="3"/>
          <table:table-cell office:value-type="float" office:value="199.2">
            <text:p>199.2</text:p>
          </table:table-cell>
          <table:table-cell table:number-columns-repeated="2"/>
          <table:table-cell office:value-type="float" office:value="-29.7">
            <text:p>-29.7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-29.8">
            <text:p>-29.8</text:p>
          </table:table-cell>
          <table:table-cell office:value-type="float" office:value="181.5">
            <text:p>181.5</text:p>
          </table:table-cell>
          <table:table-cell table:number-columns-repeated="3"/>
          <table:table-cell office:value-type="float" office:value="199.2">
            <text:p>199.2</text:p>
          </table:table-cell>
          <table:table-cell table:number-columns-repeated="2"/>
          <table:table-cell office:value-type="float" office:value="-29.7">
            <text:p>-29.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-29.9">
            <text:p>-29.9</text:p>
          </table:table-cell>
          <table:table-cell office:value-type="float" office:value="181.8">
            <text:p>181.8</text:p>
          </table:table-cell>
          <table:table-cell table:number-columns-repeated="3"/>
          <table:table-cell office:value-type="float" office:value="199.2">
            <text:p>199.2</text:p>
          </table:table-cell>
          <table:table-cell table:number-columns-repeated="2"/>
          <table:table-cell office:value-type="float" office:value="-29.7">
            <text:p>-29.7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-29.9">
            <text:p>-29.9</text:p>
          </table:table-cell>
          <table:table-cell office:value-type="float" office:value="182">
            <text:p>182</text:p>
          </table:table-cell>
          <table:table-cell table:number-columns-repeated="3"/>
          <table:table-cell office:value-type="float" office:value="199.3">
            <text:p>199.3</text:p>
          </table:table-cell>
          <table:table-cell table:number-columns-repeated="2"/>
          <table:table-cell office:value-type="float" office:value="-29.7">
            <text:p>-29.7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-29.9">
            <text:p>-29.9</text:p>
          </table:table-cell>
          <table:table-cell office:value-type="float" office:value="182.2">
            <text:p>182.2</text:p>
          </table:table-cell>
          <table:table-cell table:number-columns-repeated="3"/>
          <table:table-cell office:value-type="float" office:value="199.3">
            <text:p>199.3</text:p>
          </table:table-cell>
          <table:table-cell table:number-columns-repeated="2"/>
          <table:table-cell office:value-type="float" office:value="-29.8">
            <text:p>-29.8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-29.9">
            <text:p>-29.9</text:p>
          </table:table-cell>
          <table:table-cell office:value-type="float" office:value="182.4">
            <text:p>182.4</text:p>
          </table:table-cell>
          <table:table-cell table:number-columns-repeated="3"/>
          <table:table-cell office:value-type="float" office:value="199.3">
            <text:p>199.3</text:p>
          </table:table-cell>
          <table:table-cell table:number-columns-repeated="2"/>
          <table:table-cell office:value-type="float" office:value="-29.8">
            <text:p>-29.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-29.9">
            <text:p>-29.9</text:p>
          </table:table-cell>
          <table:table-cell office:value-type="float" office:value="182.6">
            <text:p>182.6</text:p>
          </table:table-cell>
          <table:table-cell table:number-columns-repeated="3"/>
          <table:table-cell office:value-type="float" office:value="199.3">
            <text:p>199.3</text:p>
          </table:table-cell>
          <table:table-cell table:number-columns-repeated="2"/>
          <table:table-cell office:value-type="float" office:value="-29.8">
            <text:p>-29.8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-30">
            <text:p>-30</text:p>
          </table:table-cell>
          <table:table-cell office:value-type="float" office:value="182.8">
            <text:p>182.8</text:p>
          </table:table-cell>
          <table:table-cell table:number-columns-repeated="3"/>
          <table:table-cell office:value-type="float" office:value="199.4">
            <text:p>199.4</text:p>
          </table:table-cell>
          <table:table-cell table:number-columns-repeated="2"/>
          <table:table-cell office:value-type="float" office:value="-29.8">
            <text:p>-29.8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30">
            <text:p>-30</text:p>
          </table:table-cell>
          <table:table-cell office:value-type="float" office:value="183">
            <text:p>183</text:p>
          </table:table-cell>
          <table:table-cell table:number-columns-repeated="3"/>
          <table:table-cell office:value-type="float" office:value="199.4">
            <text:p>199.4</text:p>
          </table:table-cell>
          <table:table-cell table:number-columns-repeated="2"/>
          <table:table-cell office:value-type="float" office:value="-29.8">
            <text:p>-29.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-30">
            <text:p>-30</text:p>
          </table:table-cell>
          <table:table-cell office:value-type="float" office:value="183.2">
            <text:p>183.2</text:p>
          </table:table-cell>
          <table:table-cell table:number-columns-repeated="3"/>
          <table:table-cell office:value-type="float" office:value="199.4">
            <text:p>199.4</text:p>
          </table:table-cell>
          <table:table-cell table:number-columns-repeated="2"/>
          <table:table-cell office:value-type="float" office:value="-29.9">
            <text:p>-29.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-30">
            <text:p>-30</text:p>
          </table:table-cell>
          <table:table-cell office:value-type="float" office:value="183.3">
            <text:p>183.3</text:p>
          </table:table-cell>
          <table:table-cell table:number-columns-repeated="3"/>
          <table:table-cell office:value-type="float" office:value="199.4">
            <text:p>199.4</text:p>
          </table:table-cell>
          <table:table-cell table:number-columns-repeated="2"/>
          <table:table-cell office:value-type="float" office:value="-29.9">
            <text:p>-29.9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-30">
            <text:p>-30</text:p>
          </table:table-cell>
          <table:table-cell office:value-type="float" office:value="183.5">
            <text:p>183.5</text:p>
          </table:table-cell>
          <table:table-cell table:number-columns-repeated="3"/>
          <table:table-cell office:value-type="float" office:value="199.5">
            <text:p>199.5</text:p>
          </table:table-cell>
          <table:table-cell table:number-columns-repeated="2"/>
          <table:table-cell office:value-type="float" office:value="-29.9">
            <text:p>-29.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-30">
            <text:p>-30</text:p>
          </table:table-cell>
          <table:table-cell office:value-type="float" office:value="183.7">
            <text:p>183.7</text:p>
          </table:table-cell>
          <table:table-cell table:number-columns-repeated="3"/>
          <table:table-cell office:value-type="float" office:value="199.5">
            <text:p>199.5</text:p>
          </table:table-cell>
          <table:table-cell table:number-columns-repeated="2"/>
          <table:table-cell office:value-type="float" office:value="-29.9">
            <text:p>-29.9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-30.1">
            <text:p>-30.1</text:p>
          </table:table-cell>
          <table:table-cell office:value-type="float" office:value="183.9">
            <text:p>183.9</text:p>
          </table:table-cell>
          <table:table-cell table:number-columns-repeated="3"/>
          <table:table-cell office:value-type="float" office:value="199.5">
            <text:p>199.5</text:p>
          </table:table-cell>
          <table:table-cell table:number-columns-repeated="2"/>
          <table:table-cell office:value-type="float" office:value="-29.9">
            <text:p>-29.9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30.1">
            <text:p>-30.1</text:p>
          </table:table-cell>
          <table:table-cell office:value-type="float" office:value="184.1">
            <text:p>184.1</text:p>
          </table:table-cell>
          <table:table-cell table:number-columns-repeated="3"/>
          <table:table-cell office:value-type="float" office:value="199.5">
            <text:p>199.5</text:p>
          </table:table-cell>
          <table:table-cell table:number-columns-repeated="2"/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-30.1">
            <text:p>-30.1</text:p>
          </table:table-cell>
          <table:table-cell office:value-type="float" office:value="184.2">
            <text:p>184.2</text:p>
          </table:table-cell>
          <table:table-cell table:number-columns-repeated="3"/>
          <table:table-cell office:value-type="float" office:value="199.5">
            <text:p>199.5</text:p>
          </table:table-cell>
          <table:table-cell table:number-columns-repeated="2"/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-30.1">
            <text:p>-30.1</text:p>
          </table:table-cell>
          <table:table-cell office:value-type="float" office:value="184.4">
            <text:p>184.4</text:p>
          </table:table-cell>
          <table:table-cell table:number-columns-repeated="3"/>
          <table:table-cell office:value-type="float" office:value="199.6">
            <text:p>199.6</text:p>
          </table:table-cell>
          <table:table-cell table:number-columns-repeated="2"/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-30.1">
            <text:p>-30.1</text:p>
          </table:table-cell>
          <table:table-cell office:value-type="float" office:value="184.6">
            <text:p>184.6</text:p>
          </table:table-cell>
          <table:table-cell table:number-columns-repeated="3"/>
          <table:table-cell office:value-type="float" office:value="199.6">
            <text:p>199.6</text:p>
          </table:table-cell>
          <table:table-cell table:number-columns-repeated="2"/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-30.2">
            <text:p>-30.2</text:p>
          </table:table-cell>
          <table:table-cell office:value-type="float" office:value="184.8">
            <text:p>184.8</text:p>
          </table:table-cell>
          <table:table-cell table:number-columns-repeated="3"/>
          <table:table-cell office:value-type="float" office:value="199.6">
            <text:p>199.6</text:p>
          </table:table-cell>
          <table:table-cell table:number-columns-repeated="2"/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-30.2">
            <text:p>-30.2</text:p>
          </table:table-cell>
          <table:table-cell office:value-type="float" office:value="184.9">
            <text:p>184.9</text:p>
          </table:table-cell>
          <table:table-cell table:number-columns-repeated="3"/>
          <table:table-cell office:value-type="float" office:value="199.6">
            <text:p>199.6</text:p>
          </table:table-cell>
          <table:table-cell table:number-columns-repeated="2"/>
          <table:table-cell office:value-type="float" office:value="-30.1">
            <text:p>-30.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-30.2">
            <text:p>-30.2</text:p>
          </table:table-cell>
          <table:table-cell office:value-type="float" office:value="185">
            <text:p>185</text:p>
          </table:table-cell>
          <table:table-cell table:number-columns-repeated="3"/>
          <table:table-cell office:value-type="float" office:value="199.6">
            <text:p>199.6</text:p>
          </table:table-cell>
          <table:table-cell table:number-columns-repeated="2"/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-30.2">
            <text:p>-30.2</text:p>
          </table:table-cell>
          <table:table-cell office:value-type="float" office:value="185.2">
            <text:p>185.2</text:p>
          </table:table-cell>
          <table:table-cell table:number-columns-repeated="3"/>
          <table:table-cell office:value-type="float" office:value="199.7">
            <text:p>199.7</text:p>
          </table:table-cell>
          <table:table-cell table:number-columns-repeated="2"/>
          <table:table-cell office:value-type="float" office:value="-30.1">
            <text:p>-30.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30.2">
            <text:p>-30.2</text:p>
          </table:table-cell>
          <table:table-cell office:value-type="float" office:value="185.4">
            <text:p>185.4</text:p>
          </table:table-cell>
          <table:table-cell table:number-columns-repeated="3"/>
          <table:table-cell office:value-type="float" office:value="199.7">
            <text:p>199.7</text:p>
          </table:table-cell>
          <table:table-cell table:number-columns-repeated="2"/>
          <table:table-cell office:value-type="float" office:value="-30.1">
            <text:p>-30.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-30.3">
            <text:p>-30.3</text:p>
          </table:table-cell>
          <table:table-cell office:value-type="float" office:value="185.5">
            <text:p>185.5</text:p>
          </table:table-cell>
          <table:table-cell table:number-columns-repeated="3"/>
          <table:table-cell office:value-type="float" office:value="199.7">
            <text:p>199.7</text:p>
          </table:table-cell>
          <table:table-cell table:number-columns-repeated="2"/>
          <table:table-cell office:value-type="float" office:value="-30.1">
            <text:p>-30.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-30.3">
            <text:p>-30.3</text:p>
          </table:table-cell>
          <table:table-cell office:value-type="float" office:value="185.6">
            <text:p>185.6</text:p>
          </table:table-cell>
          <table:table-cell table:number-columns-repeated="3"/>
          <table:table-cell office:value-type="float" office:value="199.7">
            <text:p>199.7</text:p>
          </table:table-cell>
          <table:table-cell table:number-columns-repeated="2"/>
          <table:table-cell office:value-type="float" office:value="-30.1">
            <text:p>-30.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-30.3">
            <text:p>-30.3</text:p>
          </table:table-cell>
          <table:table-cell office:value-type="float" office:value="185.8">
            <text:p>185.8</text:p>
          </table:table-cell>
          <table:table-cell table:number-columns-repeated="3"/>
          <table:table-cell office:value-type="float" office:value="199.8">
            <text:p>199.8</text:p>
          </table:table-cell>
          <table:table-cell table:number-columns-repeated="2"/>
          <table:table-cell office:value-type="float" office:value="-30.1">
            <text:p>-30.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-30.3">
            <text:p>-30.3</text:p>
          </table:table-cell>
          <table:table-cell office:value-type="float" office:value="185.9">
            <text:p>185.9</text:p>
          </table:table-cell>
          <table:table-cell table:number-columns-repeated="3"/>
          <table:table-cell office:value-type="float" office:value="199.8">
            <text:p>199.8</text:p>
          </table:table-cell>
          <table:table-cell table:number-columns-repeated="2"/>
          <table:table-cell office:value-type="float" office:value="-30.1">
            <text:p>-30.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-30.3">
            <text:p>-30.3</text:p>
          </table:table-cell>
          <table:table-cell office:value-type="float" office:value="186.1">
            <text:p>186.1</text:p>
          </table:table-cell>
          <table:table-cell table:number-columns-repeated="3"/>
          <table:table-cell office:value-type="float" office:value="199.8">
            <text:p>199.8</text:p>
          </table:table-cell>
          <table:table-cell table:number-columns-repeated="2"/>
          <table:table-cell office:value-type="float" office:value="-30.2">
            <text:p>-30.2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-30.4">
            <text:p>-30.4</text:p>
          </table:table-cell>
          <table:table-cell office:value-type="float" office:value="186.3">
            <text:p>186.3</text:p>
          </table:table-cell>
          <table:table-cell table:number-columns-repeated="3"/>
          <table:table-cell office:value-type="float" office:value="199.8">
            <text:p>199.8</text:p>
          </table:table-cell>
          <table:table-cell table:number-columns-repeated="2"/>
          <table:table-cell office:value-type="float" office:value="-30.2">
            <text:p>-30.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-30.4">
            <text:p>-30.4</text:p>
          </table:table-cell>
          <table:table-cell office:value-type="float" office:value="186.3">
            <text:p>186.3</text:p>
          </table:table-cell>
          <table:table-cell table:number-columns-repeated="3"/>
          <table:table-cell office:value-type="float" office:value="199.8">
            <text:p>199.8</text:p>
          </table:table-cell>
          <table:table-cell table:number-columns-repeated="2"/>
          <table:table-cell office:value-type="float" office:value="-30.2">
            <text:p>-30.2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-30.4">
            <text:p>-30.4</text:p>
          </table:table-cell>
          <table:table-cell office:value-type="float" office:value="186.5">
            <text:p>186.5</text:p>
          </table:table-cell>
          <table:table-cell table:number-columns-repeated="3"/>
          <table:table-cell office:value-type="float" office:value="199.9">
            <text:p>199.9</text:p>
          </table:table-cell>
          <table:table-cell table:number-columns-repeated="2"/>
          <table:table-cell office:value-type="float" office:value="-30.2">
            <text:p>-30.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-30.4">
            <text:p>-30.4</text:p>
          </table:table-cell>
          <table:table-cell office:value-type="float" office:value="186.6">
            <text:p>186.6</text:p>
          </table:table-cell>
          <table:table-cell table:number-columns-repeated="3"/>
          <table:table-cell office:value-type="float" office:value="199.9">
            <text:p>199.9</text:p>
          </table:table-cell>
          <table:table-cell table:number-columns-repeated="2"/>
          <table:table-cell office:value-type="float" office:value="-30.2">
            <text:p>-30.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-30.4">
            <text:p>-30.4</text:p>
          </table:table-cell>
          <table:table-cell office:value-type="float" office:value="186.8">
            <text:p>186.8</text:p>
          </table:table-cell>
          <table:table-cell table:number-columns-repeated="3"/>
          <table:table-cell office:value-type="float" office:value="199.9">
            <text:p>199.9</text:p>
          </table:table-cell>
          <table:table-cell table:number-columns-repeated="2"/>
          <table:table-cell office:value-type="float" office:value="-30.3">
            <text:p>-30.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-30.4">
            <text:p>-30.4</text:p>
          </table:table-cell>
          <table:table-cell office:value-type="float" office:value="186.9">
            <text:p>186.9</text:p>
          </table:table-cell>
          <table:table-cell table:number-columns-repeated="3"/>
          <table:table-cell office:value-type="float" office:value="199.9">
            <text:p>199.9</text:p>
          </table:table-cell>
          <table:table-cell table:number-columns-repeated="2"/>
          <table:table-cell office:value-type="float" office:value="-30.3">
            <text:p>-30.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-30.4">
            <text:p>-30.4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float" office:value="199.9">
            <text:p>199.9</text:p>
          </table:table-cell>
          <table:table-cell table:number-columns-repeated="2"/>
          <table:table-cell office:value-type="float" office:value="-30.3">
            <text:p>-30.3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-30.4">
            <text:p>-30.4</text:p>
          </table:table-cell>
          <table:table-cell office:value-type="float" office:value="187.1">
            <text:p>187.1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2"/>
          <table:table-cell office:value-type="float" office:value="-30.3">
            <text:p>-30.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-30.5">
            <text:p>-30.5</text:p>
          </table:table-cell>
          <table:table-cell office:value-type="float" office:value="187.2">
            <text:p>187.2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2"/>
          <table:table-cell office:value-type="float" office:value="-30.3">
            <text:p>-30.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-30.5">
            <text:p>-30.5</text:p>
          </table:table-cell>
          <table:table-cell office:value-type="float" office:value="187.3">
            <text:p>187.3</text:p>
          </table:table-cell>
          <table:table-cell table:number-columns-repeated="6"/>
          <table:table-cell office:value-type="float" office:value="-30.4">
            <text:p>-30.4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-30.5">
            <text:p>-30.5</text:p>
          </table:table-cell>
          <table:table-cell office:value-type="float" office:value="187.5">
            <text:p>187.5</text:p>
          </table:table-cell>
          <table:table-cell table:number-columns-repeated="6"/>
          <table:table-cell office:value-type="float" office:value="-30.4">
            <text:p>-30.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-30.5">
            <text:p>-30.5</text:p>
          </table:table-cell>
          <table:table-cell office:value-type="float" office:value="187.5">
            <text:p>187.5</text:p>
          </table:table-cell>
          <table:table-cell table:number-columns-repeated="6"/>
          <table:table-cell office:value-type="float" office:value="-30.4">
            <text:p>-30.4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-30.5">
            <text:p>-30.5</text:p>
          </table:table-cell>
          <table:table-cell office:value-type="float" office:value="187.7">
            <text:p>187.7</text:p>
          </table:table-cell>
          <table:table-cell table:number-columns-repeated="6"/>
          <table:table-cell office:value-type="float" office:value="-30.4">
            <text:p>-30.4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-30.6">
            <text:p>-30.6</text:p>
          </table:table-cell>
          <table:table-cell office:value-type="float" office:value="187.8">
            <text:p>187.8</text:p>
          </table:table-cell>
          <table:table-cell table:number-columns-repeated="6"/>
          <table:table-cell office:value-type="float" office:value="-30.4">
            <text:p>-30.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30.6">
            <text:p>-30.6</text:p>
          </table:table-cell>
          <table:table-cell office:value-type="float" office:value="187.9">
            <text:p>187.9</text:p>
          </table:table-cell>
          <table:table-cell table:number-columns-repeated="6"/>
          <table:table-cell office:value-type="float" office:value="-30.5">
            <text:p>-30.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-30.6">
            <text:p>-30.6</text:p>
          </table:table-cell>
          <table:table-cell office:value-type="float" office:value="188">
            <text:p>188</text:p>
          </table:table-cell>
          <table:table-cell table:number-columns-repeated="6"/>
          <table:table-cell office:value-type="float" office:value="-30.5">
            <text:p>-30.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-30.6">
            <text:p>-30.6</text:p>
          </table:table-cell>
          <table:table-cell office:value-type="float" office:value="188.1">
            <text:p>188.1</text:p>
          </table:table-cell>
          <table:table-cell table:number-columns-repeated="6"/>
          <table:table-cell office:value-type="float" office:value="-30.5">
            <text:p>-30.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-30.6">
            <text:p>-30.6</text:p>
          </table:table-cell>
          <table:table-cell office:value-type="float" office:value="188.2">
            <text:p>188.2</text:p>
          </table:table-cell>
          <table:table-cell table:number-columns-repeated="6"/>
          <table:table-cell office:value-type="float" office:value="-30.5">
            <text:p>-30.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-30.6">
            <text:p>-30.6</text:p>
          </table:table-cell>
          <table:table-cell office:value-type="float" office:value="188.3">
            <text:p>188.3</text:p>
          </table:table-cell>
          <table:table-cell table:number-columns-repeated="6"/>
          <table:table-cell office:value-type="float" office:value="-30.5">
            <text:p>-30.5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-30.6">
            <text:p>-30.6</text:p>
          </table:table-cell>
          <table:table-cell office:value-type="float" office:value="188.4">
            <text:p>188.4</text:p>
          </table:table-cell>
          <table:table-cell table:number-columns-repeated="6"/>
          <table:table-cell office:value-type="float" office:value="-30.5">
            <text:p>-30.5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-30.7">
            <text:p>-30.7</text:p>
          </table:table-cell>
          <table:table-cell office:value-type="float" office:value="188.5">
            <text:p>188.5</text:p>
          </table:table-cell>
          <table:table-cell table:number-columns-repeated="6"/>
          <table:table-cell office:value-type="float" office:value="-30.5">
            <text:p>-30.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-30.7">
            <text:p>-30.7</text:p>
          </table:table-cell>
          <table:table-cell office:value-type="float" office:value="188.6">
            <text:p>188.6</text:p>
          </table:table-cell>
          <table:table-cell table:number-columns-repeated="6"/>
          <table:table-cell office:value-type="float" office:value="-30.5">
            <text:p>-30.5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30.7">
            <text:p>-30.7</text:p>
          </table:table-cell>
          <table:table-cell office:value-type="float" office:value="188.7">
            <text:p>188.7</text:p>
          </table:table-cell>
          <table:table-cell table:number-columns-repeated="6"/>
          <table:table-cell office:value-type="float" office:value="-30.5">
            <text:p>-30.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-30.7">
            <text:p>-30.7</text:p>
          </table:table-cell>
          <table:table-cell office:value-type="float" office:value="188.8">
            <text:p>188.8</text:p>
          </table:table-cell>
          <table:table-cell table:number-columns-repeated="6"/>
          <table:table-cell office:value-type="float" office:value="-30.6">
            <text:p>-30.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-30.7">
            <text:p>-30.7</text:p>
          </table:table-cell>
          <table:table-cell office:value-type="float" office:value="188.8">
            <text:p>188.8</text:p>
          </table:table-cell>
          <table:table-cell table:number-columns-repeated="6"/>
          <table:table-cell office:value-type="float" office:value="-30.6">
            <text:p>-30.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-30.7">
            <text:p>-30.7</text:p>
          </table:table-cell>
          <table:table-cell office:value-type="float" office:value="189">
            <text:p>189</text:p>
          </table:table-cell>
          <table:table-cell table:number-columns-repeated="6"/>
          <table:table-cell office:value-type="float" office:value="-30.6">
            <text:p>-30.6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-30.7">
            <text:p>-30.7</text:p>
          </table:table-cell>
          <table:table-cell office:value-type="float" office:value="189.1">
            <text:p>189.1</text:p>
          </table:table-cell>
          <table:table-cell table:number-columns-repeated="6"/>
          <table:table-cell office:value-type="float" office:value="-30.6">
            <text:p>-30.6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-30.8">
            <text:p>-30.8</text:p>
          </table:table-cell>
          <table:table-cell office:value-type="float" office:value="189.2">
            <text:p>189.2</text:p>
          </table:table-cell>
          <table:table-cell table:number-columns-repeated="6"/>
          <table:table-cell office:value-type="float" office:value="-30.7">
            <text:p>-30.7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-30.8">
            <text:p>-30.8</text:p>
          </table:table-cell>
          <table:table-cell office:value-type="float" office:value="189.3">
            <text:p>189.3</text:p>
          </table:table-cell>
          <table:table-cell table:number-columns-repeated="6"/>
          <table:table-cell office:value-type="float" office:value="-30.7">
            <text:p>-30.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-30.8">
            <text:p>-30.8</text:p>
          </table:table-cell>
          <table:table-cell office:value-type="float" office:value="189.3">
            <text:p>189.3</text:p>
          </table:table-cell>
          <table:table-cell table:number-columns-repeated="6"/>
          <table:table-cell office:value-type="float" office:value="-30.7">
            <text:p>-30.7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30.8">
            <text:p>-30.8</text:p>
          </table:table-cell>
          <table:table-cell office:value-type="float" office:value="189.4">
            <text:p>189.4</text:p>
          </table:table-cell>
          <table:table-cell table:number-columns-repeated="6"/>
          <table:table-cell office:value-type="float" office:value="-30.7">
            <text:p>-30.7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-30.8">
            <text:p>-30.8</text:p>
          </table:table-cell>
          <table:table-cell office:value-type="float" office:value="189.5">
            <text:p>189.5</text:p>
          </table:table-cell>
          <table:table-cell table:number-columns-repeated="6"/>
          <table:table-cell office:value-type="float" office:value="-30.7">
            <text:p>-30.7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-30.8">
            <text:p>-30.8</text:p>
          </table:table-cell>
          <table:table-cell office:value-type="float" office:value="189.6">
            <text:p>189.6</text:p>
          </table:table-cell>
          <table:table-cell table:number-columns-repeated="6"/>
          <table:table-cell office:value-type="float" office:value="-30.7">
            <text:p>-30.7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-30.8">
            <text:p>-30.8</text:p>
          </table:table-cell>
          <table:table-cell office:value-type="float" office:value="189.7">
            <text:p>189.7</text:p>
          </table:table-cell>
          <table:table-cell table:number-columns-repeated="6"/>
          <table:table-cell office:value-type="float" office:value="-30.7">
            <text:p>-30.7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-30.8">
            <text:p>-30.8</text:p>
          </table:table-cell>
          <table:table-cell office:value-type="float" office:value="189.8">
            <text:p>189.8</text:p>
          </table:table-cell>
          <table:table-cell table:number-columns-repeated="6"/>
          <table:table-cell office:value-type="float" office:value="-30.7">
            <text:p>-30.7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-30.8">
            <text:p>-30.8</text:p>
          </table:table-cell>
          <table:table-cell office:value-type="float" office:value="189.8">
            <text:p>189.8</text:p>
          </table:table-cell>
          <table:table-cell table:number-columns-repeated="6"/>
          <table:table-cell office:value-type="float" office:value="-30.7">
            <text:p>-30.7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-30.8">
            <text:p>-30.8</text:p>
          </table:table-cell>
          <table:table-cell office:value-type="float" office:value="190">
            <text:p>190</text:p>
          </table:table-cell>
          <table:table-cell table:number-columns-repeated="6"/>
          <table:table-cell office:value-type="float" office:value="-30.7">
            <text:p>-30.7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-30.9">
            <text:p>-30.9</text:p>
          </table:table-cell>
          <table:table-cell office:value-type="float" office:value="190">
            <text:p>190</text:p>
          </table:table-cell>
          <table:table-cell table:number-columns-repeated="6"/>
          <table:table-cell office:value-type="float" office:value="-30.8">
            <text:p>-30.8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30.9">
            <text:p>-30.9</text:p>
          </table:table-cell>
          <table:table-cell office:value-type="float" office:value="190.1">
            <text:p>190.1</text:p>
          </table:table-cell>
          <table:table-cell table:number-columns-repeated="6"/>
          <table:table-cell office:value-type="float" office:value="-30.8">
            <text:p>-30.8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-30.9">
            <text:p>-30.9</text:p>
          </table:table-cell>
          <table:table-cell office:value-type="float" office:value="190.2">
            <text:p>190.2</text:p>
          </table:table-cell>
          <table:table-cell table:number-columns-repeated="6"/>
          <table:table-cell office:value-type="float" office:value="-30.8">
            <text:p>-30.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-30.9">
            <text:p>-30.9</text:p>
          </table:table-cell>
          <table:table-cell office:value-type="float" office:value="190.3">
            <text:p>190.3</text:p>
          </table:table-cell>
          <table:table-cell table:number-columns-repeated="6"/>
          <table:table-cell office:value-type="float" office:value="-30.8">
            <text:p>-30.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-30.9">
            <text:p>-30.9</text:p>
          </table:table-cell>
          <table:table-cell office:value-type="float" office:value="190.3">
            <text:p>190.3</text:p>
          </table:table-cell>
          <table:table-cell table:number-columns-repeated="6"/>
          <table:table-cell office:value-type="float" office:value="-30.9">
            <text:p>-30.9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-30.9">
            <text:p>-30.9</text:p>
          </table:table-cell>
          <table:table-cell office:value-type="float" office:value="190.4">
            <text:p>190.4</text:p>
          </table:table-cell>
          <table:table-cell table:number-columns-repeated="6"/>
          <table:table-cell office:value-type="float" office:value="-30.9">
            <text:p>-30.9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-30.9">
            <text:p>-30.9</text:p>
          </table:table-cell>
          <table:table-cell office:value-type="float" office:value="190.4">
            <text:p>190.4</text:p>
          </table:table-cell>
          <table:table-cell table:number-columns-repeated="6"/>
          <table:table-cell office:value-type="float" office:value="-30.9">
            <text:p>-30.9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30.9">
            <text:p>-30.9</text:p>
          </table:table-cell>
          <table:table-cell office:value-type="float" office:value="190.5">
            <text:p>190.5</text:p>
          </table:table-cell>
          <table:table-cell table:number-columns-repeated="6"/>
          <table:table-cell office:value-type="float" office:value="-30.9">
            <text:p>-30.9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-30.9">
            <text:p>-30.9</text:p>
          </table:table-cell>
          <table:table-cell office:value-type="float" office:value="190.6">
            <text:p>190.6</text:p>
          </table:table-cell>
          <table:table-cell table:number-columns-repeated="6"/>
          <table:table-cell office:value-type="float" office:value="-30.9">
            <text:p>-30.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-31">
            <text:p>-31</text:p>
          </table:table-cell>
          <table:table-cell office:value-type="float" office:value="190.7">
            <text:p>190.7</text:p>
          </table:table-cell>
          <table:table-cell table:number-columns-repeated="6"/>
          <table:table-cell office:value-type="float" office:value="-30.9">
            <text:p>-30.9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-31">
            <text:p>-31</text:p>
          </table:table-cell>
          <table:table-cell office:value-type="float" office:value="190.7">
            <text:p>190.7</text:p>
          </table:table-cell>
          <table:table-cell table:number-columns-repeated="6"/>
          <table:table-cell office:value-type="float" office:value="-30.9">
            <text:p>-30.9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-31">
            <text:p>-31</text:p>
          </table:table-cell>
          <table:table-cell office:value-type="float" office:value="190.8">
            <text:p>190.8</text:p>
          </table:table-cell>
          <table:table-cell table:number-columns-repeated="6"/>
          <table:table-cell office:value-type="float" office:value="-30.9">
            <text:p>-30.9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-31">
            <text:p>-31</text:p>
          </table:table-cell>
          <table:table-cell office:value-type="float" office:value="190.9">
            <text:p>190.9</text:p>
          </table:table-cell>
          <table:table-cell table:number-columns-repeated="6"/>
          <table:table-cell office:value-type="float" office:value="-30.9">
            <text:p>-30.9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-31">
            <text:p>-31</text:p>
          </table:table-cell>
          <table:table-cell office:value-type="float" office:value="190.9">
            <text:p>190.9</text:p>
          </table:table-cell>
          <table:table-cell table:number-columns-repeated="6"/>
          <table:table-cell office:value-type="float" office:value="-31">
            <text:p>-31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-31">
            <text:p>-31</text:p>
          </table:table-cell>
          <table:table-cell office:value-type="float" office:value="191">
            <text:p>191</text:p>
          </table:table-cell>
          <table:table-cell table:number-columns-repeated="6"/>
          <table:table-cell office:value-type="float" office:value="-31">
            <text:p>-3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31">
            <text:p>-31</text:p>
          </table:table-cell>
          <table:table-cell office:value-type="float" office:value="191">
            <text:p>191</text:p>
          </table:table-cell>
          <table:table-cell table:number-columns-repeated="6"/>
          <table:table-cell office:value-type="float" office:value="-31">
            <text:p>-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-31">
            <text:p>-31</text:p>
          </table:table-cell>
          <table:table-cell office:value-type="float" office:value="191.1">
            <text:p>191.1</text:p>
          </table:table-cell>
          <table:table-cell table:number-columns-repeated="6"/>
          <table:table-cell office:value-type="float" office:value="-31">
            <text:p>-3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-31">
            <text:p>-31</text:p>
          </table:table-cell>
          <table:table-cell office:value-type="float" office:value="191.1">
            <text:p>191.1</text:p>
          </table:table-cell>
          <table:table-cell table:number-columns-repeated="6"/>
          <table:table-cell office:value-type="float" office:value="-31">
            <text:p>-3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-31.1">
            <text:p>-31.1</text:p>
          </table:table-cell>
          <table:table-cell office:value-type="float" office:value="191.2">
            <text:p>191.2</text:p>
          </table:table-cell>
          <table:table-cell table:number-columns-repeated="6"/>
          <table:table-cell office:value-type="float" office:value="-31.1">
            <text:p>-31.1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-31.1">
            <text:p>-31.1</text:p>
          </table:table-cell>
          <table:table-cell office:value-type="float" office:value="191.3">
            <text:p>191.3</text:p>
          </table:table-cell>
          <table:table-cell table:number-columns-repeated="6"/>
          <table:table-cell office:value-type="float" office:value="-31.1">
            <text:p>-31.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-31.1">
            <text:p>-31.1</text:p>
          </table:table-cell>
          <table:table-cell office:value-type="float" office:value="191.3">
            <text:p>191.3</text:p>
          </table:table-cell>
          <table:table-cell table:number-columns-repeated="6"/>
          <table:table-cell office:value-type="float" office:value="-31.1">
            <text:p>-31.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-31.1">
            <text:p>-31.1</text:p>
          </table:table-cell>
          <table:table-cell office:value-type="float" office:value="191.3">
            <text:p>191.3</text:p>
          </table:table-cell>
          <table:table-cell table:number-columns-repeated="6"/>
          <table:table-cell office:value-type="float" office:value="-31.1">
            <text:p>-31.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-31.1">
            <text:p>-31.1</text:p>
          </table:table-cell>
          <table:table-cell office:value-type="float" office:value="191.4">
            <text:p>191.4</text:p>
          </table:table-cell>
          <table:table-cell table:number-columns-repeated="6"/>
          <table:table-cell office:value-type="float" office:value="-31.1">
            <text:p>-31.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-31.2">
            <text:p>-31.2</text:p>
          </table:table-cell>
          <table:table-cell office:value-type="float" office:value="191.5">
            <text:p>191.5</text:p>
          </table:table-cell>
          <table:table-cell table:number-columns-repeated="6"/>
          <table:table-cell office:value-type="float" office:value="-31.1">
            <text:p>-31.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-31.2">
            <text:p>-31.2</text:p>
          </table:table-cell>
          <table:table-cell office:value-type="float" office:value="191.6">
            <text:p>191.6</text:p>
          </table:table-cell>
          <table:table-cell table:number-columns-repeated="6"/>
          <table:table-cell office:value-type="float" office:value="-31.2">
            <text:p>-31.2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-31.2">
            <text:p>-31.2</text:p>
          </table:table-cell>
          <table:table-cell office:value-type="float" office:value="191.6">
            <text:p>191.6</text:p>
          </table:table-cell>
          <table:table-cell table:number-columns-repeated="6"/>
          <table:table-cell office:value-type="float" office:value="-31.2">
            <text:p>-31.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-31.2">
            <text:p>-31.2</text:p>
          </table:table-cell>
          <table:table-cell office:value-type="float" office:value="191.6">
            <text:p>191.6</text:p>
          </table:table-cell>
          <table:table-cell table:number-columns-repeated="6"/>
          <table:table-cell office:value-type="float" office:value="-31.2">
            <text:p>-31.2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-31.2">
            <text:p>-31.2</text:p>
          </table:table-cell>
          <table:table-cell office:value-type="float" office:value="191.7">
            <text:p>191.7</text:p>
          </table:table-cell>
          <table:table-cell table:number-columns-repeated="6"/>
          <table:table-cell office:value-type="float" office:value="-31.2">
            <text:p>-31.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-31.3">
            <text:p>-31.3</text:p>
          </table:table-cell>
          <table:table-cell office:value-type="float" office:value="191.8">
            <text:p>191.8</text:p>
          </table:table-cell>
          <table:table-cell table:number-columns-repeated="6"/>
          <table:table-cell office:value-type="float" office:value="-31.2">
            <text:p>-31.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-31.3">
            <text:p>-31.3</text:p>
          </table:table-cell>
          <table:table-cell office:value-type="float" office:value="191.8">
            <text:p>191.8</text:p>
          </table:table-cell>
          <table:table-cell table:number-columns-repeated="6"/>
          <table:table-cell office:value-type="float" office:value="-31.2">
            <text:p>-31.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-31.3">
            <text:p>-31.3</text:p>
          </table:table-cell>
          <table:table-cell office:value-type="float" office:value="191.8">
            <text:p>191.8</text:p>
          </table:table-cell>
          <table:table-cell table:number-columns-repeated="6"/>
          <table:table-cell office:value-type="float" office:value="-31.2">
            <text:p>-31.2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31.3">
            <text:p>-31.3</text:p>
          </table:table-cell>
          <table:table-cell office:value-type="float" office:value="191.9">
            <text:p>191.9</text:p>
          </table:table-cell>
          <table:table-cell table:number-columns-repeated="6"/>
          <table:table-cell office:value-type="float" office:value="-31.2">
            <text:p>-31.2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-31.3">
            <text:p>-31.3</text:p>
          </table:table-cell>
          <table:table-cell office:value-type="float" office:value="192">
            <text:p>192</text:p>
          </table:table-cell>
          <table:table-cell table:number-columns-repeated="6"/>
          <table:table-cell office:value-type="float" office:value="-31.3">
            <text:p>-31.3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-31.3">
            <text:p>-31.3</text:p>
          </table:table-cell>
          <table:table-cell office:value-type="float" office:value="192">
            <text:p>192</text:p>
          </table:table-cell>
          <table:table-cell table:number-columns-repeated="6"/>
          <table:table-cell office:value-type="float" office:value="-31.3">
            <text:p>-31.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-31.3">
            <text:p>-31.3</text:p>
          </table:table-cell>
          <table:table-cell office:value-type="float" office:value="192">
            <text:p>192</text:p>
          </table:table-cell>
          <table:table-cell table:number-columns-repeated="6"/>
          <table:table-cell office:value-type="float" office:value="-31.3">
            <text:p>-31.3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-31.3">
            <text:p>-31.3</text:p>
          </table:table-cell>
          <table:table-cell office:value-type="float" office:value="192.1">
            <text:p>192.1</text:p>
          </table:table-cell>
          <table:table-cell table:number-columns-repeated="6"/>
          <table:table-cell office:value-type="float" office:value="-31.3">
            <text:p>-31.3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-31.3">
            <text:p>-31.3</text:p>
          </table:table-cell>
          <table:table-cell office:value-type="float" office:value="192.2">
            <text:p>192.2</text:p>
          </table:table-cell>
          <table:table-cell table:number-columns-repeated="6"/>
          <table:table-cell office:value-type="float" office:value="-31.3">
            <text:p>-31.3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-31.3">
            <text:p>-31.3</text:p>
          </table:table-cell>
          <table:table-cell office:value-type="float" office:value="192.2">
            <text:p>192.2</text:p>
          </table:table-cell>
          <table:table-cell table:number-columns-repeated="6"/>
          <table:table-cell office:value-type="float" office:value="-31.4">
            <text:p>-31.4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-31.4">
            <text:p>-31.4</text:p>
          </table:table-cell>
          <table:table-cell office:value-type="float" office:value="192.3">
            <text:p>192.3</text:p>
          </table:table-cell>
          <table:table-cell table:number-columns-repeated="6"/>
          <table:table-cell office:value-type="float" office:value="-31.4">
            <text:p>-31.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31.4">
            <text:p>-31.4</text:p>
          </table:table-cell>
          <table:table-cell office:value-type="float" office:value="192.3">
            <text:p>192.3</text:p>
          </table:table-cell>
          <table:table-cell table:number-columns-repeated="6"/>
          <table:table-cell office:value-type="float" office:value="-31.4">
            <text:p>-31.4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-31.4">
            <text:p>-31.4</text:p>
          </table:table-cell>
          <table:table-cell office:value-type="float" office:value="192.4">
            <text:p>192.4</text:p>
          </table:table-cell>
          <table:table-cell table:number-columns-repeated="6"/>
          <table:table-cell office:value-type="float" office:value="-31.4">
            <text:p>-31.4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-31.4">
            <text:p>-31.4</text:p>
          </table:table-cell>
          <table:table-cell office:value-type="float" office:value="192.4">
            <text:p>192.4</text:p>
          </table:table-cell>
          <table:table-cell table:number-columns-repeated="6"/>
          <table:table-cell office:value-type="float" office:value="-31.4">
            <text:p>-31.4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-31.4">
            <text:p>-31.4</text:p>
          </table:table-cell>
          <table:table-cell office:value-type="float" office:value="192.5">
            <text:p>192.5</text:p>
          </table:table-cell>
          <table:table-cell table:number-columns-repeated="6"/>
          <table:table-cell office:value-type="float" office:value="-31.4">
            <text:p>-31.4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-31.4">
            <text:p>-31.4</text:p>
          </table:table-cell>
          <table:table-cell office:value-type="float" office:value="192.5">
            <text:p>192.5</text:p>
          </table:table-cell>
          <table:table-cell table:number-columns-repeated="6"/>
          <table:table-cell office:value-type="float" office:value="-31.4">
            <text:p>-31.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-31.4">
            <text:p>-31.4</text:p>
          </table:table-cell>
          <table:table-cell office:value-type="float" office:value="192.5">
            <text:p>192.5</text:p>
          </table:table-cell>
          <table:table-cell table:number-columns-repeated="6"/>
          <table:table-cell office:value-type="float" office:value="-31.4">
            <text:p>-31.4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-31.4">
            <text:p>-31.4</text:p>
          </table:table-cell>
          <table:table-cell office:value-type="float" office:value="192.6">
            <text:p>192.6</text:p>
          </table:table-cell>
          <table:table-cell table:number-columns-repeated="6"/>
          <table:table-cell office:value-type="float" office:value="-31.4">
            <text:p>-31.4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-31.5">
            <text:p>-31.5</text:p>
          </table:table-cell>
          <table:table-cell office:value-type="float" office:value="192.7">
            <text:p>192.7</text:p>
          </table:table-cell>
          <table:table-cell table:number-columns-repeated="6"/>
          <table:table-cell office:value-type="float" office:value="-31.5">
            <text:p>-31.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31.5">
            <text:p>-31.5</text:p>
          </table:table-cell>
          <table:table-cell office:value-type="float" office:value="192.7">
            <text:p>192.7</text:p>
          </table:table-cell>
          <table:table-cell table:number-columns-repeated="6"/>
          <table:table-cell office:value-type="float" office:value="-31.5">
            <text:p>-31.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-31.5">
            <text:p>-31.5</text:p>
          </table:table-cell>
          <table:table-cell office:value-type="float" office:value="192.7">
            <text:p>192.7</text:p>
          </table:table-cell>
          <table:table-cell table:number-columns-repeated="6"/>
          <table:table-cell office:value-type="float" office:value="-31.5">
            <text:p>-31.5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-31.5">
            <text:p>-31.5</text:p>
          </table:table-cell>
          <table:table-cell office:value-type="float" office:value="192.8">
            <text:p>192.8</text:p>
          </table:table-cell>
          <table:table-cell table:number-columns-repeated="6"/>
          <table:table-cell office:value-type="float" office:value="-31.5">
            <text:p>-31.5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-31.5">
            <text:p>-31.5</text:p>
          </table:table-cell>
          <table:table-cell office:value-type="float" office:value="192.8">
            <text:p>192.8</text:p>
          </table:table-cell>
          <table:table-cell table:number-columns-repeated="6"/>
          <table:table-cell office:value-type="float" office:value="-31.5">
            <text:p>-31.5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-31.6">
            <text:p>-31.6</text:p>
          </table:table-cell>
          <table:table-cell office:value-type="float" office:value="192.9">
            <text:p>192.9</text:p>
          </table:table-cell>
          <table:table-cell table:number-columns-repeated="6"/>
          <table:table-cell office:value-type="float" office:value="-31.6">
            <text:p>-31.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-31.6">
            <text:p>-31.6</text:p>
          </table:table-cell>
          <table:table-cell office:value-type="float" office:value="192.9">
            <text:p>192.9</text:p>
          </table:table-cell>
          <table:table-cell table:number-columns-repeated="6"/>
          <table:table-cell office:value-type="float" office:value="-31.6">
            <text:p>-31.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-31.6">
            <text:p>-31.6</text:p>
          </table:table-cell>
          <table:table-cell office:value-type="float" office:value="193">
            <text:p>193</text:p>
          </table:table-cell>
          <table:table-cell table:number-columns-repeated="6"/>
          <table:table-cell office:value-type="float" office:value="-31.6">
            <text:p>-31.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-31.6">
            <text:p>-31.6</text:p>
          </table:table-cell>
          <table:table-cell office:value-type="float" office:value="193">
            <text:p>193</text:p>
          </table:table-cell>
          <table:table-cell table:number-columns-repeated="6"/>
          <table:table-cell office:value-type="float" office:value="-31.6">
            <text:p>-31.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-31.6">
            <text:p>-31.6</text:p>
          </table:table-cell>
          <table:table-cell office:value-type="float" office:value="193.1">
            <text:p>193.1</text:p>
          </table:table-cell>
          <table:table-cell table:number-columns-repeated="6"/>
          <table:table-cell office:value-type="float" office:value="-31.6">
            <text:p>-31.6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-31.6">
            <text:p>-31.6</text:p>
          </table:table-cell>
          <table:table-cell office:value-type="float" office:value="193.1">
            <text:p>193.1</text:p>
          </table:table-cell>
          <table:table-cell table:number-columns-repeated="6"/>
          <table:table-cell office:value-type="float" office:value="-31.6">
            <text:p>-31.6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31.6">
            <text:p>-31.6</text:p>
          </table:table-cell>
          <table:table-cell office:value-type="float" office:value="193.1">
            <text:p>193.1</text:p>
          </table:table-cell>
          <table:table-cell table:number-columns-repeated="6"/>
          <table:table-cell office:value-type="float" office:value="-31.6">
            <text:p>-31.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-31.6">
            <text:p>-31.6</text:p>
          </table:table-cell>
          <table:table-cell office:value-type="float" office:value="193.2">
            <text:p>193.2</text:p>
          </table:table-cell>
          <table:table-cell table:number-columns-repeated="6"/>
          <table:table-cell office:value-type="float" office:value="-31.6">
            <text:p>-31.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-31.6">
            <text:p>-31.6</text:p>
          </table:table-cell>
          <table:table-cell office:value-type="float" office:value="193.2">
            <text:p>193.2</text:p>
          </table:table-cell>
          <table:table-cell table:number-columns-repeated="6"/>
          <table:table-cell office:value-type="float" office:value="-31.6">
            <text:p>-31.6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-31.7">
            <text:p>-31.7</text:p>
          </table:table-cell>
          <table:table-cell office:value-type="float" office:value="193.3">
            <text:p>193.3</text:p>
          </table:table-cell>
          <table:table-cell table:number-columns-repeated="6"/>
          <table:table-cell office:value-type="float" office:value="-31.7">
            <text:p>-31.7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-31.7">
            <text:p>-31.7</text:p>
          </table:table-cell>
          <table:table-cell office:value-type="float" office:value="193.3">
            <text:p>193.3</text:p>
          </table:table-cell>
          <table:table-cell table:number-columns-repeated="6"/>
          <table:table-cell office:value-type="float" office:value="-31.7">
            <text:p>-31.7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-31.7">
            <text:p>-31.7</text:p>
          </table:table-cell>
          <table:table-cell office:value-type="float" office:value="193.3">
            <text:p>193.3</text:p>
          </table:table-cell>
          <table:table-cell table:number-columns-repeated="6"/>
          <table:table-cell office:value-type="float" office:value="-31.7">
            <text:p>-31.7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-31.7">
            <text:p>-31.7</text:p>
          </table:table-cell>
          <table:table-cell office:value-type="float" office:value="193.4">
            <text:p>193.4</text:p>
          </table:table-cell>
          <table:table-cell table:number-columns-repeated="6"/>
          <table:table-cell office:value-type="float" office:value="-31.7">
            <text:p>-31.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-31.7">
            <text:p>-31.7</text:p>
          </table:table-cell>
          <table:table-cell office:value-type="float" office:value="193.4">
            <text:p>193.4</text:p>
          </table:table-cell>
          <table:table-cell table:number-columns-repeated="6"/>
          <table:table-cell office:value-type="float" office:value="-31.7">
            <text:p>-31.7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31.8">
            <text:p>-31.8</text:p>
          </table:table-cell>
          <table:table-cell office:value-type="float" office:value="193.5">
            <text:p>193.5</text:p>
          </table:table-cell>
          <table:table-cell table:number-columns-repeated="6"/>
          <table:table-cell office:value-type="float" office:value="-31.7">
            <text:p>-31.7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-31.8">
            <text:p>-31.8</text:p>
          </table:table-cell>
          <table:table-cell office:value-type="float" office:value="193.5">
            <text:p>193.5</text:p>
          </table:table-cell>
          <table:table-cell table:number-columns-repeated="6"/>
          <table:table-cell office:value-type="float" office:value="-31.8">
            <text:p>-31.8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-31.8">
            <text:p>-31.8</text:p>
          </table:table-cell>
          <table:table-cell office:value-type="float" office:value="193.5">
            <text:p>193.5</text:p>
          </table:table-cell>
          <table:table-cell table:number-columns-repeated="6"/>
          <table:table-cell office:value-type="float" office:value="-31.7">
            <text:p>-31.7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-31.8">
            <text:p>-31.8</text:p>
          </table:table-cell>
          <table:table-cell office:value-type="float" office:value="193.6">
            <text:p>193.6</text:p>
          </table:table-cell>
          <table:table-cell table:number-columns-repeated="6"/>
          <table:table-cell office:value-type="float" office:value="-31.7">
            <text:p>-31.7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-31.8">
            <text:p>-31.8</text:p>
          </table:table-cell>
          <table:table-cell office:value-type="float" office:value="193.6">
            <text:p>193.6</text:p>
          </table:table-cell>
          <table:table-cell table:number-columns-repeated="6"/>
          <table:table-cell office:value-type="float" office:value="-31.8">
            <text:p>-31.8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-31.8">
            <text:p>-31.8</text:p>
          </table:table-cell>
          <table:table-cell office:value-type="float" office:value="193.7">
            <text:p>193.7</text:p>
          </table:table-cell>
          <table:table-cell table:number-columns-repeated="6"/>
          <table:table-cell office:value-type="float" office:value="-31.8">
            <text:p>-31.8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-31.8">
            <text:p>-31.8</text:p>
          </table:table-cell>
          <table:table-cell office:value-type="float" office:value="193.7">
            <text:p>193.7</text:p>
          </table:table-cell>
          <table:table-cell table:number-columns-repeated="6"/>
          <table:table-cell office:value-type="float" office:value="-31.8">
            <text:p>-31.8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-31.8">
            <text:p>-31.8</text:p>
          </table:table-cell>
          <table:table-cell office:value-type="float" office:value="193.7">
            <text:p>193.7</text:p>
          </table:table-cell>
          <table:table-cell table:number-columns-repeated="6"/>
          <table:table-cell office:value-type="float" office:value="-31.8">
            <text:p>-31.8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31.8">
            <text:p>-31.8</text:p>
          </table:table-cell>
          <table:table-cell office:value-type="float" office:value="193.8">
            <text:p>193.8</text:p>
          </table:table-cell>
          <table:table-cell table:number-columns-repeated="6"/>
          <table:table-cell office:value-type="float" office:value="-31.8">
            <text:p>-31.8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-31.9">
            <text:p>-31.9</text:p>
          </table:table-cell>
          <table:table-cell office:value-type="float" office:value="193.8">
            <text:p>193.8</text:p>
          </table:table-cell>
          <table:table-cell table:number-columns-repeated="6"/>
          <table:table-cell office:value-type="float" office:value="-31.9">
            <text:p>-31.9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-31.9">
            <text:p>-31.9</text:p>
          </table:table-cell>
          <table:table-cell office:value-type="float" office:value="193.9">
            <text:p>193.9</text:p>
          </table:table-cell>
          <table:table-cell table:number-columns-repeated="6"/>
          <table:table-cell office:value-type="float" office:value="-31.9">
            <text:p>-31.9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-31.9">
            <text:p>-31.9</text:p>
          </table:table-cell>
          <table:table-cell office:value-type="float" office:value="193.9">
            <text:p>193.9</text:p>
          </table:table-cell>
          <table:table-cell table:number-columns-repeated="6"/>
          <table:table-cell office:value-type="float" office:value="-31.9">
            <text:p>-31.9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-31.9">
            <text:p>-31.9</text:p>
          </table:table-cell>
          <table:table-cell office:value-type="float" office:value="193.9">
            <text:p>193.9</text:p>
          </table:table-cell>
          <table:table-cell table:number-columns-repeated="6"/>
          <table:table-cell office:value-type="float" office:value="-31.9">
            <text:p>-31.9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-31.9">
            <text:p>-31.9</text:p>
          </table:table-cell>
          <table:table-cell office:value-type="float" office:value="194">
            <text:p>194</text:p>
          </table:table-cell>
          <table:table-cell table:number-columns-repeated="6"/>
          <table:table-cell office:value-type="float" office:value="-31.9">
            <text:p>-31.9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-31.9">
            <text:p>-31.9</text:p>
          </table:table-cell>
          <table:table-cell office:value-type="float" office:value="194.1">
            <text:p>194.1</text:p>
          </table:table-cell>
          <table:table-cell table:number-columns-repeated="6"/>
          <table:table-cell office:value-type="float" office:value="-31.9">
            <text:p>-31.9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-32">
            <text:p>-32</text:p>
          </table:table-cell>
          <table:table-cell office:value-type="float" office:value="194.1">
            <text:p>194.1</text:p>
          </table:table-cell>
          <table:table-cell table:number-columns-repeated="6"/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-32">
            <text:p>-32</text:p>
          </table:table-cell>
          <table:table-cell office:value-type="float" office:value="194.1">
            <text:p>194.1</text:p>
          </table:table-cell>
          <table:table-cell table:number-columns-repeated="6"/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-32">
            <text:p>-32</text:p>
          </table:table-cell>
          <table:table-cell office:value-type="float" office:value="194.1">
            <text:p>194.1</text:p>
          </table:table-cell>
          <table:table-cell table:number-columns-repeated="6"/>
          <table:table-cell office:value-type="float" office:value="-31.9">
            <text:p>-31.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32">
            <text:p>-32</text:p>
          </table:table-cell>
          <table:table-cell office:value-type="float" office:value="194.2">
            <text:p>194.2</text:p>
          </table:table-cell>
          <table:table-cell table:number-columns-repeated="6"/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-32">
            <text:p>-32</text:p>
          </table:table-cell>
          <table:table-cell office:value-type="float" office:value="194.3">
            <text:p>194.3</text:p>
          </table:table-cell>
          <table:table-cell table:number-columns-repeated="6"/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-32">
            <text:p>-32</text:p>
          </table:table-cell>
          <table:table-cell office:value-type="float" office:value="194.3">
            <text:p>194.3</text:p>
          </table:table-cell>
          <table:table-cell table:number-columns-repeated="6"/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-32">
            <text:p>-32</text:p>
          </table:table-cell>
          <table:table-cell office:value-type="float" office:value="194.3">
            <text:p>194.3</text:p>
          </table:table-cell>
          <table:table-cell table:number-columns-repeated="6"/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-32">
            <text:p>-32</text:p>
          </table:table-cell>
          <table:table-cell office:value-type="float" office:value="194.4">
            <text:p>194.4</text:p>
          </table:table-cell>
          <table:table-cell table:number-columns-repeated="6"/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-32.1">
            <text:p>-32.1</text:p>
          </table:table-cell>
          <table:table-cell office:value-type="float" office:value="194.4">
            <text:p>194.4</text:p>
          </table:table-cell>
          <table:table-cell table:number-columns-repeated="6"/>
          <table:table-cell office:value-type="float" office:value="-32.1">
            <text:p>-32.1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-32.1">
            <text:p>-32.1</text:p>
          </table:table-cell>
          <table:table-cell office:value-type="float" office:value="194.4">
            <text:p>194.4</text:p>
          </table:table-cell>
          <table:table-cell table:number-columns-repeated="6"/>
          <table:table-cell office:value-type="float" office:value="-32.1">
            <text:p>-32.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-32.1">
            <text:p>-32.1</text:p>
          </table:table-cell>
          <table:table-cell office:value-type="float" office:value="194.4">
            <text:p>194.4</text:p>
          </table:table-cell>
          <table:table-cell table:number-columns-repeated="6"/>
          <table:table-cell office:value-type="float" office:value="-32.1">
            <text:p>-32.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32.1">
            <text:p>-32.1</text:p>
          </table:table-cell>
          <table:table-cell office:value-type="float" office:value="194.5">
            <text:p>194.5</text:p>
          </table:table-cell>
          <table:table-cell table:number-columns-repeated="6"/>
          <table:table-cell office:value-type="float" office:value="-32.1">
            <text:p>-32.1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-32.1">
            <text:p>-32.1</text:p>
          </table:table-cell>
          <table:table-cell office:value-type="float" office:value="194.6">
            <text:p>194.6</text:p>
          </table:table-cell>
          <table:table-cell table:number-columns-repeated="6"/>
          <table:table-cell office:value-type="float" office:value="-32.1">
            <text:p>-32.1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-32.1">
            <text:p>-32.1</text:p>
          </table:table-cell>
          <table:table-cell office:value-type="float" office:value="194.6">
            <text:p>194.6</text:p>
          </table:table-cell>
          <table:table-cell table:number-columns-repeated="6"/>
          <table:table-cell office:value-type="float" office:value="-32.1">
            <text:p>-32.1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-32.1">
            <text:p>-32.1</text:p>
          </table:table-cell>
          <table:table-cell office:value-type="float" office:value="194.6">
            <text:p>194.6</text:p>
          </table:table-cell>
          <table:table-cell table:number-columns-repeated="6"/>
          <table:table-cell office:value-type="float" office:value="-32.1">
            <text:p>-32.1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-32.1">
            <text:p>-32.1</text:p>
          </table:table-cell>
          <table:table-cell office:value-type="float" office:value="194.6">
            <text:p>194.6</text:p>
          </table:table-cell>
          <table:table-cell table:number-columns-repeated="6"/>
          <table:table-cell office:value-type="float" office:value="-32.1">
            <text:p>-32.1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-32.1">
            <text:p>-32.1</text:p>
          </table:table-cell>
          <table:table-cell office:value-type="float" office:value="194.7">
            <text:p>194.7</text:p>
          </table:table-cell>
          <table:table-cell table:number-columns-repeated="6"/>
          <table:table-cell office:value-type="float" office:value="-32.1">
            <text:p>-32.1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-32.2">
            <text:p>-32.2</text:p>
          </table:table-cell>
          <table:table-cell office:value-type="float" office:value="194.7">
            <text:p>194.7</text:p>
          </table:table-cell>
          <table:table-cell table:number-columns-repeated="6"/>
          <table:table-cell office:value-type="float" office:value="-32.2">
            <text:p>-32.2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-32.2">
            <text:p>-32.2</text:p>
          </table:table-cell>
          <table:table-cell office:value-type="float" office:value="194.8">
            <text:p>194.8</text:p>
          </table:table-cell>
          <table:table-cell table:number-columns-repeated="6"/>
          <table:table-cell office:value-type="float" office:value="-32.2">
            <text:p>-32.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32.2">
            <text:p>-32.2</text:p>
          </table:table-cell>
          <table:table-cell office:value-type="float" office:value="194.8">
            <text:p>194.8</text:p>
          </table:table-cell>
          <table:table-cell table:number-columns-repeated="6"/>
          <table:table-cell office:value-type="float" office:value="-32.2">
            <text:p>-32.2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-32.2">
            <text:p>-32.2</text:p>
          </table:table-cell>
          <table:table-cell office:value-type="float" office:value="194.8">
            <text:p>194.8</text:p>
          </table:table-cell>
          <table:table-cell table:number-columns-repeated="6"/>
          <table:table-cell office:value-type="float" office:value="-32.2">
            <text:p>-32.2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-32.2">
            <text:p>-32.2</text:p>
          </table:table-cell>
          <table:table-cell office:value-type="float" office:value="194.8">
            <text:p>194.8</text:p>
          </table:table-cell>
          <table:table-cell table:number-columns-repeated="6"/>
          <table:table-cell office:value-type="float" office:value="-32.2">
            <text:p>-32.2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-32.2">
            <text:p>-32.2</text:p>
          </table:table-cell>
          <table:table-cell office:value-type="float" office:value="194.9">
            <text:p>194.9</text:p>
          </table:table-cell>
          <table:table-cell table:number-columns-repeated="6"/>
          <table:table-cell office:value-type="float" office:value="-32.2">
            <text:p>-32.2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-32.2">
            <text:p>-32.2</text:p>
          </table:table-cell>
          <table:table-cell office:value-type="float" office:value="194.9">
            <text:p>194.9</text:p>
          </table:table-cell>
          <table:table-cell table:number-columns-repeated="6"/>
          <table:table-cell office:value-type="float" office:value="-32.2">
            <text:p>-32.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-32.2">
            <text:p>-32.2</text:p>
          </table:table-cell>
          <table:table-cell office:value-type="float" office:value="194.9">
            <text:p>194.9</text:p>
          </table:table-cell>
          <table:table-cell table:number-columns-repeated="6"/>
          <table:table-cell office:value-type="float" office:value="-32.2">
            <text:p>-32.2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-32.2">
            <text:p>-32.2</text:p>
          </table:table-cell>
          <table:table-cell office:value-type="float" office:value="195">
            <text:p>195</text:p>
          </table:table-cell>
          <table:table-cell table:number-columns-repeated="6"/>
          <table:table-cell office:value-type="float" office:value="-32.2">
            <text:p>-32.2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-32.3">
            <text:p>-32.3</text:p>
          </table:table-cell>
          <table:table-cell office:value-type="float" office:value="195">
            <text:p>195</text:p>
          </table:table-cell>
          <table:table-cell table:number-columns-repeated="6"/>
          <table:table-cell office:value-type="float" office:value="-32.3">
            <text:p>-32.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-32.3">
            <text:p>-32.3</text:p>
          </table:table-cell>
          <table:table-cell office:value-type="float" office:value="195">
            <text:p>195</text:p>
          </table:table-cell>
          <table:table-cell table:number-columns-repeated="6"/>
          <table:table-cell office:value-type="float" office:value="-32.3">
            <text:p>-32.3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-32.3">
            <text:p>-32.3</text:p>
          </table:table-cell>
          <table:table-cell office:value-type="float" office:value="195">
            <text:p>195</text:p>
          </table:table-cell>
          <table:table-cell table:number-columns-repeated="6"/>
          <table:table-cell office:value-type="float" office:value="-32.3">
            <text:p>-32.3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32.3">
            <text:p>-32.3</text:p>
          </table:table-cell>
          <table:table-cell office:value-type="float" office:value="195.1">
            <text:p>195.1</text:p>
          </table:table-cell>
          <table:table-cell table:number-columns-repeated="6"/>
          <table:table-cell office:value-type="float" office:value="-32.3">
            <text:p>-32.3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-32.3">
            <text:p>-32.3</text:p>
          </table:table-cell>
          <table:table-cell office:value-type="float" office:value="195.1">
            <text:p>195.1</text:p>
          </table:table-cell>
          <table:table-cell table:number-columns-repeated="6"/>
          <table:table-cell office:value-type="float" office:value="-32.3">
            <text:p>-32.3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-32.4">
            <text:p>-32.4</text:p>
          </table:table-cell>
          <table:table-cell office:value-type="float" office:value="195.2">
            <text:p>195.2</text:p>
          </table:table-cell>
          <table:table-cell table:number-columns-repeated="6"/>
          <table:table-cell office:value-type="float" office:value="-32.4">
            <text:p>-32.4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-32.4">
            <text:p>-32.4</text:p>
          </table:table-cell>
          <table:table-cell office:value-type="float" office:value="195.2">
            <text:p>195.2</text:p>
          </table:table-cell>
          <table:table-cell table:number-columns-repeated="6"/>
          <table:table-cell office:value-type="float" office:value="-32.4">
            <text:p>-32.4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-32.4">
            <text:p>-32.4</text:p>
          </table:table-cell>
          <table:table-cell office:value-type="float" office:value="195.2">
            <text:p>195.2</text:p>
          </table:table-cell>
          <table:table-cell table:number-columns-repeated="6"/>
          <table:table-cell office:value-type="float" office:value="-32.4">
            <text:p>-32.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-32.4">
            <text:p>-32.4</text:p>
          </table:table-cell>
          <table:table-cell office:value-type="float" office:value="195.2">
            <text:p>195.2</text:p>
          </table:table-cell>
          <table:table-cell table:number-columns-repeated="6"/>
          <table:table-cell office:value-type="float" office:value="-32.4">
            <text:p>-32.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-32.4">
            <text:p>-32.4</text:p>
          </table:table-cell>
          <table:table-cell office:value-type="float" office:value="195.3">
            <text:p>195.3</text:p>
          </table:table-cell>
          <table:table-cell table:number-columns-repeated="6"/>
          <table:table-cell office:value-type="float" office:value="-32.4">
            <text:p>-32.4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-32.4">
            <text:p>-32.4</text:p>
          </table:table-cell>
          <table:table-cell office:value-type="float" office:value="195.4">
            <text:p>195.4</text:p>
          </table:table-cell>
          <table:table-cell table:number-columns-repeated="6"/>
          <table:table-cell office:value-type="float" office:value="-32.4">
            <text:p>-32.4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-32.4">
            <text:p>-32.4</text:p>
          </table:table-cell>
          <table:table-cell office:value-type="float" office:value="195.3">
            <text:p>195.3</text:p>
          </table:table-cell>
          <table:table-cell table:number-columns-repeated="6"/>
          <table:table-cell office:value-type="float" office:value="-32.4">
            <text:p>-32.4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-32.4">
            <text:p>-32.4</text:p>
          </table:table-cell>
          <table:table-cell office:value-type="float" office:value="195.4">
            <text:p>195.4</text:p>
          </table:table-cell>
          <table:table-cell table:number-columns-repeated="6"/>
          <table:table-cell office:value-type="float" office:value="-32.4">
            <text:p>-32.4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32.4">
            <text:p>-32.4</text:p>
          </table:table-cell>
          <table:table-cell office:value-type="float" office:value="195.4">
            <text:p>195.4</text:p>
          </table:table-cell>
          <table:table-cell table:number-columns-repeated="6"/>
          <table:table-cell office:value-type="float" office:value="-32.4">
            <text:p>-32.4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-32.4">
            <text:p>-32.4</text:p>
          </table:table-cell>
          <table:table-cell office:value-type="float" office:value="195.4">
            <text:p>195.4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-32.5">
            <text:p>-32.5</text:p>
          </table:table-cell>
          <table:table-cell office:value-type="float" office:value="195.5">
            <text:p>195.5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-32.5">
            <text:p>-32.5</text:p>
          </table:table-cell>
          <table:table-cell office:value-type="float" office:value="195.5">
            <text:p>195.5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-32.5">
            <text:p>-32.5</text:p>
          </table:table-cell>
          <table:table-cell office:value-type="float" office:value="195.5">
            <text:p>195.5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-32.5">
            <text:p>-32.5</text:p>
          </table:table-cell>
          <table:table-cell office:value-type="float" office:value="195.6">
            <text:p>195.6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-32.5">
            <text:p>-32.5</text:p>
          </table:table-cell>
          <table:table-cell office:value-type="float" office:value="195.6">
            <text:p>195.6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-32.5">
            <text:p>-32.5</text:p>
          </table:table-cell>
          <table:table-cell office:value-type="float" office:value="195.7">
            <text:p>195.7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-32.5">
            <text:p>-32.5</text:p>
          </table:table-cell>
          <table:table-cell office:value-type="float" office:value="195.6">
            <text:p>195.6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-32.5">
            <text:p>-32.5</text:p>
          </table:table-cell>
          <table:table-cell office:value-type="float" office:value="195.7">
            <text:p>195.7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-32.5">
            <text:p>-32.5</text:p>
          </table:table-cell>
          <table:table-cell office:value-type="float" office:value="195.7">
            <text:p>195.7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-32.6">
            <text:p>-32.6</text:p>
          </table:table-cell>
          <table:table-cell office:value-type="float" office:value="195.8">
            <text:p>195.8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-32.6">
            <text:p>-32.6</text:p>
          </table:table-cell>
          <table:table-cell office:value-type="float" office:value="195.8">
            <text:p>195.8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-32.6">
            <text:p>-32.6</text:p>
          </table:table-cell>
          <table:table-cell office:value-type="float" office:value="195.8">
            <text:p>195.8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-32.6">
            <text:p>-32.6</text:p>
          </table:table-cell>
          <table:table-cell office:value-type="float" office:value="195.9">
            <text:p>195.9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-32.6">
            <text:p>-32.6</text:p>
          </table:table-cell>
          <table:table-cell office:value-type="float" office:value="195.9">
            <text:p>195.9</text:p>
          </table:table-cell>
          <table:table-cell table:number-columns-repeated="6"/>
          <table:table-cell office:value-type="float" office:value="-32.5">
            <text:p>-32.5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-32.6">
            <text:p>-32.6</text:p>
          </table:table-cell>
          <table:table-cell office:value-type="float" office:value="196">
            <text:p>196</text:p>
          </table:table-cell>
          <table:table-cell table:number-columns-repeated="6"/>
          <table:table-cell office:value-type="float" office:value="-32.6">
            <text:p>-32.6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-32.6">
            <text:p>-32.6</text:p>
          </table:table-cell>
          <table:table-cell office:value-type="float" office:value="196">
            <text:p>196</text:p>
          </table:table-cell>
          <table:table-cell table:number-columns-repeated="6"/>
          <table:table-cell office:value-type="float" office:value="-32.6">
            <text:p>-32.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32.6">
            <text:p>-32.6</text:p>
          </table:table-cell>
          <table:table-cell office:value-type="float" office:value="196">
            <text:p>196</text:p>
          </table:table-cell>
          <table:table-cell table:number-columns-repeated="6"/>
          <table:table-cell office:value-type="float" office:value="-32.6">
            <text:p>-32.6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-32.6">
            <text:p>-32.6</text:p>
          </table:table-cell>
          <table:table-cell office:value-type="float" office:value="196">
            <text:p>196</text:p>
          </table:table-cell>
          <table:table-cell table:number-columns-repeated="6"/>
          <table:table-cell office:value-type="float" office:value="-32.6">
            <text:p>-32.6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-32.7">
            <text:p>-32.7</text:p>
          </table:table-cell>
          <table:table-cell office:value-type="float" office:value="196.1">
            <text:p>196.1</text:p>
          </table:table-cell>
          <table:table-cell table:number-columns-repeated="6"/>
          <table:table-cell office:value-type="float" office:value="-32.6">
            <text:p>-32.6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-32.7">
            <text:p>-32.7</text:p>
          </table:table-cell>
          <table:table-cell office:value-type="float" office:value="196.1">
            <text:p>196.1</text:p>
          </table:table-cell>
          <table:table-cell table:number-columns-repeated="6"/>
          <table:table-cell office:value-type="float" office:value="-32.6">
            <text:p>-32.6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-32.7">
            <text:p>-32.7</text:p>
          </table:table-cell>
          <table:table-cell office:value-type="float" office:value="196.1">
            <text:p>196.1</text:p>
          </table:table-cell>
          <table:table-cell table:number-columns-repeated="6"/>
          <table:table-cell office:value-type="float" office:value="-32.6">
            <text:p>-32.6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-32.7">
            <text:p>-32.7</text:p>
          </table:table-cell>
          <table:table-cell office:value-type="float" office:value="196.1">
            <text:p>196.1</text:p>
          </table:table-cell>
          <table:table-cell table:number-columns-repeated="6"/>
          <table:table-cell office:value-type="float" office:value="-32.6">
            <text:p>-32.6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-32.7">
            <text:p>-32.7</text:p>
          </table:table-cell>
          <table:table-cell office:value-type="float" office:value="196.2">
            <text:p>196.2</text:p>
          </table:table-cell>
          <table:table-cell table:number-columns-repeated="6"/>
          <table:table-cell office:value-type="float" office:value="-32.6">
            <text:p>-32.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-32.7">
            <text:p>-32.7</text:p>
          </table:table-cell>
          <table:table-cell office:value-type="float" office:value="196.2">
            <text:p>196.2</text:p>
          </table:table-cell>
          <table:table-cell table:number-columns-repeated="6"/>
          <table:table-cell office:value-type="float" office:value="-32.7">
            <text:p>-32.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-32.7">
            <text:p>-32.7</text:p>
          </table:table-cell>
          <table:table-cell office:value-type="float" office:value="196.2">
            <text:p>196.2</text:p>
          </table:table-cell>
          <table:table-cell table:number-columns-repeated="6"/>
          <table:table-cell office:value-type="float" office:value="-32.7">
            <text:p>-32.7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-32.7">
            <text:p>-32.7</text:p>
          </table:table-cell>
          <table:table-cell office:value-type="float" office:value="196.2">
            <text:p>196.2</text:p>
          </table:table-cell>
          <table:table-cell table:number-columns-repeated="6"/>
          <table:table-cell office:value-type="float" office:value="-32.7">
            <text:p>-32.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-32.7">
            <text:p>-32.7</text:p>
          </table:table-cell>
          <table:table-cell office:value-type="float" office:value="196.3">
            <text:p>196.3</text:p>
          </table:table-cell>
          <table:table-cell table:number-columns-repeated="6"/>
          <table:table-cell office:value-type="float" office:value="-32.7">
            <text:p>-32.7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-32.8">
            <text:p>-32.8</text:p>
          </table:table-cell>
          <table:table-cell office:value-type="float" office:value="196.3">
            <text:p>196.3</text:p>
          </table:table-cell>
          <table:table-cell table:number-columns-repeated="6"/>
          <table:table-cell office:value-type="float" office:value="-32.7">
            <text:p>-32.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-32.8">
            <text:p>-32.8</text:p>
          </table:table-cell>
          <table:table-cell office:value-type="float" office:value="196.4">
            <text:p>196.4</text:p>
          </table:table-cell>
          <table:table-cell table:number-columns-repeated="6"/>
          <table:table-cell office:value-type="float" office:value="-32.7">
            <text:p>-32.7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-32.8">
            <text:p>-32.8</text:p>
          </table:table-cell>
          <table:table-cell office:value-type="float" office:value="196.3">
            <text:p>196.3</text:p>
          </table:table-cell>
          <table:table-cell table:number-columns-repeated="6"/>
          <table:table-cell office:value-type="float" office:value="-32.8">
            <text:p>-32.8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-32.8">
            <text:p>-32.8</text:p>
          </table:table-cell>
          <table:table-cell office:value-type="float" office:value="196.4">
            <text:p>196.4</text:p>
          </table:table-cell>
          <table:table-cell table:number-columns-repeated="6"/>
          <table:table-cell office:value-type="float" office:value="-32.7">
            <text:p>-32.7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-32.8">
            <text:p>-32.8</text:p>
          </table:table-cell>
          <table:table-cell office:value-type="float" office:value="196.4">
            <text:p>196.4</text:p>
          </table:table-cell>
          <table:table-cell table:number-columns-repeated="6"/>
          <table:table-cell office:value-type="float" office:value="-32.8">
            <text:p>-32.8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-32.8">
            <text:p>-32.8</text:p>
          </table:table-cell>
          <table:table-cell office:value-type="float" office:value="196.5">
            <text:p>196.5</text:p>
          </table:table-cell>
          <table:table-cell table:number-columns-repeated="6"/>
          <table:table-cell office:value-type="float" office:value="-32.8">
            <text:p>-32.8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-32.8">
            <text:p>-32.8</text:p>
          </table:table-cell>
          <table:table-cell office:value-type="float" office:value="196.5">
            <text:p>196.5</text:p>
          </table:table-cell>
          <table:table-cell table:number-columns-repeated="6"/>
          <table:table-cell office:value-type="float" office:value="-32.8">
            <text:p>-32.8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-32.8">
            <text:p>-32.8</text:p>
          </table:table-cell>
          <table:table-cell office:value-type="float" office:value="196.5">
            <text:p>196.5</text:p>
          </table:table-cell>
          <table:table-cell table:number-columns-repeated="6"/>
          <table:table-cell office:value-type="float" office:value="-32.8">
            <text:p>-32.8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-32.8">
            <text:p>-32.8</text:p>
          </table:table-cell>
          <table:table-cell office:value-type="float" office:value="196.5">
            <text:p>196.5</text:p>
          </table:table-cell>
          <table:table-cell table:number-columns-repeated="6"/>
          <table:table-cell office:value-type="float" office:value="-32.8">
            <text:p>-32.8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32.9">
            <text:p>-32.9</text:p>
          </table:table-cell>
          <table:table-cell office:value-type="float" office:value="196.6">
            <text:p>196.6</text:p>
          </table:table-cell>
          <table:table-cell table:number-columns-repeated="6"/>
          <table:table-cell office:value-type="float" office:value="-32.8">
            <text:p>-32.8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-32.9">
            <text:p>-32.9</text:p>
          </table:table-cell>
          <table:table-cell office:value-type="float" office:value="196.6">
            <text:p>196.6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-32.9">
            <text:p>-32.9</text:p>
          </table:table-cell>
          <table:table-cell office:value-type="float" office:value="196.7">
            <text:p>196.7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-32.9">
            <text:p>-32.9</text:p>
          </table:table-cell>
          <table:table-cell office:value-type="float" office:value="196.6">
            <text:p>196.6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-32.9">
            <text:p>-32.9</text:p>
          </table:table-cell>
          <table:table-cell office:value-type="float" office:value="196.7">
            <text:p>196.7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-32.9">
            <text:p>-32.9</text:p>
          </table:table-cell>
          <table:table-cell office:value-type="float" office:value="196.7">
            <text:p>196.7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-32.9">
            <text:p>-32.9</text:p>
          </table:table-cell>
          <table:table-cell office:value-type="float" office:value="196.8">
            <text:p>196.8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-32.9">
            <text:p>-32.9</text:p>
          </table:table-cell>
          <table:table-cell office:value-type="float" office:value="196.7">
            <text:p>196.7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-32.9">
            <text:p>-32.9</text:p>
          </table:table-cell>
          <table:table-cell office:value-type="float" office:value="196.8">
            <text:p>196.8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-32.9">
            <text:p>-32.9</text:p>
          </table:table-cell>
          <table:table-cell office:value-type="float" office:value="196.8">
            <text:p>196.8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33">
            <text:p>-33</text:p>
          </table:table-cell>
          <table:table-cell office:value-type="float" office:value="196.9">
            <text:p>196.9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-33">
            <text:p>-33</text:p>
          </table:table-cell>
          <table:table-cell office:value-type="float" office:value="196.9">
            <text:p>196.9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-33">
            <text:p>-33</text:p>
          </table:table-cell>
          <table:table-cell office:value-type="float" office:value="196.9">
            <text:p>196.9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-33">
            <text:p>-33</text:p>
          </table:table-cell>
          <table:table-cell office:value-type="float" office:value="197">
            <text:p>197</text:p>
          </table:table-cell>
          <table:table-cell table:number-columns-repeated="6"/>
          <table:table-cell office:value-type="float" office:value="-32.9">
            <text:p>-32.9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-33">
            <text:p>-33</text:p>
          </table:table-cell>
          <table:table-cell office:value-type="float" office:value="197">
            <text:p>197</text:p>
          </table:table-cell>
          <table:table-cell table:number-columns-repeated="6"/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-33">
            <text:p>-33</text:p>
          </table:table-cell>
          <table:table-cell office:value-type="float" office:value="197.1">
            <text:p>197.1</text:p>
          </table:table-cell>
          <table:table-cell table:number-columns-repeated="6"/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-33">
            <text:p>-33</text:p>
          </table:table-cell>
          <table:table-cell office:value-type="float" office:value="197">
            <text:p>197</text:p>
          </table:table-cell>
          <table:table-cell table:number-columns-repeated="6"/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-33">
            <text:p>-33</text:p>
          </table:table-cell>
          <table:table-cell office:value-type="float" office:value="197.1">
            <text:p>197.1</text:p>
          </table:table-cell>
          <table:table-cell table:number-columns-repeated="6"/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-33">
            <text:p>-33</text:p>
          </table:table-cell>
          <table:table-cell office:value-type="float" office:value="197.1">
            <text:p>197.1</text:p>
          </table:table-cell>
          <table:table-cell table:number-columns-repeated="6"/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-33.1">
            <text:p>-33.1</text:p>
          </table:table-cell>
          <table:table-cell office:value-type="float" office:value="197.1">
            <text:p>197.1</text:p>
          </table:table-cell>
          <table:table-cell table:number-columns-repeated="6"/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33.1">
            <text:p>-33.1</text:p>
          </table:table-cell>
          <table:table-cell office:value-type="float" office:value="197.2">
            <text:p>197.2</text:p>
          </table:table-cell>
          <table:table-cell table:number-columns-repeated="6"/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-33.1">
            <text:p>-33.1</text:p>
          </table:table-cell>
          <table:table-cell office:value-type="float" office:value="197.2">
            <text:p>197.2</text:p>
          </table:table-cell>
          <table:table-cell table:number-columns-repeated="6"/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-33.1">
            <text:p>-33.1</text:p>
          </table:table-cell>
          <table:table-cell office:value-type="float" office:value="197.2">
            <text:p>197.2</text:p>
          </table:table-cell>
          <table:table-cell table:number-columns-repeated="6"/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-33.1">
            <text:p>-33.1</text:p>
          </table:table-cell>
          <table:table-cell office:value-type="float" office:value="197.2">
            <text:p>197.2</text:p>
          </table:table-cell>
          <table:table-cell table:number-columns-repeated="6"/>
          <table:table-cell office:value-type="float" office:value="-33">
            <text:p>-33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-33.1">
            <text:p>-33.1</text:p>
          </table:table-cell>
          <table:table-cell office:value-type="float" office:value="197.3">
            <text:p>197.3</text:p>
          </table:table-cell>
          <table:table-cell table:number-columns-repeated="6"/>
          <table:table-cell office:value-type="float" office:value="-33.1">
            <text:p>-33.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-33.1">
            <text:p>-33.1</text:p>
          </table:table-cell>
          <table:table-cell office:value-type="float" office:value="197.3">
            <text:p>197.3</text:p>
          </table:table-cell>
          <table:table-cell table:number-columns-repeated="6"/>
          <table:table-cell office:value-type="float" office:value="-33.1">
            <text:p>-33.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-33.1">
            <text:p>-33.1</text:p>
          </table:table-cell>
          <table:table-cell office:value-type="float" office:value="197.3">
            <text:p>197.3</text:p>
          </table:table-cell>
          <table:table-cell table:number-columns-repeated="6"/>
          <table:table-cell office:value-type="float" office:value="-33.1">
            <text:p>-33.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-33.1">
            <text:p>-33.1</text:p>
          </table:table-cell>
          <table:table-cell office:value-type="float" office:value="197.3">
            <text:p>197.3</text:p>
          </table:table-cell>
          <table:table-cell table:number-columns-repeated="6"/>
          <table:table-cell office:value-type="float" office:value="-33.1">
            <text:p>-33.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-33.1">
            <text:p>-33.1</text:p>
          </table:table-cell>
          <table:table-cell office:value-type="float" office:value="197.4">
            <text:p>197.4</text:p>
          </table:table-cell>
          <table:table-cell table:number-columns-repeated="6"/>
          <table:table-cell office:value-type="float" office:value="-33.1">
            <text:p>-33.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-33.2">
            <text:p>-33.2</text:p>
          </table:table-cell>
          <table:table-cell office:value-type="float" office:value="197.4">
            <text:p>197.4</text:p>
          </table:table-cell>
          <table:table-cell table:number-columns-repeated="6"/>
          <table:table-cell office:value-type="float" office:value="-33.1">
            <text:p>-33.1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33.2">
            <text:p>-33.2</text:p>
          </table:table-cell>
          <table:table-cell office:value-type="float" office:value="197.4">
            <text:p>197.4</text:p>
          </table:table-cell>
          <table:table-cell table:number-columns-repeated="6"/>
          <table:table-cell office:value-type="float" office:value="-33.1">
            <text:p>-33.1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-33.2">
            <text:p>-33.2</text:p>
          </table:table-cell>
          <table:table-cell office:value-type="float" office:value="197.4">
            <text:p>197.4</text:p>
          </table:table-cell>
          <table:table-cell table:number-columns-repeated="6"/>
          <table:table-cell office:value-type="float" office:value="-33.1">
            <text:p>-33.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-33.2">
            <text:p>-33.2</text:p>
          </table:table-cell>
          <table:table-cell office:value-type="float" office:value="197.5">
            <text:p>197.5</text:p>
          </table:table-cell>
          <table:table-cell table:number-columns-repeated="6"/>
          <table:table-cell office:value-type="float" office:value="-33.1">
            <text:p>-33.1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-33.2">
            <text:p>-33.2</text:p>
          </table:table-cell>
          <table:table-cell office:value-type="float" office:value="197.5">
            <text:p>197.5</text:p>
          </table:table-cell>
          <table:table-cell table:number-columns-repeated="6"/>
          <table:table-cell office:value-type="float" office:value="-33.1">
            <text:p>-33.1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-33.2">
            <text:p>-33.2</text:p>
          </table:table-cell>
          <table:table-cell office:value-type="float" office:value="197.6">
            <text:p>197.6</text:p>
          </table:table-cell>
          <table:table-cell table:number-columns-repeated="6"/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-33.2">
            <text:p>-33.2</text:p>
          </table:table-cell>
          <table:table-cell office:value-type="float" office:value="197.5">
            <text:p>197.5</text:p>
          </table:table-cell>
          <table:table-cell table:number-columns-repeated="6"/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-33.2">
            <text:p>-33.2</text:p>
          </table:table-cell>
          <table:table-cell office:value-type="float" office:value="197.6">
            <text:p>197.6</text:p>
          </table:table-cell>
          <table:table-cell table:number-columns-repeated="6"/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-33.2">
            <text:p>-33.2</text:p>
          </table:table-cell>
          <table:table-cell office:value-type="float" office:value="197.6">
            <text:p>197.6</text:p>
          </table:table-cell>
          <table:table-cell table:number-columns-repeated="6"/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-33.3">
            <text:p>-33.3</text:p>
          </table:table-cell>
          <table:table-cell office:value-type="float" office:value="197.6">
            <text:p>197.6</text:p>
          </table:table-cell>
          <table:table-cell table:number-columns-repeated="6"/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-33.3">
            <text:p>-33.3</text:p>
          </table:table-cell>
          <table:table-cell office:value-type="float" office:value="197.7">
            <text:p>197.7</text:p>
          </table:table-cell>
          <table:table-cell table:number-columns-repeated="6"/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-33.3">
            <text:p>-33.3</text:p>
          </table:table-cell>
          <table:table-cell office:value-type="float" office:value="197.7">
            <text:p>197.7</text:p>
          </table:table-cell>
          <table:table-cell table:number-columns-repeated="6"/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-33.3">
            <text:p>-33.3</text:p>
          </table:table-cell>
          <table:table-cell office:value-type="float" office:value="197.7">
            <text:p>197.7</text:p>
          </table:table-cell>
          <table:table-cell table:number-columns-repeated="6"/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33.3">
            <text:p>-33.3</text:p>
          </table:table-cell>
          <table:table-cell office:value-type="float" office:value="197.7">
            <text:p>197.7</text:p>
          </table:table-cell>
          <table:table-cell table:number-columns-repeated="6"/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-33.3">
            <text:p>-33.3</text:p>
          </table:table-cell>
          <table:table-cell office:value-type="float" office:value="197.7">
            <text:p>197.7</text:p>
          </table:table-cell>
          <table:table-cell table:number-columns-repeated="6"/>
          <table:table-cell office:value-type="float" office:value="-33.2">
            <text:p>-33.2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-33.4">
            <text:p>-33.4</text:p>
          </table:table-cell>
          <table:table-cell office:value-type="float" office:value="197.7">
            <text:p>197.7</text:p>
          </table:table-cell>
          <table:table-cell table:number-columns-repeated="6"/>
          <table:table-cell office:value-type="float" office:value="-33.3">
            <text:p>-33.3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-33.3">
            <text:p>-33.3</text:p>
          </table:table-cell>
          <table:table-cell office:value-type="float" office:value="197.7">
            <text:p>197.7</text:p>
          </table:table-cell>
          <table:table-cell table:number-columns-repeated="6"/>
          <table:table-cell office:value-type="float" office:value="-33.3">
            <text:p>-33.3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-33.4">
            <text:p>-33.4</text:p>
          </table:table-cell>
          <table:table-cell office:value-type="float" office:value="197.8">
            <text:p>197.8</text:p>
          </table:table-cell>
          <table:table-cell table:number-columns-repeated="6"/>
          <table:table-cell office:value-type="float" office:value="-33.3">
            <text:p>-33.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-33.4">
            <text:p>-33.4</text:p>
          </table:table-cell>
          <table:table-cell office:value-type="float" office:value="197.8">
            <text:p>197.8</text:p>
          </table:table-cell>
          <table:table-cell table:number-columns-repeated="6"/>
          <table:table-cell office:value-type="float" office:value="-33.3">
            <text:p>-33.3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-33.4">
            <text:p>-33.4</text:p>
          </table:table-cell>
          <table:table-cell office:value-type="float" office:value="197.9">
            <text:p>197.9</text:p>
          </table:table-cell>
          <table:table-cell table:number-columns-repeated="6"/>
          <table:table-cell office:value-type="float" office:value="-33.3">
            <text:p>-33.3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-33.4">
            <text:p>-33.4</text:p>
          </table:table-cell>
          <table:table-cell office:value-type="float" office:value="197.9">
            <text:p>197.9</text:p>
          </table:table-cell>
          <table:table-cell table:number-columns-repeated="6"/>
          <table:table-cell office:value-type="float" office:value="-33.3">
            <text:p>-33.3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-33.4">
            <text:p>-33.4</text:p>
          </table:table-cell>
          <table:table-cell office:value-type="float" office:value="197.9">
            <text:p>197.9</text:p>
          </table:table-cell>
          <table:table-cell table:number-columns-repeated="6"/>
          <table:table-cell office:value-type="float" office:value="-33.3">
            <text:p>-33.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-33.4">
            <text:p>-33.4</text:p>
          </table:table-cell>
          <table:table-cell office:value-type="float" office:value="197.9">
            <text:p>197.9</text:p>
          </table:table-cell>
          <table:table-cell table:number-columns-repeated="6"/>
          <table:table-cell office:value-type="float" office:value="-33.3">
            <text:p>-33.3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-33.4">
            <text:p>-33.4</text:p>
          </table:table-cell>
          <table:table-cell office:value-type="float" office:value="198">
            <text:p>198</text:p>
          </table:table-cell>
          <table:table-cell table:number-columns-repeated="6"/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-33.4">
            <text:p>-33.4</text:p>
          </table:table-cell>
          <table:table-cell office:value-type="float" office:value="198">
            <text:p>198</text:p>
          </table:table-cell>
          <table:table-cell table:number-columns-repeated="6"/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-33.4">
            <text:p>-33.4</text:p>
          </table:table-cell>
          <table:table-cell office:value-type="float" office:value="198">
            <text:p>198</text:p>
          </table:table-cell>
          <table:table-cell table:number-columns-repeated="6"/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-33.4">
            <text:p>-33.4</text:p>
          </table:table-cell>
          <table:table-cell office:value-type="float" office:value="198">
            <text:p>198</text:p>
          </table:table-cell>
          <table:table-cell table:number-columns-repeated="6"/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-33.5">
            <text:p>-33.5</text:p>
          </table:table-cell>
          <table:table-cell office:value-type="float" office:value="198.1">
            <text:p>198.1</text:p>
          </table:table-cell>
          <table:table-cell table:number-columns-repeated="6"/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-33.5">
            <text:p>-33.5</text:p>
          </table:table-cell>
          <table:table-cell office:value-type="float" office:value="198.1">
            <text:p>198.1</text:p>
          </table:table-cell>
          <table:table-cell table:number-columns-repeated="6"/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-33.5">
            <text:p>-33.5</text:p>
          </table:table-cell>
          <table:table-cell office:value-type="float" office:value="198.1">
            <text:p>198.1</text:p>
          </table:table-cell>
          <table:table-cell table:number-columns-repeated="6"/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-33.5">
            <text:p>-33.5</text:p>
          </table:table-cell>
          <table:table-cell office:value-type="float" office:value="198.1">
            <text:p>198.1</text:p>
          </table:table-cell>
          <table:table-cell table:number-columns-repeated="6"/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-33.5">
            <text:p>-33.5</text:p>
          </table:table-cell>
          <table:table-cell office:value-type="float" office:value="198.1">
            <text:p>198.1</text:p>
          </table:table-cell>
          <table:table-cell table:number-columns-repeated="6"/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-33.5">
            <text:p>-33.5</text:p>
          </table:table-cell>
          <table:table-cell office:value-type="float" office:value="198.2">
            <text:p>198.2</text:p>
          </table:table-cell>
          <table:table-cell table:number-columns-repeated="6"/>
          <table:table-cell office:value-type="float" office:value="-33.4">
            <text:p>-33.4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-33.5">
            <text:p>-33.5</text:p>
          </table:table-cell>
          <table:table-cell office:value-type="float" office:value="198.2">
            <text:p>198.2</text:p>
          </table:table-cell>
          <table:table-cell table:number-columns-repeated="6"/>
          <table:table-cell office:value-type="float" office:value="-33.5">
            <text:p>-33.5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-33.5">
            <text:p>-33.5</text:p>
          </table:table-cell>
          <table:table-cell office:value-type="float" office:value="198.2">
            <text:p>198.2</text:p>
          </table:table-cell>
          <table:table-cell table:number-columns-repeated="6"/>
          <table:table-cell office:value-type="float" office:value="-33.5">
            <text:p>-33.5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-33.5">
            <text:p>-33.5</text:p>
          </table:table-cell>
          <table:table-cell office:value-type="float" office:value="198.2">
            <text:p>198.2</text:p>
          </table:table-cell>
          <table:table-cell table:number-columns-repeated="6"/>
          <table:table-cell office:value-type="float" office:value="-33.5">
            <text:p>-33.5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-33.5">
            <text:p>-33.5</text:p>
          </table:table-cell>
          <table:table-cell office:value-type="float" office:value="198.2">
            <text:p>198.2</text:p>
          </table:table-cell>
          <table:table-cell table:number-columns-repeated="6"/>
          <table:table-cell office:value-type="float" office:value="-33.5">
            <text:p>-33.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-33.6">
            <text:p>-33.6</text:p>
          </table:table-cell>
          <table:table-cell office:value-type="float" office:value="198.3">
            <text:p>198.3</text:p>
          </table:table-cell>
          <table:table-cell table:number-columns-repeated="6"/>
          <table:table-cell office:value-type="float" office:value="-33.5">
            <text:p>-33.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-33.6">
            <text:p>-33.6</text:p>
          </table:table-cell>
          <table:table-cell office:value-type="float" office:value="198.3">
            <text:p>198.3</text:p>
          </table:table-cell>
          <table:table-cell table:number-columns-repeated="6"/>
          <table:table-cell office:value-type="float" office:value="-33.5">
            <text:p>-33.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-33.6">
            <text:p>-33.6</text:p>
          </table:table-cell>
          <table:table-cell office:value-type="float" office:value="198.3">
            <text:p>198.3</text:p>
          </table:table-cell>
          <table:table-cell table:number-columns-repeated="6"/>
          <table:table-cell office:value-type="float" office:value="-33.5">
            <text:p>-33.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-33.6">
            <text:p>-33.6</text:p>
          </table:table-cell>
          <table:table-cell office:value-type="float" office:value="198.3">
            <text:p>198.3</text:p>
          </table:table-cell>
          <table:table-cell table:number-columns-repeated="6"/>
          <table:table-cell office:value-type="float" office:value="-33.5">
            <text:p>-33.5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-33.6">
            <text:p>-33.6</text:p>
          </table:table-cell>
          <table:table-cell office:value-type="float" office:value="198.4">
            <text:p>198.4</text:p>
          </table:table-cell>
          <table:table-cell table:number-columns-repeated="6"/>
          <table:table-cell office:value-type="float" office:value="-33.6">
            <text:p>-33.6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-33.6">
            <text:p>-33.6</text:p>
          </table:table-cell>
          <table:table-cell office:value-type="float" office:value="198.4">
            <text:p>198.4</text:p>
          </table:table-cell>
          <table:table-cell table:number-columns-repeated="6"/>
          <table:table-cell office:value-type="float" office:value="-33.6">
            <text:p>-33.6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-33.6">
            <text:p>-33.6</text:p>
          </table:table-cell>
          <table:table-cell office:value-type="float" office:value="198.4">
            <text:p>198.4</text:p>
          </table:table-cell>
          <table:table-cell table:number-columns-repeated="6"/>
          <table:table-cell office:value-type="float" office:value="-33.6">
            <text:p>-33.6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-33.6">
            <text:p>-33.6</text:p>
          </table:table-cell>
          <table:table-cell office:value-type="float" office:value="198.4">
            <text:p>198.4</text:p>
          </table:table-cell>
          <table:table-cell table:number-columns-repeated="6"/>
          <table:table-cell office:value-type="float" office:value="-33.6">
            <text:p>-33.6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33.6">
            <text:p>-33.6</text:p>
          </table:table-cell>
          <table:table-cell office:value-type="float" office:value="198.4">
            <text:p>198.4</text:p>
          </table:table-cell>
          <table:table-cell table:number-columns-repeated="6"/>
          <table:table-cell office:value-type="float" office:value="-33.6">
            <text:p>-33.6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-33.6">
            <text:p>-33.6</text:p>
          </table:table-cell>
          <table:table-cell office:value-type="float" office:value="198.5">
            <text:p>198.5</text:p>
          </table:table-cell>
          <table:table-cell table:number-columns-repeated="6"/>
          <table:table-cell office:value-type="float" office:value="-33.6">
            <text:p>-33.6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-33.6">
            <text:p>-33.6</text:p>
          </table:table-cell>
          <table:table-cell office:value-type="float" office:value="198.5">
            <text:p>198.5</text:p>
          </table:table-cell>
          <table:table-cell table:number-columns-repeated="6"/>
          <table:table-cell office:value-type="float" office:value="-33.6">
            <text:p>-33.6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-33.6">
            <text:p>-33.6</text:p>
          </table:table-cell>
          <table:table-cell office:value-type="float" office:value="198.5">
            <text:p>198.5</text:p>
          </table:table-cell>
          <table:table-cell table:number-columns-repeated="6"/>
          <table:table-cell office:value-type="float" office:value="-33.6">
            <text:p>-33.6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-33.6">
            <text:p>-33.6</text:p>
          </table:table-cell>
          <table:table-cell office:value-type="float" office:value="198.5">
            <text:p>198.5</text:p>
          </table:table-cell>
          <table:table-cell table:number-columns-repeated="6"/>
          <table:table-cell office:value-type="float" office:value="-33.6">
            <text:p>-33.6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-33.6">
            <text:p>-33.6</text:p>
          </table:table-cell>
          <table:table-cell office:value-type="float" office:value="198.6">
            <text:p>198.6</text:p>
          </table:table-cell>
          <table:table-cell table:number-columns-repeated="6"/>
          <table:table-cell office:value-type="float" office:value="-33.6">
            <text:p>-33.6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-33.7">
            <text:p>-33.7</text:p>
          </table:table-cell>
          <table:table-cell office:value-type="float" office:value="198.6">
            <text:p>198.6</text:p>
          </table:table-cell>
          <table:table-cell table:number-columns-repeated="6"/>
          <table:table-cell office:value-type="float" office:value="-33.7">
            <text:p>-33.7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-33.7">
            <text:p>-33.7</text:p>
          </table:table-cell>
          <table:table-cell office:value-type="float" office:value="198.7">
            <text:p>198.7</text:p>
          </table:table-cell>
          <table:table-cell table:number-columns-repeated="6"/>
          <table:table-cell office:value-type="float" office:value="-33.7">
            <text:p>-33.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-33.7">
            <text:p>-33.7</text:p>
          </table:table-cell>
          <table:table-cell office:value-type="float" office:value="198.6">
            <text:p>198.6</text:p>
          </table:table-cell>
          <table:table-cell table:number-columns-repeated="6"/>
          <table:table-cell office:value-type="float" office:value="-33.7">
            <text:p>-33.7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-33.7">
            <text:p>-33.7</text:p>
          </table:table-cell>
          <table:table-cell office:value-type="float" office:value="198.7">
            <text:p>198.7</text:p>
          </table:table-cell>
          <table:table-cell table:number-columns-repeated="6"/>
          <table:table-cell office:value-type="float" office:value="-33.7">
            <text:p>-33.7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-33.7">
            <text:p>-33.7</text:p>
          </table:table-cell>
          <table:table-cell office:value-type="float" office:value="198.7">
            <text:p>198.7</text:p>
          </table:table-cell>
          <table:table-cell table:number-columns-repeated="6"/>
          <table:table-cell office:value-type="float" office:value="-33.7">
            <text:p>-33.7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-33.7">
            <text:p>-33.7</text:p>
          </table:table-cell>
          <table:table-cell office:value-type="float" office:value="198.7">
            <text:p>198.7</text:p>
          </table:table-cell>
          <table:table-cell table:number-columns-repeated="6"/>
          <table:table-cell office:value-type="float" office:value="-33.7">
            <text:p>-33.7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33.7">
            <text:p>-33.7</text:p>
          </table:table-cell>
          <table:table-cell office:value-type="float" office:value="198.8">
            <text:p>198.8</text:p>
          </table:table-cell>
          <table:table-cell table:number-columns-repeated="6"/>
          <table:table-cell office:value-type="float" office:value="-33.7">
            <text:p>-33.7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-33.7">
            <text:p>-33.7</text:p>
          </table:table-cell>
          <table:table-cell office:value-type="float" office:value="198.8">
            <text:p>198.8</text:p>
          </table:table-cell>
          <table:table-cell table:number-columns-repeated="6"/>
          <table:table-cell office:value-type="float" office:value="-33.7">
            <text:p>-33.7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-33.7">
            <text:p>-33.7</text:p>
          </table:table-cell>
          <table:table-cell office:value-type="float" office:value="198.8">
            <text:p>198.8</text:p>
          </table:table-cell>
          <table:table-cell table:number-columns-repeated="6"/>
          <table:table-cell office:value-type="float" office:value="-33.7">
            <text:p>-33.7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-33.8">
            <text:p>-33.8</text:p>
          </table:table-cell>
          <table:table-cell office:value-type="float" office:value="198.8">
            <text:p>198.8</text:p>
          </table:table-cell>
          <table:table-cell table:number-columns-repeated="6"/>
          <table:table-cell office:value-type="float" office:value="-33.7">
            <text:p>-33.7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-33.8">
            <text:p>-33.8</text:p>
          </table:table-cell>
          <table:table-cell office:value-type="float" office:value="198.9">
            <text:p>198.9</text:p>
          </table:table-cell>
          <table:table-cell table:number-columns-repeated="6"/>
          <table:table-cell office:value-type="float" office:value="-33.8">
            <text:p>-33.8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-33.8">
            <text:p>-33.8</text:p>
          </table:table-cell>
          <table:table-cell office:value-type="float" office:value="198.9">
            <text:p>198.9</text:p>
          </table:table-cell>
          <table:table-cell table:number-columns-repeated="6"/>
          <table:table-cell office:value-type="float" office:value="-33.8">
            <text:p>-33.8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-33.8">
            <text:p>-33.8</text:p>
          </table:table-cell>
          <table:table-cell office:value-type="float" office:value="198.9">
            <text:p>198.9</text:p>
          </table:table-cell>
          <table:table-cell table:number-columns-repeated="6"/>
          <table:table-cell office:value-type="float" office:value="-33.8">
            <text:p>-33.8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-33.8">
            <text:p>-33.8</text:p>
          </table:table-cell>
          <table:table-cell office:value-type="float" office:value="198.9">
            <text:p>198.9</text:p>
          </table:table-cell>
          <table:table-cell table:number-columns-repeated="6"/>
          <table:table-cell office:value-type="float" office:value="-33.8">
            <text:p>-33.8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-33.8">
            <text:p>-33.8</text:p>
          </table:table-cell>
          <table:table-cell office:value-type="float" office:value="199">
            <text:p>199</text:p>
          </table:table-cell>
          <table:table-cell table:number-columns-repeated="6"/>
          <table:table-cell office:value-type="float" office:value="-33.8">
            <text:p>-33.8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-33.9">
            <text:p>-33.9</text:p>
          </table:table-cell>
          <table:table-cell office:value-type="float" office:value="199">
            <text:p>199</text:p>
          </table:table-cell>
          <table:table-cell table:number-columns-repeated="6"/>
          <table:table-cell office:value-type="float" office:value="-33.8">
            <text:p>-33.8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-33.8">
            <text:p>-33.8</text:p>
          </table:table-cell>
          <table:table-cell office:value-type="float" office:value="199">
            <text:p>199</text:p>
          </table:table-cell>
          <table:table-cell table:number-columns-repeated="6"/>
          <table:table-cell office:value-type="float" office:value="-33.8">
            <text:p>-33.8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-33.9">
            <text:p>-33.9</text:p>
          </table:table-cell>
          <table:table-cell office:value-type="float" office:value="199">
            <text:p>199</text:p>
          </table:table-cell>
          <table:table-cell table:number-columns-repeated="6"/>
          <table:table-cell office:value-type="float" office:value="-33.8">
            <text:p>-33.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33.9">
            <text:p>-33.9</text:p>
          </table:table-cell>
          <table:table-cell office:value-type="float" office:value="199.1">
            <text:p>199.1</text:p>
          </table:table-cell>
          <table:table-cell table:number-columns-repeated="6"/>
          <table:table-cell office:value-type="float" office:value="-33.8">
            <text:p>-33.8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-33.9">
            <text:p>-33.9</text:p>
          </table:table-cell>
          <table:table-cell office:value-type="float" office:value="199.1">
            <text:p>199.1</text:p>
          </table:table-cell>
          <table:table-cell table:number-columns-repeated="6"/>
          <table:table-cell office:value-type="float" office:value="-33.9">
            <text:p>-33.9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-33.9">
            <text:p>-33.9</text:p>
          </table:table-cell>
          <table:table-cell office:value-type="float" office:value="199.1">
            <text:p>199.1</text:p>
          </table:table-cell>
          <table:table-cell table:number-columns-repeated="6"/>
          <table:table-cell office:value-type="float" office:value="-33.9">
            <text:p>-33.9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-33.9">
            <text:p>-33.9</text:p>
          </table:table-cell>
          <table:table-cell office:value-type="float" office:value="199.1">
            <text:p>199.1</text:p>
          </table:table-cell>
          <table:table-cell table:number-columns-repeated="6"/>
          <table:table-cell office:value-type="float" office:value="-33.9">
            <text:p>-33.9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-33.9">
            <text:p>-33.9</text:p>
          </table:table-cell>
          <table:table-cell office:value-type="float" office:value="199.2">
            <text:p>199.2</text:p>
          </table:table-cell>
          <table:table-cell table:number-columns-repeated="6"/>
          <table:table-cell office:value-type="float" office:value="-33.9">
            <text:p>-33.9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-33.9">
            <text:p>-33.9</text:p>
          </table:table-cell>
          <table:table-cell office:value-type="float" office:value="199.2">
            <text:p>199.2</text:p>
          </table:table-cell>
          <table:table-cell table:number-columns-repeated="6"/>
          <table:table-cell office:value-type="float" office:value="-33.9">
            <text:p>-33.9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-33.9">
            <text:p>-33.9</text:p>
          </table:table-cell>
          <table:table-cell office:value-type="float" office:value="199.3">
            <text:p>199.3</text:p>
          </table:table-cell>
          <table:table-cell table:number-columns-repeated="6"/>
          <table:table-cell office:value-type="float" office:value="-33.9">
            <text:p>-33.9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-33.9">
            <text:p>-33.9</text:p>
          </table:table-cell>
          <table:table-cell office:value-type="float" office:value="199.2">
            <text:p>199.2</text:p>
          </table:table-cell>
          <table:table-cell table:number-columns-repeated="6"/>
          <table:table-cell office:value-type="float" office:value="-33.9">
            <text:p>-33.9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-33.9">
            <text:p>-33.9</text:p>
          </table:table-cell>
          <table:table-cell office:value-type="float" office:value="199.3">
            <text:p>199.3</text:p>
          </table:table-cell>
          <table:table-cell table:number-columns-repeated="6"/>
          <table:table-cell office:value-type="float" office:value="-33.9">
            <text:p>-33.9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-34">
            <text:p>-34</text:p>
          </table:table-cell>
          <table:table-cell office:value-type="float" office:value="199.3">
            <text:p>199.3</text:p>
          </table:table-cell>
          <table:table-cell table:number-columns-repeated="6"/>
          <table:table-cell office:value-type="float" office:value="-33.9">
            <text:p>-33.9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-34">
            <text:p>-34</text:p>
          </table:table-cell>
          <table:table-cell office:value-type="float" office:value="199.3">
            <text:p>199.3</text:p>
          </table:table-cell>
          <table:table-cell table:number-columns-repeated="6"/>
          <table:table-cell office:value-type="float" office:value="-34">
            <text:p>-34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-34">
            <text:p>-34</text:p>
          </table:table-cell>
          <table:table-cell office:value-type="float" office:value="199.4">
            <text:p>199.4</text:p>
          </table:table-cell>
          <table:table-cell table:number-columns-repeated="6"/>
          <table:table-cell office:value-type="float" office:value="-34">
            <text:p>-34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-34">
            <text:p>-34</text:p>
          </table:table-cell>
          <table:table-cell office:value-type="float" office:value="199.4">
            <text:p>199.4</text:p>
          </table:table-cell>
          <table:table-cell table:number-columns-repeated="6"/>
          <table:table-cell office:value-type="float" office:value="-34">
            <text:p>-34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-34">
            <text:p>-34</text:p>
          </table:table-cell>
          <table:table-cell office:value-type="float" office:value="199.4">
            <text:p>199.4</text:p>
          </table:table-cell>
          <table:table-cell table:number-columns-repeated="6"/>
          <table:table-cell office:value-type="float" office:value="-34">
            <text:p>-34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-34">
            <text:p>-34</text:p>
          </table:table-cell>
          <table:table-cell office:value-type="float" office:value="199.4">
            <text:p>199.4</text:p>
          </table:table-cell>
          <table:table-cell table:number-columns-repeated="6"/>
          <table:table-cell office:value-type="float" office:value="-34">
            <text:p>-34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-34.1">
            <text:p>-34.1</text:p>
          </table:table-cell>
          <table:table-cell office:value-type="float" office:value="199.5">
            <text:p>199.5</text:p>
          </table:table-cell>
          <table:table-cell table:number-columns-repeated="6"/>
          <table:table-cell office:value-type="float" office:value="-34">
            <text:p>-34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-34.1">
            <text:p>-34.1</text:p>
          </table:table-cell>
          <table:table-cell office:value-type="float" office:value="199.4">
            <text:p>199.4</text:p>
          </table:table-cell>
          <table:table-cell table:number-columns-repeated="6"/>
          <table:table-cell office:value-type="float" office:value="-34">
            <text:p>-34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-34.1">
            <text:p>-34.1</text:p>
          </table:table-cell>
          <table:table-cell office:value-type="float" office:value="199.4">
            <text:p>199.4</text:p>
          </table:table-cell>
          <table:table-cell table:number-columns-repeated="6"/>
          <table:table-cell office:value-type="float" office:value="-34">
            <text:p>-3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-34.1">
            <text:p>-34.1</text:p>
          </table:table-cell>
          <table:table-cell office:value-type="float" office:value="199.5">
            <text:p>199.5</text:p>
          </table:table-cell>
          <table:table-cell table:number-columns-repeated="6"/>
          <table:table-cell office:value-type="float" office:value="-34">
            <text:p>-34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-34.1">
            <text:p>-34.1</text:p>
          </table:table-cell>
          <table:table-cell office:value-type="float" office:value="199.5">
            <text:p>199.5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-34.1">
            <text:p>-34.1</text:p>
          </table:table-cell>
          <table:table-cell office:value-type="float" office:value="199.5">
            <text:p>199.5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-34.1">
            <text:p>-34.1</text:p>
          </table:table-cell>
          <table:table-cell office:value-type="float" office:value="199.5">
            <text:p>199.5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-34.1">
            <text:p>-34.1</text:p>
          </table:table-cell>
          <table:table-cell office:value-type="float" office:value="199.6">
            <text:p>199.6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-34.1">
            <text:p>-34.1</text:p>
          </table:table-cell>
          <table:table-cell office:value-type="float" office:value="199.6">
            <text:p>199.6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-34.1">
            <text:p>-34.1</text:p>
          </table:table-cell>
          <table:table-cell office:value-type="float" office:value="199.6">
            <text:p>199.6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-34.1">
            <text:p>-34.1</text:p>
          </table:table-cell>
          <table:table-cell office:value-type="float" office:value="199.6">
            <text:p>199.6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-34.1">
            <text:p>-34.1</text:p>
          </table:table-cell>
          <table:table-cell office:value-type="float" office:value="199.6">
            <text:p>199.6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-34.1">
            <text:p>-34.1</text:p>
          </table:table-cell>
          <table:table-cell office:value-type="float" office:value="199.6">
            <text:p>199.6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-34.1">
            <text:p>-34.1</text:p>
          </table:table-cell>
          <table:table-cell office:value-type="float" office:value="199.7">
            <text:p>199.7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-34.2">
            <text:p>-34.2</text:p>
          </table:table-cell>
          <table:table-cell office:value-type="float" office:value="199.7">
            <text:p>199.7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-34.2">
            <text:p>-34.2</text:p>
          </table:table-cell>
          <table:table-cell office:value-type="float" office:value="199.7">
            <text:p>199.7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-34.2">
            <text:p>-34.2</text:p>
          </table:table-cell>
          <table:table-cell office:value-type="float" office:value="199.7">
            <text:p>199.7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-34.2">
            <text:p>-34.2</text:p>
          </table:table-cell>
          <table:table-cell office:value-type="float" office:value="199.7">
            <text:p>199.7</text:p>
          </table:table-cell>
          <table:table-cell table:number-columns-repeated="6"/>
          <table:table-cell office:value-type="float" office:value="-34.1">
            <text:p>-34.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-34.2">
            <text:p>-34.2</text:p>
          </table:table-cell>
          <table:table-cell office:value-type="float" office:value="199.7">
            <text:p>199.7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34.2">
            <text:p>-34.2</text:p>
          </table:table-cell>
          <table:table-cell office:value-type="float" office:value="199.8">
            <text:p>199.8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-34.2">
            <text:p>-34.2</text:p>
          </table:table-cell>
          <table:table-cell office:value-type="float" office:value="199.8">
            <text:p>199.8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-34.2">
            <text:p>-34.2</text:p>
          </table:table-cell>
          <table:table-cell office:value-type="float" office:value="199.8">
            <text:p>199.8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-34.2">
            <text:p>-34.2</text:p>
          </table:table-cell>
          <table:table-cell office:value-type="float" office:value="199.8">
            <text:p>199.8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-34.2">
            <text:p>-34.2</text:p>
          </table:table-cell>
          <table:table-cell office:value-type="float" office:value="199.8">
            <text:p>199.8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-34.3">
            <text:p>-34.3</text:p>
          </table:table-cell>
          <table:table-cell office:value-type="float" office:value="199.9">
            <text:p>199.9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-34.3">
            <text:p>-34.3</text:p>
          </table:table-cell>
          <table:table-cell office:value-type="float" office:value="199.9">
            <text:p>199.9</text:p>
          </table:table-cell>
          <table:table-cell table:number-columns-repeated="6"/>
          <table:table-cell office:value-type="float" office:value="-34.3">
            <text:p>-34.3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-34.3">
            <text:p>-34.3</text:p>
          </table:table-cell>
          <table:table-cell office:value-type="float" office:value="199.9">
            <text:p>199.9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-34.3">
            <text:p>-34.3</text:p>
          </table:table-cell>
          <table:table-cell office:value-type="float" office:value="199.9">
            <text:p>199.9</text:p>
          </table:table-cell>
          <table:table-cell table:number-columns-repeated="6"/>
          <table:table-cell office:value-type="float" office:value="-34.2">
            <text:p>-34.2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-34.3">
            <text:p>-34.3</text:p>
          </table:table-cell>
          <table:table-cell office:value-type="float" office:value="199.9">
            <text:p>199.9</text:p>
          </table:table-cell>
          <table:table-cell table:number-columns-repeated="6"/>
          <table:table-cell office:value-type="float" office:value="-34.3">
            <text:p>-34.3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-34.3">
            <text:p>-34.3</text:p>
          </table:table-cell>
          <table:table-cell office:value-type="float" office:value="199.9">
            <text:p>199.9</text:p>
          </table:table-cell>
          <table:table-cell table:number-columns-repeated="6"/>
          <table:table-cell office:value-type="float" office:value="-34.3">
            <text:p>-34.3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-34.3">
            <text:p>-34.3</text:p>
          </table:table-cell>
          <table:table-cell office:value-type="float" office:value="199.9">
            <text:p>199.9</text:p>
          </table:table-cell>
          <table:table-cell table:number-columns-repeated="6"/>
          <table:table-cell office:value-type="float" office:value="-34.3">
            <text:p>-34.3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-34.3">
            <text:p>-34.3</text:p>
          </table:table-cell>
          <table:table-cell office:value-type="float" office:value="200">
            <text:p>200</text:p>
          </table:table-cell>
          <table:table-cell table:number-columns-repeated="6"/>
          <table:table-cell office:value-type="float" office:value="-34.3">
            <text:p>-34.3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-34.3">
            <text:p>-34.3</text:p>
          </table:table-cell>
          <table:table-cell office:value-type="float" office:value="200">
            <text:p>200</text:p>
          </table:table-cell>
          <table:table-cell table:number-columns-repeated="6"/>
          <table:table-cell office:value-type="float" office:value="-34.3">
            <text:p>-34.3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3">
            <text:p>-34.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3">
            <text:p>-34.3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3">
            <text:p>-34.3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3">
            <text:p>-34.3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4">
            <text:p>-34.4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4">
            <text:p>-34.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4">
            <text:p>-34.4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4">
            <text:p>-34.4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4">
            <text:p>-34.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4">
            <text:p>-34.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4">
            <text:p>-34.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4">
            <text:p>-34.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4">
            <text:p>-34.4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-34.4">
            <text:p>-34.4</text:p>
          </table:table-cell>
          <table:table-cell table:number-columns-repeated="7"/>
          <table:table-cell office:value-type="float" office:value="-34.4">
            <text:p>-34.4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5">
            <text:p>-34.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-34.5">
            <text:p>-34.5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-34.6">
            <text:p>-34.6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-34.6">
            <text:p>-34.6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-34.6">
            <text:p>-34.6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-34.6">
            <text:p>-34.6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-34.6">
            <text:p>-34.6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-34.6">
            <text:p>-34.6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-34.6">
            <text:p>-34.6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-34.6">
            <text:p>-34.6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-34.6">
            <text:p>-34.6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6">
            <text:p>-34.6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7">
            <text:p>-34.7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7">
            <text:p>-34.7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7">
            <text:p>-34.7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-34.6">
            <text:p>-34.6</text:p>
          </table:table-cell>
          <table:table-cell table:number-columns-repeated="7"/>
          <table:table-cell office:value-type="float" office:value="-34.7">
            <text:p>-34.7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7">
            <text:p>-34.7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7">
            <text:p>-34.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7">
            <text:p>-34.7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7">
            <text:p>-34.7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7">
            <text:p>-34.7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8">
            <text:p>-34.8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8">
            <text:p>-34.8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8">
            <text:p>-34.8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-34.7">
            <text:p>-34.7</text:p>
          </table:table-cell>
          <table:table-cell table:number-columns-repeated="7"/>
          <table:table-cell office:value-type="float" office:value="-34.7">
            <text:p>-34.7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-34.8">
            <text:p>-34.8</text:p>
          </table:table-cell>
          <table:table-cell table:number-columns-repeated="7"/>
          <table:table-cell office:value-type="float" office:value="-34.8">
            <text:p>-34.8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-34.8">
            <text:p>-34.8</text:p>
          </table:table-cell>
          <table:table-cell table:number-columns-repeated="7"/>
          <table:table-cell office:value-type="float" office:value="-34.8">
            <text:p>-34.8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-34.8">
            <text:p>-34.8</text:p>
          </table:table-cell>
          <table:table-cell table:number-columns-repeated="7"/>
          <table:table-cell office:value-type="float" office:value="-34.8">
            <text:p>-34.8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-34.8">
            <text:p>-34.8</text:p>
          </table:table-cell>
          <table:table-cell table:number-columns-repeated="7"/>
          <table:table-cell office:value-type="float" office:value="-34.8">
            <text:p>-34.8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-34.8">
            <text:p>-34.8</text:p>
          </table:table-cell>
          <table:table-cell table:number-columns-repeated="7"/>
          <table:table-cell office:value-type="float" office:value="-34.8">
            <text:p>-34.8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-34.9">
            <text:p>-34.9</text:p>
          </table:table-cell>
          <table:table-cell table:number-columns-repeated="7"/>
          <table:table-cell office:value-type="float" office:value="-34.9">
            <text:p>-34.9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-34.9">
            <text:p>-34.9</text:p>
          </table:table-cell>
          <table:table-cell table:number-columns-repeated="7"/>
          <table:table-cell office:value-type="float" office:value="-34.9">
            <text:p>-34.9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-34.9">
            <text:p>-34.9</text:p>
          </table:table-cell>
          <table:table-cell table:number-columns-repeated="7"/>
          <table:table-cell office:value-type="float" office:value="-34.9">
            <text:p>-34.9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-34.9">
            <text:p>-34.9</text:p>
          </table:table-cell>
          <table:table-cell table:number-columns-repeated="7"/>
          <table:table-cell office:value-type="float" office:value="-34.9">
            <text:p>-34.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-34.9">
            <text:p>-34.9</text:p>
          </table:table-cell>
          <table:table-cell table:number-columns-repeated="7"/>
          <table:table-cell office:value-type="float" office:value="-34.9">
            <text:p>-34.9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-34.9">
            <text:p>-34.9</text:p>
          </table:table-cell>
          <table:table-cell table:number-columns-repeated="7"/>
          <table:table-cell office:value-type="float" office:value="-34.9">
            <text:p>-34.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-34.9">
            <text:p>-34.9</text:p>
          </table:table-cell>
          <table:table-cell table:number-columns-repeated="7"/>
          <table:table-cell office:value-type="float" office:value="-34.9">
            <text:p>-34.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-34.9">
            <text:p>-34.9</text:p>
          </table:table-cell>
          <table:table-cell table:number-columns-repeated="7"/>
          <table:table-cell office:value-type="float" office:value="-34.9">
            <text:p>-34.9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-34.9">
            <text:p>-34.9</text:p>
          </table:table-cell>
          <table:table-cell table:number-columns-repeated="7"/>
          <table:table-cell office:value-type="float" office:value="-34.9">
            <text:p>-34.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-35">
            <text:p>-35</text:p>
          </table:table-cell>
          <table:table-cell table:number-columns-repeated="7"/>
          <table:table-cell office:value-type="float" office:value="-34.9">
            <text:p>-34.9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-35">
            <text:p>-35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-35">
            <text:p>-35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-35">
            <text:p>-35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-35">
            <text:p>-35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-35">
            <text:p>-35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-35">
            <text:p>-35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-35">
            <text:p>-35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-35">
            <text:p>-35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-35">
            <text:p>-35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-35.1">
            <text:p>-35.1</text:p>
          </table:table-cell>
          <table:table-cell table:number-columns-repeated="7"/>
          <table:table-cell office:value-type="float" office:value="-35.1">
            <text:p>-35.1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-35.1">
            <text:p>-35.1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-35.1">
            <text:p>-35.1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-35.1">
            <text:p>-35.1</text:p>
          </table:table-cell>
          <table:table-cell table:number-columns-repeated="7"/>
          <table:table-cell office:value-type="float" office:value="-35">
            <text:p>-35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-35.1">
            <text:p>-35.1</text:p>
          </table:table-cell>
          <table:table-cell table:number-columns-repeated="7"/>
          <table:table-cell office:value-type="float" office:value="-35.1">
            <text:p>-35.1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-35.1">
            <text:p>-35.1</text:p>
          </table:table-cell>
          <table:table-cell table:number-columns-repeated="7"/>
          <table:table-cell office:value-type="float" office:value="-35.1">
            <text:p>-35.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-35.1">
            <text:p>-35.1</text:p>
          </table:table-cell>
          <table:table-cell table:number-columns-repeated="7"/>
          <table:table-cell office:value-type="float" office:value="-35.1">
            <text:p>-35.1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-35.1">
            <text:p>-35.1</text:p>
          </table:table-cell>
          <table:table-cell table:number-columns-repeated="7"/>
          <table:table-cell office:value-type="float" office:value="-35.1">
            <text:p>-35.1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-35.1">
            <text:p>-35.1</text:p>
          </table:table-cell>
          <table:table-cell table:number-columns-repeated="7"/>
          <table:table-cell office:value-type="float" office:value="-35.1">
            <text:p>-35.1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-35.2">
            <text:p>-35.2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-35.2">
            <text:p>-35.2</text:p>
          </table:table-cell>
          <table:table-cell table:number-columns-repeated="7"/>
          <table:table-cell office:value-type="float" office:value="-35.1">
            <text:p>-35.1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-35.2">
            <text:p>-35.2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-35.2">
            <text:p>-35.2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-35.2">
            <text:p>-35.2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-35.2">
            <text:p>-35.2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-35.2">
            <text:p>-35.2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-35.2">
            <text:p>-35.2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-35.2">
            <text:p>-35.2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-35.3">
            <text:p>-35.3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-35.3">
            <text:p>-35.3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-35.3">
            <text:p>-35.3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-35.3">
            <text:p>-35.3</text:p>
          </table:table-cell>
          <table:table-cell table:number-columns-repeated="7"/>
          <table:table-cell office:value-type="float" office:value="-35.2">
            <text:p>-35.2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-35.3">
            <text:p>-35.3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-35.3">
            <text:p>-35.3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-35.3">
            <text:p>-35.3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-35.3">
            <text:p>-35.3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-35.3">
            <text:p>-35.3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-35.3">
            <text:p>-35.3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-35.4">
            <text:p>-35.4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-35.4">
            <text:p>-35.4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-35.4">
            <text:p>-35.4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-35.4">
            <text:p>-35.4</text:p>
          </table:table-cell>
          <table:table-cell table:number-columns-repeated="7"/>
          <table:table-cell office:value-type="float" office:value="-35.3">
            <text:p>-35.3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-35.4">
            <text:p>-35.4</text:p>
          </table:table-cell>
          <table:table-cell table:number-columns-repeated="7"/>
          <table:table-cell office:value-type="float" office:value="-35.4">
            <text:p>-35.4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-35.4">
            <text:p>-35.4</text:p>
          </table:table-cell>
          <table:table-cell table:number-columns-repeated="7"/>
          <table:table-cell office:value-type="float" office:value="-35.4">
            <text:p>-35.4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-35.4">
            <text:p>-35.4</text:p>
          </table:table-cell>
          <table:table-cell table:number-columns-repeated="7"/>
          <table:table-cell office:value-type="float" office:value="-35.4">
            <text:p>-35.4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-35.4">
            <text:p>-35.4</text:p>
          </table:table-cell>
          <table:table-cell table:number-columns-repeated="7"/>
          <table:table-cell office:value-type="float" office:value="-35.4">
            <text:p>-35.4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-35.4">
            <text:p>-35.4</text:p>
          </table:table-cell>
          <table:table-cell table:number-columns-repeated="7"/>
          <table:table-cell office:value-type="float" office:value="-35.4">
            <text:p>-35.4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4">
            <text:p>-35.4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4">
            <text:p>-35.4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4">
            <text:p>-35.4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-35.4">
            <text:p>-35.4</text:p>
          </table:table-cell>
          <table:table-cell table:number-columns-repeated="7"/>
          <table:table-cell office:value-type="float" office:value="-35.4">
            <text:p>-35.4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4">
            <text:p>-35.4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5">
            <text:p>-35.5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5">
            <text:p>-35.5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5">
            <text:p>-35.5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5">
            <text:p>-35.5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5">
            <text:p>-35.5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5">
            <text:p>-35.5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5">
            <text:p>-35.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5">
            <text:p>-35.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-35.5">
            <text:p>-35.5</text:p>
          </table:table-cell>
          <table:table-cell table:number-columns-repeated="7"/>
          <table:table-cell office:value-type="float" office:value="-35.5">
            <text:p>-35.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-35.6">
            <text:p>-35.6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-35.6">
            <text:p>-35.6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-35.6">
            <text:p>-35.6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-35.6">
            <text:p>-35.6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-35.6">
            <text:p>-35.6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-35.6">
            <text:p>-35.6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-35.6">
            <text:p>-35.6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-35.6">
            <text:p>-35.6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-35.6">
            <text:p>-35.6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-35.7">
            <text:p>-35.7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-35.7">
            <text:p>-35.7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-35.7">
            <text:p>-35.7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-35.7">
            <text:p>-35.7</text:p>
          </table:table-cell>
          <table:table-cell table:number-columns-repeated="7"/>
          <table:table-cell office:value-type="float" office:value="-35.6">
            <text:p>-35.6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-35.7">
            <text:p>-35.7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-35.7">
            <text:p>-35.7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-35.7">
            <text:p>-35.7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-35.7">
            <text:p>-35.7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-35.7">
            <text:p>-35.7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-35.8">
            <text:p>-35.8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-35.8">
            <text:p>-35.8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-35.8">
            <text:p>-35.8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-35.8">
            <text:p>-35.8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-35.8">
            <text:p>-35.8</text:p>
          </table:table-cell>
          <table:table-cell table:number-columns-repeated="7"/>
          <table:table-cell office:value-type="float" office:value="-35.7">
            <text:p>-35.7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-35.8">
            <text:p>-35.8</text:p>
          </table:table-cell>
          <table:table-cell table:number-columns-repeated="7"/>
          <table:table-cell office:value-type="float" office:value="-35.8">
            <text:p>-35.8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-35.8">
            <text:p>-35.8</text:p>
          </table:table-cell>
          <table:table-cell table:number-columns-repeated="7"/>
          <table:table-cell office:value-type="float" office:value="-35.8">
            <text:p>-35.8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-35.8">
            <text:p>-35.8</text:p>
          </table:table-cell>
          <table:table-cell table:number-columns-repeated="7"/>
          <table:table-cell office:value-type="float" office:value="-35.8">
            <text:p>-35.8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-35.8">
            <text:p>-35.8</text:p>
          </table:table-cell>
          <table:table-cell table:number-columns-repeated="7"/>
          <table:table-cell office:value-type="float" office:value="-35.8">
            <text:p>-35.8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-35.8">
            <text:p>-35.8</text:p>
          </table:table-cell>
          <table:table-cell table:number-columns-repeated="7"/>
          <table:table-cell office:value-type="float" office:value="-35.8">
            <text:p>-35.8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-35.9">
            <text:p>-35.9</text:p>
          </table:table-cell>
          <table:table-cell table:number-columns-repeated="7"/>
          <table:table-cell office:value-type="float" office:value="-35.8">
            <text:p>-35.8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-35.9">
            <text:p>-35.9</text:p>
          </table:table-cell>
          <table:table-cell table:number-columns-repeated="7"/>
          <table:table-cell office:value-type="float" office:value="-35.8">
            <text:p>-35.8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-35.9">
            <text:p>-35.9</text:p>
          </table:table-cell>
          <table:table-cell table:number-columns-repeated="7"/>
          <table:table-cell office:value-type="float" office:value="-35.8">
            <text:p>-35.8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-35.9">
            <text:p>-35.9</text:p>
          </table:table-cell>
          <table:table-cell table:number-columns-repeated="7"/>
          <table:table-cell office:value-type="float" office:value="-35.8">
            <text:p>-35.8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-35.9">
            <text:p>-35.9</text:p>
          </table:table-cell>
          <table:table-cell table:number-columns-repeated="7"/>
          <table:table-cell office:value-type="float" office:value="-35.9">
            <text:p>-35.9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-35.9">
            <text:p>-35.9</text:p>
          </table:table-cell>
          <table:table-cell table:number-columns-repeated="7"/>
          <table:table-cell office:value-type="float" office:value="-35.9">
            <text:p>-35.9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-35.9">
            <text:p>-35.9</text:p>
          </table:table-cell>
          <table:table-cell table:number-columns-repeated="7"/>
          <table:table-cell office:value-type="float" office:value="-35.9">
            <text:p>-35.9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-35.9">
            <text:p>-35.9</text:p>
          </table:table-cell>
          <table:table-cell table:number-columns-repeated="7"/>
          <table:table-cell office:value-type="float" office:value="-35.9">
            <text:p>-35.9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-35.9">
            <text:p>-35.9</text:p>
          </table:table-cell>
          <table:table-cell table:number-columns-repeated="7"/>
          <table:table-cell office:value-type="float" office:value="-35.9">
            <text:p>-35.9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5.9">
            <text:p>-35.9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5.9">
            <text:p>-35.9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5.9">
            <text:p>-35.9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5.9">
            <text:p>-35.9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5.9">
            <text:p>-35.9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-36">
            <text:p>-36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-36.1">
            <text:p>-36.1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-36.2">
            <text:p>-36.2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-36.2">
            <text:p>-36.2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-36.2">
            <text:p>-36.2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-36.2">
            <text:p>-36.2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-36.2">
            <text:p>-36.2</text:p>
          </table:table-cell>
          <table:table-cell table:number-columns-repeated="7"/>
          <table:table-cell office:value-type="float" office:value="-36.1">
            <text:p>-36.1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-36.2">
            <text:p>-36.2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-36.2">
            <text:p>-36.2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-36.2">
            <text:p>-36.2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-36.2">
            <text:p>-36.2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-36.3">
            <text:p>-36.3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-36.3">
            <text:p>-36.3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-36.3">
            <text:p>-36.3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-36.3">
            <text:p>-36.3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-36.3">
            <text:p>-36.3</text:p>
          </table:table-cell>
          <table:table-cell table:number-columns-repeated="7"/>
          <table:table-cell office:value-type="float" office:value="-36.2">
            <text:p>-36.2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-36.3">
            <text:p>-36.3</text:p>
          </table:table-cell>
          <table:table-cell table:number-columns-repeated="7"/>
          <table:table-cell office:value-type="float" office:value="-36.3">
            <text:p>-36.3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-36.3">
            <text:p>-36.3</text:p>
          </table:table-cell>
          <table:table-cell table:number-columns-repeated="7"/>
          <table:table-cell office:value-type="float" office:value="-36.3">
            <text:p>-36.3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-36.3">
            <text:p>-36.3</text:p>
          </table:table-cell>
          <table:table-cell table:number-columns-repeated="7"/>
          <table:table-cell office:value-type="float" office:value="-36.3">
            <text:p>-36.3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-36.3">
            <text:p>-36.3</text:p>
          </table:table-cell>
          <table:table-cell table:number-columns-repeated="7"/>
          <table:table-cell office:value-type="float" office:value="-36.3">
            <text:p>-36.3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-36.3">
            <text:p>-36.3</text:p>
          </table:table-cell>
          <table:table-cell table:number-columns-repeated="7"/>
          <table:table-cell office:value-type="float" office:value="-36.3">
            <text:p>-36.3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-36.4">
            <text:p>-36.4</text:p>
          </table:table-cell>
          <table:table-cell table:number-columns-repeated="7"/>
          <table:table-cell office:value-type="float" office:value="-36.3">
            <text:p>-36.3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-36.4">
            <text:p>-36.4</text:p>
          </table:table-cell>
          <table:table-cell table:number-columns-repeated="7"/>
          <table:table-cell office:value-type="float" office:value="-36.3">
            <text:p>-36.3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-36.4">
            <text:p>-36.4</text:p>
          </table:table-cell>
          <table:table-cell table:number-columns-repeated="7"/>
          <table:table-cell office:value-type="float" office:value="-36.3">
            <text:p>-36.3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-36.4">
            <text:p>-36.4</text:p>
          </table:table-cell>
          <table:table-cell table:number-columns-repeated="7"/>
          <table:table-cell office:value-type="float" office:value="-36.3">
            <text:p>-36.3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-36.4">
            <text:p>-36.4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-36.4">
            <text:p>-36.4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-36.4">
            <text:p>-36.4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5">
            <text:p>-36.5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-36.5">
            <text:p>-36.5</text:p>
          </table:table-cell>
          <table:table-cell table:number-columns-repeated="7"/>
          <table:table-cell office:value-type="float" office:value="-36.4">
            <text:p>-36.4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5">
            <text:p>-36.5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5">
            <text:p>-36.5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5">
            <text:p>-36.5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5">
            <text:p>-36.5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5">
            <text:p>-36.5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5">
            <text:p>-36.5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5">
            <text:p>-36.5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5">
            <text:p>-36.5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5">
            <text:p>-36.5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6">
            <text:p>-36.6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6">
            <text:p>-36.6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6">
            <text:p>-36.6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6">
            <text:p>-36.6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-36.6">
            <text:p>-36.6</text:p>
          </table:table-cell>
          <table:table-cell table:number-columns-repeated="7"/>
          <table:table-cell office:value-type="float" office:value="-36.6">
            <text:p>-36.6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-36.7">
            <text:p>-36.7</text:p>
          </table:table-cell>
          <table:table-cell table:number-columns-repeated="7"/>
          <table:table-cell office:value-type="float" office:value="-36.6">
            <text:p>-36.6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-36.7">
            <text:p>-36.7</text:p>
          </table:table-cell>
          <table:table-cell table:number-columns-repeated="7"/>
          <table:table-cell office:value-type="float" office:value="-36.6">
            <text:p>-36.6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-36.7">
            <text:p>-36.7</text:p>
          </table:table-cell>
          <table:table-cell table:number-columns-repeated="7"/>
          <table:table-cell office:value-type="float" office:value="-36.6">
            <text:p>-36.6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-36.7">
            <text:p>-36.7</text:p>
          </table:table-cell>
          <table:table-cell table:number-columns-repeated="7"/>
          <table:table-cell office:value-type="float" office:value="-36.6">
            <text:p>-36.6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-36.7">
            <text:p>-36.7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-36.7">
            <text:p>-36.7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-36.7">
            <text:p>-36.7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-36.7">
            <text:p>-36.7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-36.7">
            <text:p>-36.7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7">
            <text:p>-36.7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-36.8">
            <text:p>-36.8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-36.9">
            <text:p>-36.9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-36.9">
            <text:p>-36.9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-36.9">
            <text:p>-36.9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-36.9">
            <text:p>-36.9</text:p>
          </table:table-cell>
          <table:table-cell table:number-columns-repeated="7"/>
          <table:table-cell office:value-type="float" office:value="-36.8">
            <text:p>-36.8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-36.9">
            <text:p>-36.9</text:p>
          </table:table-cell>
          <table:table-cell table:number-columns-repeated="7"/>
          <table:table-cell office:value-type="float" office:value="-36.9">
            <text:p>-36.9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-36.9">
            <text:p>-36.9</text:p>
          </table:table-cell>
          <table:table-cell table:number-columns-repeated="7"/>
          <table:table-cell office:value-type="float" office:value="-36.9">
            <text:p>-36.9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-36.9">
            <text:p>-36.9</text:p>
          </table:table-cell>
          <table:table-cell table:number-columns-repeated="7"/>
          <table:table-cell office:value-type="float" office:value="-36.9">
            <text:p>-36.9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-36.9">
            <text:p>-36.9</text:p>
          </table:table-cell>
          <table:table-cell table:number-columns-repeated="7"/>
          <table:table-cell office:value-type="float" office:value="-36.9">
            <text:p>-36.9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-36.9">
            <text:p>-36.9</text:p>
          </table:table-cell>
          <table:table-cell table:number-columns-repeated="7"/>
          <table:table-cell office:value-type="float" office:value="-36.9">
            <text:p>-36.9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-36.9">
            <text:p>-36.9</text:p>
          </table:table-cell>
          <table:table-cell table:number-columns-repeated="7"/>
          <table:table-cell office:value-type="float" office:value="-36.9">
            <text:p>-36.9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6.9">
            <text:p>-36.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6.9">
            <text:p>-36.9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6.9">
            <text:p>-36.9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6.9">
            <text:p>-36.9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-37.1">
            <text:p>-37.1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-37">
            <text:p>-37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-37.1">
            <text:p>-37.1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-37.1">
            <text:p>-37.1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-37.1">
            <text:p>-37.1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-37.1">
            <text:p>-37.1</text:p>
          </table:table-cell>
          <table:table-cell table:number-columns-repeated="7"/>
          <table:table-cell office:value-type="float" office:value="-37">
            <text:p>-37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-37.1">
            <text:p>-37.1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-37.1">
            <text:p>-37.1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-37.1">
            <text:p>-37.1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-37.1">
            <text:p>-37.1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-37.2">
            <text:p>-37.2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-37.1">
            <text:p>-37.1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-37.2">
            <text:p>-37.2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-37.2">
            <text:p>-37.2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-37.2">
            <text:p>-37.2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-37.2">
            <text:p>-37.2</text:p>
          </table:table-cell>
          <table:table-cell table:number-columns-repeated="7"/>
          <table:table-cell office:value-type="float" office:value="-37.1">
            <text:p>-37.1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-37.2">
            <text:p>-37.2</text:p>
          </table:table-cell>
          <table:table-cell table:number-columns-repeated="7"/>
          <table:table-cell office:value-type="float" office:value="-37.2">
            <text:p>-37.2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-37.2">
            <text:p>-37.2</text:p>
          </table:table-cell>
          <table:table-cell table:number-columns-repeated="7"/>
          <table:table-cell office:value-type="float" office:value="-37.2">
            <text:p>-37.2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-37.2">
            <text:p>-37.2</text:p>
          </table:table-cell>
          <table:table-cell table:number-columns-repeated="7"/>
          <table:table-cell office:value-type="float" office:value="-37.2">
            <text:p>-37.2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-37.2">
            <text:p>-37.2</text:p>
          </table:table-cell>
          <table:table-cell table:number-columns-repeated="7"/>
          <table:table-cell office:value-type="float" office:value="-37.2">
            <text:p>-37.2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-37.2">
            <text:p>-37.2</text:p>
          </table:table-cell>
          <table:table-cell table:number-columns-repeated="7"/>
          <table:table-cell office:value-type="float" office:value="-37.2">
            <text:p>-37.2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-37.3">
            <text:p>-37.3</text:p>
          </table:table-cell>
          <table:table-cell table:number-columns-repeated="7"/>
          <table:table-cell office:value-type="float" office:value="-37.2">
            <text:p>-37.2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-37.3">
            <text:p>-37.3</text:p>
          </table:table-cell>
          <table:table-cell table:number-columns-repeated="7"/>
          <table:table-cell office:value-type="float" office:value="-37.2">
            <text:p>-37.2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-37.3">
            <text:p>-37.3</text:p>
          </table:table-cell>
          <table:table-cell table:number-columns-repeated="7"/>
          <table:table-cell office:value-type="float" office:value="-37.2">
            <text:p>-37.2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-37.3">
            <text:p>-37.3</text:p>
          </table:table-cell>
          <table:table-cell table:number-columns-repeated="7"/>
          <table:table-cell office:value-type="float" office:value="-37.2">
            <text:p>-37.2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-37.3">
            <text:p>-37.3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-37.3">
            <text:p>-37.3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-37.3">
            <text:p>-37.3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-37.3">
            <text:p>-37.3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-37.3">
            <text:p>-37.3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3">
            <text:p>-37.3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-37.4">
            <text:p>-37.4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4">
            <text:p>-37.4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-37.5">
            <text:p>-37.5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5">
            <text:p>-37.5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-37.6">
            <text:p>-37.6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-37.7">
            <text:p>-37.7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-37.7">
            <text:p>-37.7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-37.7">
            <text:p>-37.7</text:p>
          </table:table-cell>
          <table:table-cell table:number-columns-repeated="7"/>
          <table:table-cell office:value-type="float" office:value="-37.6">
            <text:p>-37.6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-37.7">
            <text:p>-37.7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-37.7">
            <text:p>-37.7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-37.7">
            <text:p>-37.7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-37.7">
            <text:p>-37.7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-37.7">
            <text:p>-37.7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7">
            <text:p>-37.7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-37.9">
            <text:p>-37.9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-37.8">
            <text:p>-37.8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-37.9">
            <text:p>-37.9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-37.9">
            <text:p>-37.9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-37.9">
            <text:p>-37.9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-37.9">
            <text:p>-37.9</text:p>
          </table:table-cell>
          <table:table-cell table:number-columns-repeated="7"/>
          <table:table-cell office:value-type="float" office:value="-37.8">
            <text:p>-37.8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-37.9">
            <text:p>-37.9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-37.9">
            <text:p>-37.9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-37.9">
            <text:p>-37.9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-37.9">
            <text:p>-37.9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-37.9">
            <text:p>-37.9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-38">
            <text:p>-38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-38">
            <text:p>-38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-38">
            <text:p>-38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-38">
            <text:p>-38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-38">
            <text:p>-38</text:p>
          </table:table-cell>
          <table:table-cell table:number-columns-repeated="7"/>
          <table:table-cell office:value-type="float" office:value="-37.9">
            <text:p>-37.9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-38">
            <text:p>-38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-38">
            <text:p>-38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-38">
            <text:p>-38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-38">
            <text:p>-38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-38">
            <text:p>-38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">
            <text:p>-38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.1">
            <text:p>-38.1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.1">
            <text:p>-38.1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.1">
            <text:p>-38.1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.1">
            <text:p>-38.1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-38.1">
            <text:p>-38.1</text:p>
          </table:table-cell>
          <table:table-cell table:number-columns-repeated="7"/>
          <table:table-cell office:value-type="float" office:value="-38.1">
            <text:p>-38.1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-38.2">
            <text:p>-38.2</text:p>
          </table:table-cell>
          <table:table-cell table:number-columns-repeated="7"/>
          <table:table-cell office:value-type="float" office:value="-38.1">
            <text:p>-38.1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-38.2">
            <text:p>-38.2</text:p>
          </table:table-cell>
          <table:table-cell table:number-columns-repeated="7"/>
          <table:table-cell office:value-type="float" office:value="-38.1">
            <text:p>-38.1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-38.2">
            <text:p>-38.2</text:p>
          </table:table-cell>
          <table:table-cell table:number-columns-repeated="7"/>
          <table:table-cell office:value-type="float" office:value="-38.1">
            <text:p>-38.1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-38.2">
            <text:p>-38.2</text:p>
          </table:table-cell>
          <table:table-cell table:number-columns-repeated="7"/>
          <table:table-cell office:value-type="float" office:value="-38.1">
            <text:p>-38.1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-38.2">
            <text:p>-38.2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-38.2">
            <text:p>-38.2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-38.2">
            <text:p>-38.2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-38.2">
            <text:p>-38.2</text:p>
          </table:table-cell>
          <table:table-cell table:number-columns-repeated="7"/>
          <table:table-cell office:value-type="float" office:value="-38.1">
            <text:p>-38.1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-38.2">
            <text:p>-38.2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2">
            <text:p>-38.2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-38.3">
            <text:p>-38.3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3">
            <text:p>-38.3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-38.4">
            <text:p>-38.4</text:p>
          </table:table-cell>
          <table:table-cell table:number-columns-repeated="7"/>
          <table:table-cell office:value-type="float" office:value="-38.4">
            <text:p>-38.4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-38.5">
            <text:p>-38.5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5">
            <text:p>-38.5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-38.6">
            <text:p>-38.6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6">
            <text:p>-38.6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-38.8">
            <text:p>-38.8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-38.8">
            <text:p>-38.8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-38.8">
            <text:p>-38.8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-38.7">
            <text:p>-38.7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-38.8">
            <text:p>-38.8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-38.8">
            <text:p>-38.8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-38.8">
            <text:p>-38.8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-38.8">
            <text:p>-38.8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-38.8">
            <text:p>-38.8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-38.8">
            <text:p>-38.8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-38.8">
            <text:p>-38.8</text:p>
          </table:table-cell>
          <table:table-cell table:number-columns-repeated="7"/>
          <table:table-cell office:value-type="float" office:value="-38.7">
            <text:p>-38.7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-38.9">
            <text:p>-38.9</text:p>
          </table:table-cell>
          <table:table-cell table:number-columns-repeated="7"/>
          <table:table-cell office:value-type="float" office:value="-38.9">
            <text:p>-38.9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8">
            <text:p>-38.8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9">
            <text:p>-38.9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9">
            <text:p>-38.9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9">
            <text:p>-38.9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9">
            <text:p>-38.9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9">
            <text:p>-38.9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9">
            <text:p>-38.9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9">
            <text:p>-38.9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9">
            <text:p>-38.9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8.9">
            <text:p>-38.9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-39">
            <text:p>-39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">
            <text:p>-39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-39.1">
            <text:p>-39.1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-39.2">
            <text:p>-39.2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1">
            <text:p>-39.1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-39.3">
            <text:p>-39.3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2">
            <text:p>-39.2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-39.4">
            <text:p>-39.4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-39.5">
            <text:p>-39.5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-39.5">
            <text:p>-39.5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-39.5">
            <text:p>-39.5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-39.5">
            <text:p>-39.5</text:p>
          </table:table-cell>
          <table:table-cell table:number-columns-repeated="7"/>
          <table:table-cell office:value-type="float" office:value="-39.3">
            <text:p>-39.3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-39.5">
            <text:p>-39.5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-39.5">
            <text:p>-39.5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-39.5">
            <text:p>-39.5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-39.5">
            <text:p>-39.5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-39.5">
            <text:p>-39.5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-39.5">
            <text:p>-39.5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5">
            <text:p>-39.5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4">
            <text:p>-39.4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5">
            <text:p>-39.5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5">
            <text:p>-39.5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5">
            <text:p>-39.5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5">
            <text:p>-39.5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5">
            <text:p>-39.5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-39.6">
            <text:p>-39.6</text:p>
          </table:table-cell>
          <table:table-cell table:number-columns-repeated="7"/>
          <table:table-cell office:value-type="float" office:value="-39.5">
            <text:p>-39.5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5">
            <text:p>-39.5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5">
            <text:p>-39.5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5">
            <text:p>-39.5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-39.7">
            <text:p>-39.7</text:p>
          </table:table-cell>
          <table:table-cell table:number-columns-repeated="7"/>
          <table:table-cell office:value-type="float" office:value="-39.6">
            <text:p>-39.6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-39.8">
            <text:p>-39.8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7">
            <text:p>-39.7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-39.9">
            <text:p>-39.9</text:p>
          </table:table-cell>
          <table:table-cell table:number-columns-repeated="7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-40">
            <text:p>-40</text:p>
          </table:table-cell>
          <table:table-cell table:number-columns-repeated="7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table:number-columns-repeated="8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table:number-columns-repeated="8"/>
          <table:table-cell office:value-type="float" office:value="-39.8">
            <text:p>-39.8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table:number-columns-repeated="8"/>
          <table:table-cell office:value-type="float" office:value="-39.9">
            <text:p>-39.9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table:number-columns-repeated="8"/>
          <table:table-cell office:value-type="float" office:value="-40">
            <text:p>-40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table:number-columns-repeated="8"/>
          <table:table-cell office:value-type="float" office:value="-40">
            <text:p>-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09/15/2011</text:date>, <text:time>10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Ruiz</meta:initial-creator>
    <meta:creation-date>2011-09-14T10:45:27.32</meta:creation-date>
    <dc:date>2011-09-15T10:36:24.45</dc:date>
    <dc:creator>Anthony Ruiz</dc:creator>
    <meta:editing-duration>PT17H58M34S</meta:editing-duration>
    <meta:editing-cycles>3</meta:editing-cycles>
    <meta:generator>OpenOffice.org/3.3$Win32 OpenOffice.org_project/330m20$Build-9567</meta:generator>
    <meta:document-statistic meta:table-count="3" meta:cell-count="56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maximum="900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50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11cm" svg:height="11.53cm" xlink:href=".." xlink:type="simple" chart:class="chart:scatter" chart:style-name="ch1">
        <chart:title svg:x="6.041cm" svg:y="0.366cm" chart:style-name="ch2">
          <text:p>600W vs 1000W Heating Performance</text:p>
        </chart:title>
        <chart:subtitle svg:x="6.394cm" svg:y="1.86cm" chart:style-name="ch3">
          <text:p>1000W Vh = 48V, Imax = 20A @ 40C
600W Vh = 46V Imax = 13A @ 120C</text:p>
        </chart:subtitle>
        <chart:legend chart:legend-position="end" svg:x="17.59cm" svg:y="5.283cm" chart:style-name="ch4"/>
        <chart:plot-area chart:style-name="ch5" table:cell-range-address="Sheet1.A2:Sheet1.A1467 Sheet1.C1:Sheet1.C799 Sheet1.G1:Sheet1.G468" chart:data-source-has-labels="row" svg:x="1.432cm" svg:y="2.968cm" svg:width="15.491cm" svg:height="7.324cm">
          <chartooo:coordinate-region svg:x="2.239cm" svg:y="3.18cm" svg:width="14.404cm" svg:height="6.9cm"/>
          <chart:axis chart:dimension="x" chart:name="primary-x" chart:style-name="ch6">
            <chart:title svg:x="8.551cm" svg:y="10.523cm" chart:style-name="ch7">
              <text:p>Time(s)</text:p>
            </chart:title>
          </chart:axis>
          <chart:axis chart:dimension="y" chart:name="primary-y" chart:style-name="ch8">
            <chart:title svg:x="0.451cm" svg:y="7.375cm" chart:style-name="ch9">
              <text:p>Temp (C)</text:p>
            </chart:title>
            <chart:grid chart:style-name="ch10" chart:class="major"/>
          </chart:axis>
          <chart:series chart:style-name="ch11" chart:values-cell-range-address="Sheet1.C1:Sheet1.C799" chart:label-cell-address="Sheet1.C1:Sheet1.C1" chart:class="chart:scatter">
            <chart:domain table:cell-range-address="Sheet1.A2:Sheet1.A1467"/>
            <chart:data-point chart:repeated="1466"/>
          </chart:series>
          <chart:series chart:style-name="ch12" chart:values-cell-range-address="Sheet1.G1:Sheet1.G468" chart:label-cell-address="Sheet1.G1:Sheet1.G1" chart:class="chart:scatter">
            <chart:data-point chart:repeated="14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00W</text:p>
                <draw:g>
                  <svg:desc>Sheet1.C1:Sheet1.C1</svg:desc>
                </draw:g>
              </table:table-cell>
              <table:table-cell office:value-type="string">
                <text:p>1000W 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467</svg:desc>
                </draw:g>
              </table:table-cell>
              <table:table-cell office:value-type="float" office:value="NaN">
                <text:p>NaN</text:p>
                <draw:g>
                  <svg:desc>Sheet1.C1:Sheet1.C799</svg:desc>
                </draw:g>
              </table:table-cell>
              <table:table-cell office:value-type="float" office:value="NaN">
                <text:p>NaN</text:p>
                <draw:g>
                  <svg:desc>Sheet1.G1:Sheet1.G4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40.2">
                <text:p>-40.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40.1">
                <text:p>-40.1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39.1">
                <text:p>-39.1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7.1">
                <text:p>-37.1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34.6">
                <text:p>-34.6</text:p>
              </table:table-cell>
              <table:table-cell office:value-type="float" office:value="-29.1">
                <text:p>-2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1.1">
                <text:p>-31.1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28.6">
                <text:p>-28.6</text:p>
              </table:table-cell>
              <table:table-cell office:value-type="float" office:value="-23.8">
                <text:p>-2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25.6">
                <text:p>-25.6</text:p>
              </table:table-cell>
              <table:table-cell office:value-type="float" office:value="-20.7">
                <text:p>-2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22.7">
                <text:p>-22.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9.8">
                <text:p>-19.8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7.1">
                <text:p>-17.1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4.1">
                <text:p>-14.1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1.5">
                <text:p>-11.5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8.9">
                <text:p>-8.9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4.1">
                <text:p>-4.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.9">
                <text:p>-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1">
                <text:p>4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3">
                <text:p>6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4">
                <text:p>8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4">
                <text:p>10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3">
                <text:p>12.3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.8">
                <text:p>17.8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9.6">
                <text:p>19.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.4">
                <text:p>21.4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.3">
                <text:p>23.3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5.1">
                <text:p>25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6.7">
                <text:p>26.7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8.3">
                <text:p>28.3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9.9">
                <text:p>29.9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1.6">
                <text:p>31.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.2">
                <text:p>33.2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4.7">
                <text:p>34.7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6.6">
                <text:p>36.6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7.5">
                <text:p>37.5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9.1">
                <text:p>39.1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0.4">
                <text:p>40.4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.8">
                <text:p>41.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3.1">
                <text:p>43.1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.4">
                <text:p>44.4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.7">
                <text:p>45.7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.2">
                <text:p>48.2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.3">
                <text:p>49.3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.6">
                <text:p>50.6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.7">
                <text:p>51.7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.8">
                <text:p>52.8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.9">
                <text:p>53.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0.4">
                <text:p>60.4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.8">
                <text:p>60.8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.8">
                <text:p>61.8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.6">
                <text:p>62.6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.4">
                <text:p>63.4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.3">
                <text:p>64.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.1">
                <text:p>65.1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6.7">
                <text:p>66.7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7.5">
                <text:p>67.5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8.2">
                <text:p>68.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9.7">
                <text:p>69.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0.4">
                <text:p>70.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1.7">
                <text:p>71.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2.3">
                <text:p>72.3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2.9">
                <text:p>72.9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3.5">
                <text:p>73.5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4.1">
                <text:p>74.1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4.7">
                <text:p>74.7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5.3">
                <text:p>75.3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5.9">
                <text:p>75.9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6.3">
                <text:p>76.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6.9">
                <text:p>76.9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7.5">
                <text:p>77.5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8.5">
                <text:p>78.5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9">
                <text:p>79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0.4">
                <text:p>80.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0.9">
                <text:p>80.9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1.4">
                <text:p>81.4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1.8">
                <text:p>81.8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2.3">
                <text:p>82.3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2.8">
                <text:p>82.8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3.1">
                <text:p>83.1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3.6">
                <text:p>83.6</text:p>
              </table:table-cell>
              <table:table-cell office:value-type="float" office:value="131.1">
                <text:p>131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4.1">
                <text:p>84.1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4.6">
                <text:p>84.6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134.7">
                <text:p>134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5.4">
                <text:p>85.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5.8">
                <text:p>85.8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6.2">
                <text:p>86.2</text:p>
              </table:table-cell>
              <table:table-cell office:value-type="float" office:value="138.3">
                <text:p>138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6.7">
                <text:p>86.7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7">
                <text:p>87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7.5">
                <text:p>87.5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7.9">
                <text:p>87.9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8.3">
                <text:p>88.3</text:p>
              </table:table-cell>
              <table:table-cell office:value-type="float" office:value="143.8">
                <text:p>143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8.7">
                <text:p>88.7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9">
                <text:p>89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9.4">
                <text:p>89.4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9.8">
                <text:p>89.8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0.2">
                <text:p>90.2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0.6">
                <text:p>90.6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0.9">
                <text:p>90.9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1.3">
                <text:p>91.3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1.7">
                <text:p>91.7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2.1">
                <text:p>92.1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2.4">
                <text:p>92.4</text:p>
              </table:table-cell>
              <table:table-cell office:value-type="float" office:value="154.1">
                <text:p>154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2.9">
                <text:p>92.9</text:p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3.2">
                <text:p>93.2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3.5">
                <text:p>93.5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3.9">
                <text:p>93.9</text:p>
              </table:table-cell>
              <table:table-cell office:value-type="float" office:value="157.3">
                <text:p>157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4.2">
                <text:p>94.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4.5">
                <text:p>94.5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4.9">
                <text:p>94.9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5.2">
                <text:p>95.2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5.6">
                <text:p>95.6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5.9">
                <text:p>95.9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6.2">
                <text:p>96.2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6.6">
                <text:p>96.6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6.9">
                <text:p>96.9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7.2">
                <text:p>97.2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7.5">
                <text:p>97.5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7.9">
                <text:p>97.9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8.2">
                <text:p>98.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8.5">
                <text:p>98.5</text:p>
              </table:table-cell>
              <table:table-cell office:value-type="float" office:value="166.6">
                <text:p>166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8.8">
                <text:p>98.8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9.1">
                <text:p>99.1</text:p>
              </table:table-cell>
              <table:table-cell office:value-type="float" office:value="167.8">
                <text:p>167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9.4">
                <text:p>99.4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9.7">
                <text:p>99.7</text:p>
              </table:table-cell>
              <table:table-cell office:value-type="float" office:value="168.8">
                <text:p>168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9.9">
                <text:p>99.9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0.2">
                <text:p>100.2</text:p>
              </table:table-cell>
              <table:table-cell office:value-type="float" office:value="169.8">
                <text:p>169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0.5">
                <text:p>100.5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0.8">
                <text:p>100.8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1">
                <text:p>101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1.3">
                <text:p>101.3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1.5">
                <text:p>101.5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1.8">
                <text:p>101.8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2.1">
                <text:p>102.1</text:p>
              </table:table-cell>
              <table:table-cell office:value-type="float" office:value="173.1">
                <text:p>173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2.3">
                <text:p>102.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2.5">
                <text:p>102.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2.8">
                <text:p>102.8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3">
                <text:p>103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3.3">
                <text:p>103.3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3.5">
                <text:p>103.5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3.7">
                <text:p>103.7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3.9">
                <text:p>103.9</text:p>
              </table:table-cell>
              <table:table-cell office:value-type="float" office:value="176.3">
                <text:p>176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4.2">
                <text:p>104.2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4.4">
                <text:p>104.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4.6">
                <text:p>104.6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4.8">
                <text:p>104.8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5">
                <text:p>10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5.2">
                <text:p>105.2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5.5">
                <text:p>105.5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5.6">
                <text:p>105.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5.8">
                <text:p>105.8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6">
                <text:p>106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6.2">
                <text:p>106.2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6.4">
                <text:p>106.4</text:p>
              </table:table-cell>
              <table:table-cell office:value-type="float" office:value="180.1">
                <text:p>180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6.6">
                <text:p>106.6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6.8">
                <text:p>106.8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7">
                <text:p>1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7.2">
                <text:p>107.2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7.3">
                <text:p>107.3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7.5">
                <text:p>107.5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7.7">
                <text:p>107.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7.9">
                <text:p>107.9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8">
                <text:p>108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8.2">
                <text:p>108.2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8.4">
                <text:p>108.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8.5">
                <text:p>108.5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8.7">
                <text:p>108.7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8.9">
                <text:p>108.9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9.1">
                <text:p>109.1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9.2">
                <text:p>109.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09.4">
                <text:p>109.4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9.5">
                <text:p>109.5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09.7">
                <text:p>109.7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9.9">
                <text:p>109.9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0">
                <text:p>1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0.1">
                <text:p>110.1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0.2">
                <text:p>110.2</text:p>
              </table:table-cell>
              <table:table-cell office:value-type="float" office:value="185.3">
                <text:p>185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0.4">
                <text:p>110.4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0.6">
                <text:p>110.6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0.7">
                <text:p>110.7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0.8">
                <text:p>110.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0.9">
                <text:p>110.9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1.1">
                <text:p>111.1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11.2">
                <text:p>111.2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11.3">
                <text:p>111.3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1.4">
                <text:p>111.4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1.5">
                <text:p>111.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1.7">
                <text:p>111.7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1.7">
                <text:p>111.7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11.9">
                <text:p>111.9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2">
                <text:p>112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12.1">
                <text:p>112.1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2.2">
                <text:p>112.2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12.3">
                <text:p>112.3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12.5">
                <text:p>112.5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12.6">
                <text:p>112.6</text:p>
              </table:table-cell>
              <table:table-cell office:value-type="float" office:value="188.3">
                <text:p>188.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12.7">
                <text:p>112.7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12.7">
                <text:p>112.7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12.9">
                <text:p>112.9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13">
                <text:p>113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13.1">
                <text:p>113.1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13.2">
                <text:p>113.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3.3">
                <text:p>113.3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3.4">
                <text:p>113.4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3.5">
                <text:p>113.5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13.6">
                <text:p>113.6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13.7">
                <text:p>113.7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3.7">
                <text:p>113.7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13.8">
                <text:p>113.8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13.9">
                <text:p>113.9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14">
                <text:p>1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4.1">
                <text:p>114.1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4.2">
                <text:p>114.2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14.3">
                <text:p>114.3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4.4">
                <text:p>114.4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14.4">
                <text:p>114.4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14.5">
                <text:p>114.5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14.6">
                <text:p>114.6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14.7">
                <text:p>114.7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14.8">
                <text:p>114.8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14.8">
                <text:p>114.8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4.9">
                <text:p>114.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5">
                <text:p>115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15.1">
                <text:p>115.1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15.2">
                <text:p>115.2</text:p>
              </table:table-cell>
              <table:table-cell office:value-type="float" office:value="191.3">
                <text:p>191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15.2">
                <text:p>115.2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15.3">
                <text:p>115.3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15.4">
                <text:p>115.4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5.5">
                <text:p>115.5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15.6">
                <text:p>115.6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15.6">
                <text:p>115.6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5.7">
                <text:p>115.7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15.7">
                <text:p>115.7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15.8">
                <text:p>115.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15.9">
                <text:p>115.9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15.9">
                <text:p>115.9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16">
                <text:p>116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16.1">
                <text:p>116.1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16.2">
                <text:p>116.2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6.2">
                <text:p>116.2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16.3">
                <text:p>116.3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16.3">
                <text:p>116.3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16.4">
                <text:p>116.4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16.5">
                <text:p>116.5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16.5">
                <text:p>116.5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16.6">
                <text:p>116.6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16.7">
                <text:p>116.7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16.7">
                <text:p>116.7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16.7">
                <text:p>116.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16.8">
                <text:p>116.8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16.9">
                <text:p>116.9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17">
                <text:p>117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17">
                <text:p>117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17">
                <text:p>117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17.1">
                <text:p>117.1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7.2">
                <text:p>117.2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17.2">
                <text:p>117.2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7.3">
                <text:p>117.3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7.3">
                <text:p>117.3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17.4">
                <text:p>117.4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17.4">
                <text:p>117.4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17.5">
                <text:p>117.5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17.6">
                <text:p>117.6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7.6">
                <text:p>117.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17.6">
                <text:p>117.6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17.7">
                <text:p>117.7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7.8">
                <text:p>117.8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17.8">
                <text:p>117.8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17.8">
                <text:p>117.8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17.9">
                <text:p>117.9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18">
                <text:p>118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18">
                <text:p>118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8">
                <text:p>118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18.1">
                <text:p>118.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8.2">
                <text:p>118.2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18.2">
                <text:p>118.2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18.2">
                <text:p>118.2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18.3">
                <text:p>118.3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18.3">
                <text:p>118.3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18.4">
                <text:p>118.4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8.5">
                <text:p>118.5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18.4">
                <text:p>118.4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18.5">
                <text:p>118.5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18.6">
                <text:p>118.6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18.6">
                <text:p>118.6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18.7">
                <text:p>118.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18.7">
                <text:p>118.7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18.7">
                <text:p>118.7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18.8">
                <text:p>118.8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18.8">
                <text:p>118.8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18.9">
                <text:p>118.9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8.9">
                <text:p>118.9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8.9">
                <text:p>118.9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19">
                <text:p>119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19">
                <text:p>119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19">
                <text:p>119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19.1">
                <text:p>119.1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19.1">
                <text:p>119.1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19.2">
                <text:p>119.2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19.2">
                <text:p>119.2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19.2">
                <text:p>119.2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19.3">
                <text:p>119.3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19.3">
                <text:p>119.3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19.4">
                <text:p>119.4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19.4">
                <text:p>119.4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19.4">
                <text:p>119.4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19.5">
                <text:p>119.5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19.5">
                <text:p>119.5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19.6">
                <text:p>119.6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19.6">
                <text:p>119.6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19.6">
                <text:p>119.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19.7">
                <text:p>119.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19.7">
                <text:p>119.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19.8">
                <text:p>119.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19.8">
                <text:p>119.8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19.8">
                <text:p>119.8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19.9">
                <text:p>119.9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19.9">
                <text:p>119.9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19.9">
                <text:p>119.9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20">
                <text:p>120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20">
                <text:p>120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20.1">
                <text:p>120.1</text:p>
              </table:table-cell>
              <table:table-cell office:value-type="float" office:value="196.3">
                <text:p>196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20.1">
                <text:p>120.1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20.1">
                <text:p>120.1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20.2">
                <text:p>120.2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20.2">
                <text:p>120.2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20.2">
                <text:p>120.2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20.3">
                <text:p>120.3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20.4">
                <text:p>120.4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20.9">
                <text:p>120.9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22">
                <text:p>122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23.4">
                <text:p>123.4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25">
                <text:p>125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26.7">
                <text:p>126.7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28.4">
                <text:p>128.4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30.4">
                <text:p>130.4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31.7">
                <text:p>131.7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33.1">
                <text:p>133.1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34.6">
                <text:p>134.6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36.1">
                <text:p>136.1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37.4">
                <text:p>137.4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38.7">
                <text:p>138.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39.9">
                <text:p>139.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41.1">
                <text:p>141.1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42.3">
                <text:p>142.3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43.4">
                <text:p>143.4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44.5">
                <text:p>144.5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45.6">
                <text:p>145.6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46.6">
                <text:p>146.6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47.6">
                <text:p>147.6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48.6">
                <text:p>148.6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49.4">
                <text:p>149.4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50.5">
                <text:p>150.5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51.4">
                <text:p>151.4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52.3">
                <text:p>152.3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53.1">
                <text:p>153.1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54">
                <text:p>154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54.8">
                <text:p>154.8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55.6">
                <text:p>155.6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56.4">
                <text:p>156.4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57.1">
                <text:p>157.1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57.9">
                <text:p>157.9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58.7">
                <text:p>158.7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59.4">
                <text:p>159.4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60.1">
                <text:p>160.1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60.8">
                <text:p>160.8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61.6">
                <text:p>161.6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62.2">
                <text:p>162.2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62.8">
                <text:p>162.8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63.4">
                <text:p>163.4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64">
                <text:p>164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64.7">
                <text:p>164.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65.3">
                <text:p>165.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65.8">
                <text:p>165.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66.3">
                <text:p>166.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66.9">
                <text:p>166.9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67.5">
                <text:p>167.5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68">
                <text:p>168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68.5">
                <text:p>168.5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69">
                <text:p>169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69.5">
                <text:p>169.5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70">
                <text:p>170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70.4">
                <text:p>170.4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70.8">
                <text:p>170.8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71.3">
                <text:p>171.3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71.8">
                <text:p>171.8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72.2">
                <text:p>172.2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72.6">
                <text:p>172.6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73">
                <text:p>17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73.4">
                <text:p>173.4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73.8">
                <text:p>173.8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74.2">
                <text:p>174.2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74.6">
                <text:p>174.6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75">
                <text:p>175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75.3">
                <text:p>175.3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75.7">
                <text:p>175.7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76.1">
                <text:p>176.1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76.4">
                <text:p>176.4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76.7">
                <text:p>176.7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77">
                <text:p>177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77.3">
                <text:p>177.3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77.7">
                <text:p>177.7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77.9">
                <text:p>177.9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78.2">
                <text:p>178.2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78.5">
                <text:p>178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78.8">
                <text:p>178.8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79.1">
                <text:p>179.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79.3">
                <text:p>179.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79.6">
                <text:p>179.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79.9">
                <text:p>179.9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80.1">
                <text:p>180.1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80.3">
                <text:p>180.3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80.6">
                <text:p>180.6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80.9">
                <text:p>180.9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81.1">
                <text:p>181.1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81.3">
                <text:p>181.3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81.5">
                <text:p>181.5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81.8">
                <text:p>181.8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82">
                <text:p>182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82.2">
                <text:p>182.2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82.4">
                <text:p>182.4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82.6">
                <text:p>182.6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82.8">
                <text:p>182.8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83">
                <text:p>183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83.2">
                <text:p>183.2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83.3">
                <text:p>183.3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83.5">
                <text:p>183.5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83.7">
                <text:p>183.7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83.9">
                <text:p>183.9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84.1">
                <text:p>184.1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84.2">
                <text:p>184.2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84.4">
                <text:p>184.4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84.6">
                <text:p>184.6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84.8">
                <text:p>184.8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84.9">
                <text:p>184.9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85">
                <text:p>185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85.2">
                <text:p>185.2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85.4">
                <text:p>185.4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85.5">
                <text:p>185.5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85.6">
                <text:p>185.6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85.8">
                <text:p>185.8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85.9">
                <text:p>185.9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86.1">
                <text:p>186.1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86.3">
                <text:p>186.3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86.3">
                <text:p>186.3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86.5">
                <text:p>186.5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86.6">
                <text:p>186.6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86.8">
                <text:p>186.8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86.9">
                <text:p>186.9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87">
                <text:p>187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87.1">
                <text:p>187.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87.2">
                <text:p>187.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87.3">
                <text:p>18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87.5">
                <text:p>18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87.5">
                <text:p>18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87.7">
                <text:p>18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87.8">
                <text:p>18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87.9">
                <text:p>18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88.1">
                <text:p>18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88.2">
                <text:p>18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88.3">
                <text:p>18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88.4">
                <text:p>18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88.5">
                <text:p>18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88.6">
                <text:p>18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88.7">
                <text:p>18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88.8">
                <text:p>18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88.8">
                <text:p>18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89.1">
                <text:p>18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89.2">
                <text:p>18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89.3">
                <text:p>18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89.3">
                <text:p>18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89.4">
                <text:p>18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89.5">
                <text:p>18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89.7">
                <text:p>18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89.8">
                <text:p>18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89.8">
                <text:p>18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90.1">
                <text:p>19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90.2">
                <text:p>19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90.3">
                <text:p>19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90.3">
                <text:p>19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90.4">
                <text:p>19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90.4">
                <text:p>19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90.5">
                <text:p>19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90.6">
                <text:p>19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90.7">
                <text:p>19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90.7">
                <text:p>19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90.8">
                <text:p>19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91.1">
                <text:p>19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91.1">
                <text:p>19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91.2">
                <text:p>19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91.3">
                <text:p>19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91.3">
                <text:p>19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91.3">
                <text:p>19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91.4">
                <text:p>19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91.5">
                <text:p>19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91.6">
                <text:p>19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91.6">
                <text:p>19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91.6">
                <text:p>19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91.7">
                <text:p>19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91.8">
                <text:p>19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91.8">
                <text:p>19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91.8">
                <text:p>19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91.9">
                <text:p>19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92.1">
                <text:p>19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92.2">
                <text:p>19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92.2">
                <text:p>19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92.4">
                <text:p>19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92.4">
                <text:p>19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92.5">
                <text:p>19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92.5">
                <text:p>19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92.5">
                <text:p>19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92.6">
                <text:p>19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92.8">
                <text:p>19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92.8">
                <text:p>19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92.9">
                <text:p>19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92.9">
                <text:p>19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93.2">
                <text:p>19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93.2">
                <text:p>19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93.4">
                <text:p>19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93.4">
                <text:p>19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93.5">
                <text:p>19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93.5">
                <text:p>19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93.5">
                <text:p>19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ffffff"/>
    </style:style>
    <style:style style:name="ch9" style:family="chart" style:data-style-name="N0">
      <style:chart-properties chart:display-label="true" chart:logarithmic="false" chart:minimum="-50" chart:maximum="2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97cm" svg:height="10.76cm" xlink:href=".." xlink:type="simple" chart:class="chart:scatter" chart:style-name="ch1">
        <chart:title svg:x="4.884cm" svg:y="0.351cm" chart:style-name="ch2">
          <text:p>600W vs 1000W Cooling Performance</text:p>
        </chart:title>
        <chart:subtitle svg:x="5.241cm" svg:y="1.345cm" chart:style-name="ch3">
          <text:p>600W Vlow = 30V Imax = 12A @ -40C
1000W Vlow = 30V Imax = 12A @ -40C</text:p>
        </chart:subtitle>
        <chart:legend chart:legend-position="end" svg:x="15.397cm" svg:y="4.834cm" chart:style-name="ch4"/>
        <chart:plot-area chart:style-name="ch5" table:cell-range-address="Sheet1.A2:Sheet1.B1467 Sheet1.B1:Sheet1.B1 Sheet1.J1:Sheet1.J1467" chart:data-source-has-labels="row" svg:x="1.385cm" svg:y="2.908cm" svg:width="13.318cm" svg:height="6.629cm">
          <chartooo:coordinate-region svg:x="2.192cm" svg:y="3.12cm" svg:width="12.139cm" svg:height="6.205cm"/>
          <chart:axis chart:dimension="x" chart:name="primary-x" chart:style-name="ch6">
            <chart:title svg:x="7.378cm" svg:y="9.753cm" chart:style-name="ch7">
              <text:p>Time (s)</text:p>
            </chart:title>
            <chart:grid chart:style-name="ch8" chart:class="minor"/>
          </chart:axis>
          <chart:axis chart:dimension="y" chart:name="primary-y" chart:style-name="ch9">
            <chart:title svg:x="0.451cm" svg:y="6.967cm" chart:style-name="ch10">
              <text:p>Temp (C)</text:p>
            </chart:title>
            <chart:grid chart:style-name="ch11" chart:class="major"/>
          </chart:axis>
          <chart:series chart:style-name="ch12" chart:values-cell-range-address="Sheet1.B2:Sheet1.B1467" chart:label-cell-address="Sheet1.B1:Sheet1.B1" chart:class="chart:scatter">
            <chart:domain table:cell-range-address="Sheet1.A2:Sheet1.A1467"/>
            <chart:data-point chart:repeated="1466"/>
          </chart:series>
          <chart:series chart:style-name="ch13" chart:values-cell-range-address="Sheet1.J2:Sheet1.J1467" chart:label-cell-address="Sheet1.J1:Sheet1.J1" chart:class="chart:scatter">
            <chart:data-point chart:repeated="14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00W </text:p>
                <draw:g>
                  <svg:desc>Sheet1.B1:Sheet1.B1</svg:desc>
                </draw:g>
              </table:table-cell>
              <table:table-cell office:value-type="string">
                <text:p>1000W 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467</svg:desc>
                </draw:g>
              </table:table-cell>
              <table:table-cell office:value-type="float" office:value="200.1">
                <text:p>200.1</text:p>
                <draw:g>
                  <svg:desc>Sheet1.B2:Sheet1.B1467</svg:desc>
                </draw:g>
              </table:table-cell>
              <table:table-cell office:value-type="float" office:value="200.1">
                <text:p>200.1</text:p>
                <draw:g>
                  <svg:desc>Sheet1.J2:Sheet1.J1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9.9">
                <text:p>199.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8.9">
                <text:p>198.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.7">
                <text:p>196.7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3.6">
                <text:p>193.6</text:p>
              </table:table-cell>
              <table:table-cell office:value-type="float" office:value="187.3">
                <text:p>18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9.7">
                <text:p>189.7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4.1">
                <text:p>184.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2.4">
                <text:p>182.4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8.9">
                <text:p>178.9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5.1">
                <text:p>175.1</text:p>
              </table:table-cell>
              <table:table-cell office:value-type="float" office:value="169.6">
                <text:p>16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1.7">
                <text:p>171.7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8.5">
                <text:p>168.5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5.3">
                <text:p>165.3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2.3">
                <text:p>162.3</text:p>
              </table:table-cell>
              <table:table-cell office:value-type="float" office:value="157.1">
                <text:p>15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9">
                <text:p>159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6.1">
                <text:p>156.1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3.4">
                <text:p>153.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0.7">
                <text:p>150.7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7.8">
                <text:p>147.8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5.1">
                <text:p>145.1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2.6">
                <text:p>142.6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0.2">
                <text:p>140.2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7.7">
                <text:p>137.7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5">
                <text:p>135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2.6">
                <text:p>132.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0.3">
                <text:p>130.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8.1">
                <text:p>128.1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5.8">
                <text:p>125.8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3.3">
                <text:p>123.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1.1">
                <text:p>121.1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9">
                <text:p>119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6.9">
                <text:p>116.9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4.6">
                <text:p>114.6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2.5">
                <text:p>112.5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0.5">
                <text:p>110.5</text:p>
              </table:table-cell>
              <table:table-cell office:value-type="float" office:value="107.7">
                <text:p>107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8.6">
                <text:p>108.6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6.6">
                <text:p>106.6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4.5">
                <text:p>104.5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2.6">
                <text:p>102.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0.7">
                <text:p>100.7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8.9">
                <text:p>98.9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6.8">
                <text:p>96.8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5">
                <text:p>95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3.3">
                <text:p>93.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1.5">
                <text:p>91.5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9.5">
                <text:p>89.5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8">
                <text:p>8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6.3">
                <text:p>86.3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4.7">
                <text:p>84.7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3.1">
                <text:p>83.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1.5">
                <text:p>81.5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9.7">
                <text:p>79.7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8.2">
                <text:p>78.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6.6">
                <text:p>76.6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5.1">
                <text:p>75.1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3.5">
                <text:p>73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2.1">
                <text:p>72.1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0.7">
                <text:p>70.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9.3">
                <text:p>69.3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7.9">
                <text:p>67.9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6.4">
                <text:p>66.4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5.1">
                <text:p>65.1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.8">
                <text:p>63.8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2.5">
                <text:p>62.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1.2">
                <text:p>61.2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9.8">
                <text:p>59.8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8.6">
                <text:p>58.6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7.4">
                <text:p>57.4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6.2">
                <text:p>56.2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4.9">
                <text:p>54.9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3.7">
                <text:p>53.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2.5">
                <text:p>52.5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1.4">
                <text:p>51.4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0.3">
                <text:p>50.3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9.1">
                <text:p>49.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8">
                <text:p>48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6.9">
                <text:p>46.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5.9">
                <text:p>45.9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4.8">
                <text:p>44.8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3.7">
                <text:p>43.7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2.6">
                <text:p>42.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1.7">
                <text:p>41.7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0.7">
                <text:p>40.7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9.6">
                <text:p>39.6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8.6">
                <text:p>38.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7.6">
                <text:p>37.6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6.8">
                <text:p>36.8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5.9">
                <text:p>35.9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.9">
                <text:p>34.9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3">
                <text:p>33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2.1">
                <text:p>32.1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1.3">
                <text:p>31.3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0.3">
                <text:p>30.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9.5">
                <text:p>29.5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8.7">
                <text:p>28.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7.9">
                <text:p>27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7">
                <text:p>27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6.2">
                <text:p>26.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.5">
                <text:p>25.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4.7">
                <text:p>24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4">
                <text:p>24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3.1">
                <text:p>23.1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1.7">
                <text:p>21.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.2">
                <text:p>20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.5">
                <text:p>19.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8.8">
                <text:p>18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8.2">
                <text:p>18.2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7.5">
                <text:p>17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6.8">
                <text:p>16.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6.1">
                <text:p>16.1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5.5">
                <text:p>15.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4.9">
                <text:p>14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.3">
                <text:p>14.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6">
                <text:p>13.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.5">
                <text:p>12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3">
                <text:p>11.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.6">
                <text:p>10.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.1">
                <text:p>10.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5">
                <text:p>9.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9">
                <text:p>8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4">
                <text:p>8.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.8">
                <text:p>7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4">
                <text:p>7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8">
                <text:p>6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.3">
                <text:p>6.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.8">
                <text:p>5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3">
                <text:p>5.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8">
                <text:p>4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.3">
                <text:p>4.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.8">
                <text:p>3.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.3">
                <text:p>3.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9">
                <text:p>2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4">
                <text:p>2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2">
                <text:p>0.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0.2">
                <text:p>-0.2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6">
                <text:p>-0.6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1.4">
                <text:p>-1.4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1.8">
                <text:p>-1.8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2.2">
                <text:p>-2.2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2.6">
                <text:p>-2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2.9">
                <text:p>-2.9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3.3">
                <text:p>-3.3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3.6">
                <text:p>-3.6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4.1">
                <text:p>-4.1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4.4">
                <text:p>-4.4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4.7">
                <text:p>-4.7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5">
                <text:p>-5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5.4">
                <text:p>-5.4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5.8">
                <text:p>-5.8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6.1">
                <text:p>-6.1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6.4">
                <text:p>-6.4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6.7">
                <text:p>-6.7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7">
                <text:p>-7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7.4">
                <text:p>-7.4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7.7">
                <text:p>-7.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7.9">
                <text:p>-7.9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8.2">
                <text:p>-8.2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8.5">
                <text:p>-8.5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8.9">
                <text:p>-8.9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9.1">
                <text:p>-9.1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9.4">
                <text:p>-9.4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9.6">
                <text:p>-9.6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9.9">
                <text:p>-9.9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10.2">
                <text:p>-10.2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10.4">
                <text:p>-10.4</text:p>
              </table:table-cell>
              <table:table-cell office:value-type="float" office:value="-10.7">
                <text:p>-10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10.7">
                <text:p>-10.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11">
                <text:p>-11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11.2">
                <text:p>-11.2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11.5">
                <text:p>-11.5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11.7">
                <text:p>-11.7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11.9">
                <text:p>-11.9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12.2">
                <text:p>-12.2</text:p>
              </table:table-cell>
              <table:table-cell office:value-type="float" office:value="-12.4">
                <text:p>-12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12.4">
                <text:p>-12.4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12.7">
                <text:p>-12.7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12.9">
                <text:p>-12.9</text:p>
              </table:table-cell>
              <table:table-cell office:value-type="float" office:value="-13.1">
                <text:p>-13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13.1">
                <text:p>-13.1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13.3">
                <text:p>-13.3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13.6">
                <text:p>-13.6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13.7">
                <text:p>-13.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13.9">
                <text:p>-13.9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14.2">
                <text:p>-14.2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14.4">
                <text:p>-14.4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14.6">
                <text:p>-14.6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4.8">
                <text:p>-14.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15">
                <text:p>-15</text:p>
              </table:table-cell>
              <table:table-cell office:value-type="float" office:value="-15.2">
                <text:p>-15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15.2">
                <text:p>-15.2</text:p>
              </table:table-cell>
              <table:table-cell office:value-type="float" office:value="-15.3">
                <text:p>-15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15.4">
                <text:p>-15.4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15.6">
                <text:p>-15.6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15.7">
                <text:p>-15.7</text:p>
              </table:table-cell>
              <table:table-cell office:value-type="float" office:value="-15.9">
                <text:p>-15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15.9">
                <text:p>-15.9</text:p>
              </table:table-cell>
              <table:table-cell office:value-type="float" office:value="-16.1">
                <text:p>-16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16.1">
                <text:p>-16.1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16.3">
                <text:p>-16.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16.5">
                <text:p>-16.5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16.6">
                <text:p>-16.6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16.8">
                <text:p>-16.8</text:p>
              </table:table-cell>
              <table:table-cell office:value-type="float" office:value="-16.9">
                <text:p>-16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17">
                <text:p>-17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17.2">
                <text:p>-17.2</text:p>
              </table:table-cell>
              <table:table-cell office:value-type="float" office:value="-17.3">
                <text:p>-17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17.3">
                <text:p>-17.3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17.5">
                <text:p>-17.5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17.7">
                <text:p>-17.7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17.8">
                <text:p>-17.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18">
                <text:p>-18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18.1">
                <text:p>-18.1</text:p>
              </table:table-cell>
              <table:table-cell office:value-type="float" office:value="-18.3">
                <text:p>-18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18.3">
                <text:p>-18.3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18.5">
                <text:p>-18.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18.6">
                <text:p>-18.6</text:p>
              </table:table-cell>
              <table:table-cell office:value-type="float" office:value="-18.7">
                <text:p>-18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18.7">
                <text:p>-18.7</text:p>
              </table:table-cell>
              <table:table-cell office:value-type="float" office:value="-18.8">
                <text:p>-18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18.9">
                <text:p>-18.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19">
                <text:p>-19</text:p>
              </table:table-cell>
              <table:table-cell office:value-type="float" office:value="-19.1">
                <text:p>-19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19.2">
                <text:p>-19.2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19.3">
                <text:p>-19.3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19.4">
                <text:p>-19.4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19.5">
                <text:p>-19.5</text:p>
              </table:table-cell>
              <table:table-cell office:value-type="float" office:value="-19.6">
                <text:p>-19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19.7">
                <text:p>-19.7</text:p>
              </table:table-cell>
              <table:table-cell office:value-type="float" office:value="-19.7">
                <text:p>-19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19.8">
                <text:p>-19.8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20.1">
                <text:p>-20.1</text:p>
              </table:table-cell>
              <table:table-cell office:value-type="float" office:value="-20.1">
                <text:p>-20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20.2">
                <text:p>-20.2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20.3">
                <text:p>-20.3</text:p>
              </table:table-cell>
              <table:table-cell office:value-type="float" office:value="-20.3">
                <text:p>-20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20.5">
                <text:p>-20.5</text:p>
              </table:table-cell>
              <table:table-cell office:value-type="float" office:value="-20.4">
                <text:p>-20.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20.6">
                <text:p>-20.6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20.6">
                <text:p>-20.6</text:p>
              </table:table-cell>
              <table:table-cell office:value-type="float" office:value="-20.6">
                <text:p>-20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20.8">
                <text:p>-20.8</text:p>
              </table:table-cell>
              <table:table-cell office:value-type="float" office:value="-20.7">
                <text:p>-20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20.9">
                <text:p>-20.9</text:p>
              </table:table-cell>
              <table:table-cell office:value-type="float" office:value="-20.9">
                <text:p>-20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21.1">
                <text:p>-21.1</text:p>
              </table:table-cell>
              <table:table-cell office:value-type="float" office:value="-21.1">
                <text:p>-21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21.2">
                <text:p>-21.2</text:p>
              </table:table-cell>
              <table:table-cell office:value-type="float" office:value="-21.2">
                <text:p>-21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21.3">
                <text:p>-21.3</text:p>
              </table:table-cell>
              <table:table-cell office:value-type="float" office:value="-21.3">
                <text:p>-21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21.4">
                <text:p>-21.4</text:p>
              </table:table-cell>
              <table:table-cell office:value-type="float" office:value="-21.4">
                <text:p>-21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21.5">
                <text:p>-21.5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21.6">
                <text:p>-21.6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21.7">
                <text:p>-21.7</text:p>
              </table:table-cell>
              <table:table-cell office:value-type="float" office:value="-21.7">
                <text:p>-21.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21.9">
                <text:p>-21.9</text:p>
              </table:table-cell>
              <table:table-cell office:value-type="float" office:value="-21.8">
                <text:p>-21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21.9">
                <text:p>-21.9</text:p>
              </table:table-cell>
              <table:table-cell office:value-type="float" office:value="-21.9">
                <text:p>-21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22.1">
                <text:p>-22.1</text:p>
              </table:table-cell>
              <table:table-cell office:value-type="float" office:value="-22.1">
                <text:p>-22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22.2">
                <text:p>-22.2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22.3">
                <text:p>-22.3</text:p>
              </table:table-cell>
              <table:table-cell office:value-type="float" office:value="-22.3">
                <text:p>-22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22.4">
                <text:p>-22.4</text:p>
              </table:table-cell>
              <table:table-cell office:value-type="float" office:value="-22.4">
                <text:p>-22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22.5">
                <text:p>-22.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22.5">
                <text:p>-22.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22.7">
                <text:p>-22.7</text:p>
              </table:table-cell>
              <table:table-cell office:value-type="float" office:value="-22.6">
                <text:p>-22.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22.8">
                <text:p>-22.8</text:p>
              </table:table-cell>
              <table:table-cell office:value-type="float" office:value="-22.7">
                <text:p>-22.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22.8">
                <text:p>-22.8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22.9">
                <text:p>-22.9</text:p>
              </table:table-cell>
              <table:table-cell office:value-type="float" office:value="-22.9">
                <text:p>-22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23.1">
                <text:p>-23.1</text:p>
              </table:table-cell>
              <table:table-cell office:value-type="float" office:value="-23.1">
                <text:p>-23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23.2">
                <text:p>-23.2</text:p>
              </table:table-cell>
              <table:table-cell office:value-type="float" office:value="-23.1">
                <text:p>-23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23.2">
                <text:p>-23.2</text:p>
              </table:table-cell>
              <table:table-cell office:value-type="float" office:value="-23.2">
                <text:p>-23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23.3">
                <text:p>-23.3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23.4">
                <text:p>-23.4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23.5">
                <text:p>-23.5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-23.6">
                <text:p>-23.6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-23.6">
                <text:p>-23.6</text:p>
              </table:table-cell>
              <table:table-cell office:value-type="float" office:value="-23.6">
                <text:p>-23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-23.7">
                <text:p>-23.7</text:p>
              </table:table-cell>
              <table:table-cell office:value-type="float" office:value="-23.7">
                <text:p>-23.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-23.8">
                <text:p>-23.8</text:p>
              </table:table-cell>
              <table:table-cell office:value-type="float" office:value="-23.7">
                <text:p>-23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-23.9">
                <text:p>-23.9</text:p>
              </table:table-cell>
              <table:table-cell office:value-type="float" office:value="-23.9">
                <text:p>-23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-23.9">
                <text:p>-23.9</text:p>
              </table:table-cell>
              <table:table-cell office:value-type="float" office:value="-23.9">
                <text:p>-23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24.2">
                <text:p>-24.2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24.2">
                <text:p>-24.2</text:p>
              </table:table-cell>
              <table:table-cell office:value-type="float" office:value="-24.2">
                <text:p>-24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-24.3">
                <text:p>-24.3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-24.3">
                <text:p>-24.3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-24.4">
                <text:p>-24.4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24.5">
                <text:p>-24.5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24.5">
                <text:p>-24.5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-24.6">
                <text:p>-24.6</text:p>
              </table:table-cell>
              <table:table-cell office:value-type="float" office:value="-24.6">
                <text:p>-24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24.7">
                <text:p>-24.7</text:p>
              </table:table-cell>
              <table:table-cell office:value-type="float" office:value="-24.6">
                <text:p>-24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24.7">
                <text:p>-24.7</text:p>
              </table:table-cell>
              <table:table-cell office:value-type="float" office:value="-24.7">
                <text:p>-24.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24.8">
                <text:p>-24.8</text:p>
              </table:table-cell>
              <table:table-cell office:value-type="float" office:value="-24.8">
                <text:p>-24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24.9">
                <text:p>-24.9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24.9">
                <text:p>-24.9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-25">
                <text:p>-25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25.1">
                <text:p>-25.1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-25.1">
                <text:p>-25.1</text:p>
              </table:table-cell>
              <table:table-cell office:value-type="float" office:value="-25.2">
                <text:p>-25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-25.2">
                <text:p>-25.2</text:p>
              </table:table-cell>
              <table:table-cell office:value-type="float" office:value="-25.2">
                <text:p>-25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-25.3">
                <text:p>-25.3</text:p>
              </table:table-cell>
              <table:table-cell office:value-type="float" office:value="-25.2">
                <text:p>-25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25.3">
                <text:p>-25.3</text:p>
              </table:table-cell>
              <table:table-cell office:value-type="float" office:value="-25.3">
                <text:p>-25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25.4">
                <text:p>-25.4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25.4">
                <text:p>-25.4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-25.5">
                <text:p>-25.5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-25.6">
                <text:p>-25.6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-25.6">
                <text:p>-25.6</text:p>
              </table:table-cell>
              <table:table-cell office:value-type="float" office:value="-25.6">
                <text:p>-25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-25.6">
                <text:p>-25.6</text:p>
              </table:table-cell>
              <table:table-cell office:value-type="float" office:value="-25.6">
                <text:p>-25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25.7">
                <text:p>-25.7</text:p>
              </table:table-cell>
              <table:table-cell office:value-type="float" office:value="-25.7">
                <text:p>-25.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-25.7">
                <text:p>-25.7</text:p>
              </table:table-cell>
              <table:table-cell office:value-type="float" office:value="-25.7">
                <text:p>-25.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25.8">
                <text:p>-25.8</text:p>
              </table:table-cell>
              <table:table-cell office:value-type="float" office:value="-25.8">
                <text:p>-25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25.9">
                <text:p>-25.9</text:p>
              </table:table-cell>
              <table:table-cell office:value-type="float" office:value="-25.9">
                <text:p>-25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-25.9">
                <text:p>-25.9</text:p>
              </table:table-cell>
              <table:table-cell office:value-type="float" office:value="-25.9">
                <text:p>-25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26">
                <text:p>-26</text:p>
              </table:table-cell>
              <table:table-cell office:value-type="float" office:value="-25.9">
                <text:p>-25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26.1">
                <text:p>-26.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-26.1">
                <text:p>-26.1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26.1">
                <text:p>-26.1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-26.2">
                <text:p>-26.2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26.3">
                <text:p>-26.3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26.3">
                <text:p>-26.3</text:p>
              </table:table-cell>
              <table:table-cell office:value-type="float" office:value="-26.3">
                <text:p>-26.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26.4">
                <text:p>-26.4</text:p>
              </table:table-cell>
              <table:table-cell office:value-type="float" office:value="-26.3">
                <text:p>-26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26.4">
                <text:p>-26.4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26.4">
                <text:p>-26.4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26.5">
                <text:p>-26.5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-26.5">
                <text:p>-26.5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26.6">
                <text:p>-26.6</text:p>
              </table:table-cell>
              <table:table-cell office:value-type="float" office:value="-26.6">
                <text:p>-26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26.6">
                <text:p>-26.6</text:p>
              </table:table-cell>
              <table:table-cell office:value-type="float" office:value="-26.6">
                <text:p>-26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26.7">
                <text:p>-26.7</text:p>
              </table:table-cell>
              <table:table-cell office:value-type="float" office:value="-26.6">
                <text:p>-26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26.7">
                <text:p>-26.7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26.8">
                <text:p>-26.8</text:p>
              </table:table-cell>
              <table:table-cell office:value-type="float" office:value="-26.7">
                <text:p>-26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-26.8">
                <text:p>-26.8</text:p>
              </table:table-cell>
              <table:table-cell office:value-type="float" office:value="-26.8">
                <text:p>-26.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26.8">
                <text:p>-26.8</text:p>
              </table:table-cell>
              <table:table-cell office:value-type="float" office:value="-26.8">
                <text:p>-26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26.9">
                <text:p>-26.9</text:p>
              </table:table-cell>
              <table:table-cell office:value-type="float" office:value="-26.8">
                <text:p>-26.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26.9">
                <text:p>-26.9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27">
                <text:p>-27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27.1">
                <text:p>-27.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27.1">
                <text:p>-27.1</text:p>
              </table:table-cell>
              <table:table-cell office:value-type="float" office:value="-27.1">
                <text:p>-27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27.2">
                <text:p>-27.2</text:p>
              </table:table-cell>
              <table:table-cell office:value-type="float" office:value="-27.1">
                <text:p>-27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27.2">
                <text:p>-27.2</text:p>
              </table:table-cell>
              <table:table-cell office:value-type="float" office:value="-27.1">
                <text:p>-27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27.2">
                <text:p>-27.2</text:p>
              </table:table-cell>
              <table:table-cell office:value-type="float" office:value="-27.2">
                <text:p>-27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27.3">
                <text:p>-27.3</text:p>
              </table:table-cell>
              <table:table-cell office:value-type="float" office:value="-27.2">
                <text:p>-27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27.3">
                <text:p>-27.3</text:p>
              </table:table-cell>
              <table:table-cell office:value-type="float" office:value="-27.2">
                <text:p>-27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27.3">
                <text:p>-27.3</text:p>
              </table:table-cell>
              <table:table-cell office:value-type="float" office:value="-27.3">
                <text:p>-27.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27.4">
                <text:p>-27.4</text:p>
              </table:table-cell>
              <table:table-cell office:value-type="float" office:value="-27.3">
                <text:p>-27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27.4">
                <text:p>-27.4</text:p>
              </table:table-cell>
              <table:table-cell office:value-type="float" office:value="-27.3">
                <text:p>-27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27.5">
                <text:p>-27.5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27.5">
                <text:p>-27.5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27.5">
                <text:p>-27.5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27.5">
                <text:p>-27.5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27.6">
                <text:p>-27.6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27.6">
                <text:p>-27.6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27.7">
                <text:p>-27.7</text:p>
              </table:table-cell>
              <table:table-cell office:value-type="float" office:value="-27.6">
                <text:p>-27.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27.7">
                <text:p>-27.7</text:p>
              </table:table-cell>
              <table:table-cell office:value-type="float" office:value="-27.6">
                <text:p>-27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27.7">
                <text:p>-27.7</text:p>
              </table:table-cell>
              <table:table-cell office:value-type="float" office:value="-27.6">
                <text:p>-27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27.8">
                <text:p>-27.8</text:p>
              </table:table-cell>
              <table:table-cell office:value-type="float" office:value="-27.7">
                <text:p>-27.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27.8">
                <text:p>-27.8</text:p>
              </table:table-cell>
              <table:table-cell office:value-type="float" office:value="-27.7">
                <text:p>-27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27.8">
                <text:p>-27.8</text:p>
              </table:table-cell>
              <table:table-cell office:value-type="float" office:value="-27.7">
                <text:p>-27.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27.8">
                <text:p>-27.8</text:p>
              </table:table-cell>
              <table:table-cell office:value-type="float" office:value="-27.7">
                <text:p>-27.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27.9">
                <text:p>-27.9</text:p>
              </table:table-cell>
              <table:table-cell office:value-type="float" office:value="-27.8">
                <text:p>-27.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27.9">
                <text:p>-27.9</text:p>
              </table:table-cell>
              <table:table-cell office:value-type="float" office:value="-27.8">
                <text:p>-27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27.9">
                <text:p>-27.9</text:p>
              </table:table-cell>
              <table:table-cell office:value-type="float" office:value="-27.9">
                <text:p>-27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28">
                <text:p>-28</text:p>
              </table:table-cell>
              <table:table-cell office:value-type="float" office:value="-27.9">
                <text:p>-27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-28">
                <text:p>-28</text:p>
              </table:table-cell>
              <table:table-cell office:value-type="float" office:value="-27.9">
                <text:p>-27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28.1">
                <text:p>-28.1</text:p>
              </table:table-cell>
              <table:table-cell office:value-type="float" office:value="-27.9">
                <text:p>-27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28.1">
                <text:p>-28.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28.1">
                <text:p>-28.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28.1">
                <text:p>-28.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28.2">
                <text:p>-28.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28.2">
                <text:p>-28.2</text:p>
              </table:table-cell>
              <table:table-cell office:value-type="float" office:value="-28.1">
                <text:p>-28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-28.2">
                <text:p>-28.2</text:p>
              </table:table-cell>
              <table:table-cell office:value-type="float" office:value="-28.1">
                <text:p>-28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28.3">
                <text:p>-28.3</text:p>
              </table:table-cell>
              <table:table-cell office:value-type="float" office:value="-28.1">
                <text:p>-28.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28.3">
                <text:p>-28.3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28.3">
                <text:p>-28.3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28.3">
                <text:p>-28.3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28.4">
                <text:p>-28.4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28.4">
                <text:p>-28.4</text:p>
              </table:table-cell>
              <table:table-cell office:value-type="float" office:value="-28.3">
                <text:p>-28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28.4">
                <text:p>-28.4</text:p>
              </table:table-cell>
              <table:table-cell office:value-type="float" office:value="-28.3">
                <text:p>-28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28.4">
                <text:p>-28.4</text:p>
              </table:table-cell>
              <table:table-cell office:value-type="float" office:value="-28.3">
                <text:p>-28.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28.5">
                <text:p>-28.5</text:p>
              </table:table-cell>
              <table:table-cell office:value-type="float" office:value="-28.4">
                <text:p>-28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28.5">
                <text:p>-28.5</text:p>
              </table:table-cell>
              <table:table-cell office:value-type="float" office:value="-28.4">
                <text:p>-28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28.5">
                <text:p>-28.5</text:p>
              </table:table-cell>
              <table:table-cell office:value-type="float" office:value="-28.4">
                <text:p>-28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28.5">
                <text:p>-28.5</text:p>
              </table:table-cell>
              <table:table-cell office:value-type="float" office:value="-28.4">
                <text:p>-28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28.6">
                <text:p>-28.6</text:p>
              </table:table-cell>
              <table:table-cell office:value-type="float" office:value="-28.4">
                <text:p>-28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28.6">
                <text:p>-28.6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28.6">
                <text:p>-28.6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28.6">
                <text:p>-28.6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28.7">
                <text:p>-28.7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28.7">
                <text:p>-28.7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28.7">
                <text:p>-28.7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28.8">
                <text:p>-28.8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28.8">
                <text:p>-28.8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28.8">
                <text:p>-28.8</text:p>
              </table:table-cell>
              <table:table-cell office:value-type="float" office:value="-28.7">
                <text:p>-28.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28.9">
                <text:p>-28.9</text:p>
              </table:table-cell>
              <table:table-cell office:value-type="float" office:value="-28.7">
                <text:p>-28.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28.9">
                <text:p>-28.9</text:p>
              </table:table-cell>
              <table:table-cell office:value-type="float" office:value="-28.7">
                <text:p>-28.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28.9">
                <text:p>-28.9</text:p>
              </table:table-cell>
              <table:table-cell office:value-type="float" office:value="-28.8">
                <text:p>-28.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28.9">
                <text:p>-28.9</text:p>
              </table:table-cell>
              <table:table-cell office:value-type="float" office:value="-28.8">
                <text:p>-28.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29">
                <text:p>-29</text:p>
              </table:table-cell>
              <table:table-cell office:value-type="float" office:value="-28.8">
                <text:p>-28.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29">
                <text:p>-29</text:p>
              </table:table-cell>
              <table:table-cell office:value-type="float" office:value="-28.8">
                <text:p>-28.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29">
                <text:p>-29</text:p>
              </table:table-cell>
              <table:table-cell office:value-type="float" office:value="-28.9">
                <text:p>-28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29">
                <text:p>-29</text:p>
              </table:table-cell>
              <table:table-cell office:value-type="float" office:value="-28.9">
                <text:p>-28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29">
                <text:p>-29</text:p>
              </table:table-cell>
              <table:table-cell office:value-type="float" office:value="-28.9">
                <text:p>-28.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29.1">
                <text:p>-29.1</text:p>
              </table:table-cell>
              <table:table-cell office:value-type="float" office:value="-28.9">
                <text:p>-28.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29.1">
                <text:p>-29.1</text:p>
              </table:table-cell>
              <table:table-cell office:value-type="float" office:value="-28.9">
                <text:p>-28.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29.1">
                <text:p>-29.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29.1">
                <text:p>-29.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29.1">
                <text:p>-29.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29.2">
                <text:p>-29.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29.2">
                <text:p>-29.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29.2">
                <text:p>-29.2</text:p>
              </table:table-cell>
              <table:table-cell office:value-type="float" office:value="-29.1">
                <text:p>-29.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29.2">
                <text:p>-29.2</text:p>
              </table:table-cell>
              <table:table-cell office:value-type="float" office:value="-29.1">
                <text:p>-29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29.3">
                <text:p>-29.3</text:p>
              </table:table-cell>
              <table:table-cell office:value-type="float" office:value="-29.1">
                <text:p>-29.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29.3">
                <text:p>-29.3</text:p>
              </table:table-cell>
              <table:table-cell office:value-type="float" office:value="-29.1">
                <text:p>-29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29.3">
                <text:p>-29.3</text:p>
              </table:table-cell>
              <table:table-cell office:value-type="float" office:value="-29.1">
                <text:p>-29.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29.3">
                <text:p>-29.3</text:p>
              </table:table-cell>
              <table:table-cell office:value-type="float" office:value="-29.1">
                <text:p>-29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29.3">
                <text:p>-29.3</text:p>
              </table:table-cell>
              <table:table-cell office:value-type="float" office:value="-29.1">
                <text:p>-29.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29.4">
                <text:p>-29.4</text:p>
              </table:table-cell>
              <table:table-cell office:value-type="float" office:value="-29.2">
                <text:p>-29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29.4">
                <text:p>-29.4</text:p>
              </table:table-cell>
              <table:table-cell office:value-type="float" office:value="-29.2">
                <text:p>-29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29.4">
                <text:p>-29.4</text:p>
              </table:table-cell>
              <table:table-cell office:value-type="float" office:value="-29.2">
                <text:p>-29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29.4">
                <text:p>-29.4</text:p>
              </table:table-cell>
              <table:table-cell office:value-type="float" office:value="-29.2">
                <text:p>-29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29.4">
                <text:p>-29.4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29.5">
                <text:p>-29.5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29.5">
                <text:p>-29.5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29.5">
                <text:p>-29.5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29.5">
                <text:p>-29.5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29.5">
                <text:p>-29.5</text:p>
              </table:table-cell>
              <table:table-cell office:value-type="float" office:value="-29.4">
                <text:p>-29.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29.6">
                <text:p>-29.6</text:p>
              </table:table-cell>
              <table:table-cell office:value-type="float" office:value="-29.4">
                <text:p>-29.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29.6">
                <text:p>-29.6</text:p>
              </table:table-cell>
              <table:table-cell office:value-type="float" office:value="-29.4">
                <text:p>-29.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29.6">
                <text:p>-29.6</text:p>
              </table:table-cell>
              <table:table-cell office:value-type="float" office:value="-29.4">
                <text:p>-29.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29.6">
                <text:p>-29.6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29.7">
                <text:p>-29.7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29.7">
                <text:p>-29.7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29.7">
                <text:p>-29.7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29.7">
                <text:p>-29.7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29.7">
                <text:p>-29.7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29.8">
                <text:p>-29.8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29.8">
                <text:p>-29.8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29.8">
                <text:p>-29.8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-29.8">
                <text:p>-29.8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29.8">
                <text:p>-29.8</text:p>
              </table:table-cell>
              <table:table-cell office:value-type="float" office:value="-29.7">
                <text:p>-29.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-29.8">
                <text:p>-29.8</text:p>
              </table:table-cell>
              <table:table-cell office:value-type="float" office:value="-29.7">
                <text:p>-29.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29.8">
                <text:p>-29.8</text:p>
              </table:table-cell>
              <table:table-cell office:value-type="float" office:value="-29.7">
                <text:p>-29.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29.9">
                <text:p>-29.9</text:p>
              </table:table-cell>
              <table:table-cell office:value-type="float" office:value="-29.7">
                <text:p>-29.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29.9">
                <text:p>-29.9</text:p>
              </table:table-cell>
              <table:table-cell office:value-type="float" office:value="-29.7">
                <text:p>-29.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29.9">
                <text:p>-29.9</text:p>
              </table:table-cell>
              <table:table-cell office:value-type="float" office:value="-29.8">
                <text:p>-29.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29.9">
                <text:p>-29.9</text:p>
              </table:table-cell>
              <table:table-cell office:value-type="float" office:value="-29.8">
                <text:p>-29.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29.9">
                <text:p>-29.9</text:p>
              </table:table-cell>
              <table:table-cell office:value-type="float" office:value="-29.8">
                <text:p>-29.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30">
                <text:p>-30</text:p>
              </table:table-cell>
              <table:table-cell office:value-type="float" office:value="-29.8">
                <text:p>-29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30">
                <text:p>-30</text:p>
              </table:table-cell>
              <table:table-cell office:value-type="float" office:value="-29.8">
                <text:p>-29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30">
                <text:p>-30</text:p>
              </table:table-cell>
              <table:table-cell office:value-type="float" office:value="-29.9">
                <text:p>-29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30">
                <text:p>-30</text:p>
              </table:table-cell>
              <table:table-cell office:value-type="float" office:value="-29.9">
                <text:p>-29.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30">
                <text:p>-30</text:p>
              </table:table-cell>
              <table:table-cell office:value-type="float" office:value="-29.9">
                <text:p>-29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30">
                <text:p>-30</text:p>
              </table:table-cell>
              <table:table-cell office:value-type="float" office:value="-29.9">
                <text:p>-29.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30.1">
                <text:p>-30.1</text:p>
              </table:table-cell>
              <table:table-cell office:value-type="float" office:value="-29.9">
                <text:p>-29.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30.1">
                <text:p>-30.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30.1">
                <text:p>-30.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30.1">
                <text:p>-30.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30.1">
                <text:p>-30.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30.2">
                <text:p>-30.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30.2">
                <text:p>-30.2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30.2">
                <text:p>-30.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30.2">
                <text:p>-30.2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30.2">
                <text:p>-30.2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30.3">
                <text:p>-30.3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30.3">
                <text:p>-30.3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30.3">
                <text:p>-30.3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30.3">
                <text:p>-30.3</text:p>
              </table:table-cell>
              <table:table-cell office:value-type="float" office:value="-30.1">
                <text:p>-30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30.3">
                <text:p>-30.3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30.4">
                <text:p>-30.4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-30.4">
                <text:p>-30.4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30.4">
                <text:p>-30.4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30.4">
                <text:p>-30.4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30.4">
                <text:p>-30.4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30.4">
                <text:p>-30.4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30.4">
                <text:p>-30.4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30.4">
                <text:p>-30.4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30.5">
                <text:p>-30.5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30.5">
                <text:p>-30.5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-30.5">
                <text:p>-30.5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-30.5">
                <text:p>-30.5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30.5">
                <text:p>-30.5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-30.6">
                <text:p>-30.6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30.6">
                <text:p>-30.6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-30.6">
                <text:p>-30.6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-30.6">
                <text:p>-30.6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-30.6">
                <text:p>-30.6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-30.6">
                <text:p>-30.6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-30.6">
                <text:p>-30.6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-30.7">
                <text:p>-30.7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-30.7">
                <text:p>-30.7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-30.7">
                <text:p>-30.7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30.7">
                <text:p>-30.7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30.7">
                <text:p>-30.7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30.7">
                <text:p>-30.7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-30.7">
                <text:p>-30.7</text:p>
              </table:table-cell>
              <table:table-cell office:value-type="float" office:value="-30.6">
                <text:p>-30.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30.8">
                <text:p>-30.8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30.8">
                <text:p>-30.8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30.8">
                <text:p>-30.8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30.8">
                <text:p>-30.8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30.8">
                <text:p>-30.8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-30.8">
                <text:p>-30.8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30.8">
                <text:p>-30.8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30.8">
                <text:p>-30.8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30.8">
                <text:p>-30.8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30.8">
                <text:p>-30.8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30.9">
                <text:p>-30.9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30.9">
                <text:p>-30.9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30.9">
                <text:p>-30.9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30.9">
                <text:p>-30.9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30.9">
                <text:p>-30.9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30.9">
                <text:p>-30.9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30.9">
                <text:p>-30.9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30.9">
                <text:p>-30.9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30.9">
                <text:p>-30.9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31">
                <text:p>-31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31">
                <text:p>-31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31">
                <text:p>-31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31">
                <text:p>-31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31.1">
                <text:p>-31.1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31.1">
                <text:p>-31.1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31.1">
                <text:p>-31.1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31.1">
                <text:p>-31.1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31.1">
                <text:p>-31.1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-31.2">
                <text:p>-31.2</text:p>
              </table:table-cell>
              <table:table-cell office:value-type="float" office:value="-31.1">
                <text:p>-31.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-31.2">
                <text:p>-31.2</text:p>
              </table:table-cell>
              <table:table-cell office:value-type="float" office:value="-31.2">
                <text:p>-31.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31.2">
                <text:p>-31.2</text:p>
              </table:table-cell>
              <table:table-cell office:value-type="float" office:value="-31.2">
                <text:p>-31.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31.2">
                <text:p>-31.2</text:p>
              </table:table-cell>
              <table:table-cell office:value-type="float" office:value="-31.2">
                <text:p>-31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-31.2">
                <text:p>-31.2</text:p>
              </table:table-cell>
              <table:table-cell office:value-type="float" office:value="-31.2">
                <text:p>-31.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-31.3">
                <text:p>-31.3</text:p>
              </table:table-cell>
              <table:table-cell office:value-type="float" office:value="-31.2">
                <text:p>-31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-31.3">
                <text:p>-31.3</text:p>
              </table:table-cell>
              <table:table-cell office:value-type="float" office:value="-31.2">
                <text:p>-31.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-31.3">
                <text:p>-31.3</text:p>
              </table:table-cell>
              <table:table-cell office:value-type="float" office:value="-31.2">
                <text:p>-31.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31.3">
                <text:p>-31.3</text:p>
              </table:table-cell>
              <table:table-cell office:value-type="float" office:value="-31.2">
                <text:p>-31.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31.3">
                <text:p>-31.3</text:p>
              </table:table-cell>
              <table:table-cell office:value-type="float" office:value="-31.3">
                <text:p>-31.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31.3">
                <text:p>-31.3</text:p>
              </table:table-cell>
              <table:table-cell office:value-type="float" office:value="-31.3">
                <text:p>-31.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31.3">
                <text:p>-31.3</text:p>
              </table:table-cell>
              <table:table-cell office:value-type="float" office:value="-31.3">
                <text:p>-31.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31.3">
                <text:p>-31.3</text:p>
              </table:table-cell>
              <table:table-cell office:value-type="float" office:value="-31.3">
                <text:p>-31.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31.3">
                <text:p>-31.3</text:p>
              </table:table-cell>
              <table:table-cell office:value-type="float" office:value="-31.3">
                <text:p>-31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31.3">
                <text:p>-31.3</text:p>
              </table:table-cell>
              <table:table-cell office:value-type="float" office:value="-31.4">
                <text:p>-31.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31.4">
                <text:p>-31.4</text:p>
              </table:table-cell>
              <table:table-cell office:value-type="float" office:value="-31.4">
                <text:p>-31.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-31.4">
                <text:p>-31.4</text:p>
              </table:table-cell>
              <table:table-cell office:value-type="float" office:value="-31.4">
                <text:p>-31.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-31.4">
                <text:p>-31.4</text:p>
              </table:table-cell>
              <table:table-cell office:value-type="float" office:value="-31.4">
                <text:p>-31.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31.4">
                <text:p>-31.4</text:p>
              </table:table-cell>
              <table:table-cell office:value-type="float" office:value="-31.4">
                <text:p>-31.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-31.4">
                <text:p>-31.4</text:p>
              </table:table-cell>
              <table:table-cell office:value-type="float" office:value="-31.4">
                <text:p>-31.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31.4">
                <text:p>-31.4</text:p>
              </table:table-cell>
              <table:table-cell office:value-type="float" office:value="-31.4">
                <text:p>-31.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-31.4">
                <text:p>-31.4</text:p>
              </table:table-cell>
              <table:table-cell office:value-type="float" office:value="-31.4">
                <text:p>-31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31.4">
                <text:p>-31.4</text:p>
              </table:table-cell>
              <table:table-cell office:value-type="float" office:value="-31.4">
                <text:p>-31.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-31.5">
                <text:p>-31.5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31.5">
                <text:p>-31.5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-31.5">
                <text:p>-31.5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31.5">
                <text:p>-31.5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31.5">
                <text:p>-31.5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31.6">
                <text:p>-31.6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31.6">
                <text:p>-31.6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-31.6">
                <text:p>-31.6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31.6">
                <text:p>-31.6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31.6">
                <text:p>-31.6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31.6">
                <text:p>-31.6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31.6">
                <text:p>-31.6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31.6">
                <text:p>-31.6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31.6">
                <text:p>-31.6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31.7">
                <text:p>-31.7</text:p>
              </table:table-cell>
              <table:table-cell office:value-type="float" office:value="-31.7">
                <text:p>-31.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31.7">
                <text:p>-31.7</text:p>
              </table:table-cell>
              <table:table-cell office:value-type="float" office:value="-31.7">
                <text:p>-31.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31.7">
                <text:p>-31.7</text:p>
              </table:table-cell>
              <table:table-cell office:value-type="float" office:value="-31.7">
                <text:p>-31.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31.7">
                <text:p>-31.7</text:p>
              </table:table-cell>
              <table:table-cell office:value-type="float" office:value="-31.7">
                <text:p>-31.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31.7">
                <text:p>-31.7</text:p>
              </table:table-cell>
              <table:table-cell office:value-type="float" office:value="-31.7">
                <text:p>-31.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31.8">
                <text:p>-31.8</text:p>
              </table:table-cell>
              <table:table-cell office:value-type="float" office:value="-31.7">
                <text:p>-31.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31.8">
                <text:p>-31.8</text:p>
              </table:table-cell>
              <table:table-cell office:value-type="float" office:value="-31.8">
                <text:p>-31.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-31.8">
                <text:p>-31.8</text:p>
              </table:table-cell>
              <table:table-cell office:value-type="float" office:value="-31.7">
                <text:p>-31.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31.8">
                <text:p>-31.8</text:p>
              </table:table-cell>
              <table:table-cell office:value-type="float" office:value="-31.7">
                <text:p>-31.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31.8">
                <text:p>-31.8</text:p>
              </table:table-cell>
              <table:table-cell office:value-type="float" office:value="-31.8">
                <text:p>-31.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31.8">
                <text:p>-31.8</text:p>
              </table:table-cell>
              <table:table-cell office:value-type="float" office:value="-31.8">
                <text:p>-31.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31.8">
                <text:p>-31.8</text:p>
              </table:table-cell>
              <table:table-cell office:value-type="float" office:value="-31.8">
                <text:p>-31.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-31.8">
                <text:p>-31.8</text:p>
              </table:table-cell>
              <table:table-cell office:value-type="float" office:value="-31.8">
                <text:p>-31.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31.8">
                <text:p>-31.8</text:p>
              </table:table-cell>
              <table:table-cell office:value-type="float" office:value="-31.8">
                <text:p>-31.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31.9">
                <text:p>-31.9</text:p>
              </table:table-cell>
              <table:table-cell office:value-type="float" office:value="-31.9">
                <text:p>-31.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31.9">
                <text:p>-31.9</text:p>
              </table:table-cell>
              <table:table-cell office:value-type="float" office:value="-31.9">
                <text:p>-31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31.9">
                <text:p>-31.9</text:p>
              </table:table-cell>
              <table:table-cell office:value-type="float" office:value="-31.9">
                <text:p>-31.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31.9">
                <text:p>-31.9</text:p>
              </table:table-cell>
              <table:table-cell office:value-type="float" office:value="-31.9">
                <text:p>-31.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31.9">
                <text:p>-31.9</text:p>
              </table:table-cell>
              <table:table-cell office:value-type="float" office:value="-31.9">
                <text:p>-31.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31.9">
                <text:p>-31.9</text:p>
              </table:table-cell>
              <table:table-cell office:value-type="float" office:value="-31.9">
                <text:p>-31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32">
                <text:p>-32</text:p>
              </table:table-cell>
              <table:table-cell office:value-type="float" office:value="-31.9">
                <text:p>-31.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32.1">
                <text:p>-32.1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32.1">
                <text:p>-32.1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32.1">
                <text:p>-32.1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32.1">
                <text:p>-32.1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-32.1">
                <text:p>-32.1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-32.1">
                <text:p>-32.1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-32.1">
                <text:p>-32.1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-32.1">
                <text:p>-32.1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-32.1">
                <text:p>-32.1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-32.2">
                <text:p>-32.2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-32.2">
                <text:p>-32.2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-32.2">
                <text:p>-32.2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-32.2">
                <text:p>-32.2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-32.2">
                <text:p>-32.2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-32.2">
                <text:p>-32.2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-32.2">
                <text:p>-32.2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32.2">
                <text:p>-32.2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-32.2">
                <text:p>-32.2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-32.3">
                <text:p>-32.3</text:p>
              </table:table-cell>
              <table:table-cell office:value-type="float" office:value="-32.3">
                <text:p>-32.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-32.3">
                <text:p>-32.3</text:p>
              </table:table-cell>
              <table:table-cell office:value-type="float" office:value="-32.3">
                <text:p>-32.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-32.3">
                <text:p>-32.3</text:p>
              </table:table-cell>
              <table:table-cell office:value-type="float" office:value="-32.3">
                <text:p>-32.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-32.3">
                <text:p>-32.3</text:p>
              </table:table-cell>
              <table:table-cell office:value-type="float" office:value="-32.3">
                <text:p>-32.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-32.3">
                <text:p>-32.3</text:p>
              </table:table-cell>
              <table:table-cell office:value-type="float" office:value="-32.3">
                <text:p>-32.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-32.4">
                <text:p>-32.4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-32.4">
                <text:p>-32.4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-32.4">
                <text:p>-32.4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-32.4">
                <text:p>-32.4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-32.4">
                <text:p>-32.4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-32.4">
                <text:p>-32.4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-32.4">
                <text:p>-32.4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-32.4">
                <text:p>-32.4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-32.4">
                <text:p>-32.4</text:p>
              </table:table-cell>
              <table:table-cell office:value-type="float" office:value="-32.4">
                <text:p>-32.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-32.4">
                <text:p>-32.4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-32.5">
                <text:p>-32.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-32.5">
                <text:p>-32.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-32.5">
                <text:p>-32.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-32.5">
                <text:p>-32.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-32.5">
                <text:p>-32.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-32.5">
                <text:p>-32.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-32.5">
                <text:p>-32.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-32.5">
                <text:p>-32.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-32.5">
                <text:p>-32.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-32.6">
                <text:p>-32.6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-32.6">
                <text:p>-32.6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-32.6">
                <text:p>-32.6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-32.6">
                <text:p>-32.6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-32.6">
                <text:p>-32.6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-32.6">
                <text:p>-32.6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-32.6">
                <text:p>-32.6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-32.6">
                <text:p>-32.6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32.6">
                <text:p>-32.6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-32.7">
                <text:p>-32.7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-32.7">
                <text:p>-32.7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-32.7">
                <text:p>-32.7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-32.7">
                <text:p>-32.7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-32.7">
                <text:p>-32.7</text:p>
              </table:table-cell>
              <table:table-cell office:value-type="float" office:value="-32.6">
                <text:p>-32.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-32.7">
                <text:p>-32.7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-32.7">
                <text:p>-32.7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-32.7">
                <text:p>-32.7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-32.7">
                <text:p>-32.7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-32.8">
                <text:p>-32.8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-32.8">
                <text:p>-32.8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-32.8">
                <text:p>-32.8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-32.8">
                <text:p>-32.8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-32.8">
                <text:p>-32.8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-32.8">
                <text:p>-32.8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-32.8">
                <text:p>-32.8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-32.8">
                <text:p>-32.8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-32.8">
                <text:p>-32.8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-32.9">
                <text:p>-32.9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-32.9">
                <text:p>-32.9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-32.9">
                <text:p>-32.9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-32.9">
                <text:p>-32.9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-32.9">
                <text:p>-32.9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-32.9">
                <text:p>-32.9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-32.9">
                <text:p>-32.9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-32.9">
                <text:p>-32.9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-32.9">
                <text:p>-32.9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-32.9">
                <text:p>-32.9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-33">
                <text:p>-33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-33">
                <text:p>-33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-33">
                <text:p>-33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-33">
                <text:p>-33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-33.1">
                <text:p>-33.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-33.1">
                <text:p>-33.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-33.1">
                <text:p>-33.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-33.1">
                <text:p>-33.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-33.1">
                <text:p>-33.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-33.1">
                <text:p>-33.1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-33.1">
                <text:p>-33.1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-33.1">
                <text:p>-33.1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-33.1">
                <text:p>-33.1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-33.1">
                <text:p>-33.1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-33.2">
                <text:p>-33.2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-33.2">
                <text:p>-33.2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-33.2">
                <text:p>-33.2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-33.2">
                <text:p>-33.2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-33.2">
                <text:p>-33.2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-33.2">
                <text:p>-33.2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-33.2">
                <text:p>-33.2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-33.2">
                <text:p>-33.2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-33.2">
                <text:p>-33.2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-33.3">
                <text:p>-33.3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-33.3">
                <text:p>-33.3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-33.3">
                <text:p>-33.3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-33.3">
                <text:p>-33.3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-33.3">
                <text:p>-33.3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-33.3">
                <text:p>-33.3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-33.4">
                <text:p>-33.4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-33.3">
                <text:p>-33.3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-33.4">
                <text:p>-33.4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-33.4">
                <text:p>-33.4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-33.4">
                <text:p>-33.4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-33.4">
                <text:p>-33.4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-33.4">
                <text:p>-33.4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-33.4">
                <text:p>-33.4</text:p>
              </table:table-cell>
              <table:table-cell office:value-type="float" office:value="-33.3">
                <text:p>-33.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-33.4">
                <text:p>-33.4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-33.4">
                <text:p>-33.4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-33.4">
                <text:p>-33.4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-33.4">
                <text:p>-33.4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-33.5">
                <text:p>-33.5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-33.5">
                <text:p>-33.5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-33.5">
                <text:p>-33.5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-33.5">
                <text:p>-33.5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-33.5">
                <text:p>-33.5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-33.5">
                <text:p>-33.5</text:p>
              </table:table-cell>
              <table:table-cell office:value-type="float" office:value="-33.4">
                <text:p>-33.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-33.5">
                <text:p>-33.5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-33.5">
                <text:p>-33.5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-33.5">
                <text:p>-33.5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-33.5">
                <text:p>-33.5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-33.6">
                <text:p>-33.6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-33.6">
                <text:p>-33.6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-33.6">
                <text:p>-33.6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-33.6">
                <text:p>-33.6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-33.6">
                <text:p>-33.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-33.6">
                <text:p>-33.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-33.6">
                <text:p>-33.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-33.6">
                <text:p>-33.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-33.6">
                <text:p>-33.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-33.6">
                <text:p>-33.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-33.6">
                <text:p>-33.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-33.6">
                <text:p>-33.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-33.6">
                <text:p>-33.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-33.6">
                <text:p>-33.6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-33.7">
                <text:p>-33.7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-33.7">
                <text:p>-33.7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-33.7">
                <text:p>-33.7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-33.7">
                <text:p>-33.7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-33.7">
                <text:p>-33.7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-33.7">
                <text:p>-33.7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-33.7">
                <text:p>-33.7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-33.7">
                <text:p>-33.7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-33.7">
                <text:p>-33.7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-33.8">
                <text:p>-33.8</text:p>
              </table:table-cell>
              <table:table-cell office:value-type="float" office:value="-33.7">
                <text:p>-33.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-33.8">
                <text:p>-33.8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-33.8">
                <text:p>-33.8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-33.8">
                <text:p>-33.8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-33.8">
                <text:p>-33.8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-33.8">
                <text:p>-33.8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-33.9">
                <text:p>-33.9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-33.8">
                <text:p>-33.8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-33.9">
                <text:p>-33.9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-33.9">
                <text:p>-33.9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-33.9">
                <text:p>-33.9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-33.9">
                <text:p>-33.9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-33.9">
                <text:p>-33.9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-33.9">
                <text:p>-33.9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-33.9">
                <text:p>-33.9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-33.9">
                <text:p>-33.9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-33.9">
                <text:p>-33.9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-33.9">
                <text:p>-33.9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-34">
                <text:p>-34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-34.1">
                <text:p>-34.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-34.1">
                <text:p>-34.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-34.1">
                <text:p>-34.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-34.1">
                <text:p>-34.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-34.1">
                <text:p>-34.1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-34.1">
                <text:p>-34.1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-34.1">
                <text:p>-34.1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-34.1">
                <text:p>-34.1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-34.1">
                <text:p>-34.1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-34.1">
                <text:p>-34.1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-34.1">
                <text:p>-34.1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-34.1">
                <text:p>-34.1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-34.1">
                <text:p>-34.1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-34.1">
                <text:p>-34.1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-34.2">
                <text:p>-34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-34.2">
                <text:p>-34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-34.2">
                <text:p>-34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-34.2">
                <text:p>-34.2</text:p>
              </table:table-cell>
              <table:table-cell office:value-type="float" office:value="-34.1">
                <text:p>-34.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-34.2">
                <text:p>-34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-34.2">
                <text:p>-34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-34.2">
                <text:p>-34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-34.2">
                <text:p>-34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-34.2">
                <text:p>-34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-34.2">
                <text:p>-34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-34.3">
                <text:p>-34.3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-34.3">
                <text:p>-34.3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-34.3">
                <text:p>-34.3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-34.3">
                <text:p>-34.3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-34.3">
                <text:p>-34.3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-34.3">
                <text:p>-34.3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-34.3">
                <text:p>-34.3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-34.3">
                <text:p>-34.3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-34.3">
                <text:p>-34.3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-34.4">
                <text:p>-34.4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-34.4">
                <text:p>-34.4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-34.4">
                <text:p>-34.4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-34.4">
                <text:p>-34.4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-34.4">
                <text:p>-34.4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-34.4">
                <text:p>-34.4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-34.4">
                <text:p>-34.4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-34.4">
                <text:p>-34.4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-34.4">
                <text:p>-34.4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-34.4">
                <text:p>-34.4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-34.4">
                <text:p>-34.4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-34.5">
                <text:p>-34.5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-34.4">
                <text:p>-34.4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-34.4">
                <text:p>-34.4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-34.5">
                <text:p>-34.5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-34.5">
                <text:p>-34.5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-34.5">
                <text:p>-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-34.5">
                <text:p>-34.5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-34.6">
                <text:p>-34.6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-34.6">
                <text:p>-34.6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-34.6">
                <text:p>-34.6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-34.6">
                <text:p>-34.6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-34.6">
                <text:p>-34.6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-34.6">
                <text:p>-34.6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-34.6">
                <text:p>-34.6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-34.6">
                <text:p>-34.6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-34.6">
                <text:p>-34.6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-34.7">
                <text:p>-34.7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-34.7">
                <text:p>-34.7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-34.7">
                <text:p>-34.7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-34.7">
                <text:p>-34.7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-34.6">
                <text:p>-34.6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-34.7">
                <text:p>-34.7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-34.7">
                <text:p>-34.7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-34.7">
                <text:p>-34.7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-34.7">
                <text:p>-34.7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-34.7">
                <text:p>-34.7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-34.7">
                <text:p>-34.7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-34.7">
                <text:p>-34.7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-34.7">
                <text:p>-34.7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-34.7">
                <text:p>-34.7</text:p>
              </table:table-cell>
              <table:table-cell office:value-type="float" office:value="-34.7">
                <text:p>-34.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-34.8">
                <text:p>-34.8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-34.8">
                <text:p>-34.8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-34.8">
                <text:p>-34.8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-34.8">
                <text:p>-34.8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-34.8">
                <text:p>-34.8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-34.9">
                <text:p>-34.9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-34.9">
                <text:p>-34.9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-34.9">
                <text:p>-34.9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-34.9">
                <text:p>-34.9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-34.9">
                <text:p>-34.9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-34.9">
                <text:p>-34.9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-34.9">
                <text:p>-34.9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-34.9">
                <text:p>-34.9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-34.9">
                <text:p>-34.9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-35">
                <text:p>-35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-35.1">
                <text:p>-35.1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-35.1">
                <text:p>-35.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-35.1">
                <text:p>-35.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-35.1">
                <text:p>-35.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-35.1">
                <text:p>-35.1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-35.1">
                <text:p>-35.1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-35.1">
                <text:p>-35.1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-35.1">
                <text:p>-35.1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-35.1">
                <text:p>-35.1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-35.2">
                <text:p>-35.2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-35.2">
                <text:p>-35.2</text:p>
              </table:table-cell>
              <table:table-cell office:value-type="float" office:value="-35.1">
                <text:p>-35.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-35.2">
                <text:p>-35.2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-35.2">
                <text:p>-35.2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-35.2">
                <text:p>-35.2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-35.2">
                <text:p>-35.2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-35.2">
                <text:p>-35.2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-35.2">
                <text:p>-35.2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-35.2">
                <text:p>-35.2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-35.3">
                <text:p>-35.3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-35.3">
                <text:p>-35.3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-35.3">
                <text:p>-35.3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-35.3">
                <text:p>-35.3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-35.3">
                <text:p>-35.3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-35.3">
                <text:p>-35.3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-35.3">
                <text:p>-35.3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-35.3">
                <text:p>-35.3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-35.3">
                <text:p>-35.3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-35.3">
                <text:p>-35.3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-35.4">
                <text:p>-35.4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-35.4">
                <text:p>-35.4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-35.4">
                <text:p>-35.4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-35.4">
                <text:p>-35.4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-35.4">
                <text:p>-35.4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-35.4">
                <text:p>-35.4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-35.4">
                <text:p>-35.4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-35.4">
                <text:p>-35.4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-35.4">
                <text:p>-35.4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-35.5">
                <text:p>-35.5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-35.5">
                <text:p>-35.5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-35.5">
                <text:p>-35.5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-35.4">
                <text:p>-35.4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-35.5">
                <text:p>-35.5</text:p>
              </table:table-cell>
              <table:table-cell office:value-type="float" office:value="-35.4">
                <text:p>-35.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-35.5">
                <text:p>-35.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-35.5">
                <text:p>-35.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-35.5">
                <text:p>-35.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-35.5">
                <text:p>-35.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-35.5">
                <text:p>-35.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-35.5">
                <text:p>-35.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-35.5">
                <text:p>-35.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-35.5">
                <text:p>-35.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-35.5">
                <text:p>-35.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-35.6">
                <text:p>-35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-35.6">
                <text:p>-35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-35.6">
                <text:p>-35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-35.6">
                <text:p>-35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-35.6">
                <text:p>-35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-35.6">
                <text:p>-35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-35.6">
                <text:p>-35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-35.6">
                <text:p>-35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-35.6">
                <text:p>-35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-35.7">
                <text:p>-35.7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-35.7">
                <text:p>-35.7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-35.7">
                <text:p>-35.7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-35.7">
                <text:p>-35.7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-35.7">
                <text:p>-35.7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-35.7">
                <text:p>-35.7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-35.7">
                <text:p>-35.7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-35.7">
                <text:p>-35.7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-35.7">
                <text:p>-35.7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-35.8">
                <text:p>-35.8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-35.8">
                <text:p>-35.8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-35.8">
                <text:p>-35.8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-35.8">
                <text:p>-35.8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-35.8">
                <text:p>-35.8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-35.8">
                <text:p>-35.8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-35.8">
                <text:p>-35.8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-35.8">
                <text:p>-35.8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-35.8">
                <text:p>-35.8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-35.8">
                <text:p>-35.8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-35.9">
                <text:p>-35.9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-35.9">
                <text:p>-35.9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-35.9">
                <text:p>-35.9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-35.9">
                <text:p>-35.9</text:p>
              </table:table-cell>
              <table:table-cell office:value-type="float" office:value="-35.8">
                <text:p>-35.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-35.9">
                <text:p>-35.9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-35.9">
                <text:p>-35.9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-35.9">
                <text:p>-35.9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-35.9">
                <text:p>-35.9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-35.9">
                <text:p>-35.9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-36">
                <text:p>-36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-36">
                <text:p>-36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-36">
                <text:p>-36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-36">
                <text:p>-36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-36">
                <text:p>-36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-36.1">
                <text:p>-36.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-36.1">
                <text:p>-36.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-36.1">
                <text:p>-36.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-36.1">
                <text:p>-36.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-36.1">
                <text:p>-36.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-36.1">
                <text:p>-36.1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-36.1">
                <text:p>-36.1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-36.1">
                <text:p>-36.1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-36.1">
                <text:p>-36.1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-36.1">
                <text:p>-36.1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-36.1">
                <text:p>-36.1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-36.1">
                <text:p>-36.1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-36.1">
                <text:p>-36.1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-36.1">
                <text:p>-36.1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-36.2">
                <text:p>-36.2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-36.2">
                <text:p>-36.2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-36.2">
                <text:p>-36.2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-36.2">
                <text:p>-36.2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-36.2">
                <text:p>-36.2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-36.2">
                <text:p>-36.2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-36.2">
                <text:p>-36.2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-36.2">
                <text:p>-36.2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-36.2">
                <text:p>-36.2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-36.3">
                <text:p>-36.3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-36.3">
                <text:p>-36.3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-36.3">
                <text:p>-36.3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-36.3">
                <text:p>-36.3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-36.3">
                <text:p>-36.3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-36.3">
                <text:p>-36.3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-36.3">
                <text:p>-36.3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-36.3">
                <text:p>-36.3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-36.3">
                <text:p>-36.3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-36.3">
                <text:p>-36.3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-36.4">
                <text:p>-36.4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-36.4">
                <text:p>-36.4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-36.4">
                <text:p>-36.4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-36.4">
                <text:p>-36.4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-36.4">
                <text:p>-36.4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-36.4">
                <text:p>-36.4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-36.4">
                <text:p>-36.4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-36.5">
                <text:p>-36.5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-36.5">
                <text:p>-36.5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-36.6">
                <text:p>-36.6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-36.6">
                <text:p>-36.6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-36.6">
                <text:p>-36.6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-36.6">
                <text:p>-36.6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-36.6">
                <text:p>-36.6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-36.6">
                <text:p>-36.6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-36.6">
                <text:p>-36.6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-36.6">
                <text:p>-36.6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-36.6">
                <text:p>-36.6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-36.6">
                <text:p>-36.6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-36.6">
                <text:p>-36.6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-36.6">
                <text:p>-36.6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-36.6">
                <text:p>-36.6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-36.6">
                <text:p>-36.6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-36.7">
                <text:p>-36.7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-36.7">
                <text:p>-36.7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-36.7">
                <text:p>-36.7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-36.7">
                <text:p>-36.7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-36.7">
                <text:p>-36.7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-36.7">
                <text:p>-36.7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-36.7">
                <text:p>-36.7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-36.7">
                <text:p>-36.7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-36.7">
                <text:p>-36.7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-36.8">
                <text:p>-36.8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-36.8">
                <text:p>-36.8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-36.8">
                <text:p>-36.8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-36.8">
                <text:p>-36.8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-36.8">
                <text:p>-36.8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-36.8">
                <text:p>-36.8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-36.8">
                <text:p>-36.8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-36.8">
                <text:p>-36.8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-36.8">
                <text:p>-36.8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-36.8">
                <text:p>-36.8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-36.8">
                <text:p>-36.8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-36.8">
                <text:p>-36.8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-36.8">
                <text:p>-36.8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-36.8">
                <text:p>-36.8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-36.9">
                <text:p>-36.9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-36.9">
                <text:p>-36.9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-36.9">
                <text:p>-36.9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-36.9">
                <text:p>-36.9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-36.9">
                <text:p>-36.9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-36.9">
                <text:p>-36.9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-36.9">
                <text:p>-36.9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-36.9">
                <text:p>-36.9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-36.9">
                <text:p>-36.9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-36.9">
                <text:p>-36.9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-37">
                <text:p>-37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-37">
                <text:p>-37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-37">
                <text:p>-37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-37">
                <text:p>-37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-37.1">
                <text:p>-37.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-37.1">
                <text:p>-37.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-37.1">
                <text:p>-37.1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-37.1">
                <text:p>-37.1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-37.1">
                <text:p>-37.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-37.1">
                <text:p>-37.1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-37.1">
                <text:p>-37.1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-37.1">
                <text:p>-37.1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-37.1">
                <text:p>-37.1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-37.2">
                <text:p>-37.2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-37.1">
                <text:p>-37.1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-37.2">
                <text:p>-37.2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-37.2">
                <text:p>-37.2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-37.2">
                <text:p>-37.2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-37.2">
                <text:p>-37.2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-37.2">
                <text:p>-37.2</text:p>
              </table:table-cell>
              <table:table-cell office:value-type="float" office:value="-37.2">
                <text:p>-37.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-37.2">
                <text:p>-37.2</text:p>
              </table:table-cell>
              <table:table-cell office:value-type="float" office:value="-37.2">
                <text:p>-37.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-37.2">
                <text:p>-37.2</text:p>
              </table:table-cell>
              <table:table-cell office:value-type="float" office:value="-37.2">
                <text:p>-37.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-37.2">
                <text:p>-37.2</text:p>
              </table:table-cell>
              <table:table-cell office:value-type="float" office:value="-37.2">
                <text:p>-37.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-37.2">
                <text:p>-37.2</text:p>
              </table:table-cell>
              <table:table-cell office:value-type="float" office:value="-37.2">
                <text:p>-37.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-37.3">
                <text:p>-37.3</text:p>
              </table:table-cell>
              <table:table-cell office:value-type="float" office:value="-37.2">
                <text:p>-37.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-37.3">
                <text:p>-37.3</text:p>
              </table:table-cell>
              <table:table-cell office:value-type="float" office:value="-37.2">
                <text:p>-37.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-37.3">
                <text:p>-37.3</text:p>
              </table:table-cell>
              <table:table-cell office:value-type="float" office:value="-37.2">
                <text:p>-37.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-37.3">
                <text:p>-37.3</text:p>
              </table:table-cell>
              <table:table-cell office:value-type="float" office:value="-37.2">
                <text:p>-37.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-37.3">
                <text:p>-37.3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-37.3">
                <text:p>-37.3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-37.3">
                <text:p>-37.3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-37.3">
                <text:p>-37.3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-37.3">
                <text:p>-37.3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-37.4">
                <text:p>-37.4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-37.4">
                <text:p>-37.4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-37.4">
                <text:p>-37.4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-37.4">
                <text:p>-37.4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-37.4">
                <text:p>-37.4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-37.4">
                <text:p>-37.4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-37.4">
                <text:p>-37.4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-37.4">
                <text:p>-37.4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-37.4">
                <text:p>-37.4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-37.4">
                <text:p>-37.4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-37.4">
                <text:p>-37.4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-37.4">
                <text:p>-37.4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-37.4">
                <text:p>-37.4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-37.4">
                <text:p>-37.4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-37.4">
                <text:p>-37.4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-37.5">
                <text:p>-37.5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-37.5">
                <text:p>-37.5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-37.5">
                <text:p>-37.5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-37.5">
                <text:p>-37.5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-37.5">
                <text:p>-37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-37.5">
                <text:p>-37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-37.5">
                <text:p>-37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-37.5">
                <text:p>-37.5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-37.5">
                <text:p>-37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-37.5">
                <text:p>-37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-37.5">
                <text:p>-37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-37.5">
                <text:p>-37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-37.5">
                <text:p>-37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-37.6">
                <text:p>-37.6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-37.6">
                <text:p>-37.6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-37.5">
                <text:p>-37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-37.6">
                <text:p>-37.6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-37.6">
                <text:p>-37.6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-37.7">
                <text:p>-37.7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-37.7">
                <text:p>-37.7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-37.7">
                <text:p>-37.7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-37.7">
                <text:p>-37.7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-37.7">
                <text:p>-37.7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-37.7">
                <text:p>-37.7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-37.7">
                <text:p>-37.7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-37.7">
                <text:p>-37.7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-37.8">
                <text:p>-37.8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-37.8">
                <text:p>-37.8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-37.8">
                <text:p>-37.8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-37.8">
                <text:p>-37.8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-37.8">
                <text:p>-37.8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-37.8">
                <text:p>-37.8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-37.8">
                <text:p>-37.8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-37.8">
                <text:p>-37.8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-37.8">
                <text:p>-37.8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-37.8">
                <text:p>-37.8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-37.8">
                <text:p>-37.8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-37.9">
                <text:p>-37.9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-37.8">
                <text:p>-37.8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-37.8">
                <text:p>-37.8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-37.8">
                <text:p>-37.8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-37.9">
                <text:p>-37.9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-37.9">
                <text:p>-37.9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-37.9">
                <text:p>-37.9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-37.9">
                <text:p>-37.9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-37.9">
                <text:p>-37.9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-37.9">
                <text:p>-37.9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-37.9">
                <text:p>-37.9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-37.9">
                <text:p>-37.9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-37.9">
                <text:p>-37.9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-38">
                <text:p>-38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-38">
                <text:p>-38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-38">
                <text:p>-38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-38">
                <text:p>-38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-38">
                <text:p>-38</text:p>
              </table:table-cell>
              <table:table-cell office:value-type="float" office:value="-37.9">
                <text:p>-37.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-38.1">
                <text:p>-38.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-38.1">
                <text:p>-38.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-38.1">
                <text:p>-38.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-38.1">
                <text:p>-38.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-38.1">
                <text:p>-38.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-38.1">
                <text:p>-38.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-38.1">
                <text:p>-38.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-38.1">
                <text:p>-38.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-38.1">
                <text:p>-38.1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-38.1">
                <text:p>-38.1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-38.1">
                <text:p>-38.1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-38.1">
                <text:p>-38.1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-38.1">
                <text:p>-38.1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-38.2">
                <text:p>-38.2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-38.2">
                <text:p>-38.2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-38.2">
                <text:p>-38.2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-38.2">
                <text:p>-38.2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-38.2">
                <text:p>-38.2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-38.2">
                <text:p>-38.2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-38.2">
                <text:p>-38.2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-38.2">
                <text:p>-38.2</text:p>
              </table:table-cell>
              <table:table-cell office:value-type="float" office:value="-38.1">
                <text:p>-38.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-38.2">
                <text:p>-38.2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-38.3">
                <text:p>-38.3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-38.3">
                <text:p>-38.3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-38.3">
                <text:p>-38.3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-38.3">
                <text:p>-38.3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-38.3">
                <text:p>-38.3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-38.3">
                <text:p>-38.3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-38.3">
                <text:p>-38.3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-38.3">
                <text:p>-38.3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-38.3">
                <text:p>-38.3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-38.3">
                <text:p>-38.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-38.3">
                <text:p>-38.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-38.3">
                <text:p>-38.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-38.3">
                <text:p>-38.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-38.3">
                <text:p>-38.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-38.3">
                <text:p>-38.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-38.3">
                <text:p>-38.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-38.3">
                <text:p>-38.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-38.4">
                <text:p>-38.4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-38.3">
                <text:p>-38.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-38.3">
                <text:p>-38.3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-38.4">
                <text:p>-38.4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-38.4">
                <text:p>-38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-38.5">
                <text:p>-38.5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-38.5">
                <text:p>-38.5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-38.5">
                <text:p>-38.5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-38.5">
                <text:p>-38.5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-38.5">
                <text:p>-38.5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-38.5">
                <text:p>-38.5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-38.5">
                <text:p>-38.5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-38.5">
                <text:p>-38.5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-38.5">
                <text:p>-38.5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-38.5">
                <text:p>-38.5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-38.5">
                <text:p>-38.5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-38.6">
                <text:p>-38.6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-38.6">
                <text:p>-38.6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-38.6">
                <text:p>-38.6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-38.6">
                <text:p>-38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-38.6">
                <text:p>-38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-38.6">
                <text:p>-38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-38.6">
                <text:p>-38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-38.6">
                <text:p>-38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-38.6">
                <text:p>-38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-38.6">
                <text:p>-38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-38.6">
                <text:p>-38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-38.6">
                <text:p>-38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-38.7">
                <text:p>-38.7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-38.7">
                <text:p>-38.7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-38.7">
                <text:p>-38.7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-38.7">
                <text:p>-38.7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-38.7">
                <text:p>-38.7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-38.7">
                <text:p>-38.7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-38.7">
                <text:p>-38.7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-38.7">
                <text:p>-38.7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-38.7">
                <text:p>-38.7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-38.7">
                <text:p>-38.7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-38.8">
                <text:p>-38.8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-38.8">
                <text:p>-38.8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-38.8">
                <text:p>-38.8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-38.7">
                <text:p>-38.7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-38.8">
                <text:p>-38.8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-38.8">
                <text:p>-38.8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-38.8">
                <text:p>-38.8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-38.8">
                <text:p>-38.8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-38.8">
                <text:p>-38.8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-38.8">
                <text:p>-38.8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-38.9">
                <text:p>-38.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-38.9">
                <text:p>-38.9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-38.8">
                <text:p>-38.8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-38.9">
                <text:p>-38.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-38.9">
                <text:p>-38.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-38.9">
                <text:p>-38.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-38.9">
                <text:p>-38.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-38.9">
                <text:p>-38.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-38.9">
                <text:p>-38.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-38.9">
                <text:p>-38.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-38.9">
                <text:p>-38.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-38.9">
                <text:p>-38.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-38.9">
                <text:p>-38.9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-39">
                <text:p>-3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-39">
                <text:p>-3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-39">
                <text:p>-3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-39">
                <text:p>-39</text:p>
              </table:table-cell>
              <table:table-cell office:value-type="float" office:value="-38.8">
                <text:p>-38.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-39">
                <text:p>-39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-39">
                <text:p>-39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-39">
                <text:p>-39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-39">
                <text:p>-39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-39">
                <text:p>-39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-39">
                <text:p>-39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-39">
                <text:p>-39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-39">
                <text:p>-39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-39">
                <text:p>-39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-39.1">
                <text:p>-39.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-39.1">
                <text:p>-39.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-39.1">
                <text:p>-39.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-39.1">
                <text:p>-39.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-39.1">
                <text:p>-39.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-39.1">
                <text:p>-39.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-39.1">
                <text:p>-39.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-39.1">
                <text:p>-39.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-39.1">
                <text:p>-39.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-39.1">
                <text:p>-39.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-39.2">
                <text:p>-39.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-39.2">
                <text:p>-39.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-39.2">
                <text:p>-39.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-39.1">
                <text:p>-39.1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-39.2">
                <text:p>-39.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-39.2">
                <text:p>-39.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-39.2">
                <text:p>-39.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-39.2">
                <text:p>-39.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-39.2">
                <text:p>-39.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-39.2">
                <text:p>-39.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-39.2">
                <text:p>-39.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-39.2">
                <text:p>-39.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-39.2">
                <text:p>-39.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-39.2">
                <text:p>-39.2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-39.3">
                <text:p>-39.3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-39.3">
                <text:p>-39.3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-39.3">
                <text:p>-39.3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-39.3">
                <text:p>-39.3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-39.3">
                <text:p>-39.3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-39.3">
                <text:p>-39.3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-39.3">
                <text:p>-39.3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-39.3">
                <text:p>-39.3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-39.3">
                <text:p>-39.3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-39.4">
                <text:p>-39.4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-39.4">
                <text:p>-39.4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-39.3">
                <text:p>-39.3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-39.3">
                <text:p>-39.3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-39.4">
                <text:p>-39.4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-39.4">
                <text:p>-39.4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-39.4">
                <text:p>-39.4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-39.4">
                <text:p>-39.4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-39.4">
                <text:p>-39.4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-39.4">
                <text:p>-39.4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-39.4">
                <text:p>-39.4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-39.4">
                <text:p>-39.4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-39.4">
                <text:p>-39.4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-39.4">
                <text:p>-39.4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-39.4">
                <text:p>-39.4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-39.4">
                <text:p>-39.4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-39.4">
                <text:p>-39.4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-39.4">
                <text:p>-39.4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-39.5">
                <text:p>-39.5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-39.5">
                <text:p>-39.5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-39.5">
                <text:p>-39.5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-39.5">
                <text:p>-39.5</text:p>
              </table:table-cell>
              <table:table-cell office:value-type="float" office:value="-39.3">
                <text:p>-39.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-39.5">
                <text:p>-39.5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-39.5">
                <text:p>-39.5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-39.5">
                <text:p>-39.5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-39.5">
                <text:p>-39.5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-39.5">
                <text:p>-39.5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-39.5">
                <text:p>-39.5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-39.6">
                <text:p>-39.6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-39.6">
                <text:p>-39.6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-39.6">
                <text:p>-39.6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-39.6">
                <text:p>-39.6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-39.6">
                <text:p>-39.6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-39.6">
                <text:p>-39.6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-39.6">
                <text:p>-39.6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-39.6">
                <text:p>-39.6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-39.6">
                <text:p>-39.6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-39.6">
                <text:p>-39.6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-39.6">
                <text:p>-39.6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-39.6">
                <text:p>-39.6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-39.6">
                <text:p>-39.6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-39.6">
                <text:p>-39.6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-39.7">
                <text:p>-39.7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-39.7">
                <text:p>-39.7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-39.7">
                <text:p>-39.7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-39.8">
                <text:p>-39.8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-39.8">
                <text:p>-39.8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-39.7">
                <text:p>-39.7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-39.8">
                <text:p>-39.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-39.9">
                <text:p>-39.9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-39.9">
                <text:p>-39.9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-39.9">
                <text:p>-39.9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-39.9">
                <text:p>-39.9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-39.9">
                <text:p>-39.9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-39.9">
                <text:p>-39.9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-39.9">
                <text:p>-39.9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-39.9">
                <text:p>-39.9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-39.9">
                <text:p>-39.9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-39.9">
                <text:p>-39.9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-39.9">
                <text:p>-39.9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-39.9">
                <text:p>-39.9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-39.9">
                <text:p>-39.9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-40">
                <text:p>-40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-40">
                <text:p>-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